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ca92122"/>
    </style:style>
    <style:style style:name="P8" style:family="paragraph" style:parent-style-name="Text_20_body">
      <style:text-properties officeooo:rsid="00cf9bfe" officeooo:paragraph-rsid="0cb4ea99"/>
    </style:style>
    <style:style style:name="P9" style:family="paragraph" style:parent-style-name="Text_20_body">
      <style:text-properties officeooo:rsid="00cf9bfe" officeooo:paragraph-rsid="0cb7a8fd"/>
    </style:style>
    <style:style style:name="P10" style:family="paragraph" style:parent-style-name="Text_20_body">
      <style:text-properties officeooo:rsid="00cf9bfe" officeooo:paragraph-rsid="00e650e5"/>
    </style:style>
    <style:style style:name="P11" style:family="paragraph" style:parent-style-name="Text_20_body">
      <style:text-properties officeooo:rsid="005c4409" officeooo:paragraph-rsid="01429a5d"/>
    </style:style>
    <style:style style:name="P12" style:family="paragraph" style:parent-style-name="Text_20_body">
      <style:text-properties officeooo:paragraph-rsid="016e877c"/>
    </style:style>
    <style:style style:name="P13" style:family="paragraph" style:parent-style-name="Text_20_body">
      <style:text-properties officeooo:paragraph-rsid="0044aa9a"/>
    </style:style>
    <style:style style:name="P14" style:family="paragraph" style:parent-style-name="Text_20_body">
      <style:text-properties officeooo:rsid="00572c8a" officeooo:paragraph-rsid="00572c8a"/>
    </style:style>
    <style:style style:name="P15" style:family="paragraph" style:parent-style-name="Text_20_body">
      <style:text-properties officeooo:rsid="00784760" officeooo:paragraph-rsid="00784760"/>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0f222d" officeooo:paragraph-rsid="010f222d"/>
    </style:style>
    <style:style style:name="P18" style:family="paragraph" style:parent-style-name="Text_20_body">
      <style:text-properties officeooo:rsid="01e5d9e7" officeooo:paragraph-rsid="01e5d9e7"/>
    </style:style>
    <style:style style:name="P19" style:family="paragraph" style:parent-style-name="Text_20_body">
      <style:text-properties officeooo:rsid="0225ea7d" officeooo:paragraph-rsid="0225ea7d"/>
    </style:style>
    <style:style style:name="P20" style:family="paragraph" style:parent-style-name="Text_20_body">
      <style:text-properties officeooo:rsid="027bdee1" officeooo:paragraph-rsid="027c087b"/>
    </style:style>
    <style:style style:name="P21" style:family="paragraph" style:parent-style-name="Text_20_body">
      <style:text-properties officeooo:rsid="02101df8" officeooo:paragraph-rsid="029e0ac5"/>
    </style:style>
    <style:style style:name="P22" style:family="paragraph" style:parent-style-name="Text_20_body">
      <style:text-properties officeooo:rsid="021623f4" officeooo:paragraph-rsid="029ad785"/>
    </style:style>
    <style:style style:name="P23" style:family="paragraph" style:parent-style-name="Text_20_body">
      <style:text-properties officeooo:rsid="021aab3e" officeooo:paragraph-rsid="029c5fa5"/>
    </style:style>
    <style:style style:name="P24" style:family="paragraph" style:parent-style-name="Text_20_body">
      <style:text-properties officeooo:rsid="0239d02e" officeooo:paragraph-rsid="023bad12"/>
    </style:style>
    <style:style style:name="P25" style:family="paragraph" style:parent-style-name="Text_20_body">
      <style:text-properties officeooo:rsid="02b6f0ad" officeooo:paragraph-rsid="02b6f0ad"/>
    </style:style>
    <style:style style:name="P26" style:family="paragraph" style:parent-style-name="Text_20_body">
      <style:text-properties officeooo:rsid="02c96893" officeooo:paragraph-rsid="02c96893"/>
    </style:style>
    <style:style style:name="P27" style:family="paragraph" style:parent-style-name="Text_20_body">
      <style:text-properties officeooo:rsid="02db8c47" officeooo:paragraph-rsid="02db8c47"/>
    </style:style>
    <style:style style:name="P28" style:family="paragraph" style:parent-style-name="Text_20_body">
      <style:text-properties officeooo:rsid="0245dd86" officeooo:paragraph-rsid="0245dd86"/>
    </style:style>
    <style:style style:name="P29" style:family="paragraph" style:parent-style-name="Text_20_body">
      <style:text-properties officeooo:rsid="012921f3" officeooo:paragraph-rsid="012921f3"/>
    </style:style>
    <style:style style:name="P30" style:family="paragraph" style:parent-style-name="Text_20_body">
      <style:text-properties officeooo:rsid="0304829d" officeooo:paragraph-rsid="0304829d"/>
    </style:style>
    <style:style style:name="P31" style:family="paragraph" style:parent-style-name="Text_20_body">
      <style:text-properties officeooo:rsid="031e072c" officeooo:paragraph-rsid="031e072c"/>
    </style:style>
    <style:style style:name="P32" style:family="paragraph" style:parent-style-name="Text_20_body">
      <style:text-properties officeooo:rsid="03286447" officeooo:paragraph-rsid="035fae0d"/>
    </style:style>
    <style:style style:name="P33" style:family="paragraph" style:parent-style-name="Text_20_body">
      <style:text-properties officeooo:rsid="03292593" officeooo:paragraph-rsid="03292593"/>
    </style:style>
    <style:style style:name="P34" style:family="paragraph" style:parent-style-name="Text_20_body">
      <style:text-properties officeooo:rsid="032de29f" officeooo:paragraph-rsid="032de29f"/>
    </style:style>
    <style:style style:name="P35" style:family="paragraph" style:parent-style-name="Text_20_body">
      <style:text-properties officeooo:rsid="0332a3bd" officeooo:paragraph-rsid="0332a3bd"/>
    </style:style>
    <style:style style:name="P36" style:family="paragraph" style:parent-style-name="Text_20_body">
      <style:text-properties officeooo:rsid="0334267a" officeooo:paragraph-rsid="0334267a"/>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3449aaf" officeooo:paragraph-rsid="03449aaf"/>
    </style:style>
    <style:style style:name="P39" style:family="paragraph" style:parent-style-name="Text_20_body">
      <style:text-properties officeooo:rsid="03454302" officeooo:paragraph-rsid="03454302"/>
    </style:style>
    <style:style style:name="P40" style:family="paragraph" style:parent-style-name="Text_20_body">
      <style:text-properties officeooo:rsid="03587751" officeooo:paragraph-rsid="03587751"/>
    </style:style>
    <style:style style:name="P41" style:family="paragraph" style:parent-style-name="Text_20_body">
      <style:text-properties officeooo:rsid="038204ba" officeooo:paragraph-rsid="038204ba"/>
    </style:style>
    <style:style style:name="P42" style:family="paragraph" style:parent-style-name="Text_20_body">
      <style:text-properties officeooo:rsid="0385428e" officeooo:paragraph-rsid="0385428e"/>
    </style:style>
    <style:style style:name="P43" style:family="paragraph" style:parent-style-name="Text_20_body">
      <style:text-properties officeooo:rsid="03a905fd" officeooo:paragraph-rsid="03a905fd"/>
    </style:style>
    <style:style style:name="P44" style:family="paragraph" style:parent-style-name="Text_20_body">
      <style:text-properties officeooo:rsid="03c2561b" officeooo:paragraph-rsid="03c2561b"/>
    </style:style>
    <style:style style:name="P45" style:family="paragraph" style:parent-style-name="Text_20_body">
      <style:text-properties officeooo:rsid="03c7e696" officeooo:paragraph-rsid="03c7e696"/>
    </style:style>
    <style:style style:name="P46" style:family="paragraph" style:parent-style-name="Text_20_body">
      <style:text-properties officeooo:rsid="03f2892b" officeooo:paragraph-rsid="03f2892b"/>
    </style:style>
    <style:style style:name="P47" style:family="paragraph" style:parent-style-name="Text_20_body">
      <style:text-properties officeooo:rsid="03f2892b" officeooo:paragraph-rsid="03f3175c"/>
    </style:style>
    <style:style style:name="P48" style:family="paragraph" style:parent-style-name="Text_20_body">
      <style:text-properties officeooo:rsid="03f81355" officeooo:paragraph-rsid="03f81355"/>
    </style:style>
    <style:style style:name="P49" style:family="paragraph" style:parent-style-name="Text_20_body">
      <style:text-properties officeooo:rsid="0415fca1" officeooo:paragraph-rsid="0415fca1"/>
    </style:style>
    <style:style style:name="P50" style:family="paragraph" style:parent-style-name="Text_20_body">
      <style:text-properties officeooo:rsid="013aeff9" officeooo:paragraph-rsid="041841b4"/>
    </style:style>
    <style:style style:name="P51" style:family="paragraph" style:parent-style-name="Text_20_body">
      <style:text-properties officeooo:rsid="0139009b" officeooo:paragraph-rsid="041841b4"/>
    </style:style>
    <style:style style:name="P52" style:family="paragraph" style:parent-style-name="Text_20_body">
      <style:text-properties officeooo:rsid="01173875" officeooo:paragraph-rsid="01173875"/>
    </style:style>
    <style:style style:name="P53" style:family="paragraph" style:parent-style-name="Text_20_body">
      <style:text-properties officeooo:rsid="0420769a" officeooo:paragraph-rsid="0421a6c2"/>
    </style:style>
    <style:style style:name="P54" style:family="paragraph" style:parent-style-name="Text_20_body">
      <style:text-properties officeooo:rsid="0427f302" officeooo:paragraph-rsid="0427f302"/>
    </style:style>
    <style:style style:name="P55" style:family="paragraph" style:parent-style-name="Text_20_body">
      <style:text-properties officeooo:rsid="042d049b" officeooo:paragraph-rsid="042d049b"/>
    </style:style>
    <style:style style:name="P56" style:family="paragraph" style:parent-style-name="Text_20_body">
      <style:text-properties officeooo:rsid="01893376" officeooo:paragraph-rsid="01893376"/>
    </style:style>
    <style:style style:name="P57" style:family="paragraph" style:parent-style-name="Text_20_body">
      <style:text-properties officeooo:rsid="0434519c" officeooo:paragraph-rsid="0434519c"/>
    </style:style>
    <style:style style:name="P58" style:family="paragraph" style:parent-style-name="Text_20_body">
      <style:text-properties officeooo:rsid="0434519c" officeooo:paragraph-rsid="045e14d8"/>
    </style:style>
    <style:style style:name="P59" style:family="paragraph" style:parent-style-name="Text_20_body">
      <style:text-properties officeooo:rsid="0434519c" officeooo:paragraph-rsid="05575545"/>
    </style:style>
    <style:style style:name="P60" style:family="paragraph" style:parent-style-name="Text_20_body">
      <style:text-properties officeooo:rsid="0434519c" officeooo:paragraph-rsid="0d88e4ba"/>
    </style:style>
    <style:style style:name="P61" style:family="paragraph" style:parent-style-name="Text_20_body">
      <style:text-properties officeooo:rsid="046a92e0" officeooo:paragraph-rsid="046a92e0"/>
    </style:style>
    <style:style style:name="P62" style:family="paragraph" style:parent-style-name="Text_20_body">
      <style:text-properties officeooo:rsid="047149f5" officeooo:paragraph-rsid="047149f5"/>
    </style:style>
    <style:style style:name="P63" style:family="paragraph" style:parent-style-name="Text_20_body">
      <style:text-properties officeooo:rsid="0485729e" officeooo:paragraph-rsid="0493bc11"/>
    </style:style>
    <style:style style:name="P64" style:family="paragraph" style:parent-style-name="Text_20_body">
      <style:text-properties officeooo:rsid="0485729e" officeooo:paragraph-rsid="04b7ab3f"/>
    </style:style>
    <style:style style:name="P65" style:family="paragraph" style:parent-style-name="Text_20_body">
      <style:text-properties officeooo:rsid="0485729e" officeooo:paragraph-rsid="04df628e"/>
    </style:style>
    <style:style style:name="P66" style:family="paragraph" style:parent-style-name="Text_20_body">
      <style:text-properties officeooo:rsid="04a19a10" officeooo:paragraph-rsid="04a19a10"/>
    </style:style>
    <style:style style:name="P67" style:family="paragraph" style:parent-style-name="Text_20_body">
      <style:text-properties officeooo:rsid="04a2aacd" officeooo:paragraph-rsid="04a2aacd"/>
    </style:style>
    <style:style style:name="P68" style:family="paragraph" style:parent-style-name="Text_20_body">
      <style:text-properties officeooo:rsid="04a9cc4e" officeooo:paragraph-rsid="04a9cc4e"/>
    </style:style>
    <style:style style:name="P69" style:family="paragraph" style:parent-style-name="Text_20_body">
      <style:text-properties officeooo:rsid="04aa37b5" officeooo:paragraph-rsid="04aa37b5"/>
    </style:style>
    <style:style style:name="P70" style:family="paragraph" style:parent-style-name="Text_20_body">
      <style:text-properties officeooo:rsid="03785ea6" officeooo:paragraph-rsid="03785ea6"/>
    </style:style>
    <style:style style:name="P71" style:family="paragraph" style:parent-style-name="Text_20_body">
      <style:text-properties officeooo:rsid="04c7eaf7" officeooo:paragraph-rsid="04c7eaf7"/>
    </style:style>
    <style:style style:name="P72" style:family="paragraph" style:parent-style-name="Text_20_body">
      <style:text-properties officeooo:rsid="04cd3ce6" officeooo:paragraph-rsid="04cd3ce6"/>
    </style:style>
    <style:style style:name="P73" style:family="paragraph" style:parent-style-name="Text_20_body">
      <style:text-properties officeooo:paragraph-rsid="04df628e"/>
    </style:style>
    <style:style style:name="P74" style:family="paragraph" style:parent-style-name="Text_20_body">
      <style:text-properties officeooo:rsid="04f09b80" officeooo:paragraph-rsid="04f09b80"/>
    </style:style>
    <style:style style:name="P75" style:family="paragraph" style:parent-style-name="Text_20_body">
      <style:text-properties officeooo:rsid="05139b38" officeooo:paragraph-rsid="05139b38"/>
    </style:style>
    <style:style style:name="P76" style:family="paragraph" style:parent-style-name="Text_20_body">
      <style:text-properties officeooo:rsid="0520dd5d" officeooo:paragraph-rsid="0520dd5d"/>
    </style:style>
    <style:style style:name="P77" style:family="paragraph" style:parent-style-name="Text_20_body">
      <style:text-properties officeooo:rsid="0520dd5d" officeooo:paragraph-rsid="052e07cf"/>
    </style:style>
    <style:style style:name="P78" style:family="paragraph" style:parent-style-name="Text_20_body">
      <style:text-properties officeooo:rsid="054918e4" officeooo:paragraph-rsid="054918e4"/>
    </style:style>
    <style:style style:name="P79" style:family="paragraph" style:parent-style-name="Text_20_body">
      <style:text-properties officeooo:rsid="0549c5c4" officeooo:paragraph-rsid="0550153c"/>
    </style:style>
    <style:style style:name="P80" style:family="paragraph" style:parent-style-name="Text_20_body">
      <style:text-properties officeooo:rsid="04b086d8" officeooo:paragraph-rsid="04b086d8"/>
    </style:style>
    <style:style style:name="P81" style:family="paragraph" style:parent-style-name="Text_20_body">
      <style:text-properties officeooo:rsid="0568460e" officeooo:paragraph-rsid="0568460e"/>
    </style:style>
    <style:style style:name="P82" style:family="paragraph" style:parent-style-name="Text_20_body">
      <style:text-properties officeooo:rsid="056e1170" officeooo:paragraph-rsid="056e1170"/>
    </style:style>
    <style:style style:name="P83" style:family="paragraph" style:parent-style-name="Text_20_body">
      <style:text-properties officeooo:rsid="05857107" officeooo:paragraph-rsid="058d3272"/>
    </style:style>
    <style:style style:name="P84" style:family="paragraph" style:parent-style-name="Text_20_body">
      <style:text-properties officeooo:rsid="058d3272" officeooo:paragraph-rsid="058d3272"/>
    </style:style>
    <style:style style:name="P85" style:family="paragraph" style:parent-style-name="Text_20_body">
      <style:text-properties officeooo:rsid="059cf3a9" officeooo:paragraph-rsid="059cf3a9"/>
    </style:style>
    <style:style style:name="P86" style:family="paragraph" style:parent-style-name="Text_20_body">
      <style:text-properties officeooo:rsid="05acedbb" officeooo:paragraph-rsid="05acedbb"/>
    </style:style>
    <style:style style:name="P87" style:family="paragraph" style:parent-style-name="Text_20_body">
      <style:text-properties officeooo:rsid="05ae86fc" officeooo:paragraph-rsid="05ae86fc"/>
    </style:style>
    <style:style style:name="P88" style:family="paragraph" style:parent-style-name="Text_20_body">
      <style:text-properties officeooo:rsid="05b40ad6" officeooo:paragraph-rsid="05b40ad6"/>
    </style:style>
    <style:style style:name="P89" style:family="paragraph" style:parent-style-name="Text_20_body">
      <style:text-properties officeooo:rsid="0105182c" officeooo:paragraph-rsid="05c9c875"/>
    </style:style>
    <style:style style:name="P90" style:family="paragraph" style:parent-style-name="Text_20_body">
      <style:text-properties officeooo:rsid="05c2622e" officeooo:paragraph-rsid="05c2622e"/>
    </style:style>
    <style:style style:name="P91" style:family="paragraph" style:parent-style-name="Text_20_body">
      <style:text-properties officeooo:rsid="05c2622e" officeooo:paragraph-rsid="05d0dfb3"/>
    </style:style>
    <style:style style:name="P92" style:family="paragraph" style:parent-style-name="Text_20_body">
      <style:text-properties officeooo:rsid="05d9ee4d" officeooo:paragraph-rsid="05d9ee4d"/>
    </style:style>
    <style:style style:name="P93" style:family="paragraph" style:parent-style-name="Text_20_body">
      <style:text-properties officeooo:rsid="05e904c3" officeooo:paragraph-rsid="05fe07da"/>
    </style:style>
    <style:style style:name="P94" style:family="paragraph" style:parent-style-name="Text_20_body">
      <style:text-properties officeooo:rsid="0647e639" officeooo:paragraph-rsid="065395d9"/>
    </style:style>
    <style:style style:name="P95" style:family="paragraph" style:parent-style-name="Text_20_body">
      <style:text-properties officeooo:rsid="0647e639" officeooo:paragraph-rsid="06595a53"/>
    </style:style>
    <style:style style:name="P96" style:family="paragraph" style:parent-style-name="Text_20_body">
      <style:text-properties officeooo:rsid="059a23ef" officeooo:paragraph-rsid="059a23ef"/>
    </style:style>
    <style:style style:name="P97" style:family="paragraph" style:parent-style-name="Text_20_body">
      <style:text-properties officeooo:rsid="01949150" officeooo:paragraph-rsid="06b835ba"/>
    </style:style>
    <style:style style:name="P98" style:family="paragraph" style:parent-style-name="Text_20_body">
      <style:text-properties officeooo:rsid="01949150" officeooo:paragraph-rsid="06b85a37"/>
    </style:style>
    <style:style style:name="P99" style:family="paragraph" style:parent-style-name="Text_20_body">
      <style:text-properties officeooo:rsid="06b894df" officeooo:paragraph-rsid="06b894df"/>
    </style:style>
    <style:style style:name="P100" style:family="paragraph" style:parent-style-name="Text_20_body">
      <style:text-properties officeooo:rsid="06bc844c" officeooo:paragraph-rsid="06bc844c"/>
    </style:style>
    <style:style style:name="P101" style:family="paragraph" style:parent-style-name="Text_20_body">
      <style:text-properties officeooo:paragraph-rsid="0670a36a"/>
    </style:style>
    <style:style style:name="P102" style:family="paragraph" style:parent-style-name="Text_20_body">
      <style:text-properties officeooo:rsid="06d5424a" officeooo:paragraph-rsid="06d5424a"/>
    </style:style>
    <style:style style:name="P103" style:family="paragraph" style:parent-style-name="Text_20_body">
      <style:text-properties officeooo:rsid="06e7e9f9" officeooo:paragraph-rsid="06e7e9f9"/>
    </style:style>
    <style:style style:name="P104" style:family="paragraph" style:parent-style-name="Text_20_body">
      <style:text-properties officeooo:rsid="06f2165e" officeooo:paragraph-rsid="06f2165e"/>
    </style:style>
    <style:style style:name="P105" style:family="paragraph" style:parent-style-name="Text_20_body">
      <style:text-properties officeooo:rsid="07366f97" officeooo:paragraph-rsid="07366f97"/>
    </style:style>
    <style:style style:name="P106" style:family="paragraph" style:parent-style-name="Text_20_body">
      <style:text-properties officeooo:rsid="074c8402" officeooo:paragraph-rsid="074c8402"/>
    </style:style>
    <style:style style:name="P107" style:family="paragraph" style:parent-style-name="Text_20_body">
      <style:text-properties officeooo:rsid="06e33656" officeooo:paragraph-rsid="06d19553"/>
    </style:style>
    <style:style style:name="P108" style:family="paragraph" style:parent-style-name="Text_20_body">
      <style:text-properties officeooo:rsid="076b6d8b" officeooo:paragraph-rsid="076b6d8b"/>
    </style:style>
    <style:style style:name="P109" style:family="paragraph" style:parent-style-name="Text_20_body">
      <style:text-properties officeooo:rsid="0773292d" officeooo:paragraph-rsid="0773292d"/>
    </style:style>
    <style:style style:name="P110" style:family="paragraph" style:parent-style-name="Text_20_body">
      <style:text-properties officeooo:rsid="07870320" officeooo:paragraph-rsid="07870320"/>
    </style:style>
    <style:style style:name="P111" style:family="paragraph" style:parent-style-name="Text_20_body">
      <style:text-properties officeooo:rsid="007e47c2" officeooo:paragraph-rsid="08883027"/>
    </style:style>
    <style:style style:name="P112" style:family="paragraph" style:parent-style-name="Text_20_body">
      <style:text-properties officeooo:rsid="007e47c2" officeooo:paragraph-rsid="08959dae"/>
    </style:style>
    <style:style style:name="P113" style:family="paragraph" style:parent-style-name="Text_20_body">
      <style:text-properties officeooo:rsid="007e47c2" officeooo:paragraph-rsid="08b20e93"/>
    </style:style>
    <style:style style:name="P114" style:family="paragraph" style:parent-style-name="Text_20_body">
      <style:text-properties officeooo:paragraph-rsid="07e9a85a"/>
    </style:style>
    <style:style style:name="P115" style:family="paragraph" style:parent-style-name="Preformatted_20_Text">
      <style:text-properties officeooo:paragraph-rsid="07e9a85a"/>
    </style:style>
    <style:style style:name="P116" style:family="paragraph" style:parent-style-name="Text_20_body">
      <style:text-properties officeooo:rsid="079a0fdd" officeooo:paragraph-rsid="079a0fdd"/>
    </style:style>
    <style:style style:name="P117" style:family="paragraph" style:parent-style-name="Text_20_body">
      <style:text-properties officeooo:rsid="074461e5" officeooo:paragraph-rsid="0830fbe2"/>
    </style:style>
    <style:style style:name="P118" style:family="paragraph" style:parent-style-name="Text_20_body">
      <style:text-properties officeooo:rsid="0013cbf1" officeooo:paragraph-rsid="0013cbf1"/>
    </style:style>
    <style:style style:name="P119" style:family="paragraph" style:parent-style-name="Text_20_body">
      <style:text-properties officeooo:rsid="0013cbf1" officeooo:paragraph-rsid="08445c83"/>
    </style:style>
    <style:style style:name="P120" style:family="paragraph" style:parent-style-name="Text_20_body">
      <style:text-properties officeooo:rsid="08389796" officeooo:paragraph-rsid="08389796"/>
    </style:style>
    <style:style style:name="P121" style:family="paragraph" style:parent-style-name="Text_20_body">
      <style:text-properties officeooo:rsid="084b3e7c" officeooo:paragraph-rsid="085bd5bb"/>
    </style:style>
    <style:style style:name="P122" style:family="paragraph" style:parent-style-name="Text_20_body">
      <style:text-properties officeooo:rsid="084e3dc1" officeooo:paragraph-rsid="084e3dc1"/>
    </style:style>
    <style:style style:name="P123" style:family="paragraph" style:parent-style-name="Text_20_body">
      <style:text-properties officeooo:rsid="085944cf" officeooo:paragraph-rsid="085944cf"/>
    </style:style>
    <style:style style:name="P124" style:family="paragraph" style:parent-style-name="Text_20_body">
      <style:text-properties officeooo:rsid="081d0d0a" officeooo:paragraph-rsid="081d0d0a"/>
    </style:style>
    <style:style style:name="P125" style:family="paragraph" style:parent-style-name="Text_20_body">
      <style:text-properties officeooo:rsid="025ce211" officeooo:paragraph-rsid="0876d76b"/>
    </style:style>
    <style:style style:name="P126" style:family="paragraph" style:parent-style-name="Text_20_body">
      <style:text-properties officeooo:rsid="08a55e19" officeooo:paragraph-rsid="08a55e19"/>
    </style:style>
    <style:style style:name="P127" style:family="paragraph" style:parent-style-name="Text_20_body">
      <style:text-properties officeooo:rsid="08d9b0cc" officeooo:paragraph-rsid="090ecf11"/>
    </style:style>
    <style:style style:name="P128" style:family="paragraph" style:parent-style-name="Text_20_body">
      <style:text-properties officeooo:rsid="091296a9" officeooo:paragraph-rsid="091296a9"/>
    </style:style>
    <style:style style:name="P129" style:family="paragraph" style:parent-style-name="Text_20_body">
      <style:text-properties officeooo:rsid="08a35652" officeooo:paragraph-rsid="08a35652"/>
    </style:style>
    <style:style style:name="P130" style:family="paragraph" style:parent-style-name="Text_20_body">
      <style:text-properties officeooo:rsid="01f0b655" officeooo:paragraph-rsid="0298673c"/>
    </style:style>
    <style:style style:name="P131" style:family="paragraph" style:parent-style-name="Text_20_body">
      <style:text-properties officeooo:rsid="02221e8a" officeooo:paragraph-rsid="02221e8a"/>
    </style:style>
    <style:style style:name="P132" style:family="paragraph" style:parent-style-name="Text_20_body">
      <style:text-properties officeooo:rsid="022ad0c9" officeooo:paragraph-rsid="02a2d21e"/>
    </style:style>
    <style:style style:name="P133" style:family="paragraph" style:parent-style-name="Text_20_body">
      <style:text-properties officeooo:rsid="0235c38d" officeooo:paragraph-rsid="093b66cd"/>
    </style:style>
    <style:style style:name="P134" style:family="paragraph" style:parent-style-name="Text_20_body">
      <style:text-properties officeooo:rsid="06db3385" officeooo:paragraph-rsid="06db3385"/>
    </style:style>
    <style:style style:name="P135" style:family="paragraph" style:parent-style-name="Text_20_body">
      <style:text-properties officeooo:rsid="087f0858" officeooo:paragraph-rsid="087f0858"/>
    </style:style>
    <style:style style:name="P136" style:family="paragraph" style:parent-style-name="Text_20_body">
      <style:text-properties officeooo:rsid="09e765b0" officeooo:paragraph-rsid="09e765b0"/>
    </style:style>
    <style:style style:name="P137" style:family="paragraph" style:parent-style-name="Text_20_body">
      <style:text-properties officeooo:paragraph-rsid="09e94e6b"/>
    </style:style>
    <style:style style:name="P138" style:family="paragraph" style:parent-style-name="Text_20_body">
      <style:text-properties officeooo:rsid="09fe346d" officeooo:paragraph-rsid="09ff0698"/>
    </style:style>
    <style:style style:name="P139" style:family="paragraph" style:parent-style-name="Text_20_body">
      <style:text-properties officeooo:rsid="09fe346d" officeooo:paragraph-rsid="0a002025"/>
    </style:style>
    <style:style style:name="P140" style:family="paragraph" style:parent-style-name="Text_20_body">
      <style:text-properties officeooo:paragraph-rsid="0a0936c4"/>
    </style:style>
    <style:style style:name="P141" style:family="paragraph" style:parent-style-name="Text_20_body">
      <style:text-properties officeooo:paragraph-rsid="088a6d50"/>
    </style:style>
    <style:style style:name="P142" style:family="paragraph" style:parent-style-name="Text_20_body">
      <style:text-properties officeooo:rsid="0a2e4303" officeooo:paragraph-rsid="0a2e4303"/>
    </style:style>
    <style:style style:name="P143" style:family="paragraph" style:parent-style-name="Text_20_body">
      <style:text-properties officeooo:rsid="0a2fa9d6" officeooo:paragraph-rsid="0a34e1b6"/>
    </style:style>
    <style:style style:name="P144" style:family="paragraph" style:parent-style-name="Text_20_body">
      <style:text-properties officeooo:rsid="0a2fa9d6" officeooo:paragraph-rsid="0dfa34e6"/>
    </style:style>
    <style:style style:name="P145" style:family="paragraph" style:parent-style-name="Text_20_body">
      <style:text-properties officeooo:rsid="0a375867" officeooo:paragraph-rsid="0a375867"/>
    </style:style>
    <style:style style:name="P146" style:family="paragraph" style:parent-style-name="Text_20_body">
      <style:text-properties officeooo:rsid="0a38df83" officeooo:paragraph-rsid="0a38df83"/>
    </style:style>
    <style:style style:name="P147" style:family="paragraph" style:parent-style-name="Text_20_body">
      <style:text-properties officeooo:rsid="0963f407" officeooo:paragraph-rsid="0963f407"/>
    </style:style>
    <style:style style:name="P148" style:family="paragraph" style:parent-style-name="Text_20_body">
      <style:text-properties officeooo:rsid="09f9a76f" officeooo:paragraph-rsid="0a608aba"/>
    </style:style>
    <style:style style:name="P149" style:family="paragraph" style:parent-style-name="Text_20_body">
      <style:text-properties officeooo:rsid="09f9a76f" officeooo:paragraph-rsid="0a637001"/>
    </style:style>
    <style:style style:name="P150" style:family="paragraph" style:parent-style-name="Text_20_body">
      <style:text-properties officeooo:rsid="0a580794" officeooo:paragraph-rsid="0a5d0a7c"/>
    </style:style>
    <style:style style:name="P151" style:family="paragraph" style:parent-style-name="Text_20_body">
      <style:text-properties officeooo:rsid="0a7295c0" officeooo:paragraph-rsid="0be26aee"/>
    </style:style>
    <style:style style:name="P152" style:family="paragraph" style:parent-style-name="Text_20_body">
      <style:text-properties officeooo:rsid="0a7295c0" officeooo:paragraph-rsid="0ce03d66"/>
    </style:style>
    <style:style style:name="P153" style:family="paragraph" style:parent-style-name="Text_20_body">
      <style:text-properties officeooo:rsid="00f50c8f" officeooo:paragraph-rsid="09267dde"/>
    </style:style>
    <style:style style:name="P154" style:family="paragraph" style:parent-style-name="Text_20_body">
      <style:text-properties officeooo:rsid="06ffa6bf" officeooo:paragraph-rsid="0b6810ad"/>
    </style:style>
    <style:style style:name="P155" style:family="paragraph" style:parent-style-name="Text_20_body">
      <style:text-properties fo:font-style="italic" officeooo:rsid="06564f3b" officeooo:paragraph-rsid="06595a53" style:font-style-asian="italic" style:font-style-complex="italic"/>
    </style:style>
    <style:style style:name="P156" style:family="paragraph" style:parent-style-name="Text_20_body">
      <style:text-properties officeooo:rsid="0b7ca14b" officeooo:paragraph-rsid="0b7ca14b"/>
    </style:style>
    <style:style style:name="P157" style:family="paragraph" style:parent-style-name="Text_20_body">
      <style:text-properties officeooo:rsid="0ba2e485" officeooo:paragraph-rsid="0ba2e485"/>
    </style:style>
    <style:style style:name="P158" style:family="paragraph" style:parent-style-name="Text_20_body">
      <style:text-properties officeooo:rsid="0c01527e" officeooo:paragraph-rsid="0c01527e"/>
    </style:style>
    <style:style style:name="P159" style:family="paragraph" style:parent-style-name="Text_20_body">
      <style:text-properties officeooo:rsid="0c0b920f" officeooo:paragraph-rsid="0c0b920f"/>
    </style:style>
    <style:style style:name="P160" style:family="paragraph" style:parent-style-name="Text_20_body">
      <style:text-properties officeooo:rsid="0c141593" officeooo:paragraph-rsid="0c141593"/>
    </style:style>
    <style:style style:name="P161" style:family="paragraph" style:parent-style-name="Text_20_body">
      <style:text-properties officeooo:rsid="0c1e01fb" officeooo:paragraph-rsid="0c1e01fb"/>
    </style:style>
    <style:style style:name="P162" style:family="paragraph" style:parent-style-name="Text_20_body">
      <style:text-properties officeooo:rsid="0c1fc936" officeooo:paragraph-rsid="0c27728d"/>
    </style:style>
    <style:style style:name="P163" style:family="paragraph" style:parent-style-name="Text_20_body">
      <style:text-properties officeooo:rsid="0c250cc3" officeooo:paragraph-rsid="0c250cc3"/>
    </style:style>
    <style:style style:name="P164" style:family="paragraph" style:parent-style-name="Text_20_body">
      <style:text-properties officeooo:rsid="0c358539" officeooo:paragraph-rsid="0c358539"/>
    </style:style>
    <style:style style:name="P165" style:family="paragraph" style:parent-style-name="Text_20_body">
      <style:text-properties officeooo:rsid="0c396b9a" officeooo:paragraph-rsid="0c3ab5aa"/>
    </style:style>
    <style:style style:name="P166" style:family="paragraph" style:parent-style-name="Text_20_body">
      <style:text-properties officeooo:rsid="0c4b979e" officeooo:paragraph-rsid="0c5069b9"/>
    </style:style>
    <style:style style:name="P167" style:family="paragraph" style:parent-style-name="Text_20_body">
      <style:text-properties officeooo:rsid="0c5069b9" officeooo:paragraph-rsid="0c5069b9"/>
    </style:style>
    <style:style style:name="P168" style:family="paragraph" style:parent-style-name="Text_20_body">
      <style:text-properties officeooo:rsid="0c5808a9" officeooo:paragraph-rsid="0c5808a9"/>
    </style:style>
    <style:style style:name="P169" style:family="paragraph" style:parent-style-name="Text_20_body">
      <style:text-properties officeooo:rsid="0c69a5cc" officeooo:paragraph-rsid="0c69a5cc"/>
    </style:style>
    <style:style style:name="P170" style:family="paragraph" style:parent-style-name="Text_20_body">
      <style:text-properties officeooo:rsid="0c7c2da4" officeooo:paragraph-rsid="0c7c2da4"/>
    </style:style>
    <style:style style:name="P171" style:family="paragraph" style:parent-style-name="Text_20_body">
      <style:text-properties officeooo:paragraph-rsid="0ca95e5e"/>
    </style:style>
    <style:style style:name="P172" style:family="paragraph" style:parent-style-name="Text_20_body">
      <style:text-properties officeooo:rsid="0ccf9fcd" officeooo:paragraph-rsid="0ccf9fcd"/>
    </style:style>
    <style:style style:name="P173" style:family="paragraph" style:parent-style-name="Text_20_body">
      <style:text-properties officeooo:paragraph-rsid="0a704d49"/>
    </style:style>
    <style:style style:name="P174" style:family="paragraph" style:parent-style-name="Text_20_body">
      <style:text-properties officeooo:rsid="0bdb7343" officeooo:paragraph-rsid="0bdb7343"/>
    </style:style>
    <style:style style:name="P175" style:family="paragraph" style:parent-style-name="Text_20_body">
      <style:text-properties officeooo:rsid="0bdf13df" officeooo:paragraph-rsid="0ce3113d"/>
    </style:style>
    <style:style style:name="P176" style:family="paragraph" style:parent-style-name="Text_20_body">
      <style:text-properties officeooo:rsid="0ca694e5" officeooo:paragraph-rsid="0ce34843"/>
    </style:style>
    <style:style style:name="P177" style:family="paragraph" style:parent-style-name="Text_20_body">
      <style:text-properties officeooo:rsid="0cb01d56" officeooo:paragraph-rsid="0ce34843"/>
    </style:style>
    <style:style style:name="P178" style:family="paragraph" style:parent-style-name="Text_20_body">
      <style:text-properties officeooo:rsid="00f55772" officeooo:paragraph-rsid="0cebf3da"/>
    </style:style>
    <style:style style:name="P179" style:family="paragraph" style:parent-style-name="Text_20_body">
      <style:text-properties officeooo:rsid="042e66c5" officeooo:paragraph-rsid="042e66c5"/>
    </style:style>
    <style:style style:name="P180" style:family="paragraph" style:parent-style-name="Text_20_body">
      <style:text-properties officeooo:rsid="042e66c5" officeooo:paragraph-rsid="0cfb069b"/>
    </style:style>
    <style:style style:name="P181" style:family="paragraph" style:parent-style-name="Text_20_body">
      <style:text-properties officeooo:rsid="041f2f06" officeooo:paragraph-rsid="041f2f06"/>
    </style:style>
    <style:style style:name="P182" style:family="paragraph" style:parent-style-name="Text_20_body">
      <style:text-properties officeooo:paragraph-rsid="0d5afb47"/>
    </style:style>
    <style:style style:name="P183" style:family="paragraph" style:parent-style-name="Text_20_body">
      <style:text-properties officeooo:paragraph-rsid="0d920269"/>
    </style:style>
    <style:style style:name="P184" style:family="paragraph" style:parent-style-name="Text_20_body">
      <style:text-properties officeooo:paragraph-rsid="0da6de37"/>
    </style:style>
    <style:style style:name="P185" style:family="paragraph" style:parent-style-name="Text_20_body">
      <style:text-properties officeooo:rsid="0737fc09" officeooo:paragraph-rsid="0dc0d8c8"/>
    </style:style>
    <style:style style:name="P186" style:family="paragraph" style:parent-style-name="Text_20_body">
      <style:text-properties officeooo:paragraph-rsid="0dd4229f"/>
    </style:style>
    <style:style style:name="P187" style:family="paragraph" style:parent-style-name="Text_20_body">
      <style:text-properties officeooo:rsid="0de5ebd6" officeooo:paragraph-rsid="0de5ebd6"/>
    </style:style>
    <style:style style:name="P188" style:family="paragraph" style:parent-style-name="Text_20_body">
      <style:text-properties officeooo:rsid="0de8ef27" officeooo:paragraph-rsid="0de8ef27"/>
    </style:style>
    <style:style style:name="P189" style:family="paragraph" style:parent-style-name="Text_20_body">
      <style:text-properties officeooo:rsid="0def0927" officeooo:paragraph-rsid="0def0927"/>
    </style:style>
    <style:style style:name="P190" style:family="paragraph" style:parent-style-name="Text_20_body">
      <style:text-properties officeooo:rsid="073e81ed" officeooo:paragraph-rsid="0dc0d8c8"/>
    </style:style>
    <style:style style:name="P191" style:family="paragraph" style:parent-style-name="Table_20_Contents">
      <style:text-properties officeooo:rsid="030a5e91" officeooo:paragraph-rsid="030a5e91"/>
    </style:style>
    <style:style style:name="P192" style:family="paragraph" style:parent-style-name="Table_20_Contents">
      <style:text-properties officeooo:rsid="030b68d9" officeooo:paragraph-rsid="030b68d9"/>
    </style:style>
    <style:style style:name="P193" style:family="paragraph" style:parent-style-name="Table_20_Contents">
      <style:text-properties officeooo:rsid="030dab3d" officeooo:paragraph-rsid="030dab3d"/>
    </style:style>
    <style:style style:name="P194" style:family="paragraph" style:parent-style-name="Table_20_Contents">
      <style:text-properties officeooo:rsid="0312f78f" officeooo:paragraph-rsid="0312f78f"/>
    </style:style>
    <style:style style:name="P195" style:family="paragraph" style:parent-style-name="Table_20_Contents">
      <style:text-properties officeooo:rsid="03168ede" officeooo:paragraph-rsid="03168ede"/>
    </style:style>
    <style:style style:name="P196" style:family="paragraph" style:parent-style-name="Table_20_Contents">
      <style:text-properties officeooo:rsid="03184d4c" officeooo:paragraph-rsid="03184d4c"/>
    </style:style>
    <style:style style:name="P197" style:family="paragraph" style:parent-style-name="Table_20_Contents">
      <style:text-properties officeooo:rsid="031c529c" officeooo:paragraph-rsid="031c529c"/>
    </style:style>
    <style:style style:name="P198" style:family="paragraph" style:parent-style-name="Table_20_Contents">
      <style:text-properties officeooo:rsid="03a9522f" officeooo:paragraph-rsid="03a9522f"/>
    </style:style>
    <style:style style:name="P199" style:family="paragraph" style:parent-style-name="Table_20_Contents">
      <style:text-properties officeooo:rsid="03aa37fd" officeooo:paragraph-rsid="03a9522f"/>
    </style:style>
    <style:style style:name="P200" style:family="paragraph" style:parent-style-name="Table_20_Contents">
      <style:text-properties officeooo:rsid="03ac416c" officeooo:paragraph-rsid="03ac416c"/>
    </style:style>
    <style:style style:name="P201" style:family="paragraph" style:parent-style-name="Table_20_Contents">
      <style:text-properties officeooo:rsid="03b3f227" officeooo:paragraph-rsid="03b3f227"/>
    </style:style>
    <style:style style:name="P202" style:family="paragraph" style:parent-style-name="Table_20_Contents">
      <style:text-properties officeooo:rsid="03bfa2d3" officeooo:paragraph-rsid="03bfa2d3"/>
    </style:style>
    <style:style style:name="P203" style:family="paragraph" style:parent-style-name="Table_20_Contents">
      <style:text-properties officeooo:rsid="040418d2" officeooo:paragraph-rsid="040418d2"/>
    </style:style>
    <style:style style:name="P204" style:family="paragraph" style:parent-style-name="Table_20_Contents">
      <style:text-properties officeooo:rsid="04053f3a" officeooo:paragraph-rsid="04053f3a"/>
    </style:style>
    <style:style style:name="P205" style:family="paragraph" style:parent-style-name="Table_20_Contents">
      <style:text-properties officeooo:rsid="040606ab" officeooo:paragraph-rsid="040606ab"/>
    </style:style>
    <style:style style:name="P206" style:family="paragraph" style:parent-style-name="Table_20_Contents">
      <style:text-properties officeooo:rsid="040976fd" officeooo:paragraph-rsid="040976fd"/>
    </style:style>
    <style:style style:name="P207" style:family="paragraph" style:parent-style-name="Table_20_Contents">
      <style:text-properties officeooo:rsid="0937a86d" officeooo:paragraph-rsid="0937a86d"/>
    </style:style>
    <style:style style:name="P208" style:family="paragraph" style:parent-style-name="Table_20_Contents">
      <style:text-properties officeooo:rsid="0937a86d" officeooo:paragraph-rsid="093b66cd"/>
    </style:style>
    <style:style style:name="P209" style:family="paragraph" style:parent-style-name="Table_20_Contents">
      <style:text-properties officeooo:rsid="0938cfc6" officeooo:paragraph-rsid="0938cfc6"/>
    </style:style>
    <style:style style:name="P210" style:family="paragraph" style:parent-style-name="Table_20_Contents">
      <style:text-properties officeooo:rsid="0938cfc6" officeooo:paragraph-rsid="093b66cd"/>
    </style:style>
    <style:style style:name="P211" style:family="paragraph" style:parent-style-name="Table_20_Contents">
      <style:text-properties officeooo:rsid="0938d448" officeooo:paragraph-rsid="0938d448"/>
    </style:style>
    <style:style style:name="P212" style:family="paragraph" style:parent-style-name="Table_20_Contents">
      <style:text-properties officeooo:rsid="0938d448" officeooo:paragraph-rsid="093b66cd"/>
    </style:style>
    <style:style style:name="P213" style:family="paragraph" style:parent-style-name="Table_20_Contents">
      <style:text-properties officeooo:rsid="093b66cd" officeooo:paragraph-rsid="093b66cd"/>
    </style:style>
    <style:style style:name="P214" style:family="paragraph" style:parent-style-name="Table_20_Contents">
      <style:text-properties officeooo:rsid="093d2d32" officeooo:paragraph-rsid="093d2d32"/>
    </style:style>
    <style:style style:name="P215" style:family="paragraph" style:parent-style-name="Table_20_Contents">
      <style:text-properties officeooo:rsid="093e86c3" officeooo:paragraph-rsid="093e86c3"/>
    </style:style>
    <style:style style:name="P216" style:family="paragraph" style:parent-style-name="Table_20_Contents">
      <style:text-properties officeooo:rsid="093f14cd" officeooo:paragraph-rsid="093f14cd"/>
    </style:style>
    <style:style style:name="P217" style:family="paragraph" style:parent-style-name="Preformatted_20_Text">
      <style:text-properties officeooo:paragraph-rsid="000dfb09"/>
    </style:style>
    <style:style style:name="P218" style:family="paragraph" style:parent-style-name="Subtitle">
      <style:text-properties officeooo:paragraph-rsid="000dfb09"/>
    </style:style>
    <style:style style:name="P219" style:family="paragraph" style:parent-style-name="Preformatted_20_Text">
      <style:text-properties officeooo:paragraph-rsid="07f399ed"/>
    </style:style>
    <style:style style:name="P220" style:family="paragraph" style:parent-style-name="Preformatted_20_Text">
      <style:text-properties officeooo:paragraph-rsid="0804fdf4"/>
    </style:style>
    <style:style style:name="P221"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2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font-size="12pt" fo:language="zxx" fo:country="none" officeooo:rsid="0a95dee3" officeooo:paragraph-rsid="0ad8052e"/>
    </style:style>
    <style:style style:name="P223" style:family="paragraph" style:parent-style-name="Preformatted_20_Text">
      <style:paragraph-properties fo:margin-top="0in" fo:margin-bottom="0.1965in" style:contextual-spacing="false"/>
    </style:style>
    <style:style style:name="P22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6"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3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3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3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3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3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3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3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3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3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4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4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4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4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d26c80e" fo:background-color="transparent"/>
    </style:style>
    <style:style style:name="P24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45" style:family="paragraph" style:parent-style-name="Contents_20_1">
      <style:paragraph-properties>
        <style:tab-stops>
          <style:tab-stop style:position="6.9252in" style:type="right" style:leader-style="dotted" style:leader-text="."/>
        </style:tab-stops>
      </style:paragraph-properties>
    </style:style>
    <style:style style:name="P246" style:family="paragraph" style:parent-style-name="Contents_20_2">
      <style:paragraph-properties>
        <style:tab-stops>
          <style:tab-stop style:position="6.7283in" style:type="right" style:leader-style="dotted" style:leader-text="."/>
        </style:tab-stops>
      </style:paragraph-properties>
    </style:style>
    <style:style style:name="P247" style:family="paragraph" style:parent-style-name="Contents_20_3">
      <style:paragraph-properties>
        <style:tab-stops>
          <style:tab-stop style:position="6.5319in" style:type="right" style:leader-style="dotted" style:leader-text="."/>
        </style:tab-stops>
      </style:paragraph-properties>
    </style:style>
    <style:style style:name="P248" style:family="paragraph" style:parent-style-name="Contents_20_Heading">
      <style:paragraph-properties fo:break-before="page"/>
    </style:style>
    <style:style style:name="P249" style:family="paragraph" style:parent-style-name="Text_20_body">
      <style:text-properties officeooo:rsid="01d768a9" officeooo:paragraph-rsid="01d768a9"/>
    </style:style>
    <style:style style:name="P250" style:family="paragraph" style:parent-style-name="Text_20_body">
      <style:text-properties officeooo:rsid="0e097f1a" officeooo:paragraph-rsid="0e0a3341"/>
    </style:style>
    <style:style style:name="P251" style:family="paragraph" style:parent-style-name="Text_20_body">
      <style:text-properties officeooo:rsid="0e0fbaa3" officeooo:paragraph-rsid="0e0fbaa3"/>
    </style:style>
    <style:style style:name="P252" style:family="paragraph" style:parent-style-name="Text_20_body">
      <style:text-properties officeooo:rsid="0e14ef0c" officeooo:paragraph-rsid="0e14ef0c"/>
    </style:style>
    <style:style style:name="P253" style:family="paragraph" style:parent-style-name="Text_20_body">
      <style:text-properties officeooo:paragraph-rsid="01860279"/>
    </style:style>
    <style:style style:name="P254" style:family="paragraph" style:parent-style-name="Text_20_body">
      <style:text-properties officeooo:rsid="0e19d42f" officeooo:paragraph-rsid="0e19d42f"/>
    </style:style>
    <style:style style:name="P255" style:family="paragraph" style:parent-style-name="Text_20_body">
      <style:text-properties officeooo:rsid="0e1b37be" officeooo:paragraph-rsid="0e1b37be"/>
    </style:style>
    <style:style style:name="P256" style:family="paragraph" style:parent-style-name="Text_20_body">
      <style:text-properties officeooo:rsid="0e1c2378" officeooo:paragraph-rsid="0e1dfd97"/>
    </style:style>
    <style:style style:name="P257" style:family="paragraph" style:parent-style-name="Text_20_body">
      <style:text-properties officeooo:paragraph-rsid="0e236556"/>
    </style:style>
    <style:style style:name="P25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font-size="12pt" fo:language="zxx" fo:country="none" officeooo:rsid="0a95dee3" officeooo:paragraph-rsid="0ad8052e"/>
    </style:style>
    <style:style style:name="P259" style:family="paragraph" style:parent-style-name="Contents_20_1">
      <style:paragraph-properties>
        <style:tab-stops>
          <style:tab-stop style:position="6.9252in" style:type="right" style:leader-style="dotted" style:leader-text="."/>
        </style:tab-stops>
      </style:paragraph-properties>
    </style:style>
    <style:style style:name="P260" style:family="paragraph" style:parent-style-name="Contents_20_2">
      <style:paragraph-properties>
        <style:tab-stops>
          <style:tab-stop style:position="6.7283in" style:type="right" style:leader-style="dotted" style:leader-text="."/>
        </style:tab-stops>
      </style:paragraph-properties>
    </style:style>
    <style:style style:name="P261" style:family="paragraph" style:parent-style-name="Contents_20_3">
      <style:paragraph-properties>
        <style:tab-stops>
          <style:tab-stop style:position="6.5319in" style:type="right" style:leader-style="dotted" style:leader-text="."/>
        </style:tab-stops>
      </style:paragraph-properties>
    </style:style>
    <style:style style:name="P262" style:family="paragraph" style:parent-style-name="Contents_20_Heading">
      <style:paragraph-properties fo:break-before="page"/>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91b0cef" officeooo:paragraph-rsid="091b0cef"/>
    </style:style>
    <style:style style:name="P265" style:family="paragraph" style:parent-style-name="Heading_20_1">
      <style:paragraph-properties fo:break-before="page"/>
      <style:text-properties officeooo:rsid="04368d43" officeooo:paragraph-rsid="04368d43"/>
    </style:style>
    <style:style style:name="P266" style:family="paragraph" style:parent-style-name="Heading_20_1" style:list-style-name="">
      <style:paragraph-properties fo:break-before="page"/>
      <style:text-properties officeooo:rsid="0689ef6b" officeooo:paragraph-rsid="0689ef6b"/>
    </style:style>
    <style:style style:name="P267" style:family="paragraph" style:parent-style-name="Heading_20_1">
      <style:paragraph-properties fo:break-before="page"/>
      <style:text-properties officeooo:paragraph-rsid="06cdec97"/>
    </style:style>
    <style:style style:name="P268" style:family="paragraph" style:parent-style-name="Heading_20_1" style:list-style-name="">
      <style:paragraph-properties fo:break-before="page"/>
      <style:text-properties officeooo:rsid="0c8384f3" officeooo:paragraph-rsid="0c8384f3"/>
    </style:style>
    <style:style style:name="P269" style:family="paragraph" style:parent-style-name="Heading_20_1">
      <style:paragraph-properties fo:break-before="page"/>
      <style:text-properties officeooo:paragraph-rsid="03dce3ed"/>
    </style:style>
    <style:style style:name="P270" style:family="paragraph" style:parent-style-name="Heading_20_1" style:list-style-name="">
      <style:paragraph-properties fo:break-before="page"/>
      <style:text-properties officeooo:rsid="08d5035d" officeooo:paragraph-rsid="08d5035d"/>
    </style:style>
    <style:style style:name="P271" style:family="paragraph" style:parent-style-name="Heading_20_1">
      <style:paragraph-properties fo:break-before="page"/>
      <style:text-properties officeooo:paragraph-rsid="00b5668f"/>
    </style:style>
    <style:style style:name="P272" style:family="paragraph" style:parent-style-name="Heading_20_1" style:list-style-name="">
      <style:paragraph-properties fo:break-before="page"/>
      <style:text-properties officeooo:rsid="0be4bd67" officeooo:paragraph-rsid="0be4bd67"/>
    </style:style>
    <style:style style:name="P273" style:family="paragraph" style:parent-style-name="Heading_20_1">
      <style:paragraph-properties fo:break-before="page"/>
      <style:text-properties officeooo:rsid="024df55d" officeooo:paragraph-rsid="024df55d"/>
    </style:style>
    <style:style style:name="P274" style:family="paragraph" style:parent-style-name="Heading_20_1">
      <style:paragraph-properties fo:break-before="page"/>
      <style:text-properties officeooo:rsid="07e9a85a" officeooo:paragraph-rsid="07e9a85a"/>
    </style:style>
    <style:style style:name="P275" style:family="paragraph" style:parent-style-name="Heading_20_2">
      <style:text-properties officeooo:paragraph-rsid="0ca7c442"/>
    </style:style>
    <style:style style:name="P276" style:family="paragraph" style:parent-style-name="Heading_20_2">
      <style:text-properties officeooo:paragraph-rsid="041841b4"/>
    </style:style>
    <style:style style:name="P277" style:family="paragraph" style:parent-style-name="Heading_20_2">
      <style:text-properties officeooo:paragraph-rsid="0e236556"/>
    </style:style>
    <style:style style:name="P278" style:family="paragraph" style:parent-style-name="Heading_20_2">
      <style:text-properties officeooo:paragraph-rsid="04ef8016"/>
    </style:style>
    <style:style style:name="P279" style:family="paragraph" style:parent-style-name="Heading_20_2">
      <style:paragraph-properties fo:break-before="page"/>
    </style:style>
    <style:style style:name="P280" style:family="paragraph" style:parent-style-name="Heading_20_2">
      <style:text-properties officeooo:paragraph-rsid="0c61e844"/>
    </style:style>
    <style:style style:name="P281" style:family="paragraph" style:parent-style-name="Heading_20_2">
      <style:text-properties officeooo:paragraph-rsid="0779b08c"/>
    </style:style>
    <style:style style:name="P282" style:family="paragraph" style:parent-style-name="Heading_20_2">
      <style:text-properties officeooo:rsid="09fe346d" officeooo:paragraph-rsid="0de3d317"/>
    </style:style>
    <style:style style:name="P283" style:family="paragraph" style:parent-style-name="Heading_20_3">
      <style:text-properties officeooo:rsid="0ce03d66" officeooo:paragraph-rsid="0ce03d66"/>
    </style:style>
    <style:style style:name="P284" style:family="paragraph" style:parent-style-name="Text_20_body" style:list-style-name="L1">
      <style:text-properties officeooo:paragraph-rsid="0170bbc5"/>
    </style:style>
    <style:style style:name="P285" style:family="paragraph" style:parent-style-name="Text_20_body" style:list-style-name="L1">
      <style:text-properties officeooo:rsid="01682806" officeooo:paragraph-rsid="0170bbc5"/>
    </style:style>
    <style:style style:name="P286" style:family="paragraph" style:parent-style-name="Text_20_body" style:list-style-name="List_20_1"/>
    <style:style style:name="P287" style:family="paragraph" style:parent-style-name="Text_20_body" style:list-style-name="List_20_1">
      <style:text-properties officeooo:rsid="04a1e624" officeooo:paragraph-rsid="04a1e624"/>
    </style:style>
    <style:style style:name="P288" style:family="paragraph" style:parent-style-name="Text_20_body" style:list-style-name="List_20_1">
      <style:text-properties officeooo:rsid="09766979" officeooo:paragraph-rsid="09766979"/>
    </style:style>
    <style:style style:name="P289" style:family="paragraph" style:parent-style-name="Text_20_body" style:list-style-name="List_20_1">
      <style:text-properties officeooo:rsid="09766979" officeooo:paragraph-rsid="0977cad9"/>
    </style:style>
    <style:style style:name="P290" style:family="paragraph" style:parent-style-name="Text_20_body" style:list-style-name="List_20_1">
      <style:text-properties officeooo:rsid="0972ca69" officeooo:paragraph-rsid="0972ca69"/>
    </style:style>
    <style:style style:name="P291" style:family="paragraph" style:parent-style-name="Text_20_body" style:list-style-name="List_20_1">
      <style:text-properties officeooo:rsid="097154d5" officeooo:paragraph-rsid="0978bac1"/>
    </style:style>
    <style:style style:name="P292" style:family="paragraph" style:parent-style-name="Text_20_body" style:list-style-name="List_20_1">
      <style:text-properties officeooo:rsid="0e097f1a" officeooo:paragraph-rsid="0e0a3341"/>
    </style:style>
    <style:style style:name="P293" style:family="paragraph" style:parent-style-name="Text_20_body" style:list-style-name="List_20_1">
      <style:text-properties officeooo:rsid="0e0bda09" officeooo:paragraph-rsid="0e0a3341"/>
    </style:style>
    <style:style style:name="P294" style:family="paragraph" style:parent-style-name="Text_20_body" style:list-style-name="L2"/>
    <style:style style:name="P295" style:family="paragraph" style:parent-style-name="Text_20_body" style:list-style-name="List_20_1">
      <style:text-properties officeooo:rsid="06bcc500" officeooo:paragraph-rsid="06bcc500"/>
    </style:style>
    <style:style style:name="P296" style:family="paragraph" style:parent-style-name="Text_20_body" style:list-style-name="List_20_1">
      <style:text-properties officeooo:rsid="050fc7eb" officeooo:paragraph-rsid="050fc7eb"/>
    </style:style>
    <style:style style:name="P297" style:family="paragraph" style:parent-style-name="Text_20_body" style:list-style-name="List_20_1">
      <style:text-properties officeooo:rsid="074c8402" officeooo:paragraph-rsid="074c8402"/>
    </style:style>
    <style:style style:name="P298" style:family="paragraph" style:parent-style-name="Text_20_body" style:list-style-name="List_20_1">
      <style:text-properties officeooo:rsid="074c8402" officeooo:paragraph-rsid="0761e337"/>
    </style:style>
    <style:style style:name="P299" style:family="paragraph" style:parent-style-name="Text_20_body" style:list-style-name="L3">
      <style:text-properties officeooo:rsid="0c69f05b" officeooo:paragraph-rsid="0c69f05b"/>
    </style:style>
    <style:style style:name="P300" style:family="paragraph" style:parent-style-name="Text_20_body" style:list-style-name="L3">
      <style:text-properties officeooo:rsid="0c69f05b" officeooo:paragraph-rsid="0c76d415"/>
    </style:style>
    <style:style style:name="P301" style:family="paragraph" style:parent-style-name="Text_20_body" style:list-style-name="L3">
      <style:text-properties officeooo:rsid="0c7b068a" officeooo:paragraph-rsid="0c7b068a"/>
    </style:style>
    <style:style style:name="P302" style:family="paragraph" style:parent-style-name="Text_20_body" style:list-style-name="L3">
      <style:text-properties officeooo:rsid="0c6dad5e" officeooo:paragraph-rsid="0c6dad5e"/>
    </style:style>
    <style:style style:name="P303" style:family="paragraph" style:parent-style-name="Text_20_body" style:list-style-name="L3">
      <style:text-properties officeooo:rsid="0c7968e4" officeooo:paragraph-rsid="0c7968e4"/>
    </style:style>
    <style:style style:name="P304" style:family="paragraph" style:parent-style-name="Text_20_body" style:list-style-name="L3">
      <style:text-properties officeooo:rsid="0c7c2da4" officeooo:paragraph-rsid="0c7c2da4"/>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b69b"/>
    </style:style>
    <style:style style:name="T75" style:family="text">
      <style:text-properties officeooo:rsid="012e7bad"/>
    </style:style>
    <style:style style:name="T76" style:family="text">
      <style:text-properties officeooo:rsid="0130dc92"/>
    </style:style>
    <style:style style:name="T77" style:family="text">
      <style:text-properties officeooo:rsid="013113a1"/>
    </style:style>
    <style:style style:name="T78" style:family="text">
      <style:text-properties officeooo:rsid="01315f54"/>
    </style:style>
    <style:style style:name="T79" style:family="text">
      <style:text-properties officeooo:rsid="01398a60"/>
    </style:style>
    <style:style style:name="T80" style:family="text">
      <style:text-properties officeooo:rsid="013b9d42"/>
    </style:style>
    <style:style style:name="T81" style:family="text">
      <style:text-properties officeooo:rsid="013f4b77"/>
    </style:style>
    <style:style style:name="T82" style:family="text">
      <style:text-properties officeooo:rsid="01411c90"/>
    </style:style>
    <style:style style:name="T83" style:family="text">
      <style:text-properties officeooo:rsid="014181cf"/>
    </style:style>
    <style:style style:name="T84" style:family="text">
      <style:text-properties officeooo:rsid="01423f35"/>
    </style:style>
    <style:style style:name="T85" style:family="text">
      <style:text-properties officeooo:rsid="01446902"/>
    </style:style>
    <style:style style:name="T86" style:family="text">
      <style:text-properties officeooo:rsid="014538a4"/>
    </style:style>
    <style:style style:name="T87" style:family="text">
      <style:text-properties officeooo:rsid="01472c12"/>
    </style:style>
    <style:style style:name="T88" style:family="text">
      <style:text-properties officeooo:rsid="014a14df"/>
    </style:style>
    <style:style style:name="T89" style:family="text">
      <style:text-properties officeooo:rsid="01587982"/>
    </style:style>
    <style:style style:name="T90" style:family="text">
      <style:text-properties officeooo:rsid="015941cf"/>
    </style:style>
    <style:style style:name="T91" style:family="text">
      <style:text-properties officeooo:rsid="015f03be"/>
    </style:style>
    <style:style style:name="T92" style:family="text">
      <style:text-properties officeooo:rsid="01602001"/>
    </style:style>
    <style:style style:name="T93" style:family="text">
      <style:text-properties officeooo:rsid="0161aff5"/>
    </style:style>
    <style:style style:name="T94" style:family="text">
      <style:text-properties officeooo:rsid="016645b5"/>
    </style:style>
    <style:style style:name="T95" style:family="text">
      <style:text-properties officeooo:rsid="0044aa9a"/>
    </style:style>
    <style:style style:name="T96" style:family="text">
      <style:text-properties officeooo:rsid="0173299c"/>
    </style:style>
    <style:style style:name="T97" style:family="text">
      <style:text-properties officeooo:rsid="01771d0f"/>
    </style:style>
    <style:style style:name="T98" style:family="text">
      <style:text-properties officeooo:rsid="0177de92"/>
    </style:style>
    <style:style style:name="T99" style:family="text">
      <style:text-properties officeooo:rsid="017967b9"/>
    </style:style>
    <style:style style:name="T100" style:family="text">
      <style:text-properties officeooo:rsid="017ac9ad"/>
    </style:style>
    <style:style style:name="T101" style:family="text">
      <style:text-properties officeooo:rsid="017bc96f"/>
    </style:style>
    <style:style style:name="T102" style:family="text">
      <style:text-properties officeooo:rsid="01823b09"/>
    </style:style>
    <style:style style:name="T103" style:family="text">
      <style:text-properties officeooo:rsid="01838376"/>
    </style:style>
    <style:style style:name="T104" style:family="text">
      <style:text-properties officeooo:rsid="01850993"/>
    </style:style>
    <style:style style:name="T105" style:family="text">
      <style:text-properties officeooo:rsid="01855348"/>
    </style:style>
    <style:style style:name="T106" style:family="text">
      <style:text-properties officeooo:rsid="0186b78b"/>
    </style:style>
    <style:style style:name="T107" style:family="text">
      <style:text-properties officeooo:rsid="018a5a54"/>
    </style:style>
    <style:style style:name="T108" style:family="text">
      <style:text-properties officeooo:rsid="018b4f0d"/>
    </style:style>
    <style:style style:name="T109" style:family="text">
      <style:text-properties officeooo:rsid="01971c36"/>
    </style:style>
    <style:style style:name="T110" style:family="text">
      <style:text-properties officeooo:rsid="0197e627"/>
    </style:style>
    <style:style style:name="T111" style:family="text">
      <style:text-properties style:font-name="Liberation Mono" fo:font-size="10pt" officeooo:rsid="07ececd1" style:font-name-asian="Liberation Mono" style:font-size-asian="10pt" style:font-name-complex="Liberation Mono" style:font-size-complex="10pt"/>
    </style:style>
    <style:style style:name="T112" style:family="text">
      <style:text-properties officeooo:rsid="01aa47c1"/>
    </style:style>
    <style:style style:name="T113" style:family="text">
      <style:text-properties officeooo:rsid="01aade60"/>
    </style:style>
    <style:style style:name="T114" style:family="text">
      <style:text-properties officeooo:rsid="01ae9813"/>
    </style:style>
    <style:style style:name="T115" style:family="text">
      <style:text-properties officeooo:rsid="01b31ba4"/>
    </style:style>
    <style:style style:name="T116" style:family="text">
      <style:text-properties officeooo:rsid="01b70106"/>
    </style:style>
    <style:style style:name="T117" style:family="text">
      <style:text-properties officeooo:rsid="01b7edb7"/>
    </style:style>
    <style:style style:name="T118" style:family="text">
      <style:text-properties officeooo:rsid="01b88fc7"/>
    </style:style>
    <style:style style:name="T119" style:family="text">
      <style:text-properties officeooo:rsid="01b90fff"/>
    </style:style>
    <style:style style:name="T120" style:family="text">
      <style:text-properties officeooo:rsid="01ba6039"/>
    </style:style>
    <style:style style:name="T121" style:family="text">
      <style:text-properties officeooo:rsid="01bc06b6"/>
    </style:style>
    <style:style style:name="T122" style:family="text">
      <style:text-properties officeooo:rsid="01bdacd7"/>
    </style:style>
    <style:style style:name="T123" style:family="text">
      <style:text-properties officeooo:rsid="01bfeb54"/>
    </style:style>
    <style:style style:name="T124" style:family="text">
      <style:text-properties officeooo:rsid="01c1cef9"/>
    </style:style>
    <style:style style:name="T125" style:family="text">
      <style:text-properties officeooo:rsid="01c36551"/>
    </style:style>
    <style:style style:name="T126" style:family="text">
      <style:text-properties officeooo:rsid="01c46d6b"/>
    </style:style>
    <style:style style:name="T127" style:family="text">
      <style:text-properties officeooo:rsid="01c92150"/>
    </style:style>
    <style:style style:name="T128" style:family="text">
      <style:text-properties officeooo:rsid="01ca95d7"/>
    </style:style>
    <style:style style:name="T129" style:family="text">
      <style:text-properties officeooo:rsid="01cdf59a"/>
    </style:style>
    <style:style style:name="T130" style:family="text">
      <style:text-properties officeooo:rsid="01cf8fe5"/>
    </style:style>
    <style:style style:name="T131" style:family="text">
      <style:text-properties officeooo:rsid="01d28e8a"/>
    </style:style>
    <style:style style:name="T132" style:family="text">
      <style:text-properties officeooo:rsid="01d7a48f"/>
    </style:style>
    <style:style style:name="T133" style:family="text">
      <style:text-properties officeooo:rsid="01dbe17f"/>
    </style:style>
    <style:style style:name="T134" style:family="text">
      <style:text-properties officeooo:rsid="01e21935"/>
    </style:style>
    <style:style style:name="T135" style:family="text">
      <style:text-properties officeooo:rsid="01e6b3c7"/>
    </style:style>
    <style:style style:name="T136" style:family="text">
      <style:text-properties officeooo:rsid="01e9d2c2"/>
    </style:style>
    <style:style style:name="T137" style:family="text">
      <style:text-properties officeooo:rsid="01ea13d0"/>
    </style:style>
    <style:style style:name="T138" style:family="text">
      <style:text-properties officeooo:rsid="01ea3fe2"/>
    </style:style>
    <style:style style:name="T139" style:family="text">
      <style:text-properties officeooo:rsid="01eab319"/>
    </style:style>
    <style:style style:name="T140" style:family="text">
      <style:text-properties officeooo:rsid="01eafb84"/>
    </style:style>
    <style:style style:name="T141" style:family="text">
      <style:text-properties officeooo:rsid="01ec0974"/>
    </style:style>
    <style:style style:name="T142" style:family="text">
      <style:text-properties officeooo:rsid="01ec2f09"/>
    </style:style>
    <style:style style:name="T143" style:family="text">
      <style:text-properties officeooo:rsid="01ec99d8"/>
    </style:style>
    <style:style style:name="T144" style:family="text">
      <style:text-properties officeooo:rsid="01ed069b"/>
    </style:style>
    <style:style style:name="T145" style:family="text">
      <style:text-properties officeooo:rsid="01ed7bc6"/>
    </style:style>
    <style:style style:name="T146" style:family="text">
      <style:text-properties officeooo:rsid="01f025ca"/>
    </style:style>
    <style:style style:name="T147" style:family="text">
      <style:text-properties officeooo:rsid="01f0b655"/>
    </style:style>
    <style:style style:name="T148" style:family="text">
      <style:text-properties officeooo:rsid="01f17128"/>
    </style:style>
    <style:style style:name="T149" style:family="text">
      <style:text-properties officeooo:rsid="01f3c99a"/>
    </style:style>
    <style:style style:name="T150" style:family="text">
      <style:text-properties officeooo:rsid="01f49763"/>
    </style:style>
    <style:style style:name="T151" style:family="text">
      <style:text-properties officeooo:rsid="01f99a8e"/>
    </style:style>
    <style:style style:name="T152" style:family="text">
      <style:text-properties officeooo:rsid="01fa8729"/>
    </style:style>
    <style:style style:name="T153" style:family="text">
      <style:text-properties officeooo:rsid="01fd3dc5"/>
    </style:style>
    <style:style style:name="T154" style:family="text">
      <style:text-properties officeooo:rsid="01ff81ea"/>
    </style:style>
    <style:style style:name="T155" style:family="text">
      <style:text-properties officeooo:rsid="0200e610"/>
    </style:style>
    <style:style style:name="T156" style:family="text">
      <style:text-properties officeooo:rsid="0203f58c"/>
    </style:style>
    <style:style style:name="T157" style:family="text">
      <style:text-properties officeooo:rsid="0204d9b5"/>
    </style:style>
    <style:style style:name="T158" style:family="text">
      <style:text-properties officeooo:rsid="02071bf1"/>
    </style:style>
    <style:style style:name="T159" style:family="text">
      <style:text-properties officeooo:rsid="02079d0b"/>
    </style:style>
    <style:style style:name="T160" style:family="text">
      <style:text-properties officeooo:rsid="02099129"/>
    </style:style>
    <style:style style:name="T161" style:family="text">
      <style:text-properties officeooo:rsid="020b1cb5"/>
    </style:style>
    <style:style style:name="T162" style:family="text">
      <style:text-properties officeooo:rsid="020ca068"/>
    </style:style>
    <style:style style:name="T163" style:family="text">
      <style:text-properties officeooo:rsid="020db8a0"/>
    </style:style>
    <style:style style:name="T164" style:family="text">
      <style:text-properties officeooo:rsid="020f9f40"/>
    </style:style>
    <style:style style:name="T165" style:family="text">
      <style:text-properties officeooo:rsid="021060d1"/>
    </style:style>
    <style:style style:name="T166" style:family="text">
      <style:text-properties officeooo:rsid="02130a40"/>
    </style:style>
    <style:style style:name="T167" style:family="text">
      <style:text-properties officeooo:rsid="021481f2"/>
    </style:style>
    <style:style style:name="T168" style:family="text">
      <style:text-properties officeooo:rsid="021635ed"/>
    </style:style>
    <style:style style:name="T169" style:family="text">
      <style:text-properties officeooo:rsid="0216ed9e"/>
    </style:style>
    <style:style style:name="T170" style:family="text">
      <style:text-properties officeooo:rsid="0217d3d3"/>
    </style:style>
    <style:style style:name="T171" style:family="text">
      <style:text-properties officeooo:rsid="021c08ae"/>
    </style:style>
    <style:style style:name="T172" style:family="text">
      <style:text-properties officeooo:rsid="021e65d5"/>
    </style:style>
    <style:style style:name="T173" style:family="text">
      <style:text-properties officeooo:rsid="021f1dbb"/>
    </style:style>
    <style:style style:name="T174" style:family="text">
      <style:text-properties officeooo:rsid="0220edf3"/>
    </style:style>
    <style:style style:name="T175" style:family="text">
      <style:text-properties officeooo:rsid="0222a41f"/>
    </style:style>
    <style:style style:name="T176" style:family="text">
      <style:text-properties officeooo:rsid="0223eaf4"/>
    </style:style>
    <style:style style:name="T177" style:family="text">
      <style:text-properties officeooo:rsid="02294457"/>
    </style:style>
    <style:style style:name="T178" style:family="text">
      <style:text-properties officeooo:rsid="02296941"/>
    </style:style>
    <style:style style:name="T179" style:family="text">
      <style:text-properties officeooo:rsid="022b04ae"/>
    </style:style>
    <style:style style:name="T180" style:family="text">
      <style:text-properties officeooo:rsid="023016c6"/>
    </style:style>
    <style:style style:name="T181" style:family="text">
      <style:text-properties officeooo:rsid="0230aad9"/>
    </style:style>
    <style:style style:name="T182" style:family="text">
      <style:text-properties officeooo:rsid="02321908"/>
    </style:style>
    <style:style style:name="T183" style:family="text">
      <style:text-properties officeooo:rsid="0232f14f"/>
    </style:style>
    <style:style style:name="T184" style:family="text">
      <style:text-properties officeooo:rsid="02334b90"/>
    </style:style>
    <style:style style:name="T185" style:family="text">
      <style:text-properties officeooo:rsid="02352eb5"/>
    </style:style>
    <style:style style:name="T186" style:family="text">
      <style:text-properties officeooo:rsid="02354c56"/>
    </style:style>
    <style:style style:name="T187" style:family="text">
      <style:text-properties officeooo:rsid="0237e89e"/>
    </style:style>
    <style:style style:name="T188" style:family="text">
      <style:text-properties officeooo:rsid="023bad12"/>
    </style:style>
    <style:style style:name="T189" style:family="text">
      <style:text-properties officeooo:rsid="023cad4e"/>
    </style:style>
    <style:style style:name="T190" style:family="text">
      <style:text-properties officeooo:rsid="023e87fa"/>
    </style:style>
    <style:style style:name="T191" style:family="text">
      <style:text-properties officeooo:rsid="02418f99"/>
    </style:style>
    <style:style style:name="T192" style:family="text">
      <style:text-properties officeooo:rsid="02430a68"/>
    </style:style>
    <style:style style:name="T193" style:family="text">
      <style:text-properties officeooo:rsid="0246bbe1"/>
    </style:style>
    <style:style style:name="T194" style:family="text">
      <style:text-properties officeooo:rsid="0248b7c8"/>
    </style:style>
    <style:style style:name="T195" style:family="text">
      <style:text-properties officeooo:rsid="02527f26"/>
    </style:style>
    <style:style style:name="T196" style:family="text">
      <style:text-properties officeooo:rsid="025ea665"/>
    </style:style>
    <style:style style:name="T197" style:family="text">
      <style:text-properties officeooo:rsid="025fa390"/>
    </style:style>
    <style:style style:name="T198" style:family="text">
      <style:text-properties officeooo:rsid="0265907e"/>
    </style:style>
    <style:style style:name="T199" style:family="text">
      <style:text-properties officeooo:rsid="027c087b"/>
    </style:style>
    <style:style style:name="T200" style:family="text">
      <style:text-properties officeooo:rsid="027d457c"/>
    </style:style>
    <style:style style:name="T201" style:family="text">
      <style:text-properties officeooo:rsid="027fbca2"/>
    </style:style>
    <style:style style:name="T202" style:family="text">
      <style:text-properties officeooo:rsid="02802397"/>
    </style:style>
    <style:style style:name="T203" style:family="text">
      <style:text-properties officeooo:rsid="0280d17d"/>
    </style:style>
    <style:style style:name="T204" style:family="text">
      <style:text-properties officeooo:rsid="0281be93"/>
    </style:style>
    <style:style style:name="T205" style:family="text">
      <style:text-properties officeooo:rsid="0284b32f"/>
    </style:style>
    <style:style style:name="T206" style:family="text">
      <style:text-properties officeooo:rsid="028a56ba"/>
    </style:style>
    <style:style style:name="T207" style:family="text">
      <style:text-properties officeooo:rsid="028ad7df"/>
    </style:style>
    <style:style style:name="T208" style:family="text">
      <style:text-properties officeooo:rsid="028c95fd"/>
    </style:style>
    <style:style style:name="T209" style:family="text">
      <style:text-properties officeooo:rsid="028f1aad"/>
    </style:style>
    <style:style style:name="T210" style:family="text">
      <style:text-properties officeooo:rsid="02904593"/>
    </style:style>
    <style:style style:name="T211" style:family="text">
      <style:text-properties officeooo:rsid="029335e8"/>
    </style:style>
    <style:style style:name="T212" style:family="text">
      <style:text-properties officeooo:rsid="029444b3"/>
    </style:style>
    <style:style style:name="T213" style:family="text">
      <style:text-properties officeooo:rsid="02957b07"/>
    </style:style>
    <style:style style:name="T214" style:family="text">
      <style:text-properties officeooo:rsid="0298673c"/>
    </style:style>
    <style:style style:name="T215" style:family="text">
      <style:text-properties officeooo:rsid="0211fd43"/>
    </style:style>
    <style:style style:name="T216" style:family="text">
      <style:text-properties officeooo:rsid="02a58f42"/>
    </style:style>
    <style:style style:name="T217" style:family="text">
      <style:text-properties officeooo:rsid="02a5a87c"/>
    </style:style>
    <style:style style:name="T218" style:family="text">
      <style:text-properties officeooo:rsid="02380a78"/>
    </style:style>
    <style:style style:name="T219" style:family="text">
      <style:text-properties officeooo:rsid="02ad965b"/>
    </style:style>
    <style:style style:name="T220" style:family="text">
      <style:text-properties officeooo:rsid="02aefab4"/>
    </style:style>
    <style:style style:name="T221" style:family="text">
      <style:text-properties officeooo:rsid="02af1ec5"/>
    </style:style>
    <style:style style:name="T222" style:family="text">
      <style:text-properties officeooo:rsid="02b085f5"/>
    </style:style>
    <style:style style:name="T223" style:family="text">
      <style:text-properties officeooo:rsid="02b4fa48"/>
    </style:style>
    <style:style style:name="T224" style:family="text">
      <style:text-properties officeooo:rsid="02b86df5"/>
    </style:style>
    <style:style style:name="T225" style:family="text">
      <style:text-properties officeooo:rsid="02bbf82d"/>
    </style:style>
    <style:style style:name="T226" style:family="text">
      <style:text-properties officeooo:rsid="02bc52bd"/>
    </style:style>
    <style:style style:name="T227" style:family="text">
      <style:text-properties officeooo:rsid="02becb0f"/>
    </style:style>
    <style:style style:name="T228" style:family="text">
      <style:text-properties officeooo:rsid="02c23986"/>
    </style:style>
    <style:style style:name="T229" style:family="text">
      <style:text-properties officeooo:rsid="02c35813"/>
    </style:style>
    <style:style style:name="T230" style:family="text">
      <style:text-properties officeooo:rsid="02c4cf93"/>
    </style:style>
    <style:style style:name="T231" style:family="text">
      <style:text-properties officeooo:rsid="02ca43b7"/>
    </style:style>
    <style:style style:name="T232" style:family="text">
      <style:text-properties officeooo:rsid="02cc7d40"/>
    </style:style>
    <style:style style:name="T233" style:family="text">
      <style:text-properties officeooo:rsid="02cd34f5"/>
    </style:style>
    <style:style style:name="T234" style:family="text">
      <style:text-properties officeooo:rsid="02d63d2f"/>
    </style:style>
    <style:style style:name="T235" style:family="text">
      <style:text-properties officeooo:rsid="02d6d1ec"/>
    </style:style>
    <style:style style:name="T236" style:family="text">
      <style:text-properties officeooo:rsid="02dd3db4"/>
    </style:style>
    <style:style style:name="T237" style:family="text">
      <style:text-properties officeooo:rsid="02de7394"/>
    </style:style>
    <style:style style:name="T238" style:family="text">
      <style:text-properties officeooo:rsid="02dfd786"/>
    </style:style>
    <style:style style:name="T239" style:family="text">
      <style:text-properties officeooo:rsid="02e14030"/>
    </style:style>
    <style:style style:name="T240" style:family="text">
      <style:text-properties officeooo:rsid="02e167b0"/>
    </style:style>
    <style:style style:name="T241" style:family="text">
      <style:text-properties officeooo:rsid="02ee71e1"/>
    </style:style>
    <style:style style:name="T242" style:family="text">
      <style:text-properties officeooo:rsid="02efd32d"/>
    </style:style>
    <style:style style:name="T243" style:family="text">
      <style:text-properties officeooo:rsid="02f0e5b5"/>
    </style:style>
    <style:style style:name="T244" style:family="text">
      <style:text-properties officeooo:rsid="02f97995"/>
    </style:style>
    <style:style style:name="T245" style:family="text">
      <style:text-properties officeooo:rsid="02fb3d3e"/>
    </style:style>
    <style:style style:name="T246" style:family="text">
      <style:text-properties officeooo:rsid="03011934"/>
    </style:style>
    <style:style style:name="T247" style:family="text">
      <style:text-properties officeooo:rsid="0303087a"/>
    </style:style>
    <style:style style:name="T248" style:family="text">
      <style:text-properties officeooo:rsid="0304abf9"/>
    </style:style>
    <style:style style:name="T249" style:family="text">
      <style:text-properties officeooo:rsid="0304e50f"/>
    </style:style>
    <style:style style:name="T250" style:family="text">
      <style:text-properties officeooo:rsid="03053fb2"/>
    </style:style>
    <style:style style:name="T251" style:family="text">
      <style:text-properties officeooo:rsid="0306c8a9"/>
    </style:style>
    <style:style style:name="T252" style:family="text">
      <style:text-properties officeooo:rsid="030f4176"/>
    </style:style>
    <style:style style:name="T253" style:family="text">
      <style:text-properties officeooo:rsid="030fcc2e"/>
    </style:style>
    <style:style style:name="T254" style:family="text">
      <style:text-properties officeooo:rsid="03120d76"/>
    </style:style>
    <style:style style:name="T255" style:family="text">
      <style:text-properties officeooo:rsid="0312b571"/>
    </style:style>
    <style:style style:name="T256" style:family="text">
      <style:text-properties officeooo:rsid="03214216"/>
    </style:style>
    <style:style style:name="T257" style:family="text">
      <style:text-properties officeooo:rsid="0321e644"/>
    </style:style>
    <style:style style:name="T258" style:family="text">
      <style:text-properties officeooo:rsid="03234eeb"/>
    </style:style>
    <style:style style:name="T259" style:family="text">
      <style:text-properties officeooo:rsid="03247215"/>
    </style:style>
    <style:style style:name="T260" style:family="text">
      <style:text-properties officeooo:rsid="03262506"/>
    </style:style>
    <style:style style:name="T261" style:family="text">
      <style:text-properties officeooo:rsid="0329ef1f"/>
    </style:style>
    <style:style style:name="T262" style:family="text">
      <style:text-properties officeooo:rsid="032a01f3"/>
    </style:style>
    <style:style style:name="T263" style:family="text">
      <style:text-properties officeooo:rsid="032f5a84"/>
    </style:style>
    <style:style style:name="T264" style:family="text">
      <style:text-properties officeooo:rsid="032f6040"/>
    </style:style>
    <style:style style:name="T265" style:family="text">
      <style:text-properties officeooo:rsid="03312ea1"/>
    </style:style>
    <style:style style:name="T266" style:family="text">
      <style:text-properties officeooo:rsid="033607e8"/>
    </style:style>
    <style:style style:name="T267" style:family="text">
      <style:text-properties officeooo:rsid="03392859"/>
    </style:style>
    <style:style style:name="T268" style:family="text">
      <style:text-properties officeooo:rsid="033c3b7d"/>
    </style:style>
    <style:style style:name="T269" style:family="text">
      <style:text-properties officeooo:rsid="0341dd17"/>
    </style:style>
    <style:style style:name="T270" style:family="text">
      <style:text-properties officeooo:rsid="034a9eb2"/>
    </style:style>
    <style:style style:name="T271" style:family="text">
      <style:text-properties officeooo:rsid="0351b729"/>
    </style:style>
    <style:style style:name="T272" style:family="text">
      <style:text-properties officeooo:rsid="035357dd"/>
    </style:style>
    <style:style style:name="T273" style:family="text">
      <style:text-properties officeooo:rsid="0356bdd6"/>
    </style:style>
    <style:style style:name="T274" style:family="text">
      <style:text-properties officeooo:rsid="0356e76d"/>
    </style:style>
    <style:style style:name="T275" style:family="text">
      <style:text-properties officeooo:rsid="035a3e41"/>
    </style:style>
    <style:style style:name="T276" style:family="text">
      <style:text-properties officeooo:rsid="035abeea"/>
    </style:style>
    <style:style style:name="T277" style:family="text">
      <style:text-properties officeooo:rsid="035fae0d"/>
    </style:style>
    <style:style style:name="T278" style:family="text">
      <style:text-properties officeooo:rsid="036079c8"/>
    </style:style>
    <style:style style:name="T279" style:family="text">
      <style:text-properties officeooo:rsid="036316a3"/>
    </style:style>
    <style:style style:name="T280" style:family="text">
      <style:text-properties officeooo:rsid="0364385f"/>
    </style:style>
    <style:style style:name="T281" style:family="text">
      <style:text-properties officeooo:rsid="03663e6c"/>
    </style:style>
    <style:style style:name="T282" style:family="text">
      <style:text-properties officeooo:rsid="03688842"/>
    </style:style>
    <style:style style:name="T283" style:family="text">
      <style:text-properties officeooo:rsid="036a2648"/>
    </style:style>
    <style:style style:name="T284" style:family="text">
      <style:text-properties officeooo:rsid="036bfbee"/>
    </style:style>
    <style:style style:name="T285" style:family="text">
      <style:text-properties officeooo:rsid="036d5695"/>
    </style:style>
    <style:style style:name="T286" style:family="text">
      <style:text-properties officeooo:rsid="037933f4"/>
    </style:style>
    <style:style style:name="T287" style:family="text">
      <style:text-properties officeooo:rsid="037a54f1"/>
    </style:style>
    <style:style style:name="T288" style:family="text">
      <style:text-properties officeooo:rsid="037c2243"/>
    </style:style>
    <style:style style:name="T289" style:family="text">
      <style:text-properties officeooo:rsid="0380138a"/>
    </style:style>
    <style:style style:name="T290" style:family="text">
      <style:text-properties officeooo:rsid="03827a2a"/>
    </style:style>
    <style:style style:name="T291" style:family="text">
      <style:text-properties officeooo:rsid="038562d3"/>
    </style:style>
    <style:style style:name="T292" style:family="text">
      <style:text-properties officeooo:rsid="0385e83b"/>
    </style:style>
    <style:style style:name="T293" style:family="text">
      <style:text-properties officeooo:rsid="03871542"/>
    </style:style>
    <style:style style:name="T294" style:family="text">
      <style:text-properties officeooo:rsid="03887e61"/>
    </style:style>
    <style:style style:name="T295" style:family="text">
      <style:text-properties officeooo:rsid="0399db56"/>
    </style:style>
    <style:style style:name="T296" style:family="text">
      <style:text-properties officeooo:rsid="039a5d77"/>
    </style:style>
    <style:style style:name="T297" style:family="text">
      <style:text-properties officeooo:rsid="039aa9de"/>
    </style:style>
    <style:style style:name="T298" style:family="text">
      <style:text-properties officeooo:rsid="039b5544"/>
    </style:style>
    <style:style style:name="T299" style:family="text">
      <style:text-properties officeooo:rsid="039d046e"/>
    </style:style>
    <style:style style:name="T300" style:family="text">
      <style:text-properties officeooo:rsid="039d8c88"/>
    </style:style>
    <style:style style:name="T301" style:family="text">
      <style:text-properties officeooo:rsid="03aa37fd"/>
    </style:style>
    <style:style style:name="T302" style:family="text">
      <style:text-properties officeooo:rsid="03c39082"/>
    </style:style>
    <style:style style:name="T303" style:family="text">
      <style:text-properties officeooo:rsid="03c64227"/>
    </style:style>
    <style:style style:name="T304" style:family="text">
      <style:text-properties officeooo:rsid="03ce5724"/>
    </style:style>
    <style:style style:name="T305" style:family="text">
      <style:text-properties officeooo:rsid="03ceb8c1"/>
    </style:style>
    <style:style style:name="T306" style:family="text">
      <style:text-properties officeooo:rsid="03d74d24"/>
    </style:style>
    <style:style style:name="T307" style:family="text">
      <style:text-properties officeooo:rsid="04015a0c"/>
    </style:style>
    <style:style style:name="T308" style:family="text">
      <style:text-properties officeooo:rsid="04027bca"/>
    </style:style>
    <style:style style:name="T309" style:family="text">
      <style:text-properties officeooo:rsid="04068c69"/>
    </style:style>
    <style:style style:name="T310" style:family="text">
      <style:text-properties officeooo:rsid="04169014"/>
    </style:style>
    <style:style style:name="T311" style:family="text">
      <style:text-properties officeooo:rsid="04174d44"/>
    </style:style>
    <style:style style:name="T312" style:family="text">
      <style:text-properties officeooo:rsid="0418a04f"/>
    </style:style>
    <style:style style:name="T313" style:family="text">
      <style:text-properties officeooo:rsid="041a1944"/>
    </style:style>
    <style:style style:name="T314" style:family="text">
      <style:text-properties officeooo:rsid="041bf497"/>
    </style:style>
    <style:style style:name="T315" style:family="text">
      <style:text-properties officeooo:rsid="041d8879"/>
    </style:style>
    <style:style style:name="T316" style:family="text">
      <style:text-properties officeooo:rsid="0421a6c2"/>
    </style:style>
    <style:style style:name="T317" style:family="text">
      <style:text-properties officeooo:rsid="042327a6"/>
    </style:style>
    <style:style style:name="T318" style:family="text">
      <style:text-properties officeooo:rsid="04241498"/>
    </style:style>
    <style:style style:name="T319" style:family="text">
      <style:text-properties officeooo:rsid="042963d7"/>
    </style:style>
    <style:style style:name="T320" style:family="text">
      <style:text-properties officeooo:rsid="042ae82a"/>
    </style:style>
    <style:style style:name="T321" style:family="text">
      <style:text-properties officeooo:rsid="042c522a"/>
    </style:style>
    <style:style style:name="T322" style:family="text">
      <style:text-properties officeooo:rsid="0431e506"/>
    </style:style>
    <style:style style:name="T323" style:family="text">
      <style:text-properties officeooo:rsid="04352ebb"/>
    </style:style>
    <style:style style:name="T324" style:family="text">
      <style:text-properties officeooo:rsid="04357d97"/>
    </style:style>
    <style:style style:name="T325" style:family="text">
      <style:text-properties officeooo:rsid="044e68af"/>
    </style:style>
    <style:style style:name="T326" style:family="text">
      <style:text-properties officeooo:rsid="04507a4e"/>
    </style:style>
    <style:style style:name="T327" style:family="text">
      <style:text-properties officeooo:rsid="0452ae29"/>
    </style:style>
    <style:style style:name="T328" style:family="text">
      <style:text-properties officeooo:rsid="045e14d8"/>
    </style:style>
    <style:style style:name="T329" style:family="text">
      <style:text-properties officeooo:rsid="045f7518"/>
    </style:style>
    <style:style style:name="T330" style:family="text">
      <style:text-properties officeooo:rsid="04636638"/>
    </style:style>
    <style:style style:name="T331" style:family="text">
      <style:text-properties officeooo:rsid="04651884"/>
    </style:style>
    <style:style style:name="T332" style:family="text">
      <style:text-properties officeooo:rsid="04661c5d"/>
    </style:style>
    <style:style style:name="T333" style:family="text">
      <style:text-properties officeooo:rsid="04687fb2"/>
    </style:style>
    <style:style style:name="T334" style:family="text">
      <style:text-properties officeooo:rsid="046ad418"/>
    </style:style>
    <style:style style:name="T335" style:family="text">
      <style:text-properties officeooo:rsid="047149f5"/>
    </style:style>
    <style:style style:name="T336" style:family="text">
      <style:text-properties officeooo:rsid="047621e1"/>
    </style:style>
    <style:style style:name="T337" style:family="text">
      <style:text-properties officeooo:rsid="0482879f"/>
    </style:style>
    <style:style style:name="T338" style:family="text">
      <style:text-properties officeooo:rsid="048476df"/>
    </style:style>
    <style:style style:name="T339" style:family="text">
      <style:text-properties officeooo:rsid="048cf528"/>
    </style:style>
    <style:style style:name="T340" style:family="text">
      <style:text-properties officeooo:rsid="04956b91"/>
    </style:style>
    <style:style style:name="T341" style:family="text">
      <style:text-properties officeooo:rsid="0495defa"/>
    </style:style>
    <style:style style:name="T342" style:family="text">
      <style:text-properties officeooo:rsid="04967ff5"/>
    </style:style>
    <style:style style:name="T343" style:family="text">
      <style:text-properties officeooo:rsid="04971b29"/>
    </style:style>
    <style:style style:name="T344" style:family="text">
      <style:text-properties officeooo:rsid="04986a55"/>
    </style:style>
    <style:style style:name="T345" style:family="text">
      <style:text-properties officeooo:rsid="0498cb32"/>
    </style:style>
    <style:style style:name="T346" style:family="text">
      <style:text-properties officeooo:rsid="049aec1b"/>
    </style:style>
    <style:style style:name="T347" style:family="text">
      <style:text-properties officeooo:rsid="049bce00"/>
    </style:style>
    <style:style style:name="T348" style:family="text">
      <style:text-properties officeooo:rsid="04a3d02a"/>
    </style:style>
    <style:style style:name="T349" style:family="text">
      <style:text-properties officeooo:rsid="04a5e5ed"/>
    </style:style>
    <style:style style:name="T350" style:family="text">
      <style:text-properties officeooo:rsid="04aac86c"/>
    </style:style>
    <style:style style:name="T351" style:family="text">
      <style:text-properties officeooo:rsid="04b3ab15"/>
    </style:style>
    <style:style style:name="T352" style:family="text">
      <style:text-properties officeooo:rsid="04b62cca"/>
    </style:style>
    <style:style style:name="T353" style:family="text">
      <style:text-properties officeooo:rsid="04b7ab3f"/>
    </style:style>
    <style:style style:name="T354" style:family="text">
      <style:text-properties officeooo:rsid="04b84f55"/>
    </style:style>
    <style:style style:name="T355" style:family="text">
      <style:text-properties officeooo:rsid="04ba1dfd"/>
    </style:style>
    <style:style style:name="T356" style:family="text">
      <style:text-properties officeooo:rsid="04bb0747"/>
    </style:style>
    <style:style style:name="T357" style:family="text">
      <style:text-properties officeooo:rsid="04bd782b"/>
    </style:style>
    <style:style style:name="T358" style:family="text">
      <style:text-properties officeooo:rsid="04be5e2f"/>
    </style:style>
    <style:style style:name="T359" style:family="text">
      <style:text-properties officeooo:rsid="04c1e63d"/>
    </style:style>
    <style:style style:name="T360" style:family="text">
      <style:text-properties officeooo:rsid="04ce0cd1"/>
    </style:style>
    <style:style style:name="T361" style:family="text">
      <style:text-properties officeooo:rsid="04cee24f"/>
    </style:style>
    <style:style style:name="T362" style:family="text">
      <style:text-properties officeooo:rsid="04d6d146"/>
    </style:style>
    <style:style style:name="T363" style:family="text">
      <style:text-properties officeooo:rsid="04df628e"/>
    </style:style>
    <style:style style:name="T364" style:family="text">
      <style:text-properties officeooo:rsid="04f6fc86"/>
    </style:style>
    <style:style style:name="T365" style:family="text">
      <style:text-properties officeooo:rsid="04f7b2f0"/>
    </style:style>
    <style:style style:name="T366" style:family="text">
      <style:text-properties officeooo:rsid="04f8ba46"/>
    </style:style>
    <style:style style:name="T367" style:family="text">
      <style:text-properties officeooo:rsid="04fd1fda"/>
    </style:style>
    <style:style style:name="T368" style:family="text">
      <style:text-properties officeooo:rsid="04fd91c1"/>
    </style:style>
    <style:style style:name="T369" style:family="text">
      <style:text-properties officeooo:rsid="0500204c"/>
    </style:style>
    <style:style style:name="T370" style:family="text">
      <style:text-properties officeooo:rsid="0500fd07"/>
    </style:style>
    <style:style style:name="T371" style:family="text">
      <style:text-properties officeooo:rsid="050252d6"/>
    </style:style>
    <style:style style:name="T372" style:family="text">
      <style:text-properties officeooo:rsid="0504f410"/>
    </style:style>
    <style:style style:name="T373" style:family="text">
      <style:text-properties officeooo:rsid="050593e2"/>
    </style:style>
    <style:style style:name="T374" style:family="text">
      <style:text-properties officeooo:rsid="0506ac56"/>
    </style:style>
    <style:style style:name="T375" style:family="text">
      <style:text-properties officeooo:rsid="050752f7"/>
    </style:style>
    <style:style style:name="T376" style:family="text">
      <style:text-properties officeooo:rsid="0508cb63"/>
    </style:style>
    <style:style style:name="T377" style:family="text">
      <style:text-properties officeooo:rsid="050cdb82"/>
    </style:style>
    <style:style style:name="T378" style:family="text">
      <style:text-properties officeooo:rsid="050eb329"/>
    </style:style>
    <style:style style:name="T379" style:family="text">
      <style:text-properties officeooo:rsid="051068a8"/>
    </style:style>
    <style:style style:name="T380" style:family="text">
      <style:text-properties officeooo:rsid="05144c26"/>
    </style:style>
    <style:style style:name="T381" style:family="text">
      <style:text-properties officeooo:rsid="0515b909"/>
    </style:style>
    <style:style style:name="T382" style:family="text">
      <style:text-properties officeooo:rsid="0516c8b5"/>
    </style:style>
    <style:style style:name="T383" style:family="text">
      <style:text-properties officeooo:rsid="0517bf11"/>
    </style:style>
    <style:style style:name="T384" style:family="text">
      <style:text-properties officeooo:rsid="051939f5"/>
    </style:style>
    <style:style style:name="T385" style:family="text">
      <style:text-properties officeooo:rsid="051adef4"/>
    </style:style>
    <style:style style:name="T386" style:family="text">
      <style:text-properties officeooo:rsid="051b3643"/>
    </style:style>
    <style:style style:name="T387" style:family="text">
      <style:text-properties officeooo:rsid="051bbe1a"/>
    </style:style>
    <style:style style:name="T388" style:family="text">
      <style:text-properties officeooo:rsid="05221df2"/>
    </style:style>
    <style:style style:name="T389" style:family="text">
      <style:text-properties officeooo:rsid="0523eac2"/>
    </style:style>
    <style:style style:name="T390" style:family="text">
      <style:text-properties officeooo:rsid="052587bc"/>
    </style:style>
    <style:style style:name="T391" style:family="text">
      <style:text-properties officeooo:rsid="0527513a"/>
    </style:style>
    <style:style style:name="T392" style:family="text">
      <style:text-properties officeooo:rsid="052f69e2"/>
    </style:style>
    <style:style style:name="T393" style:family="text">
      <style:text-properties officeooo:rsid="05319d4f"/>
    </style:style>
    <style:style style:name="T394" style:family="text">
      <style:text-properties officeooo:rsid="053363c2"/>
    </style:style>
    <style:style style:name="T395" style:family="text">
      <style:text-properties officeooo:rsid="053398a9"/>
    </style:style>
    <style:style style:name="T396" style:family="text">
      <style:text-properties officeooo:rsid="0533e278"/>
    </style:style>
    <style:style style:name="T397" style:family="text">
      <style:text-properties officeooo:rsid="05367f1c"/>
    </style:style>
    <style:style style:name="T398" style:family="text">
      <style:text-properties officeooo:rsid="0538dfbd"/>
    </style:style>
    <style:style style:name="T399" style:family="text">
      <style:text-properties officeooo:rsid="05398465"/>
    </style:style>
    <style:style style:name="T400" style:family="text">
      <style:text-properties officeooo:rsid="053d8c4c"/>
    </style:style>
    <style:style style:name="T401" style:family="text">
      <style:text-properties officeooo:rsid="05493607"/>
    </style:style>
    <style:style style:name="T402" style:family="text">
      <style:text-properties officeooo:rsid="0550153c"/>
    </style:style>
    <style:style style:name="T403" style:family="text">
      <style:text-properties officeooo:rsid="05518315"/>
    </style:style>
    <style:style style:name="T404" style:family="text">
      <style:text-properties officeooo:rsid="05575545"/>
    </style:style>
    <style:style style:name="T405" style:family="text">
      <style:text-properties officeooo:rsid="05582a58"/>
    </style:style>
    <style:style style:name="T406" style:family="text">
      <style:text-properties officeooo:rsid="05587cb5"/>
    </style:style>
    <style:style style:name="T407" style:family="text">
      <style:text-properties officeooo:rsid="0559eafe"/>
    </style:style>
    <style:style style:name="T408" style:family="text">
      <style:text-properties officeooo:rsid="055a3261"/>
    </style:style>
    <style:style style:name="T409" style:family="text">
      <style:text-properties officeooo:rsid="055bbe29"/>
    </style:style>
    <style:style style:name="T410" style:family="text">
      <style:text-properties officeooo:rsid="055e488f"/>
    </style:style>
    <style:style style:name="T411" style:family="text">
      <style:text-properties officeooo:rsid="055fd2f3"/>
    </style:style>
    <style:style style:name="T412" style:family="text">
      <style:text-properties officeooo:rsid="05606a5b"/>
    </style:style>
    <style:style style:name="T413" style:family="text">
      <style:text-properties officeooo:rsid="05627079"/>
    </style:style>
    <style:style style:name="T414" style:family="text">
      <style:text-properties officeooo:rsid="056379cb"/>
    </style:style>
    <style:style style:name="T415" style:family="text">
      <style:text-properties officeooo:rsid="05649792"/>
    </style:style>
    <style:style style:name="T416" style:family="text">
      <style:text-properties officeooo:rsid="05657f5e"/>
    </style:style>
    <style:style style:name="T417" style:family="text">
      <style:text-properties officeooo:rsid="0569cc4f"/>
    </style:style>
    <style:style style:name="T418" style:family="text">
      <style:text-properties officeooo:rsid="056b1880"/>
    </style:style>
    <style:style style:name="T419" style:family="text">
      <style:text-properties officeooo:rsid="056e4367"/>
    </style:style>
    <style:style style:name="T420" style:family="text">
      <style:text-properties officeooo:rsid="056fd3a5"/>
    </style:style>
    <style:style style:name="T421" style:family="text">
      <style:text-properties officeooo:rsid="057485a5"/>
    </style:style>
    <style:style style:name="T422" style:family="text">
      <style:text-properties officeooo:rsid="05758128"/>
    </style:style>
    <style:style style:name="T423" style:family="text">
      <style:text-properties officeooo:rsid="057644fe"/>
    </style:style>
    <style:style style:name="T424" style:family="text">
      <style:text-properties officeooo:rsid="0577df04"/>
    </style:style>
    <style:style style:name="T425" style:family="text">
      <style:text-properties officeooo:rsid="0578dac4"/>
    </style:style>
    <style:style style:name="T426" style:family="text">
      <style:text-properties officeooo:rsid="057a3cee"/>
    </style:style>
    <style:style style:name="T427" style:family="text">
      <style:text-properties officeooo:rsid="057b62dd"/>
    </style:style>
    <style:style style:name="T428" style:family="text">
      <style:text-properties officeooo:rsid="05876157"/>
    </style:style>
    <style:style style:name="T429" style:family="text">
      <style:text-properties officeooo:rsid="05888e4c"/>
    </style:style>
    <style:style style:name="T430" style:family="text">
      <style:text-properties officeooo:rsid="058a010e"/>
    </style:style>
    <style:style style:name="T431" style:family="text">
      <style:text-properties officeooo:rsid="058ad3c0"/>
    </style:style>
    <style:style style:name="T432" style:family="text">
      <style:text-properties officeooo:rsid="058f5365"/>
    </style:style>
    <style:style style:name="T433" style:family="text">
      <style:text-properties officeooo:rsid="0593c0c4"/>
    </style:style>
    <style:style style:name="T434" style:family="text">
      <style:text-properties officeooo:rsid="0596ad17"/>
    </style:style>
    <style:style style:name="T435" style:family="text">
      <style:text-properties officeooo:rsid="0597e3e2"/>
    </style:style>
    <style:style style:name="T436" style:family="text">
      <style:text-properties officeooo:rsid="059fe39f"/>
    </style:style>
    <style:style style:name="T437" style:family="text">
      <style:text-properties officeooo:rsid="05a0a2b6"/>
    </style:style>
    <style:style style:name="T438" style:family="text">
      <style:text-properties officeooo:rsid="05a2e101"/>
    </style:style>
    <style:style style:name="T439" style:family="text">
      <style:text-properties officeooo:rsid="05a44207"/>
    </style:style>
    <style:style style:name="T440" style:family="text">
      <style:text-properties officeooo:rsid="05a5a667"/>
    </style:style>
    <style:style style:name="T441" style:family="text">
      <style:text-properties officeooo:rsid="05a70991"/>
    </style:style>
    <style:style style:name="T442" style:family="text">
      <style:text-properties officeooo:rsid="05af227b"/>
    </style:style>
    <style:style style:name="T443" style:family="text">
      <style:text-properties officeooo:rsid="05b40ad6"/>
    </style:style>
    <style:style style:name="T444" style:family="text">
      <style:text-properties officeooo:rsid="05c2622e"/>
    </style:style>
    <style:style style:name="T445" style:family="text">
      <style:text-properties officeooo:rsid="05ce0c78"/>
    </style:style>
    <style:style style:name="T446" style:family="text">
      <style:text-properties officeooo:rsid="05cf30a3"/>
    </style:style>
    <style:style style:name="T447" style:family="text">
      <style:text-properties officeooo:rsid="05cf7ce4"/>
    </style:style>
    <style:style style:name="T448" style:family="text">
      <style:text-properties officeooo:rsid="05d0dfb3"/>
    </style:style>
    <style:style style:name="T449" style:family="text">
      <style:text-properties officeooo:rsid="05d273df"/>
    </style:style>
    <style:style style:name="T450" style:family="text">
      <style:text-properties officeooo:rsid="05da87cc"/>
    </style:style>
    <style:style style:name="T451" style:family="text">
      <style:text-properties officeooo:rsid="05dab667"/>
    </style:style>
    <style:style style:name="T452" style:family="text">
      <style:text-properties officeooo:rsid="05db69eb"/>
    </style:style>
    <style:style style:name="T453" style:family="text">
      <style:text-properties officeooo:rsid="05de0fc8"/>
    </style:style>
    <style:style style:name="T454" style:family="text">
      <style:text-properties officeooo:rsid="05df37ae"/>
    </style:style>
    <style:style style:name="T455" style:family="text">
      <style:text-properties officeooo:rsid="05e0b7b2"/>
    </style:style>
    <style:style style:name="T456" style:family="text">
      <style:text-properties officeooo:rsid="05e99b14"/>
    </style:style>
    <style:style style:name="T457" style:family="text">
      <style:text-properties officeooo:rsid="05eafd70"/>
    </style:style>
    <style:style style:name="T458" style:family="text">
      <style:text-properties fo:font-style="italic" style:font-style-asian="italic" style:font-style-complex="italic"/>
    </style:style>
    <style:style style:name="T459" style:family="text">
      <style:text-properties fo:font-style="italic" officeooo:rsid="05eafd70" style:font-style-asian="italic" style:font-style-complex="italic"/>
    </style:style>
    <style:style style:name="T460" style:family="text">
      <style:text-properties fo:font-style="italic" officeooo:rsid="0654514b" style:font-style-asian="italic" style:font-style-complex="italic"/>
    </style:style>
    <style:style style:name="T461" style:family="text">
      <style:text-properties fo:font-style="italic" officeooo:rsid="065095b8" style:font-style-asian="italic" style:font-style-complex="italic"/>
    </style:style>
    <style:style style:name="T462" style:family="text">
      <style:text-properties fo:font-style="italic" officeooo:rsid="064ddb68" style:font-style-asian="italic" style:font-style-complex="italic"/>
    </style:style>
    <style:style style:name="T463" style:family="text">
      <style:text-properties fo:font-style="italic" officeooo:rsid="066288a6" style:font-style-asian="italic" style:font-style-complex="italic"/>
    </style:style>
    <style:style style:name="T464" style:family="text">
      <style:text-properties fo:font-style="italic" officeooo:rsid="066108c2" style:font-style-asian="italic" style:font-style-complex="italic"/>
    </style:style>
    <style:style style:name="T465" style:family="text">
      <style:text-properties fo:font-style="italic" officeooo:rsid="06564f3b" style:font-style-asian="italic" style:font-style-complex="italic"/>
    </style:style>
    <style:style style:name="T466" style:family="text">
      <style:text-properties fo:font-style="italic" officeooo:rsid="06639cb4" style:font-style-asian="italic" style:font-style-complex="italic"/>
    </style:style>
    <style:style style:name="T467" style:family="text">
      <style:text-properties fo:font-style="italic" officeooo:rsid="07679a8d" style:font-style-asian="italic" style:font-style-complex="italic"/>
    </style:style>
    <style:style style:name="T468" style:family="text">
      <style:text-properties fo:font-style="italic" officeooo:rsid="0083b035" style:font-style-asian="italic" style:font-style-complex="italic"/>
    </style:style>
    <style:style style:name="T469" style:family="text">
      <style:text-properties fo:font-style="italic" officeooo:rsid="09aa76f0" style:font-style-asian="italic" style:font-style-complex="italic"/>
    </style:style>
    <style:style style:name="T470" style:family="text">
      <style:text-properties fo:font-style="italic" officeooo:rsid="0a38df83" style:font-style-asian="italic" style:font-style-complex="italic"/>
    </style:style>
    <style:style style:name="T471" style:family="text">
      <style:text-properties fo:font-style="italic" officeooo:rsid="0bae1f37" style:font-style-asian="italic" style:font-style-complex="italic"/>
    </style:style>
    <style:style style:name="T472" style:family="text">
      <style:text-properties fo:font-style="italic" officeooo:rsid="0ba789fb" style:font-style-asian="italic" style:font-style-complex="italic"/>
    </style:style>
    <style:style style:name="T473" style:family="text">
      <style:text-properties fo:font-style="italic" officeooo:rsid="0baab39c" style:font-style-asian="italic" style:font-style-complex="italic"/>
    </style:style>
    <style:style style:name="T474" style:family="text">
      <style:text-properties fo:font-style="italic" officeooo:rsid="0d0ce5a1" style:font-style-asian="italic" style:font-style-complex="italic"/>
    </style:style>
    <style:style style:name="T475" style:family="text">
      <style:text-properties fo:font-style="italic" officeooo:rsid="0daba78a" style:font-style-asian="italic" style:font-style-complex="italic"/>
    </style:style>
    <style:style style:name="T476" style:family="text">
      <style:text-properties fo:font-style="italic" officeooo:rsid="0dad9d9a" style:font-style-asian="italic" style:font-style-complex="italic"/>
    </style:style>
    <style:style style:name="T477" style:family="text">
      <style:text-properties fo:font-style="normal" officeooo:rsid="05eafd70" style:font-style-asian="normal" style:font-style-complex="normal"/>
    </style:style>
    <style:style style:name="T478" style:family="text">
      <style:text-properties fo:font-style="normal" officeooo:rsid="05eb2042" style:font-style-asian="normal" style:font-style-complex="normal"/>
    </style:style>
    <style:style style:name="T479" style:family="text">
      <style:text-properties fo:font-style="normal" officeooo:rsid="05edb278" style:font-style-asian="normal" style:font-style-complex="normal"/>
    </style:style>
    <style:style style:name="T480" style:family="text">
      <style:text-properties fo:font-style="normal" officeooo:rsid="05edcd0d" style:font-style-asian="normal" style:font-style-complex="normal"/>
    </style:style>
    <style:style style:name="T481" style:family="text">
      <style:text-properties fo:font-style="normal" officeooo:rsid="05f0c9dc" style:font-style-asian="normal" style:font-style-complex="normal"/>
    </style:style>
    <style:style style:name="T482" style:family="text">
      <style:text-properties fo:font-style="normal" officeooo:rsid="05f53ad7" style:font-style-asian="normal" style:font-style-complex="normal"/>
    </style:style>
    <style:style style:name="T483" style:family="text">
      <style:text-properties fo:font-style="normal" officeooo:rsid="05f63dfe" style:font-style-asian="normal" style:font-style-complex="normal"/>
    </style:style>
    <style:style style:name="T484" style:family="text">
      <style:text-properties fo:font-style="normal" officeooo:rsid="05f73a7d" style:font-style-asian="normal" style:font-style-complex="normal"/>
    </style:style>
    <style:style style:name="T485" style:family="text">
      <style:text-properties fo:font-style="normal" officeooo:rsid="05f873bc" style:font-style-asian="normal" style:font-style-complex="normal"/>
    </style:style>
    <style:style style:name="T486" style:family="text">
      <style:text-properties fo:font-style="normal" officeooo:rsid="05fa58e6" style:font-style-asian="normal" style:font-style-complex="normal"/>
    </style:style>
    <style:style style:name="T487" style:family="text">
      <style:text-properties fo:font-style="normal" officeooo:rsid="05fd1273" style:font-style-asian="normal" style:font-style-complex="normal"/>
    </style:style>
    <style:style style:name="T488" style:family="text">
      <style:text-properties fo:font-style="normal" officeooo:rsid="05fe07da" style:font-style-asian="normal" style:font-style-complex="normal"/>
    </style:style>
    <style:style style:name="T489" style:family="text">
      <style:text-properties fo:font-style="normal" officeooo:rsid="0602305f" style:font-style-asian="normal" style:font-style-complex="normal"/>
    </style:style>
    <style:style style:name="T490" style:family="text">
      <style:text-properties fo:font-style="normal" officeooo:rsid="06031d2d" style:font-style-asian="normal" style:font-style-complex="normal"/>
    </style:style>
    <style:style style:name="T491" style:family="text">
      <style:text-properties fo:font-style="normal" officeooo:rsid="060d078a" style:font-style-asian="normal" style:font-style-complex="normal"/>
    </style:style>
    <style:style style:name="T492" style:family="text">
      <style:text-properties fo:font-style="normal" officeooo:rsid="060d7ed4" style:font-style-asian="normal" style:font-style-complex="normal"/>
    </style:style>
    <style:style style:name="T493" style:family="text">
      <style:text-properties fo:font-style="normal" officeooo:rsid="06167319" style:font-style-asian="normal" style:font-style-complex="normal"/>
    </style:style>
    <style:style style:name="T494" style:family="text">
      <style:text-properties fo:font-style="normal" officeooo:rsid="06191f82" style:font-style-asian="normal" style:font-style-complex="normal"/>
    </style:style>
    <style:style style:name="T495" style:family="text">
      <style:text-properties fo:font-style="normal" officeooo:rsid="0609692d" style:font-style-asian="normal" style:font-style-complex="normal"/>
    </style:style>
    <style:style style:name="T496" style:family="text">
      <style:text-properties fo:font-style="normal" officeooo:rsid="062d582c" style:font-style-asian="normal" style:font-style-complex="normal"/>
    </style:style>
    <style:style style:name="T497" style:family="text">
      <style:text-properties fo:font-style="normal" officeooo:rsid="062ebae2" style:font-style-asian="normal" style:font-style-complex="normal"/>
    </style:style>
    <style:style style:name="T498" style:family="text">
      <style:text-properties fo:font-style="normal" officeooo:rsid="06302953" style:font-style-asian="normal" style:font-style-complex="normal"/>
    </style:style>
    <style:style style:name="T499" style:family="text">
      <style:text-properties fo:font-style="normal" officeooo:rsid="063540ee" style:font-style-asian="normal" style:font-style-complex="normal"/>
    </style:style>
    <style:style style:name="T500" style:family="text">
      <style:text-properties fo:font-style="normal" officeooo:rsid="09a5dbfe" style:font-style-asian="normal" style:font-style-complex="normal"/>
    </style:style>
    <style:style style:name="T501" style:family="text">
      <style:text-properties fo:font-style="normal" officeooo:rsid="09a7fa8e" style:font-style-asian="normal" style:font-style-complex="normal"/>
    </style:style>
    <style:style style:name="T502" style:family="text">
      <style:text-properties fo:font-style="normal" officeooo:rsid="0da295d1" style:font-style-asian="normal" style:font-style-complex="normal"/>
    </style:style>
    <style:style style:name="T503" style:family="text">
      <style:text-properties fo:font-style="normal" officeooo:rsid="0da43a24" style:font-style-asian="normal" style:font-style-complex="normal"/>
    </style:style>
    <style:style style:name="T504" style:family="text">
      <style:text-properties fo:font-style="normal" officeooo:rsid="0da51f51" style:font-style-asian="normal" style:font-style-complex="normal"/>
    </style:style>
    <style:style style:name="T505" style:family="text">
      <style:text-properties fo:font-style="normal" officeooo:rsid="0da6a174" style:font-style-asian="normal" style:font-style-complex="normal"/>
    </style:style>
    <style:style style:name="T506" style:family="text">
      <style:text-properties fo:font-style="normal" officeooo:rsid="06239472" style:font-style-asian="normal" style:font-style-complex="normal"/>
    </style:style>
    <style:style style:name="T507" style:family="text">
      <style:text-properties fo:font-style="normal" officeooo:rsid="0da77aff" style:font-style-asian="normal" style:font-style-complex="normal"/>
    </style:style>
    <style:style style:name="T508" style:family="text">
      <style:text-properties officeooo:rsid="060f1c39"/>
    </style:style>
    <style:style style:name="T509" style:family="text">
      <style:text-properties officeooo:rsid="060fcba1"/>
    </style:style>
    <style:style style:name="T510" style:family="text">
      <style:text-properties officeooo:rsid="061400e9"/>
    </style:style>
    <style:style style:name="T511" style:family="text">
      <style:text-properties officeooo:rsid="0648bcf3"/>
    </style:style>
    <style:style style:name="T512" style:family="text">
      <style:text-properties officeooo:rsid="0648dfce"/>
    </style:style>
    <style:style style:name="T513" style:family="text">
      <style:text-properties officeooo:rsid="06726ff3"/>
    </style:style>
    <style:style style:name="T514" style:family="text">
      <style:text-properties officeooo:rsid="0673de9f"/>
    </style:style>
    <style:style style:name="T515" style:family="text">
      <style:text-properties officeooo:rsid="0674d442"/>
    </style:style>
    <style:style style:name="T516" style:family="text">
      <style:text-properties officeooo:rsid="0675e1be"/>
    </style:style>
    <style:style style:name="T517" style:family="text">
      <style:text-properties officeooo:rsid="0675f455"/>
    </style:style>
    <style:style style:name="T518" style:family="text">
      <style:text-properties officeooo:rsid="0677b619"/>
    </style:style>
    <style:style style:name="T519" style:family="text">
      <style:text-properties officeooo:rsid="067a0454"/>
    </style:style>
    <style:style style:name="T520" style:family="text">
      <style:text-properties officeooo:rsid="067d2965"/>
    </style:style>
    <style:style style:name="T521" style:family="text">
      <style:text-properties officeooo:rsid="067e9a59"/>
    </style:style>
    <style:style style:name="T522" style:family="text">
      <style:text-properties officeooo:rsid="067f2ccc"/>
    </style:style>
    <style:style style:name="T523" style:family="text">
      <style:text-properties officeooo:rsid="067f55df"/>
    </style:style>
    <style:style style:name="T524" style:family="text">
      <style:text-properties officeooo:rsid="068d605c"/>
    </style:style>
    <style:style style:name="T525" style:family="text">
      <style:text-properties officeooo:rsid="068e3a17"/>
    </style:style>
    <style:style style:name="T526" style:family="text">
      <style:text-properties officeooo:rsid="0693226b"/>
    </style:style>
    <style:style style:name="T527" style:family="text">
      <style:text-properties officeooo:rsid="06a152d1"/>
    </style:style>
    <style:style style:name="T528" style:family="text">
      <style:text-properties officeooo:rsid="06a15494"/>
    </style:style>
    <style:style style:name="T529" style:family="text">
      <style:text-properties officeooo:rsid="06a3427e"/>
    </style:style>
    <style:style style:name="T530" style:family="text">
      <style:text-properties officeooo:rsid="06a71e6e"/>
    </style:style>
    <style:style style:name="T531" style:family="text">
      <style:text-properties officeooo:rsid="06aa5e23"/>
    </style:style>
    <style:style style:name="T532" style:family="text">
      <style:text-properties officeooo:rsid="06bcc500"/>
    </style:style>
    <style:style style:name="T533" style:family="text">
      <style:text-properties officeooo:rsid="06c1c09c"/>
    </style:style>
    <style:style style:name="T534" style:family="text">
      <style:text-properties officeooo:rsid="06c36daf"/>
    </style:style>
    <style:style style:name="T535" style:family="text">
      <style:text-properties officeooo:rsid="06cb2390"/>
    </style:style>
    <style:style style:name="T536" style:family="text">
      <style:text-properties officeooo:rsid="06cbb799"/>
    </style:style>
    <style:style style:name="T537" style:family="text">
      <style:text-properties officeooo:rsid="06dc8c69"/>
    </style:style>
    <style:style style:name="T538" style:family="text">
      <style:text-properties officeooo:rsid="06de1950"/>
    </style:style>
    <style:style style:name="T539" style:family="text">
      <style:text-properties officeooo:rsid="06dfac83"/>
    </style:style>
    <style:style style:name="T540" style:family="text">
      <style:text-properties officeooo:rsid="06f3cf35"/>
    </style:style>
    <style:style style:name="T541" style:family="text">
      <style:text-properties officeooo:rsid="06f57335"/>
    </style:style>
    <style:style style:name="T542" style:family="text">
      <style:text-properties officeooo:rsid="06f5e785"/>
    </style:style>
    <style:style style:name="T543" style:family="text">
      <style:text-properties officeooo:rsid="06f60fe8"/>
    </style:style>
    <style:style style:name="T544" style:family="text">
      <style:text-properties officeooo:rsid="06fa000e"/>
    </style:style>
    <style:style style:name="T545" style:family="text">
      <style:text-properties officeooo:rsid="06fb9dab"/>
    </style:style>
    <style:style style:name="T546" style:family="text">
      <style:text-properties officeooo:rsid="07077fae"/>
    </style:style>
    <style:style style:name="T547" style:family="text">
      <style:text-properties officeooo:rsid="070786ea"/>
    </style:style>
    <style:style style:name="T548" style:family="text">
      <style:text-properties officeooo:rsid="07086120"/>
    </style:style>
    <style:style style:name="T549" style:family="text">
      <style:text-properties officeooo:rsid="070beed8"/>
    </style:style>
    <style:style style:name="T550" style:family="text">
      <style:text-properties officeooo:rsid="070ea457"/>
    </style:style>
    <style:style style:name="T551" style:family="text">
      <style:text-properties officeooo:rsid="072965e5"/>
    </style:style>
    <style:style style:name="T552" style:family="text">
      <style:text-properties officeooo:rsid="072a0b85"/>
    </style:style>
    <style:style style:name="T553" style:family="text">
      <style:text-properties officeooo:rsid="073e81ed"/>
    </style:style>
    <style:style style:name="T554" style:family="text">
      <style:text-properties officeooo:rsid="073f920b"/>
    </style:style>
    <style:style style:name="T555" style:family="text">
      <style:text-properties officeooo:rsid="0745f522"/>
    </style:style>
    <style:style style:name="T556" style:family="text">
      <style:text-properties officeooo:rsid="0748f8df"/>
    </style:style>
    <style:style style:name="T557" style:family="text">
      <style:text-properties officeooo:rsid="07490b61"/>
    </style:style>
    <style:style style:name="T558" style:family="text">
      <style:text-properties officeooo:rsid="07496e8e"/>
    </style:style>
    <style:style style:name="T559" style:family="text">
      <style:text-properties officeooo:rsid="074a5f6f"/>
    </style:style>
    <style:style style:name="T560" style:family="text">
      <style:text-properties officeooo:rsid="074ae3cd"/>
    </style:style>
    <style:style style:name="T561" style:family="text">
      <style:text-properties officeooo:rsid="074d3972"/>
    </style:style>
    <style:style style:name="T562" style:family="text">
      <style:text-properties officeooo:rsid="074e9d8e"/>
    </style:style>
    <style:style style:name="T563" style:family="text">
      <style:text-properties officeooo:rsid="07532ec3"/>
    </style:style>
    <style:style style:name="T564" style:family="text">
      <style:text-properties officeooo:rsid="0755de1e"/>
    </style:style>
    <style:style style:name="T565" style:family="text">
      <style:text-properties officeooo:rsid="0757f1f8"/>
    </style:style>
    <style:style style:name="T566" style:family="text">
      <style:text-properties officeooo:rsid="075f749a"/>
    </style:style>
    <style:style style:name="T567" style:family="text">
      <style:text-properties officeooo:rsid="076c1800"/>
    </style:style>
    <style:style style:name="T568" style:family="text">
      <style:text-properties officeooo:rsid="076d06f4"/>
    </style:style>
    <style:style style:name="T569" style:family="text">
      <style:text-properties officeooo:rsid="076deac2"/>
    </style:style>
    <style:style style:name="T570" style:family="text">
      <style:text-properties officeooo:rsid="0788a9e5"/>
    </style:style>
    <style:style style:name="T571" style:family="text">
      <style:text-properties officeooo:rsid="078a9045"/>
    </style:style>
    <style:style style:name="T572" style:family="text">
      <style:text-properties officeooo:rsid="07905caf"/>
    </style:style>
    <style:style style:name="T573" style:family="text">
      <style:text-properties officeooo:rsid="07943f2b"/>
    </style:style>
    <style:style style:name="T574" style:family="text">
      <style:text-properties officeooo:rsid="07951dcf"/>
    </style:style>
    <style:style style:name="T575" style:family="text">
      <style:text-properties officeooo:rsid="0795471f"/>
    </style:style>
    <style:style style:name="T576" style:family="text">
      <style:text-properties officeooo:rsid="079bf079"/>
    </style:style>
    <style:style style:name="T577" style:family="text">
      <style:text-properties officeooo:rsid="07a383cc"/>
    </style:style>
    <style:style style:name="T578" style:family="text">
      <style:text-properties officeooo:rsid="07a3cd9d"/>
    </style:style>
    <style:style style:name="T579" style:family="text">
      <style:text-properties officeooo:rsid="07a4a28d"/>
    </style:style>
    <style:style style:name="T580" style:family="text">
      <style:text-properties officeooo:rsid="07a55250"/>
    </style:style>
    <style:style style:name="T581" style:family="text">
      <style:text-properties officeooo:rsid="07a5adb6"/>
    </style:style>
    <style:style style:name="T582" style:family="text">
      <style:text-properties officeooo:rsid="07a789e0"/>
    </style:style>
    <style:style style:name="T583" style:family="text">
      <style:text-properties officeooo:rsid="07a7b9fb"/>
    </style:style>
    <style:style style:name="T584" style:family="text">
      <style:text-properties officeooo:rsid="07aac8b8"/>
    </style:style>
    <style:style style:name="T585" style:family="text">
      <style:text-properties officeooo:rsid="07ececd1"/>
    </style:style>
    <style:style style:name="T586" style:family="text">
      <style:text-properties officeooo:rsid="07ee08f0"/>
    </style:style>
    <style:style style:name="T587" style:family="text">
      <style:text-properties officeooo:rsid="07f0c7af"/>
    </style:style>
    <style:style style:name="T588" style:family="text">
      <style:text-properties officeooo:rsid="07f11795"/>
    </style:style>
    <style:style style:name="T589" style:family="text">
      <style:text-properties officeooo:rsid="07f399ed"/>
    </style:style>
    <style:style style:name="T590" style:family="text">
      <style:text-properties officeooo:rsid="0804fdf4"/>
    </style:style>
    <style:style style:name="T591" style:family="text">
      <style:text-properties officeooo:rsid="080be5df"/>
    </style:style>
    <style:style style:name="T592" style:family="text">
      <style:text-properties officeooo:rsid="0816885d"/>
    </style:style>
    <style:style style:name="T593" style:family="text">
      <style:text-properties officeooo:rsid="08181aab"/>
    </style:style>
    <style:style style:name="T594" style:family="text">
      <style:text-properties officeooo:rsid="0829a164"/>
    </style:style>
    <style:style style:name="T595" style:family="text">
      <style:text-properties officeooo:rsid="082c7481"/>
    </style:style>
    <style:style style:name="T596" style:family="text">
      <style:text-properties officeooo:rsid="0839dff1"/>
    </style:style>
    <style:style style:name="T597" style:family="text">
      <style:text-properties officeooo:rsid="083b28fc"/>
    </style:style>
    <style:style style:name="T598" style:family="text">
      <style:text-properties officeooo:rsid="0840b3db"/>
    </style:style>
    <style:style style:name="T599" style:family="text">
      <style:text-properties officeooo:rsid="0842919b"/>
    </style:style>
    <style:style style:name="T600" style:family="text">
      <style:text-properties officeooo:rsid="0843f687"/>
    </style:style>
    <style:style style:name="T601" style:family="text">
      <style:text-properties officeooo:rsid="08445c83"/>
    </style:style>
    <style:style style:name="T602" style:family="text">
      <style:text-properties officeooo:rsid="08461956"/>
    </style:style>
    <style:style style:name="T603" style:family="text">
      <style:text-properties officeooo:rsid="0847ee24"/>
    </style:style>
    <style:style style:name="T604" style:family="text">
      <style:text-properties officeooo:rsid="08494b7f"/>
    </style:style>
    <style:style style:name="T605" style:family="text">
      <style:text-properties officeooo:rsid="084d0825"/>
    </style:style>
    <style:style style:name="T606" style:family="text">
      <style:text-properties officeooo:rsid="084d96dd"/>
    </style:style>
    <style:style style:name="T607" style:family="text">
      <style:text-properties officeooo:rsid="085b74bb"/>
    </style:style>
    <style:style style:name="T608" style:family="text">
      <style:text-properties officeooo:rsid="085bd5bb"/>
    </style:style>
    <style:style style:name="T609" style:family="text">
      <style:text-properties officeooo:rsid="085dc765"/>
    </style:style>
    <style:style style:name="T610" style:family="text">
      <style:text-properties officeooo:rsid="085eb4b6"/>
    </style:style>
    <style:style style:name="T611" style:family="text">
      <style:text-properties officeooo:rsid="0860b14f"/>
    </style:style>
    <style:style style:name="T612" style:family="text">
      <style:text-properties officeooo:rsid="086102e8"/>
    </style:style>
    <style:style style:name="T613" style:family="text">
      <style:text-properties officeooo:rsid="0863dd0f"/>
    </style:style>
    <style:style style:name="T614" style:family="text">
      <style:text-properties officeooo:rsid="0868df91"/>
    </style:style>
    <style:style style:name="T615" style:family="text">
      <style:text-properties officeooo:rsid="087ad54b"/>
    </style:style>
    <style:style style:name="T616" style:family="text">
      <style:text-properties officeooo:rsid="087df8d5"/>
    </style:style>
    <style:style style:name="T617" style:family="text">
      <style:text-properties officeooo:rsid="087e9151"/>
    </style:style>
    <style:style style:name="T618" style:family="text">
      <style:text-properties officeooo:rsid="088449a1"/>
    </style:style>
    <style:style style:name="T619" style:family="text">
      <style:text-properties officeooo:rsid="0885ea40"/>
    </style:style>
    <style:style style:name="T620" style:family="text">
      <style:text-properties officeooo:rsid="0886a13f"/>
    </style:style>
    <style:style style:name="T621" style:family="text">
      <style:text-properties officeooo:rsid="08873434"/>
    </style:style>
    <style:style style:name="T622" style:family="text">
      <style:text-properties officeooo:rsid="08883027"/>
    </style:style>
    <style:style style:name="T623" style:family="text">
      <style:text-properties officeooo:rsid="08895dd7"/>
    </style:style>
    <style:style style:name="T624" style:family="text">
      <style:text-properties officeooo:rsid="0891e029"/>
    </style:style>
    <style:style style:name="T625" style:family="text">
      <style:text-properties officeooo:rsid="089329f1"/>
    </style:style>
    <style:style style:name="T626" style:family="text">
      <style:text-properties officeooo:rsid="0894bac1"/>
    </style:style>
    <style:style style:name="T627" style:family="text">
      <style:text-properties officeooo:rsid="08985ed7"/>
    </style:style>
    <style:style style:name="T628" style:family="text">
      <style:text-properties officeooo:rsid="089e8092"/>
    </style:style>
    <style:style style:name="T629" style:family="text">
      <style:text-properties officeooo:rsid="089f6580"/>
    </style:style>
    <style:style style:name="T630" style:family="text">
      <style:text-properties officeooo:rsid="08a0a910"/>
    </style:style>
    <style:style style:name="T631" style:family="text">
      <style:text-properties officeooo:rsid="08a74a2b"/>
    </style:style>
    <style:style style:name="T632" style:family="text">
      <style:text-properties officeooo:rsid="08a8ce58"/>
    </style:style>
    <style:style style:name="T633" style:family="text">
      <style:text-properties officeooo:rsid="08aa7fdb"/>
    </style:style>
    <style:style style:name="T634" style:family="text">
      <style:text-properties officeooo:rsid="08ac36f9"/>
    </style:style>
    <style:style style:name="T635" style:family="text">
      <style:text-properties officeooo:rsid="08ada366"/>
    </style:style>
    <style:style style:name="T636" style:family="text">
      <style:text-properties officeooo:rsid="08b20e93"/>
    </style:style>
    <style:style style:name="T637" style:family="text">
      <style:text-properties officeooo:rsid="08b2caa9"/>
    </style:style>
    <style:style style:name="T638" style:family="text">
      <style:text-properties officeooo:rsid="08b3d60b"/>
    </style:style>
    <style:style style:name="T639" style:family="text">
      <style:text-properties officeooo:rsid="08b51ec2"/>
    </style:style>
    <style:style style:name="T640" style:family="text">
      <style:text-properties officeooo:rsid="08b60e97"/>
    </style:style>
    <style:style style:name="T641" style:family="text">
      <style:text-properties officeooo:rsid="08b63841"/>
    </style:style>
    <style:style style:name="T642" style:family="text">
      <style:text-properties officeooo:rsid="08b9357d"/>
    </style:style>
    <style:style style:name="T643" style:family="text">
      <style:text-properties officeooo:rsid="08c008ba"/>
    </style:style>
    <style:style style:name="T644" style:family="text">
      <style:text-properties officeooo:rsid="01860279"/>
    </style:style>
    <style:style style:name="T645" style:family="text">
      <style:text-properties officeooo:rsid="08dcb52c"/>
    </style:style>
    <style:style style:name="T646" style:family="text">
      <style:text-properties officeooo:rsid="08e6e0b4"/>
    </style:style>
    <style:style style:name="T647" style:family="text">
      <style:text-properties officeooo:rsid="08ef8f1c"/>
    </style:style>
    <style:style style:name="T648" style:family="text">
      <style:text-properties officeooo:rsid="08efbc62"/>
    </style:style>
    <style:style style:name="T649" style:family="text">
      <style:text-properties officeooo:rsid="09010056"/>
    </style:style>
    <style:style style:name="T650" style:family="text">
      <style:text-properties officeooo:rsid="090365a1"/>
    </style:style>
    <style:style style:name="T651" style:family="text">
      <style:text-properties officeooo:rsid="0903c58d"/>
    </style:style>
    <style:style style:name="T652" style:family="text">
      <style:text-properties officeooo:rsid="090d68a3"/>
    </style:style>
    <style:style style:name="T653" style:family="text">
      <style:text-properties officeooo:rsid="090ec2a2"/>
    </style:style>
    <style:style style:name="T654" style:family="text">
      <style:text-properties officeooo:rsid="0910166a"/>
    </style:style>
    <style:style style:name="T655" style:family="text">
      <style:text-properties officeooo:rsid="09134e2c"/>
    </style:style>
    <style:style style:name="T656" style:family="text">
      <style:text-properties officeooo:rsid="091845af"/>
    </style:style>
    <style:style style:name="T657" style:family="text">
      <style:text-properties officeooo:rsid="091c2019"/>
    </style:style>
    <style:style style:name="T658" style:family="text">
      <style:text-properties officeooo:rsid="091d89e9"/>
    </style:style>
    <style:style style:name="T659" style:family="text">
      <style:text-properties officeooo:rsid="091f5982"/>
    </style:style>
    <style:style style:name="T660" style:family="text">
      <style:text-properties officeooo:rsid="092073bc"/>
    </style:style>
    <style:style style:name="T661" style:family="text">
      <style:text-properties officeooo:rsid="09207558"/>
    </style:style>
    <style:style style:name="T662" style:family="text">
      <style:text-properties officeooo:rsid="092252ac"/>
    </style:style>
    <style:style style:name="T663" style:family="text">
      <style:text-properties officeooo:rsid="092544be"/>
    </style:style>
    <style:style style:name="T664" style:family="text">
      <style:text-properties officeooo:rsid="09267dde"/>
    </style:style>
    <style:style style:name="T665" style:family="text">
      <style:text-properties officeooo:rsid="0927a96e"/>
    </style:style>
    <style:style style:name="T666" style:family="text">
      <style:text-properties officeooo:rsid="0927eeb2"/>
    </style:style>
    <style:style style:name="T667" style:family="text">
      <style:text-properties officeooo:rsid="09297c17"/>
    </style:style>
    <style:style style:name="T668" style:family="text">
      <style:text-properties officeooo:rsid="092ce9e0"/>
    </style:style>
    <style:style style:name="T669" style:family="text">
      <style:text-properties officeooo:rsid="0930220f"/>
    </style:style>
    <style:style style:name="T670" style:family="text">
      <style:text-properties officeooo:rsid="093120ea"/>
    </style:style>
    <style:style style:name="T671" style:family="text">
      <style:text-properties officeooo:rsid="09326ae1"/>
    </style:style>
    <style:style style:name="T672" style:family="text">
      <style:text-properties officeooo:rsid="0933aa33"/>
    </style:style>
    <style:style style:name="T673" style:family="text">
      <style:text-properties officeooo:rsid="093461d1"/>
    </style:style>
    <style:style style:name="T674" style:family="text">
      <style:text-properties officeooo:rsid="093e86c3"/>
    </style:style>
    <style:style style:name="T675" style:family="text">
      <style:text-properties officeooo:rsid="0940a5a7"/>
    </style:style>
    <style:style style:name="T676" style:family="text">
      <style:text-properties officeooo:rsid="0941c1bd"/>
    </style:style>
    <style:style style:name="T677" style:family="text">
      <style:text-properties officeooo:rsid="0942ea36"/>
    </style:style>
    <style:style style:name="T678" style:family="text">
      <style:text-properties officeooo:rsid="0944db3e"/>
    </style:style>
    <style:style style:name="T679" style:family="text">
      <style:text-properties officeooo:rsid="094c779d"/>
    </style:style>
    <style:style style:name="T680" style:family="text">
      <style:text-properties officeooo:rsid="095342a8"/>
    </style:style>
    <style:style style:name="T681" style:family="text">
      <style:text-properties officeooo:rsid="0954bb14"/>
    </style:style>
    <style:style style:name="T682" style:family="text">
      <style:text-properties officeooo:rsid="0957b951"/>
    </style:style>
    <style:style style:name="T683" style:family="text">
      <style:text-properties officeooo:rsid="095a00aa"/>
    </style:style>
    <style:style style:name="T684" style:family="text">
      <style:text-properties officeooo:rsid="095bfc28"/>
    </style:style>
    <style:style style:name="T685" style:family="text">
      <style:text-properties officeooo:rsid="095d1694"/>
    </style:style>
    <style:style style:name="T686" style:family="text">
      <style:text-properties officeooo:rsid="095f6a82"/>
    </style:style>
    <style:style style:name="T687" style:family="text">
      <style:text-properties officeooo:rsid="0960a946"/>
    </style:style>
    <style:style style:name="T688" style:family="text">
      <style:text-properties officeooo:rsid="0960e8f1"/>
    </style:style>
    <style:style style:name="T689" style:family="text">
      <style:text-properties officeooo:rsid="09628dac"/>
    </style:style>
    <style:style style:name="T690" style:family="text">
      <style:text-properties officeooo:rsid="0964ec69"/>
    </style:style>
    <style:style style:name="T691" style:family="text">
      <style:text-properties officeooo:rsid="0966467c"/>
    </style:style>
    <style:style style:name="T692" style:family="text">
      <style:text-properties officeooo:rsid="09676efd"/>
    </style:style>
    <style:style style:name="T693" style:family="text">
      <style:text-properties officeooo:rsid="09692a09"/>
    </style:style>
    <style:style style:name="T694" style:family="text">
      <style:text-properties officeooo:rsid="0969df95"/>
    </style:style>
    <style:style style:name="T695" style:family="text">
      <style:text-properties officeooo:rsid="096c4b2d"/>
    </style:style>
    <style:style style:name="T696" style:family="text">
      <style:text-properties officeooo:rsid="096d8451"/>
    </style:style>
    <style:style style:name="T697" style:family="text">
      <style:text-properties officeooo:rsid="0978bac1"/>
    </style:style>
    <style:style style:name="T698" style:family="text">
      <style:text-properties officeooo:rsid="097ec191"/>
    </style:style>
    <style:style style:name="T699" style:family="text">
      <style:text-properties officeooo:rsid="0981183f"/>
    </style:style>
    <style:style style:name="T700" style:family="text">
      <style:text-properties officeooo:rsid="09822dd2"/>
    </style:style>
    <style:style style:name="T701" style:family="text">
      <style:text-properties officeooo:rsid="09852348"/>
    </style:style>
    <style:style style:name="T702" style:family="text">
      <style:text-properties officeooo:rsid="098f7b81"/>
    </style:style>
    <style:style style:name="T703" style:family="text">
      <style:text-properties officeooo:rsid="0990344d"/>
    </style:style>
    <style:style style:name="T704" style:family="text">
      <style:text-properties officeooo:rsid="0991607c"/>
    </style:style>
    <style:style style:name="T705" style:family="text">
      <style:text-properties officeooo:rsid="099266fb"/>
    </style:style>
    <style:style style:name="T706" style:family="text">
      <style:text-properties officeooo:rsid="09964d99"/>
    </style:style>
    <style:style style:name="T707" style:family="text">
      <style:text-properties officeooo:rsid="099725a7"/>
    </style:style>
    <style:style style:name="T708" style:family="text">
      <style:text-properties officeooo:rsid="0997e16b"/>
    </style:style>
    <style:style style:name="T709" style:family="text">
      <style:text-properties officeooo:rsid="099bf6df"/>
    </style:style>
    <style:style style:name="T710" style:family="text">
      <style:text-properties officeooo:rsid="099d20b9"/>
    </style:style>
    <style:style style:name="T711" style:family="text">
      <style:text-properties officeooo:rsid="099eebe9"/>
    </style:style>
    <style:style style:name="T712" style:family="text">
      <style:text-properties officeooo:rsid="099fe1e4"/>
    </style:style>
    <style:style style:name="T713" style:family="text">
      <style:text-properties officeooo:rsid="09a55c73"/>
    </style:style>
    <style:style style:name="T714" style:family="text">
      <style:text-properties officeooo:rsid="09b749db"/>
    </style:style>
    <style:style style:name="T715" style:family="text">
      <style:text-properties officeooo:rsid="09ba2175"/>
    </style:style>
    <style:style style:name="T716" style:family="text">
      <style:text-properties officeooo:rsid="09c05277"/>
    </style:style>
    <style:style style:name="T717" style:family="text">
      <style:text-properties officeooo:rsid="09d0ee9f"/>
    </style:style>
    <style:style style:name="T718" style:family="text">
      <style:text-properties officeooo:rsid="09d103bc"/>
    </style:style>
    <style:style style:name="T719" style:family="text">
      <style:text-properties officeooo:rsid="09d1be19"/>
    </style:style>
    <style:style style:name="T720" style:family="text">
      <style:text-properties officeooo:rsid="09d39fe4"/>
    </style:style>
    <style:style style:name="T721" style:family="text">
      <style:text-properties officeooo:rsid="09df2b08"/>
    </style:style>
    <style:style style:name="T722" style:family="text">
      <style:text-properties officeooo:rsid="09e25464"/>
    </style:style>
    <style:style style:name="T723" style:family="text">
      <style:text-properties officeooo:rsid="09e2e5fe"/>
    </style:style>
    <style:style style:name="T724" style:family="text">
      <style:text-properties officeooo:rsid="09e94e6b"/>
    </style:style>
    <style:style style:name="T725" style:family="text">
      <style:text-properties officeooo:rsid="09f26f4d"/>
    </style:style>
    <style:style style:name="T726" style:family="text">
      <style:text-properties officeooo:rsid="09f44cd8"/>
    </style:style>
    <style:style style:name="T727" style:family="text">
      <style:text-properties officeooo:rsid="09f6b5d8"/>
    </style:style>
    <style:style style:name="T728" style:family="text">
      <style:text-properties officeooo:rsid="09febe64"/>
    </style:style>
    <style:style style:name="T729" style:family="text">
      <style:text-properties officeooo:rsid="09ff0698"/>
    </style:style>
    <style:style style:name="T730" style:family="text">
      <style:text-properties officeooo:rsid="09ff7c43"/>
    </style:style>
    <style:style style:name="T731" style:family="text">
      <style:text-properties officeooo:rsid="0a002025"/>
    </style:style>
    <style:style style:name="T732" style:family="text">
      <style:text-properties officeooo:rsid="0a013e55"/>
    </style:style>
    <style:style style:name="T733" style:family="text">
      <style:text-properties officeooo:rsid="0a040070"/>
    </style:style>
    <style:style style:name="T734" style:family="text">
      <style:text-properties officeooo:rsid="0a08e20d"/>
    </style:style>
    <style:style style:name="T735" style:family="text">
      <style:text-properties officeooo:rsid="0a0a2238"/>
    </style:style>
    <style:style style:name="T736" style:family="text">
      <style:text-properties officeooo:rsid="0a0ad29b"/>
    </style:style>
    <style:style style:name="T737" style:family="text">
      <style:text-properties officeooo:rsid="0a0d4740"/>
    </style:style>
    <style:style style:name="T738" style:family="text">
      <style:text-properties officeooo:rsid="0a0e565e"/>
    </style:style>
    <style:style style:name="T739" style:family="text">
      <style:text-properties officeooo:rsid="0a0ffcb9"/>
    </style:style>
    <style:style style:name="T740" style:family="text">
      <style:text-properties officeooo:rsid="0a1fe9e9"/>
    </style:style>
    <style:style style:name="T741" style:family="text">
      <style:text-properties officeooo:rsid="0a21d607"/>
    </style:style>
    <style:style style:name="T742" style:family="text">
      <style:text-properties officeooo:rsid="0a22486f"/>
    </style:style>
    <style:style style:name="T743" style:family="text">
      <style:text-properties officeooo:rsid="0a22d882"/>
    </style:style>
    <style:style style:name="T744" style:family="text">
      <style:text-properties officeooo:rsid="0a24603e"/>
    </style:style>
    <style:style style:name="T745" style:family="text">
      <style:text-properties officeooo:rsid="0a2572a7"/>
    </style:style>
    <style:style style:name="T746" style:family="text">
      <style:text-properties officeooo:rsid="0a274997"/>
    </style:style>
    <style:style style:name="T747" style:family="text">
      <style:text-properties officeooo:rsid="0a290560"/>
    </style:style>
    <style:style style:name="T748" style:family="text">
      <style:text-properties officeooo:rsid="0a29f84d"/>
    </style:style>
    <style:style style:name="T749" style:family="text">
      <style:text-properties officeooo:rsid="0a2ea055"/>
    </style:style>
    <style:style style:name="T750" style:family="text">
      <style:text-properties officeooo:rsid="0a339edd"/>
    </style:style>
    <style:style style:name="T751" style:family="text">
      <style:text-properties officeooo:rsid="0a35afa5"/>
    </style:style>
    <style:style style:name="T752" style:family="text">
      <style:text-properties officeooo:rsid="0a37b845"/>
    </style:style>
    <style:style style:name="T753" style:family="text">
      <style:text-properties officeooo:rsid="0a38df83"/>
    </style:style>
    <style:style style:name="T754" style:family="text">
      <style:text-properties officeooo:rsid="0a392e43"/>
    </style:style>
    <style:style style:name="T755" style:family="text">
      <style:text-properties officeooo:rsid="0a3b949f"/>
    </style:style>
    <style:style style:name="T756" style:family="text">
      <style:text-properties officeooo:rsid="0a4b7082"/>
    </style:style>
    <style:style style:name="T757" style:family="text">
      <style:text-properties officeooo:rsid="0a4d5198"/>
    </style:style>
    <style:style style:name="T758" style:family="text">
      <style:text-properties officeooo:rsid="0a4e10be"/>
    </style:style>
    <style:style style:name="T759" style:family="text">
      <style:text-properties officeooo:rsid="0a4e7f76"/>
    </style:style>
    <style:style style:name="T760" style:family="text">
      <style:text-properties officeooo:rsid="0a53aa82"/>
    </style:style>
    <style:style style:name="T761" style:family="text">
      <style:text-properties officeooo:rsid="0a595387"/>
    </style:style>
    <style:style style:name="T762" style:family="text">
      <style:text-properties officeooo:rsid="0a5b3d4f"/>
    </style:style>
    <style:style style:name="T763" style:family="text">
      <style:text-properties officeooo:rsid="0a5d0a7c"/>
    </style:style>
    <style:style style:name="T764" style:family="text">
      <style:text-properties officeooo:rsid="0a5d8e62"/>
    </style:style>
    <style:style style:name="T765" style:family="text">
      <style:text-properties officeooo:rsid="0a637001"/>
    </style:style>
    <style:style style:name="T766" style:family="text">
      <style:text-properties officeooo:rsid="0a67d9c1"/>
    </style:style>
    <style:style style:name="T767" style:family="text">
      <style:text-properties officeooo:rsid="0a6dea27"/>
    </style:style>
    <style:style style:name="T768" style:family="text">
      <style:text-properties officeooo:rsid="0a704d49"/>
    </style:style>
    <style:style style:name="T769" style:family="text">
      <style:text-properties officeooo:rsid="0a7237ae"/>
    </style:style>
    <style:style style:name="T770" style:family="text">
      <style:text-properties officeooo:rsid="0a7261fb"/>
    </style:style>
    <style:style style:name="T771" style:family="text">
      <style:text-properties officeooo:rsid="0a7389a6"/>
    </style:style>
    <style:style style:name="T772" style:family="text">
      <style:text-properties officeooo:rsid="0a73d5ce"/>
    </style:style>
    <style:style style:name="T773" style:family="text">
      <style:text-properties officeooo:rsid="0a73d93d"/>
    </style:style>
    <style:style style:name="T774" style:family="text">
      <style:text-properties officeooo:rsid="0a75b0fd"/>
    </style:style>
    <style:style style:name="T775" style:family="text">
      <style:text-properties officeooo:rsid="0a7665a4"/>
    </style:style>
    <style:style style:name="T776" style:family="text">
      <style:text-properties officeooo:rsid="0a76f96c"/>
    </style:style>
    <style:style style:name="T777" style:family="text">
      <style:text-properties officeooo:rsid="0a78f59d"/>
    </style:style>
    <style:style style:name="T778" style:family="text">
      <style:text-properties officeooo:rsid="0a7a5b42"/>
    </style:style>
    <style:style style:name="T779" style:family="text">
      <style:text-properties officeooo:rsid="0a7aea08"/>
    </style:style>
    <style:style style:name="T780" style:family="text">
      <style:text-properties officeooo:rsid="0a7bccc4"/>
    </style:style>
    <style:style style:name="T781" style:family="text">
      <style:text-properties officeooo:rsid="0a7d8215"/>
    </style:style>
    <style:style style:name="T782" style:family="text">
      <style:text-properties officeooo:rsid="0a82a647"/>
    </style:style>
    <style:style style:name="T783" style:family="text">
      <style:text-properties officeooo:rsid="0a8f68ce"/>
    </style:style>
    <style:style style:name="T784" style:family="text">
      <style:text-properties officeooo:rsid="0a90dc85"/>
    </style:style>
    <style:style style:name="T785" style:family="text">
      <style:text-properties officeooo:rsid="0a94328b"/>
    </style:style>
    <style:style style:name="T786" style:family="text">
      <style:text-properties officeooo:rsid="0ad5cea2"/>
    </style:style>
    <style:style style:name="T787" style:family="text">
      <style:text-properties officeooo:rsid="0af237df"/>
    </style:style>
    <style:style style:name="T788" style:family="text">
      <style:text-properties officeooo:rsid="0b033fef"/>
    </style:style>
    <style:style style:name="T789" style:family="text">
      <style:text-properties officeooo:rsid="0b0cb686"/>
    </style:style>
    <style:style style:name="T790" style:family="text">
      <style:text-properties officeooo:rsid="0b116f7b"/>
    </style:style>
    <style:style style:name="T791" style:family="text">
      <style:text-properties officeooo:rsid="0b17f1a6"/>
    </style:style>
    <style:style style:name="T792" style:family="text">
      <style:text-properties officeooo:rsid="0b1887be"/>
    </style:style>
    <style:style style:name="T793" style:family="text">
      <style:text-properties officeooo:rsid="0b1b5fdf"/>
    </style:style>
    <style:style style:name="T794" style:family="text">
      <style:text-properties officeooo:rsid="0b4684b3"/>
    </style:style>
    <style:style style:name="T795" style:family="text">
      <style:text-properties officeooo:rsid="0b5ad447"/>
    </style:style>
    <style:style style:name="T796" style:family="text">
      <style:text-properties officeooo:rsid="0b5c4f7c"/>
    </style:style>
    <style:style style:name="T797" style:family="text">
      <style:text-properties officeooo:rsid="0b5d4a46"/>
    </style:style>
    <style:style style:name="T798" style:family="text">
      <style:text-properties officeooo:rsid="0b659b8a"/>
    </style:style>
    <style:style style:name="T799" style:family="text">
      <style:text-properties officeooo:rsid="0b6810ad"/>
    </style:style>
    <style:style style:name="T800" style:family="text">
      <style:text-properties officeooo:rsid="0b6989eb"/>
    </style:style>
    <style:style style:name="T801" style:family="text">
      <style:text-properties fo:color="#b58900" loext:opacity="100%"/>
    </style:style>
    <style:style style:name="T802" style:family="text">
      <style:text-properties fo:color="#b58900" loext:opacity="100%" officeooo:rsid="0b3c8bc2"/>
    </style:style>
    <style:style style:name="T803" style:family="text">
      <style:text-properties fo:color="#b58900" loext:opacity="100%" officeooo:rsid="0b19b511"/>
    </style:style>
    <style:style style:name="T804" style:family="text">
      <style:text-properties fo:color="#b58900" loext:opacity="100%" officeooo:rsid="0d26c80e"/>
    </style:style>
    <style:style style:name="T805" style:family="text">
      <style:text-properties fo:color="#657b83" loext:opacity="100%"/>
    </style:style>
    <style:style style:name="T806" style:family="text">
      <style:text-properties fo:color="#657b83" loext:opacity="100%" officeooo:rsid="0b3c8bc2"/>
    </style:style>
    <style:style style:name="T807" style:family="text">
      <style:text-properties fo:color="#657b83" loext:opacity="100%" officeooo:rsid="0ad066f3"/>
    </style:style>
    <style:style style:name="T808" style:family="text">
      <style:text-properties fo:color="#657b83" loext:opacity="100%" officeooo:rsid="0b002c61"/>
    </style:style>
    <style:style style:name="T809" style:family="text">
      <style:text-properties fo:color="#657b83" loext:opacity="100%" officeooo:rsid="0b19b511"/>
    </style:style>
    <style:style style:name="T810" style:family="text">
      <style:text-properties fo:color="#657b83" loext:opacity="100%" officeooo:rsid="0d26c80e"/>
    </style:style>
    <style:style style:name="T811" style:family="text">
      <style:text-properties fo:color="#657b83" loext:opacity="100%" officeooo:rsid="0dc1160d"/>
    </style:style>
    <style:style style:name="T812" style:family="text">
      <style:text-properties fo:color="#657b83" loext:opacity="100%" fo:font-style="italic"/>
    </style:style>
    <style:style style:name="T813" style:family="text">
      <style:text-properties fo:color="#268bd2" loext:opacity="100%"/>
    </style:style>
    <style:style style:name="T814" style:family="text">
      <style:text-properties fo:color="#268bd2" loext:opacity="100%" officeooo:rsid="0b3c8bc2"/>
    </style:style>
    <style:style style:name="T815" style:family="text">
      <style:text-properties fo:color="#268bd2" loext:opacity="100%" officeooo:rsid="0b19b511"/>
    </style:style>
    <style:style style:name="T816" style:family="text">
      <style:text-properties fo:color="#268bd2" loext:opacity="100%" officeooo:rsid="0d26c80e"/>
    </style:style>
    <style:style style:name="T817" style:family="text">
      <style:text-properties fo:color="#93a1a1" loext:opacity="100%"/>
    </style:style>
    <style:style style:name="T818" style:family="text">
      <style:text-properties fo:color="#93a1a1" loext:opacity="100%" officeooo:rsid="0b3c8bc2"/>
    </style:style>
    <style:style style:name="T819" style:family="text">
      <style:text-properties fo:color="#93a1a1" loext:opacity="100%" fo:font-style="italic"/>
    </style:style>
    <style:style style:name="T820" style:family="text">
      <style:text-properties fo:color="#93a1a1" loext:opacity="100%" fo:font-style="italic" officeooo:rsid="0b3c8bc2"/>
    </style:style>
    <style:style style:name="T821" style:family="text">
      <style:text-properties fo:color="#93a1a1" loext:opacity="100%" fo:font-style="italic" officeooo:rsid="0b002c61"/>
    </style:style>
    <style:style style:name="T822" style:family="text">
      <style:text-properties fo:color="#93a1a1" loext:opacity="100%" fo:font-style="italic" officeooo:rsid="0b19b511"/>
    </style:style>
    <style:style style:name="T823" style:family="text">
      <style:text-properties fo:color="#93a1a1" loext:opacity="100%" fo:font-style="italic" officeooo:rsid="0b3b0c0d"/>
    </style:style>
    <style:style style:name="T824" style:family="text">
      <style:text-properties fo:color="#93a1a1" loext:opacity="100%" fo:font-style="italic" officeooo:rsid="0d8d15ce"/>
    </style:style>
    <style:style style:name="T825" style:family="text">
      <style:text-properties fo:color="#93a1a1" loext:opacity="100%" officeooo:rsid="0abc076f"/>
    </style:style>
    <style:style style:name="T826" style:family="text">
      <style:text-properties fo:color="#93a1a1" loext:opacity="100%" officeooo:rsid="0ac7bab2"/>
    </style:style>
    <style:style style:name="T827" style:family="text">
      <style:text-properties fo:color="#93a1a1" loext:opacity="100%" officeooo:rsid="0acb0aef"/>
    </style:style>
    <style:style style:name="T828" style:family="text">
      <style:text-properties fo:color="#93a1a1" loext:opacity="100%" officeooo:rsid="0ad066f3"/>
    </style:style>
    <style:style style:name="T829" style:family="text">
      <style:text-properties fo:color="#93a1a1" loext:opacity="100%" officeooo:rsid="0b002c61"/>
    </style:style>
    <style:style style:name="T830" style:family="text">
      <style:text-properties fo:color="#93a1a1" loext:opacity="100%" officeooo:rsid="0b19b511"/>
    </style:style>
    <style:style style:name="T831" style:family="text">
      <style:text-properties fo:color="#93a1a1" loext:opacity="100%" officeooo:rsid="0b3b0c0d"/>
    </style:style>
    <style:style style:name="T832" style:family="text">
      <style:text-properties fo:color="#93a1a1" loext:opacity="100%" officeooo:rsid="0d26c80e"/>
    </style:style>
    <style:style style:name="T833" style:family="text">
      <style:text-properties fo:color="#859900" loext:opacity="100%"/>
    </style:style>
    <style:style style:name="T834" style:family="text">
      <style:text-properties fo:color="#859900" loext:opacity="100%" officeooo:rsid="0b3c8bc2"/>
    </style:style>
    <style:style style:name="T835" style:family="text">
      <style:text-properties fo:color="#859900" loext:opacity="100%" officeooo:rsid="0abc076f"/>
    </style:style>
    <style:style style:name="T836" style:family="text">
      <style:text-properties fo:color="#859900" loext:opacity="100%" officeooo:rsid="0ac7bab2"/>
    </style:style>
    <style:style style:name="T837" style:family="text">
      <style:text-properties fo:color="#859900" loext:opacity="100%" officeooo:rsid="0acb0aef"/>
    </style:style>
    <style:style style:name="T838" style:family="text">
      <style:text-properties fo:color="#859900" loext:opacity="100%" officeooo:rsid="0b19b511"/>
    </style:style>
    <style:style style:name="T839" style:family="text">
      <style:text-properties fo:color="#2aa198" loext:opacity="100%"/>
    </style:style>
    <style:style style:name="T840" style:family="text">
      <style:text-properties fo:color="#2aa198" loext:opacity="100%" officeooo:rsid="0b3c8bc2"/>
    </style:style>
    <style:style style:name="T841" style:family="text">
      <style:text-properties fo:color="#2aa198" loext:opacity="100%" officeooo:rsid="0b19b511"/>
    </style:style>
    <style:style style:name="T842" style:family="text">
      <style:text-properties fo:color="#d33682" loext:opacity="100%"/>
    </style:style>
    <style:style style:name="T843" style:family="text">
      <style:text-properties fo:color="#d33682" loext:opacity="100%" officeooo:rsid="0ad066f3"/>
    </style:style>
    <style:style style:name="T844" style:family="text">
      <style:text-properties fo:color="#d33682" loext:opacity="100%" officeooo:rsid="0b19b511"/>
    </style:style>
    <style:style style:name="T845" style:family="text">
      <style:text-properties fo:color="#d33682" loext:opacity="100%" officeooo:rsid="0b3b0c0d"/>
    </style:style>
    <style:style style:name="T846" style:family="text">
      <style:text-properties fo:color="#d33682" loext:opacity="100%" officeooo:rsid="0b3c8bc2"/>
    </style:style>
    <style:style style:name="T847" style:family="text">
      <style:text-properties officeooo:rsid="0b7b9cf7"/>
    </style:style>
    <style:style style:name="T848" style:family="text">
      <style:text-properties officeooo:rsid="0b7d783b"/>
    </style:style>
    <style:style style:name="T849" style:family="text">
      <style:text-properties officeooo:rsid="0b7d9c30"/>
    </style:style>
    <style:style style:name="T850" style:family="text">
      <style:text-properties officeooo:rsid="0b8149bd"/>
    </style:style>
    <style:style style:name="T851" style:family="text">
      <style:text-properties officeooo:rsid="0b831b46"/>
    </style:style>
    <style:style style:name="T852" style:family="text">
      <style:text-properties officeooo:rsid="0b845042"/>
    </style:style>
    <style:style style:name="T853" style:family="text">
      <style:text-properties officeooo:rsid="0b8b6a64"/>
    </style:style>
    <style:style style:name="T854" style:family="text">
      <style:text-properties officeooo:rsid="0b8b9995"/>
    </style:style>
    <style:style style:name="T855" style:family="text">
      <style:text-properties officeooo:rsid="0b92f801"/>
    </style:style>
    <style:style style:name="T856" style:family="text">
      <style:text-properties officeooo:rsid="0ba20642"/>
    </style:style>
    <style:style style:name="T857" style:family="text">
      <style:text-properties officeooo:rsid="0bab902f"/>
    </style:style>
    <style:style style:name="T858" style:family="text">
      <style:text-properties officeooo:rsid="0bad3fa9"/>
    </style:style>
    <style:style style:name="T859" style:family="text">
      <style:text-properties officeooo:rsid="0bae1f37"/>
    </style:style>
    <style:style style:name="T860" style:family="text">
      <style:text-properties officeooo:rsid="0bb12073"/>
    </style:style>
    <style:style style:name="T861" style:family="text">
      <style:text-properties officeooo:rsid="0bb46b37"/>
    </style:style>
    <style:style style:name="T862" style:family="text">
      <style:text-properties officeooo:rsid="0bb63bc0"/>
    </style:style>
    <style:style style:name="T863" style:family="text">
      <style:text-properties officeooo:rsid="0bbcd1f1"/>
    </style:style>
    <style:style style:name="T864" style:family="text">
      <style:text-properties officeooo:rsid="0bc93d90"/>
    </style:style>
    <style:style style:name="T865" style:family="text">
      <style:text-properties fo:color="#5983b0" loext:opacity="100%" fo:font-size="256pt" style:font-size-asian="256pt" style:font-size-complex="256pt"/>
    </style:style>
    <style:style style:name="T866" style:family="text">
      <style:text-properties officeooo:rsid="0bd5b7dc"/>
    </style:style>
    <style:style style:name="T867" style:family="text">
      <style:text-properties officeooo:rsid="0bd66cbb"/>
    </style:style>
    <style:style style:name="T868" style:family="text">
      <style:text-properties officeooo:rsid="0bdc493c"/>
    </style:style>
    <style:style style:name="T869" style:family="text">
      <style:text-properties officeooo:rsid="0bde16e0"/>
    </style:style>
    <style:style style:name="T870" style:family="text">
      <style:text-properties officeooo:rsid="0be26aee"/>
    </style:style>
    <style:style style:name="T871" style:family="text">
      <style:text-properties officeooo:rsid="0be69122"/>
    </style:style>
    <style:style style:name="T872" style:family="text">
      <style:text-properties officeooo:rsid="0be77606"/>
    </style:style>
    <style:style style:name="T873" style:family="text">
      <style:text-properties officeooo:rsid="0beb30b1"/>
    </style:style>
    <style:style style:name="T874" style:family="text">
      <style:text-properties officeooo:rsid="0beb9951"/>
    </style:style>
    <style:style style:name="T875" style:family="text">
      <style:text-properties officeooo:rsid="0beba899"/>
    </style:style>
    <style:style style:name="T876" style:family="text">
      <style:text-properties officeooo:rsid="0bf520a6"/>
    </style:style>
    <style:style style:name="T877" style:family="text">
      <style:text-properties officeooo:rsid="0bf6ee21"/>
    </style:style>
    <style:style style:name="T878" style:family="text">
      <style:text-properties officeooo:rsid="0bf73a4d"/>
    </style:style>
    <style:style style:name="T879" style:family="text">
      <style:text-properties officeooo:rsid="0bf7ce95"/>
    </style:style>
    <style:style style:name="T880" style:family="text">
      <style:text-properties officeooo:rsid="0c199fb2"/>
    </style:style>
    <style:style style:name="T881" style:family="text">
      <style:text-properties officeooo:rsid="0c19ae5c"/>
    </style:style>
    <style:style style:name="T882" style:family="text">
      <style:text-properties officeooo:rsid="0c19c4f4"/>
    </style:style>
    <style:style style:name="T883" style:family="text">
      <style:text-properties officeooo:rsid="0c20f5ef"/>
    </style:style>
    <style:style style:name="T884" style:family="text">
      <style:text-properties officeooo:rsid="0c23cee4"/>
    </style:style>
    <style:style style:name="T885" style:family="text">
      <style:text-properties officeooo:rsid="0c250a83"/>
    </style:style>
    <style:style style:name="T886" style:family="text">
      <style:text-properties officeooo:rsid="0c250cc3"/>
    </style:style>
    <style:style style:name="T887" style:family="text">
      <style:text-properties officeooo:rsid="0c27728d"/>
    </style:style>
    <style:style style:name="T888" style:family="text">
      <style:text-properties officeooo:rsid="0c2acf83"/>
    </style:style>
    <style:style style:name="T889" style:family="text">
      <style:text-properties officeooo:rsid="0c2c375e"/>
    </style:style>
    <style:style style:name="T890" style:family="text">
      <style:text-properties officeooo:rsid="0c2c8813"/>
    </style:style>
    <style:style style:name="T891" style:family="text">
      <style:text-properties officeooo:rsid="0c2cc4d5"/>
    </style:style>
    <style:style style:name="T892" style:family="text">
      <style:text-properties officeooo:rsid="0c2e9939"/>
    </style:style>
    <style:style style:name="T893" style:family="text">
      <style:text-properties officeooo:rsid="0c30e24e"/>
    </style:style>
    <style:style style:name="T894" style:family="text">
      <style:text-properties officeooo:rsid="0c33e905"/>
    </style:style>
    <style:style style:name="T895" style:family="text">
      <style:text-properties officeooo:rsid="0c347c9e"/>
    </style:style>
    <style:style style:name="T896" style:family="text">
      <style:text-properties officeooo:rsid="0c374e94"/>
    </style:style>
    <style:style style:name="T897" style:family="text">
      <style:text-properties officeooo:rsid="0c39c32e"/>
    </style:style>
    <style:style style:name="T898" style:family="text">
      <style:text-properties officeooo:rsid="0c3ad97f"/>
    </style:style>
    <style:style style:name="T899" style:family="text">
      <style:text-properties officeooo:rsid="0c3cb053"/>
    </style:style>
    <style:style style:name="T900" style:family="text">
      <style:text-properties officeooo:rsid="0c3cbc91"/>
    </style:style>
    <style:style style:name="T901" style:family="text">
      <style:text-properties officeooo:rsid="0c3e83a2"/>
    </style:style>
    <style:style style:name="T902" style:family="text">
      <style:text-properties officeooo:rsid="0c3f9b17"/>
    </style:style>
    <style:style style:name="T903" style:family="text">
      <style:text-properties officeooo:rsid="0c40aaad"/>
    </style:style>
    <style:style style:name="T904" style:family="text">
      <style:text-properties officeooo:rsid="0c418291"/>
    </style:style>
    <style:style style:name="T905" style:family="text">
      <style:text-properties officeooo:rsid="0c433e74"/>
    </style:style>
    <style:style style:name="T906" style:family="text">
      <style:text-properties officeooo:rsid="0c44a6b1"/>
    </style:style>
    <style:style style:name="T907" style:family="text">
      <style:text-properties officeooo:rsid="0c4539be"/>
    </style:style>
    <style:style style:name="T908" style:family="text">
      <style:text-properties officeooo:rsid="0c463ac9"/>
    </style:style>
    <style:style style:name="T909" style:family="text">
      <style:text-properties officeooo:rsid="0c4695cf"/>
    </style:style>
    <style:style style:name="T910" style:family="text">
      <style:text-properties officeooo:rsid="0c46e20e"/>
    </style:style>
    <style:style style:name="T911" style:family="text">
      <style:text-properties officeooo:rsid="0c48d42b"/>
    </style:style>
    <style:style style:name="T912" style:family="text">
      <style:text-properties officeooo:rsid="0c49de4a"/>
    </style:style>
    <style:style style:name="T913" style:family="text">
      <style:text-properties officeooo:rsid="0c4d1651"/>
    </style:style>
    <style:style style:name="T914" style:family="text">
      <style:text-properties officeooo:rsid="0c4d9ff3"/>
    </style:style>
    <style:style style:name="T915" style:family="text">
      <style:text-properties officeooo:rsid="0c4e3aff"/>
    </style:style>
    <style:style style:name="T916" style:family="text">
      <style:text-properties officeooo:rsid="0c4fa5f9"/>
    </style:style>
    <style:style style:name="T917" style:family="text">
      <style:text-properties officeooo:rsid="0c5069b9"/>
    </style:style>
    <style:style style:name="T918" style:family="text">
      <style:text-properties officeooo:rsid="0c524fac"/>
    </style:style>
    <style:style style:name="T919" style:family="text">
      <style:text-properties officeooo:rsid="0c53b46b"/>
    </style:style>
    <style:style style:name="T920" style:family="text">
      <style:text-properties officeooo:rsid="0c54265c"/>
    </style:style>
    <style:style style:name="T921" style:family="text">
      <style:text-properties officeooo:rsid="0c54a32b"/>
    </style:style>
    <style:style style:name="T922" style:family="text">
      <style:text-properties officeooo:rsid="0c566139"/>
    </style:style>
    <style:style style:name="T923" style:family="text">
      <style:text-properties officeooo:rsid="0c56723b"/>
    </style:style>
    <style:style style:name="T924" style:family="text">
      <style:text-properties officeooo:rsid="0c5898d8"/>
    </style:style>
    <style:style style:name="T925" style:family="text">
      <style:text-properties officeooo:rsid="0c5a50b4"/>
    </style:style>
    <style:style style:name="T926" style:family="text">
      <style:text-properties officeooo:rsid="0c5ae641"/>
    </style:style>
    <style:style style:name="T927" style:family="text">
      <style:text-properties officeooo:rsid="0c63dc31"/>
    </style:style>
    <style:style style:name="T928" style:family="text">
      <style:text-properties officeooo:rsid="0c686333"/>
    </style:style>
    <style:style style:name="T929" style:family="text">
      <style:text-properties officeooo:rsid="0c688a54"/>
    </style:style>
    <style:style style:name="T930" style:family="text">
      <style:text-properties officeooo:rsid="0c68ba1d"/>
    </style:style>
    <style:style style:name="T931" style:family="text">
      <style:text-properties officeooo:rsid="0c6aa82f"/>
    </style:style>
    <style:style style:name="T932" style:family="text">
      <style:text-properties officeooo:rsid="0c6df720"/>
    </style:style>
    <style:style style:name="T933" style:family="text">
      <style:text-properties officeooo:rsid="0c6eb450"/>
    </style:style>
    <style:style style:name="T934" style:family="text">
      <style:text-properties officeooo:rsid="0c71e6dd"/>
    </style:style>
    <style:style style:name="T935" style:family="text">
      <style:text-properties officeooo:rsid="0c73c361"/>
    </style:style>
    <style:style style:name="T936" style:family="text">
      <style:text-properties officeooo:rsid="0c74e44a"/>
    </style:style>
    <style:style style:name="T937" style:family="text">
      <style:text-properties officeooo:rsid="0c7b92f7"/>
    </style:style>
    <style:style style:name="T938" style:family="text">
      <style:text-properties officeooo:rsid="0c7e19f0"/>
    </style:style>
    <style:style style:name="T939" style:family="text">
      <style:text-properties officeooo:rsid="0c7f8e53"/>
    </style:style>
    <style:style style:name="T940" style:family="text">
      <style:text-properties officeooo:rsid="0c885c6a"/>
    </style:style>
    <style:style style:name="T941" style:family="text">
      <style:text-properties officeooo:rsid="0c8add5b"/>
    </style:style>
    <style:style style:name="T942" style:family="text">
      <style:text-properties officeooo:rsid="0c8afe0f"/>
    </style:style>
    <style:style style:name="T943" style:family="text">
      <style:text-properties officeooo:rsid="0c8b3f9b"/>
    </style:style>
    <style:style style:name="T944" style:family="text">
      <style:text-properties officeooo:rsid="0c8d8ab8"/>
    </style:style>
    <style:style style:name="T945" style:family="text">
      <style:text-properties officeooo:rsid="0c8ee03b"/>
    </style:style>
    <style:style style:name="T946" style:family="text">
      <style:text-properties officeooo:rsid="0c912430"/>
    </style:style>
    <style:style style:name="T947" style:family="text">
      <style:text-properties officeooo:rsid="0c95f421"/>
    </style:style>
    <style:style style:name="T948" style:family="text">
      <style:text-properties officeooo:rsid="0c9b576f"/>
    </style:style>
    <style:style style:name="T949" style:family="text">
      <style:text-properties officeooo:rsid="0c9b9c78"/>
    </style:style>
    <style:style style:name="T950" style:family="text">
      <style:text-properties officeooo:rsid="0c9c722d"/>
    </style:style>
    <style:style style:name="T951" style:family="text">
      <style:text-properties officeooo:rsid="0c9d9181"/>
    </style:style>
    <style:style style:name="T952" style:family="text">
      <style:text-properties officeooo:rsid="0ca709e5"/>
    </style:style>
    <style:style style:name="T953" style:family="text">
      <style:text-properties officeooo:rsid="0ca7c442"/>
    </style:style>
    <style:style style:name="T954" style:family="text">
      <style:text-properties officeooo:rsid="0ca7cc1d"/>
    </style:style>
    <style:style style:name="T955" style:family="text">
      <style:text-properties officeooo:rsid="0ca92122"/>
    </style:style>
    <style:style style:name="T956" style:family="text">
      <style:text-properties officeooo:rsid="0ca95e5e"/>
    </style:style>
    <style:style style:name="T957" style:family="text">
      <style:text-properties officeooo:rsid="0caa76d6"/>
    </style:style>
    <style:style style:name="T958" style:family="text">
      <style:text-properties officeooo:rsid="0cab2c9a"/>
    </style:style>
    <style:style style:name="T959" style:family="text">
      <style:text-properties officeooo:rsid="0cac52f4"/>
    </style:style>
    <style:style style:name="T960" style:family="text">
      <style:text-properties officeooo:rsid="0cb01d56"/>
    </style:style>
    <style:style style:name="T961" style:family="text">
      <style:text-properties officeooo:rsid="0cb0e872"/>
    </style:style>
    <style:style style:name="T962" style:family="text">
      <style:text-properties officeooo:rsid="0cb27c4d"/>
    </style:style>
    <style:style style:name="T963" style:family="text">
      <style:text-properties officeooo:rsid="0cb34c43"/>
    </style:style>
    <style:style style:name="T964" style:family="text">
      <style:text-properties officeooo:rsid="0cb3b8b0"/>
    </style:style>
    <style:style style:name="T965" style:family="text">
      <style:text-properties officeooo:rsid="0cb43ba5"/>
    </style:style>
    <style:style style:name="T966" style:family="text">
      <style:text-properties officeooo:rsid="0cb4ea99"/>
    </style:style>
    <style:style style:name="T967" style:family="text">
      <style:text-properties officeooo:rsid="0cb7a8fd"/>
    </style:style>
    <style:style style:name="T968" style:family="text">
      <style:text-properties officeooo:rsid="0cb86834"/>
    </style:style>
    <style:style style:name="T969" style:family="text">
      <style:text-properties officeooo:rsid="0cba089b"/>
    </style:style>
    <style:style style:name="T970" style:family="text">
      <style:text-properties officeooo:rsid="0cbc49d7"/>
    </style:style>
    <style:style style:name="T971" style:family="text">
      <style:text-properties officeooo:rsid="0cbeb99a"/>
    </style:style>
    <style:style style:name="T972" style:family="text">
      <style:text-properties officeooo:rsid="0cc05d3e"/>
    </style:style>
    <style:style style:name="T973" style:family="text">
      <style:text-properties officeooo:rsid="0cc49534"/>
    </style:style>
    <style:style style:name="T974" style:family="text">
      <style:text-properties officeooo:rsid="0cc55207"/>
    </style:style>
    <style:style style:name="T975" style:family="text">
      <style:text-properties officeooo:rsid="0cc747b7"/>
    </style:style>
    <style:style style:name="T976" style:family="text">
      <style:text-properties officeooo:rsid="0cca93e6"/>
    </style:style>
    <style:style style:name="T977" style:family="text">
      <style:text-properties officeooo:rsid="0ccad60d"/>
    </style:style>
    <style:style style:name="T978" style:family="text">
      <style:text-properties officeooo:rsid="0ccc5000"/>
    </style:style>
    <style:style style:name="T979" style:family="text">
      <style:text-properties officeooo:rsid="0cce152f"/>
    </style:style>
    <style:style style:name="T980" style:family="text">
      <style:text-properties officeooo:rsid="0cd0e80e"/>
    </style:style>
    <style:style style:name="T981" style:family="text">
      <style:text-properties officeooo:rsid="0cd4c386"/>
    </style:style>
    <style:style style:name="T982" style:family="text">
      <style:text-properties officeooo:rsid="0cd59ffe"/>
    </style:style>
    <style:style style:name="T983" style:family="text">
      <style:text-properties officeooo:rsid="0cda5a27"/>
    </style:style>
    <style:style style:name="T984" style:family="text">
      <style:text-properties officeooo:rsid="0cdbc4d2"/>
    </style:style>
    <style:style style:name="T985" style:family="text">
      <style:text-properties officeooo:rsid="0cdc05dd"/>
    </style:style>
    <style:style style:name="T986" style:family="text">
      <style:text-properties officeooo:rsid="0cdca879"/>
    </style:style>
    <style:style style:name="T987" style:family="text">
      <style:text-properties officeooo:rsid="0cdeb11b"/>
    </style:style>
    <style:style style:name="T988" style:family="text">
      <style:text-properties fo:font-weight="bold" style:font-weight-asian="bold" style:font-weight-complex="bold"/>
    </style:style>
    <style:style style:name="T989" style:family="text">
      <style:text-properties officeooo:rsid="0ce2a0e2"/>
    </style:style>
    <style:style style:name="T990" style:family="text">
      <style:text-properties officeooo:rsid="0ce3113d"/>
    </style:style>
    <style:style style:name="T991" style:family="text">
      <style:text-properties officeooo:rsid="0ce3f227"/>
    </style:style>
    <style:style style:name="T992" style:family="text">
      <style:text-properties officeooo:rsid="0ce415f4"/>
    </style:style>
    <style:style style:name="T993" style:family="text">
      <style:text-properties officeooo:rsid="0cea5c8a"/>
    </style:style>
    <style:style style:name="T994" style:family="text">
      <style:text-properties officeooo:rsid="0cedd393"/>
    </style:style>
    <style:style style:name="T995" style:family="text">
      <style:text-properties officeooo:rsid="0cf1aeb3"/>
    </style:style>
    <style:style style:name="T996" style:family="text">
      <style:text-properties officeooo:rsid="0cf22fa1"/>
    </style:style>
    <style:style style:name="T997" style:family="text">
      <style:text-properties officeooo:rsid="0cf2826e"/>
    </style:style>
    <style:style style:name="T998" style:family="text">
      <style:text-properties officeooo:rsid="0cfdeb9e"/>
    </style:style>
    <style:style style:name="T999" style:family="text">
      <style:text-properties officeooo:rsid="0cfefb6b"/>
    </style:style>
    <style:style style:name="T1000" style:family="text">
      <style:text-properties officeooo:rsid="0d013eb8"/>
    </style:style>
    <style:style style:name="T1001" style:family="text">
      <style:text-properties officeooo:rsid="0d02a696"/>
    </style:style>
    <style:style style:name="T1002" style:family="text">
      <style:text-properties officeooo:rsid="0d04df9b"/>
    </style:style>
    <style:style style:name="T1003" style:family="text">
      <style:text-properties officeooo:rsid="0d0ce5a1"/>
    </style:style>
    <style:style style:name="T1004" style:family="text">
      <style:text-properties officeooo:rsid="0d0d82b0"/>
    </style:style>
    <style:style style:name="T1005" style:family="text">
      <style:text-properties officeooo:rsid="0d0f424e"/>
    </style:style>
    <style:style style:name="T1006" style:family="text">
      <style:text-properties officeooo:rsid="0d105592"/>
    </style:style>
    <style:style style:name="T1007" style:family="text">
      <style:text-properties officeooo:rsid="0d108cb3"/>
    </style:style>
    <style:style style:name="T1008" style:family="text">
      <style:text-properties officeooo:rsid="0d113ee5"/>
    </style:style>
    <style:style style:name="T1009" style:family="text">
      <style:text-properties officeooo:rsid="0d11a5b3"/>
    </style:style>
    <style:style style:name="T1010" style:family="text">
      <style:text-properties officeooo:rsid="0d13810b"/>
    </style:style>
    <style:style style:name="T1011" style:family="text">
      <style:text-properties officeooo:rsid="0d152c53"/>
    </style:style>
    <style:style style:name="T1012" style:family="text">
      <style:text-properties officeooo:rsid="0d195add"/>
    </style:style>
    <style:style style:name="T1013" style:family="text">
      <style:text-properties officeooo:rsid="0d1b0f8a"/>
    </style:style>
    <style:style style:name="T1014" style:family="text">
      <style:text-properties officeooo:rsid="0d1c8228"/>
    </style:style>
    <style:style style:name="T1015" style:family="text">
      <style:text-properties officeooo:rsid="0d1e5d7a"/>
    </style:style>
    <style:style style:name="T1016" style:family="text">
      <style:text-properties officeooo:rsid="0d1ede59"/>
    </style:style>
    <style:style style:name="T1017" style:family="text">
      <style:text-properties officeooo:rsid="0d1f1427"/>
    </style:style>
    <style:style style:name="T1018" style:family="text">
      <style:text-properties officeooo:rsid="0d20f491"/>
    </style:style>
    <style:style style:name="T1019" style:family="text">
      <style:text-properties officeooo:rsid="0d2392ba"/>
    </style:style>
    <style:style style:name="T1020" style:family="text">
      <style:text-properties officeooo:rsid="0d259b1c"/>
    </style:style>
    <style:style style:name="T1021" style:family="text">
      <style:text-properties officeooo:rsid="0d2ace4b"/>
    </style:style>
    <style:style style:name="T1022" style:family="text">
      <style:text-properties officeooo:rsid="0d2b42ab"/>
    </style:style>
    <style:style style:name="T1023" style:family="text">
      <style:text-properties officeooo:rsid="0d2d676f"/>
    </style:style>
    <style:style style:name="T1024" style:family="text">
      <style:text-properties officeooo:rsid="0d2eadc9"/>
    </style:style>
    <style:style style:name="T1025" style:family="text">
      <style:text-properties officeooo:rsid="0d3311b7"/>
    </style:style>
    <style:style style:name="T1026" style:family="text">
      <style:text-properties officeooo:rsid="0d33fdea"/>
    </style:style>
    <style:style style:name="T1027" style:family="text">
      <style:text-properties officeooo:rsid="0d35b5cd"/>
    </style:style>
    <style:style style:name="T1028" style:family="text">
      <style:text-properties officeooo:rsid="0d3b1d86"/>
    </style:style>
    <style:style style:name="T1029" style:family="text">
      <style:text-properties officeooo:rsid="0d3bcd6e"/>
    </style:style>
    <style:style style:name="T1030" style:family="text">
      <style:text-properties officeooo:rsid="0d3bf112"/>
    </style:style>
    <style:style style:name="T1031" style:family="text">
      <style:text-properties officeooo:rsid="0d3d6815"/>
    </style:style>
    <style:style style:name="T1032" style:family="text">
      <style:text-properties officeooo:rsid="0d413d08"/>
    </style:style>
    <style:style style:name="T1033" style:family="text">
      <style:text-properties officeooo:rsid="0d433931"/>
    </style:style>
    <style:style style:name="T1034" style:family="text">
      <style:text-properties officeooo:rsid="0d47878c"/>
    </style:style>
    <style:style style:name="T1035" style:family="text">
      <style:text-properties officeooo:rsid="0d59d647"/>
    </style:style>
    <style:style style:name="T1036" style:family="text">
      <style:text-properties officeooo:rsid="0d5afb47"/>
    </style:style>
    <style:style style:name="T1037" style:family="text">
      <style:text-properties officeooo:rsid="0d69183d"/>
    </style:style>
    <style:style style:name="T1038" style:family="text">
      <style:text-properties officeooo:rsid="0d6bb94c"/>
    </style:style>
    <style:style style:name="T1039" style:family="text">
      <style:text-properties officeooo:rsid="0d6e2313"/>
    </style:style>
    <style:style style:name="T1040" style:family="text">
      <style:text-properties officeooo:rsid="0d6f04f9"/>
    </style:style>
    <style:style style:name="T1041" style:family="text">
      <style:text-properties officeooo:rsid="0d71e981"/>
    </style:style>
    <style:style style:name="T1042" style:family="text">
      <style:text-properties officeooo:rsid="0d76e8a7"/>
    </style:style>
    <style:style style:name="T1043" style:family="text">
      <style:text-properties officeooo:rsid="0d76f0ab"/>
    </style:style>
    <style:style style:name="T1044" style:family="text">
      <style:text-properties officeooo:rsid="0d7b27f9"/>
    </style:style>
    <style:style style:name="T1045" style:family="text">
      <style:text-properties officeooo:rsid="0d7ce792"/>
    </style:style>
    <style:style style:name="T1046" style:family="text">
      <style:text-properties officeooo:rsid="0d7ddddb"/>
    </style:style>
    <style:style style:name="T1047" style:family="text">
      <style:text-properties officeooo:rsid="0d81978a"/>
    </style:style>
    <style:style style:name="T1048" style:family="text">
      <style:text-properties officeooo:rsid="0d837764"/>
    </style:style>
    <style:style style:name="T1049" style:family="text">
      <style:text-properties officeooo:rsid="0d85b37f"/>
    </style:style>
    <style:style style:name="T1050" style:family="text">
      <style:text-properties officeooo:rsid="0d8b676a"/>
    </style:style>
    <style:style style:name="T1051" style:family="text">
      <style:text-properties officeooo:rsid="0d8e4c1d"/>
    </style:style>
    <style:style style:name="T1052" style:family="text">
      <style:text-properties officeooo:rsid="0d8fabd2"/>
    </style:style>
    <style:style style:name="T1053" style:family="text">
      <style:text-properties officeooo:rsid="0d920269"/>
    </style:style>
    <style:style style:name="T1054" style:family="text">
      <style:text-properties officeooo:rsid="0d94fa7f"/>
    </style:style>
    <style:style style:name="T1055" style:family="text">
      <style:text-properties officeooo:rsid="0d954af2"/>
    </style:style>
    <style:style style:name="T1056" style:family="text">
      <style:text-properties officeooo:rsid="0d971e37"/>
    </style:style>
    <style:style style:name="T1057" style:family="text">
      <style:text-properties officeooo:rsid="0d9b2921"/>
    </style:style>
    <style:style style:name="T1058" style:family="text">
      <style:text-properties officeooo:rsid="0d9bdcc5"/>
    </style:style>
    <style:style style:name="T1059" style:family="text">
      <style:text-properties officeooo:rsid="0d9fa72c"/>
    </style:style>
    <style:style style:name="T1060" style:family="text">
      <style:text-properties officeooo:rsid="0d9fe39f"/>
    </style:style>
    <style:style style:name="T1061" style:family="text">
      <style:text-properties officeooo:rsid="0da03b61"/>
    </style:style>
    <style:style style:name="T1062" style:family="text">
      <style:text-properties officeooo:rsid="0db277da"/>
    </style:style>
    <style:style style:name="T1063" style:family="text">
      <style:text-properties officeooo:rsid="0db8e394"/>
    </style:style>
    <style:style style:name="T1064" style:family="text">
      <style:text-properties officeooo:rsid="0dbbce82"/>
    </style:style>
    <style:style style:name="T1065" style:family="text">
      <style:text-properties officeooo:rsid="0dcb3d00"/>
    </style:style>
    <style:style style:name="T1066" style:family="text">
      <style:text-properties officeooo:rsid="0dcc58e3"/>
    </style:style>
    <style:style style:name="T1067" style:family="text">
      <style:text-properties officeooo:rsid="0dce9186"/>
    </style:style>
    <style:style style:name="T1068" style:family="text">
      <style:text-properties officeooo:rsid="0dd13440"/>
    </style:style>
    <style:style style:name="T1069" style:family="text">
      <style:text-properties officeooo:rsid="0dd4229f"/>
    </style:style>
    <style:style style:name="T1070" style:family="text">
      <style:text-properties officeooo:rsid="0dd56cab"/>
    </style:style>
    <style:style style:name="T1071" style:family="text">
      <style:text-properties officeooo:rsid="0dd8ece1"/>
    </style:style>
    <style:style style:name="T1072" style:family="text">
      <style:text-properties officeooo:rsid="0ddae476"/>
    </style:style>
    <style:style style:name="T1073" style:family="text">
      <style:text-properties officeooo:rsid="0ddc264e"/>
    </style:style>
    <style:style style:name="T1074" style:family="text">
      <style:text-properties officeooo:rsid="0dde5629"/>
    </style:style>
    <style:style style:name="T1075" style:family="text">
      <style:text-properties officeooo:rsid="0de7e22d"/>
    </style:style>
    <style:style style:name="T1076" style:family="text">
      <style:text-properties officeooo:rsid="0dea9090"/>
    </style:style>
    <style:style style:name="T1077" style:family="text">
      <style:text-properties officeooo:rsid="0dec6d00"/>
    </style:style>
    <style:style style:name="T1078" style:family="text">
      <style:text-properties officeooo:rsid="0dee11f6"/>
    </style:style>
    <style:style style:name="T1079" style:family="text">
      <style:text-properties officeooo:rsid="0deea199"/>
    </style:style>
    <style:style style:name="T1080" style:family="text">
      <style:text-properties officeooo:rsid="0df2767e"/>
    </style:style>
    <style:style style:name="T1081" style:family="text">
      <style:text-properties officeooo:rsid="0df41cd3"/>
    </style:style>
    <style:style style:name="T1082" style:family="text">
      <style:text-properties officeooo:rsid="0df80409"/>
    </style:style>
    <style:style style:name="T1083" style:family="text">
      <style:text-properties officeooo:rsid="0df96138"/>
    </style:style>
    <style:style style:name="T1084" style:family="text">
      <style:text-properties officeooo:rsid="0dfa34e6"/>
    </style:style>
    <style:style style:name="T1085" style:family="text">
      <style:text-properties officeooo:rsid="0dfaaa64"/>
    </style:style>
    <style:style style:name="T1086" style:family="text">
      <style:text-properties officeooo:rsid="0dfcf051"/>
    </style:style>
    <style:style style:name="T1087" style:family="text">
      <style:text-properties officeooo:rsid="0dffc309"/>
    </style:style>
    <style:style style:name="T1088" style:family="text">
      <style:text-properties officeooo:rsid="0e00443e"/>
    </style:style>
    <style:style style:name="T1089" style:family="text">
      <style:text-properties officeooo:rsid="0e018d8a"/>
    </style:style>
    <style:style style:name="T1090" style:family="text">
      <style:text-properties officeooo:rsid="0e027b5a"/>
    </style:style>
    <style:style style:name="T1091" style:family="text">
      <style:text-properties officeooo:rsid="0e036f7b"/>
    </style:style>
    <style:style style:name="T1092" style:family="text">
      <style:text-properties officeooo:rsid="0e0529cf"/>
    </style:style>
    <style:style style:name="T1093" style:family="text">
      <style:text-properties officeooo:rsid="0e068304"/>
    </style:style>
    <style:style style:name="T1094" style:family="text">
      <style:text-properties officeooo:rsid="0e11abf4"/>
    </style:style>
    <style:style style:name="T1095" style:family="text">
      <style:text-properties officeooo:rsid="0e12ed86"/>
    </style:style>
    <style:style style:name="T1096" style:family="text">
      <style:text-properties officeooo:rsid="0e1340f2"/>
    </style:style>
    <style:style style:name="T1097" style:family="text">
      <style:text-properties officeooo:rsid="0e16b8f5"/>
    </style:style>
    <style:style style:name="T1098" style:family="text">
      <style:text-properties officeooo:rsid="0e1907bc"/>
    </style:style>
    <style:style style:name="T1099" style:family="text">
      <style:text-properties officeooo:rsid="0e1a5808"/>
    </style:style>
    <style:style style:name="T1100" style:family="text">
      <style:text-properties officeooo:rsid="0e1a9c33"/>
    </style:style>
    <style:style style:name="T1101" style:family="text">
      <style:text-properties officeooo:rsid="0e1dfd97"/>
    </style:style>
    <style:style style:name="T1102" style:family="text">
      <style:text-properties officeooo:rsid="0e1e5e22"/>
    </style:style>
    <style:style style:name="T1103" style:family="text">
      <style:text-properties officeooo:rsid="0e1f3ee4"/>
    </style:style>
    <style:style style:name="T1104" style:family="text">
      <style:text-properties officeooo:rsid="0e17353d"/>
    </style:style>
    <style:style style:name="T1105" style:family="text">
      <style:text-properties fo:color="#dcdccc" loext:opacity="100%" fo:font-style="normal" style:text-underline-style="none" fo:font-weight="normal" fo:background-color="transparent" loext:char-shading-value="0"/>
    </style:style>
    <style:style style:name="T1106" style:family="text">
      <style:text-properties fo:color="#8cd0d3" loext:opacity="100%" fo:font-style="normal" style:text-underline-style="none" fo:font-weight="normal" fo:background-color="transparent" loext:char-shading-value="0"/>
    </style:style>
    <style:style style:name="T1107" style:family="text">
      <style:text-properties fo:color="#e37170" loext:opacity="100%" fo:font-style="normal" style:text-underline-style="none" fo:font-weight="bold" fo:background-color="transparent" loext:char-shading-value="0"/>
    </style:style>
    <style:style style:name="T1108" style:family="text">
      <style:text-properties fo:color="#f0efd0" loext:opacity="100%" fo:font-style="normal" style:text-underline-style="none" fo:font-weight="normal" fo:background-color="transparent" loext:char-shading-value="0"/>
    </style:style>
    <style:style style:name="T1109" style:family="text">
      <style:text-properties fo:color="#dfdfbf" loext:opacity="100%" fo:font-style="normal" style:text-underline-style="none" fo:font-weight="bold" fo:background-color="transparent" loext:char-shading-value="0"/>
    </style:style>
    <style:style style:name="T1110" style:family="text">
      <style:text-properties fo:color="#efdcbc" loext:opacity="100%" fo:font-style="normal" style:text-underline-style="none" fo:font-weight="normal" fo:background-color="transparent" loext:char-shading-value="0"/>
    </style:style>
    <style:style style:name="T1111" style:family="text">
      <style:text-properties fo:color="#efef8f" loext:opacity="100%" fo:font-style="normal" style:text-underline-style="none" fo:font-weight="normal" fo:background-color="transparent" loext:char-shading-value="0"/>
    </style:style>
    <style:style style:name="T1112" style:family="text">
      <style:text-properties fo:color="#cc9393" loext:opacity="100%" fo:font-style="normal" style:text-underline-style="none" fo:font-weight="normal" fo:background-color="transparent" loext:char-shading-value="0"/>
    </style:style>
    <style:style style:name="T1113" style:family="text">
      <style:text-properties fo:color="#7f9f7f" loext:opacity="100%" fo:font-style="italic" style:text-underline-style="none" fo:font-weight="normal" fo:background-color="transparent" loext:char-shading-value="0"/>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top" style:vertical-rel="baseline" style:horizontal-pos="from-left" style:horizontal-rel="paragraph" fo:background-color="#3f3f3f" style:background-transparency="0%" draw:fill="solid" draw:fill-color="#3f3f3f" draw:opacity="100%" draw:wrap-influence-on-position="once-concurrent" loext:allow-overlap="true"/>
    </style:style>
    <style:style style:name="fr3"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4"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text:span text:style-name="T865">C</text:span><text:line-break/>Programming Language,<text:line-break/><text:span text:style-name="T90">a</text:span> <text:span text:style-name="T89">50 year</text:span><text:span text:style-name="T767">s</text:span><text:span text:style-name="T89"> old foundation</text:span></text:p>
      <text:p text:style-name="Text_20_body"/>
      <text:p text:style-name="P218">An <text:span text:style-name="T49">i</text:span>ntroduction to everyone<text:span text:style-name="T864">,<text:line-break/></text:span>who<text:span text:style-name="T4">m</text:span> never <text:span text:style-name="T1">interfaced</text:span> a compiler <text:span text:style-name="T50">before</text:span>.</text:p>
      <text:p text:style-name="P217"/>
      <text:p text:style-name="P217"/>
      <text:p text:style-name="P217"/>
      <text:p text:style-name="P217"/>
      <text:p text:style-name="P221"><text:span text:style-name="T1087">2nd</text:span> Edition</text:p>
      <text:p text:style-name="P217"/>
      <text:p text:style-name="P217"/>
      <text:p text:style-name="P217"/>
      <text:p text:style-name="P217"><text:s text:c="4"/>Copyright (C) <text:s/><text:span text:style-name="T111">2022</text:span> <text:s/><text:span text:style-name="T585">Andy F</text:span><text:span text:style-name="T586">r</text:span><text:span text:style-name="T585">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19"><text:s text:c="4"/>with no Invariant Sections, <text:span text:style-name="T590">two</text:span> Front-Cover Text<text:span text:style-name="T590">s</text:span><text:span text:style-name="T587">: "</text:span><text:span text:style-name="T588">The C Programming Language,</text:span></text:p>
      <text:p text:style-name="P220"><text:span text:style-name="T589"><text:s text:c="4"/></text:span><text:span text:style-name="T588">a 50 year</text:span><text:span text:style-name="T980">s</text:span><text:span text:style-name="T588"> old foundation</text:span><text:span text:style-name="T587">"</text:span><text:span text:style-name="T590">, "An introduction to everyone whom never interfaced </text:span></text:p>
      <text:p text:style-name="P220"><text:span text:style-name="T590"><text:s text:c="4"/></text:span><text:span text:style-name="T980">a </text:span><text:span text:style-name="T590">compiler before</text:span><text:span text:style-name="T591">.</text:span><text:span text:style-name="T590">"</text:span>, and no Back-Cover Texts.</text:p>
      <text:p text:style-name="Preformatted_20_Text"><text:s text:c="4"/>A copy of the license is included in the section entitled "GNU</text:p>
      <text:p text:style-name="P223"><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59"><text:a xlink:type="simple" xlink:href="#__RefHeading___Toc106_3572798900" text:style-name="Index_20_Link" text:visited-style-name="Index_20_Link">Foreword<text:tab/>4</text:a></text:p>
          <text:p text:style-name="P259"><text:a xlink:type="simple" xlink:href="#__RefHeading___Toc122_3572798900" text:style-name="Index_20_Link" text:visited-style-name="Index_20_Link">Explanation of terms<text:tab/>5</text:a></text:p>
          <text:p text:style-name="P260"><text:a xlink:type="simple" xlink:href="#__RefHeading___Toc130_3572798900" text:style-name="Index_20_Link" text:visited-style-name="Index_20_Link">Compiler<text:tab/>5</text:a></text:p>
          <text:p text:style-name="P260"><text:a xlink:type="simple" xlink:href="#__RefHeading___Toc132_3572798900" text:style-name="Index_20_Link" text:visited-style-name="Index_20_Link">Assembly language<text:tab/>5</text:a></text:p>
          <text:p text:style-name="P260"><text:a xlink:type="simple" xlink:href="#__RefHeading___Toc665_1590455357" text:style-name="Index_20_Link" text:visited-style-name="Index_20_Link">Syntax<text:tab/>5</text:a></text:p>
          <text:p text:style-name="P260"><text:a xlink:type="simple" xlink:href="#__RefHeading___Toc23038_1648266728" text:style-name="Index_20_Link" text:visited-style-name="Index_20_Link">Symbols<text:tab/>5</text:a></text:p>
          <text:p text:style-name="P259"><text:a xlink:type="simple" xlink:href="#__RefHeading___Toc443_369106283" text:style-name="Index_20_Link" text:visited-style-name="Index_20_Link">Set up<text:tab/>6</text:a></text:p>
          <text:p text:style-name="P260"><text:a xlink:type="simple" xlink:href="#__RefHeading___Toc11621_2597454596" text:style-name="Index_20_Link" text:visited-style-name="Index_20_Link">Compiler<text:tab/>6</text:a></text:p>
          <text:p text:style-name="P261"><text:a xlink:type="simple" xlink:href="#__RefHeading___Toc23072_1739272089" text:style-name="Index_20_Link" text:visited-style-name="Index_20_Link">Linux<text:tab/>6</text:a></text:p>
          <text:p text:style-name="P261"><text:a xlink:type="simple" xlink:href="#__RefHeading___Toc23074_1739272089" text:style-name="Index_20_Link" text:visited-style-name="Index_20_Link">Windows<text:tab/>6</text:a></text:p>
          <text:p text:style-name="P260"><text:a xlink:type="simple" xlink:href="#__RefHeading___Toc21932_2167214121" text:style-name="Index_20_Link" text:visited-style-name="Index_20_Link">Editor<text:tab/>7</text:a></text:p>
          <text:p text:style-name="P261"><text:a xlink:type="simple" xlink:href="#__RefHeading___Toc23076_1739272089" text:style-name="Index_20_Link" text:visited-style-name="Index_20_Link">Linux<text:tab/>7</text:a></text:p>
          <text:p text:style-name="P261"><text:a xlink:type="simple" xlink:href="#__RefHeading___Toc23078_1739272089" text:style-name="Index_20_Link" text:visited-style-name="Index_20_Link">Windows<text:tab/>7</text:a></text:p>
          <text:p text:style-name="P260"><text:a xlink:type="simple" xlink:href="#__RefHeading___Toc20601_3834665484" text:style-name="Index_20_Link" text:visited-style-name="Index_20_Link">Debugger<text:tab/>7</text:a></text:p>
          <text:p text:style-name="P261"><text:a xlink:type="simple" xlink:href="#__RefHeading___Toc23080_1739272089" text:style-name="Index_20_Link" text:visited-style-name="Index_20_Link">Linux<text:tab/>7</text:a></text:p>
          <text:p text:style-name="P261"><text:a xlink:type="simple" xlink:href="#__RefHeading___Toc23082_1739272089" text:style-name="Index_20_Link" text:visited-style-name="Index_20_Link">Windows<text:tab/>7</text:a></text:p>
          <text:p text:style-name="P260"><text:a xlink:type="simple" xlink:href="#__RefHeading___Toc21934_2167214121" text:style-name="Index_20_Link" text:visited-style-name="Index_20_Link">Make<text:tab/>7</text:a></text:p>
          <text:p text:style-name="P261"><text:a xlink:type="simple" xlink:href="#__RefHeading___Toc23084_1739272089" text:style-name="Index_20_Link" text:visited-style-name="Index_20_Link">Linux<text:tab/>7</text:a></text:p>
          <text:p text:style-name="P261"><text:a xlink:type="simple" xlink:href="#__RefHeading___Toc23086_1739272089" text:style-name="Index_20_Link" text:visited-style-name="Index_20_Link">Windows<text:tab/>7</text:a></text:p>
          <text:p text:style-name="P259"><text:a xlink:type="simple" xlink:href="#__RefHeading___Toc112_3572798900" text:style-name="Index_20_Link" text:visited-style-name="Index_20_Link">main()<text:tab/>8</text:a></text:p>
          <text:p text:style-name="P259"><text:a xlink:type="simple" xlink:href="#__RefHeading___Toc114_3572798900" text:style-name="Index_20_Link" text:visited-style-name="Index_20_Link">Types and variables<text:tab/>9</text:a></text:p>
          <text:p text:style-name="P260"><text:a xlink:type="simple" xlink:href="#__RefHeading___Toc4324_63016137" text:style-name="Index_20_Link" text:visited-style-name="Index_20_Link">Variables<text:tab/>9</text:a></text:p>
          <text:p text:style-name="P260"><text:a xlink:type="simple" xlink:href="#__RefHeading___Toc1527_630985852" text:style-name="Index_20_Link" text:visited-style-name="Index_20_Link">Types<text:tab/>9</text:a></text:p>
          <text:p text:style-name="P261"><text:a xlink:type="simple" xlink:href="#__RefHeading___Toc2198_55192689" text:style-name="Index_20_Link" text:visited-style-name="Index_20_Link">Integer<text:tab/>9</text:a></text:p>
          <text:p text:style-name="P261"><text:a xlink:type="simple" xlink:href="#__RefHeading___Toc13840_1215096393" text:style-name="Index_20_Link" text:visited-style-name="Index_20_Link">Binary shenanigans<text:tab/>10</text:a></text:p>
          <text:p text:style-name="P261"><text:a xlink:type="simple" xlink:href="#__RefHeading___Toc2200_55192689" text:style-name="Index_20_Link" text:visited-style-name="Index_20_Link">Float<text:tab/>11</text:a></text:p>
          <text:p text:style-name="P261"><text:a xlink:type="simple" xlink:href="#__RefHeading___Toc23088_1739272089" text:style-name="Index_20_Link" text:visited-style-name="Index_20_Link">Char<text:tab/>11</text:a></text:p>
          <text:p text:style-name="P261"><text:a xlink:type="simple" xlink:href="#__RefHeading___Toc2202_55192689" text:style-name="Index_20_Link" text:visited-style-name="Index_20_Link">Void<text:tab/>11</text:a></text:p>
          <text:p text:style-name="P260"><text:a xlink:type="simple" xlink:href="#__RefHeading___Toc5757_1474682834" text:style-name="Index_20_Link" text:visited-style-name="Index_20_Link">Constants<text:tab/>11</text:a></text:p>
          <text:p text:style-name="P259"><text:a xlink:type="simple" xlink:href="#__RefHeading___Toc116_3572798900" text:style-name="Index_20_Link" text:visited-style-name="Index_20_Link">Functions<text:tab/>13</text:a></text:p>
          <text:p text:style-name="P259"><text:a xlink:type="simple" xlink:href="#__RefHeading___Toc445_369106283" text:style-name="Index_20_Link" text:visited-style-name="Index_20_Link">Operators 101<text:tab/>14</text:a></text:p>
          <text:p text:style-name="P259"><text:a xlink:type="simple" xlink:href="#__RefHeading___Toc118_3572798900" text:style-name="Index_20_Link" text:visited-style-name="Index_20_Link">Conditions<text:tab/>16</text:a></text:p>
          <text:p text:style-name="P260"><text:a xlink:type="simple" xlink:href="#__RefHeading___Toc2690_55192689" text:style-name="Index_20_Link" text:visited-style-name="Index_20_Link">Basic checks<text:tab/>16</text:a></text:p>
          <text:p text:style-name="P260"><text:a xlink:type="simple" xlink:href="#__RefHeading___Toc2692_55192689" text:style-name="Index_20_Link" text:visited-style-name="Index_20_Link">Switch<text:tab/>17</text:a></text:p>
          <text:p text:style-name="P260"><text:a xlink:type="simple" xlink:href="#__RefHeading___Toc2694_55192689" text:style-name="Index_20_Link" text:visited-style-name="Index_20_Link">Operators<text:tab/>18</text:a></text:p>
          <text:p text:style-name="P260"><text:a xlink:type="simple" xlink:href="#__RefHeading___Toc2696_55192689" text:style-name="Index_20_Link" text:visited-style-name="Index_20_Link">Boolean<text:tab/>18</text:a></text:p>
          <text:p text:style-name="P260"><text:a xlink:type="simple" xlink:href="#__RefHeading___Toc2698_55192689" text:style-name="Index_20_Link" text:visited-style-name="Index_20_Link">Multiple conditions and more operators<text:tab/>19</text:a></text:p>
          <text:p text:style-name="P259"><text:a xlink:type="simple" xlink:href="#__RefHeading___Toc4326_63016137" text:style-name="Index_20_Link" text:visited-style-name="Index_20_Link">Loops<text:tab/>21</text:a></text:p>
          <text:p text:style-name="P260"><text:a xlink:type="simple" xlink:href="#__RefHeading___Toc5482_1474682834" text:style-name="Index_20_Link" text:visited-style-name="Index_20_Link">controlling the loop<text:tab/>22</text:a></text:p>
          <text:p text:style-name="P259"><text:a xlink:type="simple" xlink:href="#__RefHeading___Toc8072_3578794143" text:style-name="Index_20_Link" text:visited-style-name="Index_20_Link">Simple text<text:tab/>24</text:a></text:p>
          <text:p text:style-name="P259"><text:a xlink:type="simple" xlink:href="#__RefHeading___Toc7530_1255930186" text:style-name="Index_20_Link" text:visited-style-name="Index_20_Link">Arrays<text:tab/>25</text:a></text:p>
          <text:p text:style-name="P259"><text:a xlink:type="simple" xlink:href="#__RefHeading___Toc134_3572798900" text:style-name="Index_20_Link" text:visited-style-name="Index_20_Link">Comments<text:tab/>26</text:a></text:p>
          <text:p text:style-name="P260"><text:a xlink:type="simple" xlink:href="#__RefHeading___Toc23040_1648266728" text:style-name="Index_20_Link" text:visited-style-name="Index_20_Link">Where are comments<text:tab/>27</text:a></text:p>
          <text:p text:style-name="P260"><text:a xlink:type="simple" xlink:href="#__RefHeading___Toc23042_1648266728" text:style-name="Index_20_Link" text:visited-style-name="Index_20_Link">Comments LIE<text:tab/>27</text:a></text:p>
          <text:p text:style-name="P260"><text:a xlink:type="simple" xlink:href="#__RefHeading___Toc23862_647760823" text:style-name="Index_20_Link" text:visited-style-name="Index_20_Link">How to not write comments (without it backfiring)<text:tab/>28</text:a></text:p>
          <text:p text:style-name="P259"><text:a xlink:type="simple" xlink:href="#__RefHeading___Toc669_1590455357" text:style-name="Index_20_Link" text:visited-style-name="Index_20_Link">Formatting<text:tab/>31</text:a></text:p>
          <text:p text:style-name="P259"><text:a xlink:type="simple" xlink:href="#__RefHeading___Toc21564_4287573790" text:style-name="Index_20_Link" text:visited-style-name="Index_20_Link"><text:soft-page-break/>Build routines<text:tab/>35</text:a></text:p>
          <text:p text:style-name="P259"><text:a xlink:type="simple" xlink:href="#__RefHeading___Toc2751_55192689" text:style-name="Index_20_Link" text:visited-style-name="Index_20_Link">Include<text:tab/>36</text:a></text:p>
          <text:p text:style-name="P260"><text:a xlink:type="simple" xlink:href="#__RefHeading___Toc2753_55192689" text:style-name="Index_20_Link" text:visited-style-name="Index_20_Link">Header madness<text:tab/>36</text:a></text:p>
          <text:p text:style-name="P260"><text:a xlink:type="simple" xlink:href="#__RefHeading___Toc5484_1474682834" text:style-name="Index_20_Link" text:visited-style-name="Index_20_Link">Definition vs Declaration<text:tab/>37</text:a></text:p>
          <text:p text:style-name="P259"><text:a xlink:type="simple" xlink:href="#__RefHeading___Toc14104_230769630" text:style-name="Index_20_Link" text:visited-style-name="Index_20_Link">Namespaces<text:tab/>40</text:a></text:p>
          <text:p text:style-name="P260"><text:a xlink:type="simple" xlink:href="#__RefHeading___Toc14112_230769630" text:style-name="Index_20_Link" text:visited-style-name="Index_20_Link">all global variables go to hell, no exceptions<text:tab/>40</text:a></text:p>
          <text:p text:style-name="P259"><text:a xlink:type="simple" xlink:href="#__RefHeading___Toc124_3572798900" text:style-name="Index_20_Link" text:visited-style-name="Index_20_Link">Pointers<text:tab/>42</text:a></text:p>
          <text:p text:style-name="P260"><text:a xlink:type="simple" xlink:href="#__RefHeading___Toc137_3572798900" text:style-name="Index_20_Link" text:visited-style-name="Index_20_Link">Memory, please<text:tab/>43</text:a></text:p>
          <text:p text:style-name="P259"><text:a xlink:type="simple" xlink:href="#__RefHeading___Toc139_3572798900" text:style-name="Index_20_Link" text:visited-style-name="Index_20_Link">Structures<text:tab/>45</text:a></text:p>
          <text:p text:style-name="P259"><text:a xlink:type="simple" xlink:href="#__RefHeading___Toc8382_1255930186" text:style-name="Index_20_Link" text:visited-style-name="Index_20_Link">Enumerators<text:tab/>47</text:a></text:p>
          <text:p text:style-name="P259"><text:a xlink:type="simple" xlink:href="#__RefHeading___Toc2206_55192689" text:style-name="Index_20_Link" text:visited-style-name="Index_20_Link">Casting<text:tab/>48</text:a></text:p>
          <text:p text:style-name="P260"><text:a xlink:type="simple" xlink:href="#__RefHeading___Toc9104_399436805" text:style-name="Index_20_Link" text:visited-style-name="Index_20_Link">implicit conversion<text:tab/>48</text:a></text:p>
          <text:p text:style-name="P259"><text:a xlink:type="simple" xlink:href="#__RefHeading___Toc126_3572798900" text:style-name="Index_20_Link" text:visited-style-name="Index_20_Link">Errors are friends, not food<text:tab/>50</text:a></text:p>
          <text:p text:style-name="P259"><text:a xlink:type="simple" xlink:href="#__RefHeading___Toc20603_3834665484" text:style-name="Index_20_Link" text:visited-style-name="Index_20_Link">Debugging<text:tab/>51</text:a></text:p>
          <text:p text:style-name="P260"><text:a xlink:type="simple" xlink:href="#__RefHeading___Toc20611_3834665484" text:style-name="Index_20_Link" text:visited-style-name="Index_20_Link">How to not debug<text:tab/>56</text:a></text:p>
          <text:p text:style-name="P259"><text:a xlink:type="simple" xlink:href="#__RefHeading___Toc108_3572798900" text:style-name="Index_20_Link" text:visited-style-name="Index_20_Link">Professionals have standards<text:tab/>58</text:a></text:p>
          <text:p text:style-name="P259"><text:a xlink:type="simple" xlink:href="#__RefHeading___Toc1533_630985852" text:style-name="Index_20_Link" text:visited-style-name="Index_20_Link">Roads to Rome<text:tab/>60</text:a></text:p>
          <text:p text:style-name="P259"><text:a xlink:type="simple" xlink:href="#__RefHeading___Toc1531_630985852" text:style-name="Index_20_Link" text:visited-style-name="Index_20_Link">Optional end topics<text:tab/>62</text:a></text:p>
          <text:p text:style-name="P260"><text:a xlink:type="simple" xlink:href="#__RefHeading___Toc1548_630985852" text:style-name="Index_20_Link" text:visited-style-name="Index_20_Link">Undefined behavior and co<text:tab/>62</text:a></text:p>
          <text:p text:style-name="P260"><text:a xlink:type="simple" xlink:href="#__RefHeading___Toc9106_399436805" text:style-name="Index_20_Link" text:visited-style-name="Index_20_Link">goto: chaos &gt;:D<text:tab/>62</text:a></text:p>
          <text:p text:style-name="P260"><text:a xlink:type="simple" xlink:href="#__RefHeading___Toc23090_1739272089" text:style-name="Index_20_Link" text:visited-style-name="Index_20_Link">Floats are scary<text:tab/>63</text:a></text:p>
          <text:p text:style-name="P260"><text:a xlink:type="simple" xlink:href="#__RefHeading___Toc9361_1622695651" text:style-name="Index_20_Link" text:visited-style-name="Index_20_Link">C and strings<text:tab/>64</text:a></text:p>
          <text:p text:style-name="P259"><text:a xlink:type="simple" xlink:href="#__RefHeading___Toc17470_1215096393" text:style-name="Index_20_Link" text:visited-style-name="Index_20_Link">What happens now?<text:tab/>67</text:a></text:p>
          <text:p text:style-name="P259"><text:a xlink:type="simple" xlink:href="#__RefHeading___Toc9363_1622695651" text:style-name="Index_20_Link" text:visited-style-name="Index_20_Link">GNU Free Documentation License<text:tab/>68</text:a></text:p>
        </text:index-body>
      </text:table-of-content>
      <text:p text:style-name="Text_20_body"/>
      <text:h text:style-name="P263" text:outline-level="1"><text:bookmark-start text:name="__RefHeading___Toc106_3572798900"/>Foreword<text:bookmark-end text:name="__RefHeading___Toc106_3572798900"/></text:h>
      <text:p text:style-name="P2">This book is for people who never programmed before <text:span text:style-name="T91">but want to learn it and the way machines operate </text:span><text:span text:style-name="T981">at a lower level</text:span>.<text:span text:style-name="T981"> Low-level in this context means close to hardware.</text:span></text:p>
      <text:p text:style-name="P1">The year at the time of writing this is 2022. C is now 50 years old. <text:span text:style-name="T92">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2"><text:span text:style-name="T13">C is </text:span><text:span text:style-name="T866">our companion </text:span><text:span text:style-name="T13">in this book for </text:span><text:span text:style-name="T867">exactly</text:span><text:span text:style-name="T13"> </text:span><text:span text:style-name="T14">two</text:span><text:span text:style-name="T13"> reason</text:span><text:span text:style-name="T14">s</text:span><text:span text:style-name="T13">:</text:span></text:p>
      <text:list text:style-name="L1">
        <text:list-item>
          <text:p text:style-name="P284"><text:span text:style-name="T94">I</text:span><text:span text:style-name="T93">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85">Simplistic and minimal language design, making it ideal for beginners in the low-level realm.</text:p>
        </text:list-item>
      </text:list>
      <text:p text:style-name="P13"><text:span text:style-name="T95">So if you are interested in finding out how </text:span><text:span text:style-name="T96">machines and </text:span><text:span text:style-name="T9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2">'s</text:span><text:span text:style-name="T20"> </text:span><text:span text:style-name="T592">borrow checking</text:span><text:span text:style-name="T593"> for example</text:span><text:span text:style-name="T20">.</text:span></text:p>
      <text:p text:style-name="P3">While <text:span text:style-name="T97">other</text:span> mentioned languages are fine<text:span text:style-name="T982"> and </text:span>good for production, they are not good for teaching programming and software basics <text:span text:style-name="T98">especially in regards to low-level</text:span>.</text:p>
      <text:h text:style-name="P264"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57">.</text:span><text:span text:style-name="T22"> </text:span><text:span text:style-name="T657">Y</text:span><text:span text:style-name="T22">ou and the machine are speaking in different languages and the compiler is the </text:span><text:span text:style-name="T23">metaphoric</text:span><text:span text:style-name="T22"> man in the middle. </text:span><text:span text:style-name="T9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4">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ext:span><text:span text:style-name="T983">'</text:span><text:span text:style-name="T33">t help you much, </text:span><text:span text:style-name="T100">if your goal is to program in a somewhat </text:span><text:span text:style-name="T101">conventional way.</text:span></text:p>
      <text:h text:style-name="Heading_20_2" text:outline-level="2"><text:bookmark-start text:name="__RefHeading___Toc665_1590455357"/>Syntax<text:bookmark-end text:name="__RefHeading___Toc665_1590455357"/></text:h>
      <text:p text:style-name="P253"><text:span text:style-name="T644">Syntax describes how text and </text:span><text:span text:style-name="T1099">characters</text:span><text:span text:style-name="T644"> convey meaning </text:span><text:span text:style-name="T106">to a reader</text:span><text:span text:style-name="T644">.</text:span><text:span text:style-name="T659"> This reader can also be a program such as the compiler.</text:span><text:span text:style-name="T644"><text:line-break/></text:span><text:span text:style-name="T198">Put simply in the context of programming: syntax describes where you need to put what for</text:span><text:span text:style-name="T658"> your code to be valid.</text:span><text:span text:style-name="T785"> This will soon be visualized to you.</text:span></text:p>
      <text:h text:style-name="Heading_20_2" text:outline-level="2"><text:bookmark-start text:name="__RefHeading___Toc23038_1648266728"/>Symbols<text:bookmark-end text:name="__RefHeading___Toc23038_1648266728"/></text:h>
      <text:p text:style-name="P254">A symbol is a name given to a part of the program by the developer.<text:line-break/><text:span text:style-name="T1100">Variables and function names are symbols.</text:span></text:p>
      <text:h text:style-name="P263" text:outline-level="1"><text:bookmark-start text:name="__RefHeading___Toc443_369106283"/>Set up<text:bookmark-end text:name="__RefHeading___Toc443_369106283"/></text:h>
      <text:p text:style-name="P9">First you want to make sure to install Linux… no?<text:line-break/><text:span text:style-name="T961">Look mate, you don't have to commit to it in a way of permanently replacing you</text:span><text:span text:style-name="T984">r</text:span><text:span text:style-name="T961"> current OS.<text:line-break/></text:span><text:span text:style-name="T963">You can run </text:span><text:span text:style-name="T984">a</text:span><text:span text:style-name="T963"> live-disk from a USB-drive</text:span><text:span text:style-name="T964">, which would </text:span><text:span text:style-name="T984">get</text:span><text:span text:style-name="T964"> a bit awkward</text:span><text:span text:style-name="T984"> after some time</text:span><text:span text:style-name="T964">, so</text:span><text:span text:style-name="T963"> better install it on </text:span><text:span text:style-name="T964">that</text:span><text:span text:style-name="T963"> USB-drive.</text:span><text:span text:style-name="T965"> After that just boot from BIOS into that Linux-USB-drive and done.</text:span></text:p>
      <text:p text:style-name="P9"><text:span text:style-name="T967">If you go out and look for the Linux install software, then i gotta tell you, that's not how it works. There is not just the one Linux install-disk or something like that. Rather</text:span><text:span text:style-name="T986">,</text:span><text:span text:style-name="T967"> there are hundreds</text:span><text:span text:style-name="T985">,</text:span><text:span text:style-name="T967"> so don't fret over which one to pick, because i recommend </text:span><text:span text:style-name="T985">you </text:span><text:span text:style-name="T967">just use Ubuntu or Linux-Mint.</text:span><text:span text:style-name="T972"> </text:span><text:span text:style-name="T968">They are good for beginners</text:span><text:span text:style-name="T987">,</text:span><text:span text:style-name="T968"> definitively enough for the purposes of this book</text:span><text:span text:style-name="T971"> and are DEBIAN-BASED</text:span><text:span text:style-name="T969">:<text:line-break/></text:span><text:a xlink:type="simple" xlink:href="https://ubuntu.com/desktop" text:style-name="Internet_20_link" text:visited-style-name="Visited_20_Internet_20_Link"><text:span text:style-name="T969">https://ubuntu.com/desktop</text:span></text:a><text:span text:style-name="T969"><text:line-break/></text:span><text:a xlink:type="simple" xlink:href="https://linuxmint.com/download.php" text:style-name="Internet_20_link" text:visited-style-name="Visited_20_Internet_20_Link"><text:span text:style-name="T969">https://linuxmint.com/download.php</text:span></text:a></text:p>
      <text:p text:style-name="P8"><text:span text:style-name="T961">Still not? Alright</text:span> <text:span text:style-name="T962">okay</text:span><text:span text:style-name="T961">.</text:span> <text:span text:style-name="T52">I</text:span><text:span text:style-name="T55">f you are interested in programming, i</text:span><text:span text:style-name="T52"> can only recommend it tho</text:span><text:span text:style-name="T782">ugh</text:span><text:span text:style-name="T52">.</text:span><text:span text:style-name="T966"> <text:line-break/></text:span><text:span text:style-name="T768">Keep in mind, this book is written mainly for Linux and the </text:span><text:span text:style-name="T970">"</text:span><text:span text:style-name="T768">gcc</text:span><text:span text:style-name="T970">"</text:span><text:span text:style-name="T768"> compiler.<text:line-break/></text:span><text:span text:style-name="T961">So the setup phase can be difficult and the reading experience can be hampered.</text:span></text:p>
      <text:h text:style-name="P275" text:outline-level="2"><text:bookmark-start text:name="__RefHeading___Toc11621_2597454596"/>Compiler<text:bookmark-end text:name="__RefHeading___Toc11621_2597454596"/></text:h>
      <text:p text:style-name="P173"><text:span text:style-name="T56">W</text:span><text:span text:style-name="T53">hat you need </text:span><text:span text:style-name="T57">at the very least</text:span><text:span text:style-name="T53"> is a compiler.</text:span></text:p>
      <text:h text:style-name="Heading_20_3" text:outline-level="3"><text:bookmark-start text:name="__RefHeading___Toc23072_1739272089"/>Linux<text:bookmark-end text:name="__RefHeading___Toc23072_1739272089"/></text:h>
      <text:p text:style-name="P10"><text:span text:style-name="T53">On Linux that would be gcc for example, </text:span><text:span text:style-name="T59">available via your package manager</text:span><text:span text:style-name="T769">. In most cases it should already be installed. Try </text:span><text:span text:style-name="Source_20_Text"><text:span text:style-name="T769">gcc</text:span></text:span><text:span text:style-name="T769"> in console, if the output is something like</text:span><text:span text:style-name="T771">:</text:span><text:span text:style-name="T769"><text:line-break/></text:span><text:span text:style-name="Source_20_Text"><text:span text:style-name="T769">gcc: fatal error: no input files<text:line-break/></text:span></text:span><text:span text:style-name="T769">then you have it.</text:span><text:span text:style-name="T770"> If not try the following commands:</text:span><text:span text:style-name="T53"><text:line-break/></text:span><text:span text:style-name="T102">Debian and Debian-based: </text:span><text:span text:style-name="Source_20_Text"><text:span text:style-name="T58">sudo apt install gcc<text:line-break/></text:span></text:span><text:span text:style-name="T103">Arch and Arch-based: </text:span><text:span text:style-name="Source_20_Text"><text:span text:style-name="T103">sudo pacman -</text:span></text:span><text:span text:style-name="Source_20_Text"><text:span text:style-name="T104">S gcc<text:line-break/></text:span></text:span><text:span text:style-name="T105">Fedora: </text:span><text:span text:style-name="Source_20_Text"><text:span text:style-name="T105">sudo dnf install gcc</text:span></text:span></text:p>
      <text:h text:style-name="Heading_20_3" text:outline-level="3"><text:bookmark-start text:name="__RefHeading___Toc23074_1739272089"/>Windows<text:bookmark-end text:name="__RefHeading___Toc23074_1739272089"/></text:h>
      <text:p text:style-name="P7"><text:span text:style-name="T54">On Windows</text:span><text:span text:style-name="T953">, i recommend</text:span><text:span text:style-name="T54"> you </text:span><text:span text:style-name="T953">to get</text:span><text:span text:style-name="T54"> </text:span><text:span text:style-name="T955">"</text:span><text:span text:style-name="T952">Cygwin</text:span><text:span text:style-name="T955">".<text:line-break/></text:span><text:span text:style-name="T953">It will provide a Linux like </text:span><text:span text:style-name="T959">environment,</text:span><text:span text:style-name="T953"> for you to use</text:span><text:span text:style-name="T954">:</text:span><text:span text:style-name="T54"><text:line-break/></text:span><text:a xlink:type="simple" xlink:href="https://www.cygwin.com/" text:style-name="Internet_20_link" text:visited-style-name="Visited_20_Internet_20_Link"><text:span text:style-name="T954">https://www.cygwin.com/</text:span></text:a><text:span text:style-name="T954"><text:line-break/></text:span><text:span text:style-name="T957">It will also come with the needed compiler or give you the option to patch it into later.</text:span></text:p>
      <text:p text:style-name="P171"><text:span text:style-name="T956">If not, at least get</text:span><text:span text:style-name="T958"> the compiler</text:span><text:span text:style-name="T956"> </text:span><text:span text:style-name="T953">"</text:span><text:span text:style-name="T54">mingw</text:span><text:span text:style-name="T953">"</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21932_2167214121"/><text:soft-page-break/>Editor<text:bookmark-end text:name="__RefHeading___Toc21932_2167214121"/></text:h>
      <text:p text:style-name="P152">A <text:span text:style-name="T988">good</text:span> editor is the next thing on the list.</text:p>
      <text:h text:style-name="P283" text:outline-level="3"><text:bookmark-start text:name="__RefHeading___Toc23076_1739272089"/>Linux<text:bookmark-end text:name="__RefHeading___Toc23076_1739272089"/></text:h>
      <text:p text:style-name="Text_20_body">Most Linux distros come with a very basic editor already<text:span text:style-name="T772">. For example "gedit"</text:span><text:span text:style-name="T777">,</text:span><text:span text:style-name="T772"> "mousepad"</text:span><text:span text:style-name="T777"> or "kate"</text:span><text:span text:style-name="T772">. Find your editor and make sure it has a feature called "syntax highlighting"</text:span><text:span text:style-name="T773"> and that it is enabled</text:span><text:span text:style-name="T772">.</text:span><text:span text:style-name="T774"> If you don't have any editor with syntax highlighting, install one </text:span><text:span text:style-name="T776">of the aforementioned ones </text:span><text:span text:style-name="T774">via </text:span><text:span text:style-name="T775">your </text:span><text:span text:style-name="T774">package manager</text:span><text:span text:style-name="T778"> or find one on you</text:span><text:span text:style-name="T779">r</text:span><text:span text:style-name="T778"> own.</text:span></text:p>
      <text:h text:style-name="Heading_20_3" text:outline-level="3"><text:bookmark-start text:name="__RefHeading___Toc23078_1739272089"/>Windows<text:bookmark-end text:name="__RefHeading___Toc23078_1739272089"/></text:h>
      <text:p text:style-name="P151"><text:span text:style-name="T780">On Windows</text:span><text:span text:style-name="T781">, ditch </text:span>notepad.exe <text:span text:style-name="T781">and get "Notepad++" or "Visual Studio Code" i guess. I would go with Notepad++ </text:span><text:span text:style-name="T870">though, </text:span><text:span text:style-name="T781">i</text:span><text:span text:style-name="T870">f </text:span><text:span text:style-name="T781">i were glued to a Windows</text:span><text:span text:style-name="T870">-</text:span><text:span text:style-name="T781">only PC.</text:span></text:p>
      <text:h text:style-name="Heading_20_2" text:outline-level="2"><text:bookmark-start text:name="__RefHeading___Toc20601_3834665484"/>Debugger<text:bookmark-end text:name="__RefHeading___Toc20601_3834665484"/></text:h>
      <text:h text:style-name="Heading_20_3" text:outline-level="3"><text:bookmark-start text:name="__RefHeading___Toc23080_1739272089"/>Linux<text:bookmark-end text:name="__RefHeading___Toc23080_1739272089"/></text:h>
      <text:p text:style-name="P174"><text:span text:style-name="T989">U</text:span>se "gdb". If you ha<text:span text:style-name="T989">ve</text:span> "gcc" installed out of the box, chances are "gdb" is already <text:span text:style-name="T868">in your party</text:span>.<text:span text:style-name="T869"> If not, you know the package-manager-drill.</text:span></text:p>
      <text:h text:style-name="Heading_20_3" text:outline-level="3"><text:bookmark-start text:name="__RefHeading___Toc23082_1739272089"/>Windows<text:bookmark-end text:name="__RefHeading___Toc23082_1739272089"/></text:h>
      <text:p text:style-name="P175"><text:span text:style-name="T989">T</text:span>here is a good chance "gdb" comes <text:span text:style-name="T990">packed </text:span>with<text:span text:style-name="T990"> </text:span>"min<text:span text:style-name="T960">g</text:span>w"<text:span text:style-name="T990"> / "Cygwin"</text:span> already.<text:span text:style-name="T992"> If that is not the case, then get it from the internet. Since you are a grown adult, that committed to a path, you can also do the heavy lifting.</text:span></text:p>
      <text:h text:style-name="Heading_20_2" text:outline-level="2"><text:bookmark-start text:name="__RefHeading___Toc21934_2167214121"/>Make<text:bookmark-end text:name="__RefHeading___Toc21934_2167214121"/></text:h>
      <text:h text:style-name="Heading_20_3" text:outline-level="3"><text:bookmark-start text:name="__RefHeading___Toc23084_1739272089"/>Linux<text:bookmark-end text:name="__RefHeading___Toc23084_1739272089"/></text:h>
      <text:p text:style-name="P176">Get <text:span text:style-name="T960">"make" via package manager, if not already there.</text:span></text:p>
      <text:h text:style-name="Heading_20_3" text:outline-level="3"><text:bookmark-start text:name="__RefHeading___Toc23086_1739272089"/>Windows<text:bookmark-end text:name="__RefHeading___Toc23086_1739272089"/></text:h>
      <text:p text:style-name="P177">Get "make" via the "Cygwin" packages, if not already there. If you don't use "Cygwin", then <text:span text:style-name="T991">go find it on the internet</text:span>.<text:span text:style-name="T991"> Make sure not to accidentally get "cmake", that is something else.</text:span></text:p>
      <text:h text:style-name="P263"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3"><text:span text:style-name="T664">T</text:span><text:span text:style-name="T663">he following </text:span><text:span text:style-name="T664">is a </text:span><text:span text:style-name="T976">"</text:span><text:span text:style-name="T664">listing</text:span><text:span text:style-name="T976">" or snippets</text:span><text:span text:style-name="T664">. T</text:span><text:span text:style-name="T663">he numbers </text:span><text:span text:style-name="T977">to the left a</text:span><text:span text:style-name="T664">re line-numbers and they help keep track of what happens where.</text:span><text:span text:style-name="T665"> They are </text:span><text:span text:style-name="T666">just a visual tool and </text:span><text:span text:style-name="T665">not part of the code.</text:span><text:span text:style-name="T664"> </text:span><text:span text:style-name="T667">Now </text:span><text:span text:style-name="T978">make a "main.c" file and </text:span><text:span text:style-name="T667">t</text:span><text:span text:style-name="T664">ype the </text:span><text:span text:style-name="T979">following </text:span><text:span text:style-name="T664">code into </text:span><text:span text:style-name="T978">it</text:span><text:span text:style-name="T664">:</text:span></text:p>
      <text:p text:style-name="P153"><draw:frame draw:style-name="fr4" draw:name="Frame39" text:anchor-type="as-char" svg:width="6.6598in" draw:z-index="0"><draw:text-box fo:min-height="0.8862in"><text:p text:style-name="P228"><text:span text:style-name="Source_20_Text"><text:span text:style-name="T817">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p><text:p text:style-name="P229"><text:span text:style-name="Source_20_Text"><text:span text:style-name="T817">2 <text:s/></text:span></text:span><text:span text:style-name="Source_20_Text"><text:span text:style-name="T805">{</text:span></text:span></text:p><text:p text:style-name="P228"><text:span text:style-name="Source_20_Text"><text:span text:style-name="T817">3 <text:s/></text:span></text:span><text:span text:style-name="Source_20_Text"><text:span text:style-name="T805"><text:s text:c="4"/></text:span></text:span><text:span text:style-name="Source_20_Text"><text:span text:style-name="T833">return</text:span></text:span><text:span text:style-name="Source_20_Text"><text:span text:style-name="T805"> </text:span></text:span><text:span text:style-name="Source_20_Text"><text:span text:style-name="T839">0</text:span></text:span><text:span text:style-name="Source_20_Text"><text:span text:style-name="T805">;</text:span></text:span></text:p><text:p text:style-name="P229"><text:span text:style-name="Source_20_Text"><text:span text:style-name="T817">4 <text:s/></text:span></text:span><text:span text:style-name="Source_20_Text"><text:span text:style-name="T805">}</text:span></text:span></text:p></draw:text-box><svg:desc>barebones</svg:desc></draw:frame></text:p>
      <text:p text:style-name="P89">These are the things pretty much <text:span text:style-name="T783">e</text:span><text:span text:style-name="T784">very</text:span> C program has<text:span text:style-name="T668"> at minimum</text:span>.</text:p>
      <text:p text:style-name="P178"><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span></text:p>
      <text:p text:style-name="P178"><text:span text:style-name="T994">E</text:span><text:span text:style-name="T660">very program begins it execution in this main-function and it will execute by going from the top to the bottom of that function. Once the end of the main-function is reached, the program ends.</text:span><text:span text:style-name="T68"><text:line-break/></text:span><text:span text:style-name="T445">What exactly types are and what it means to return from a function will be covered soon</text:span><text:span text:style-name="T446"> but to get started,</text:span><text:span text:style-name="T444"> compile this with gcc, </text:span><text:span text:style-name="T447">by </text:span><text:span text:style-name="T444">typ</text:span><text:span text:style-name="T447">ing</text:span><text:span text:style-name="T444"> this into a terminal:</text:span></text:p>
      <text:p text:style-name="P90"><text:span text:style-name="Source_20_Text">gcc main.c -o my_app</text:span></text:p>
      <text:p text:style-name="P91"><text:span text:style-name="T448">If the compilation succeeded, you have created your first binary file or executable file</text:span><text:span text:style-name="T993"> called "my_app"</text:span><text:span text:style-name="T449">.<text:line-break/></text:span><text:span text:style-name="T661">It does basically nothing but that</text:span><text:span text:style-name="T662">'</text:span><text:span text:style-name="T661">s good enough for now.</text:span></text:p>
      <text:p text:style-name="P172">All the code snippets in this book, also come with this book as separate files.<text:line-break/>Keep that in mind for later, as we can not rely on you typing everything of the book.</text:p>
      <text:h text:style-name="P263" text:outline-level="1"><text:bookmark-start text:name="__RefHeading___Toc114_3572798900"/><text:span text:style-name="T69">Types and v</text:span>ariables<text:bookmark-end text:name="__RefHeading___Toc114_3572798900"/></text:h>
      <text:h text:style-name="P276" text:outline-level="2"><text:bookmark-start text:name="__RefHeading___Toc4324_63016137"/>Variables<text:bookmark-end text:name="__RefHeading___Toc4324_63016137"/></text:h>
      <text:p text:style-name="P51">To s<text:span text:style-name="T995">tore</text:span> values<text:span text:style-name="T995">,</text:span> we need variables and to declare them<text:span text:style-name="T995">,</text:span> <text:span text:style-name="T79">we have to give them </text:span><text:span text:style-name="T234">a type and </text:span><text:span text:style-name="T79">a name.</text:span></text:p>
      <text:p text:style-name="P51"><draw:frame draw:style-name="fr1" draw:name="Frame3" text:anchor-type="as-char" svg:width="6.6598in" draw:z-index="1"><draw:text-box fo:min-height="0.8862in"><text:p text:style-name="P230"><text:span text:style-name="Source_20_Text"><text:span text:style-name="T817">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p><text:p text:style-name="P230"><text:span text:style-name="Source_20_Text"><text:span text:style-name="T817">2 <text:s/></text:span></text:span><text:span text:style-name="Source_20_Text"><text:span text:style-name="T805">{</text:span></text:span></text:p><text:p text:style-name="P230"><text:span text:style-name="Source_20_Text"><text:span text:style-name="T817">3 <text:s/></text:span></text:span><text:span text:style-name="Source_20_Text"><text:span text:style-name="T805"><text:s text:c="4"/></text:span></text:span><text:span text:style-name="Source_20_Text"><text:span text:style-name="T801">int</text:span></text:span><text:span text:style-name="Source_20_Text"><text:span text:style-name="T805"> my_id;</text:span></text:span></text:p><text:p text:style-name="P230"><text:span text:style-name="Source_20_Text"><text:span text:style-name="T817">4 <text:s/></text:span></text:span><text:span text:style-name="Source_20_Text"><text:span text:style-name="T805"><text:s text:c="4"/></text:span></text:span><text:span text:style-name="Source_20_Text"><text:span text:style-name="T801">int</text:span></text:span><text:span text:style-name="Source_20_Text"><text:span text:style-name="T805"> counter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0"><text:span text:style-name="Source_20_Text"><text:span text:style-name="T817">5 <text:s/></text:span></text:span></text:p><text:p text:style-name="P230"><text:span text:style-name="Source_20_Text"><text:span text:style-name="T817">6 <text:s/></text:span></text:span><text:span text:style-name="Source_20_Text"><text:span text:style-name="T805"><text:s text:c="4"/></text:span></text:span><text:span text:style-name="Source_20_Text"><text:span text:style-name="T833">return</text:span></text:span><text:span text:style-name="Source_20_Text"><text:span text:style-name="T805"> </text:span></text:span><text:span text:style-name="Source_20_Text"><text:span text:style-name="T839">0</text:span></text:span><text:span text:style-name="Source_20_Text"><text:span text:style-name="T805">;</text:span></text:span></text:p><text:p text:style-name="P230"><text:span text:style-name="Source_20_Text"><text:span text:style-name="T817">7 <text:s/></text:span></text:span><text:span text:style-name="Source_20_Text"><text:span text:style-name="T805">}</text:span></text:span></text:p></draw:text-box></draw:frame></text:p>
      <text:p text:style-name="P50">Here we declare the <text:span text:style-name="T996">two </text:span>variable<text:span text:style-name="T996">s</text:span> “my_id”<text:span text:style-name="T996"> and "counter"</text:span><text:span text:style-name="T997"> of the type "int"</text:span>. <text:span text:style-name="T134">After that</text:span><text:span text:style-name="T80"> we can save numbers in it.<text:line-break/></text:span><text:span text:style-name="T81">In case of “counter” we not just declare the variable but also in the same line define it</text:span><text:span text:style-name="T235">, by giving it a value</text:span><text:span text:style-name="T81">.<text:line-break/></text:span><text:span text:style-name="T160">It is very important to choose short yet fitting names</text:span><text:span text:style-name="T161">, depending on their purposes</text:span><text:span text:style-name="T160">.</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7">The previously mentioned type “int” is the most common type in <text:span text:style-name="T70">overall </text:span>programming <text:span text:style-name="T71">and represents a number. </text:span><text:span text:style-name="T72">Its full name is “integer”, but don’t </text:span><text:span text:style-name="T998">use</text:span><text:span text:style-name="T72"> that in your </text:span><text:span text:style-name="T999">code</text:span><text:span text:style-name="T72">.<text:line-break/></text:span><text:span text:style-name="T74">There are many </text:span><text:span text:style-name="T76">similar types </text:span><text:span text:style-name="T77">like</text:span><text:span text:style-name="T75"> “unsigned int”, “short” </text:span><text:span text:style-name="T78">and </text:span><text:span text:style-name="T75">“char”, </text:span><text:span text:style-name="T78">which are all numbers.</text:span></text:p>
      <text:p text:style-name="P18"><text:span text:style-name="T135">"B</text:span>ut why do we need types in the first place?<text:span text:style-name="T136"> Wouldn't things be much simpler without them?</text:span>"<text:line-break/><text:span text:style-name="T137">Short answer: No.<text:line-break/></text:span><text:span text:style-name="T138">Long answer: Hell, no.</text:span><text:span text:style-name="T139"> </text:span><text:span text:style-name="T140">Types exist so that every developer and the compiler know</text:span><text:span text:style-name="T156"> </text:span><text:span text:style-name="T140">what exactly your plan regarding that variable</text:span><text:span text:style-name="T157"> is</text:span><text:span text:style-name="T140">.<text:line-break/></text:span><text:span text:style-name="T141">Numbers are not all equal. Some are bigger or smaller</text:span><text:span text:style-name="T142"> than the average integer.</text:span><text:span text:style-name="T143"> If </text:span><text:span text:style-name="T669">you </text:span><text:span text:style-name="T143">just need to store a number within a range of 0 to 100 then there is really no issue most of the time with any kind of integer.</text:span><text:span text:style-name="T144"> Now what happens if you need to store numbers </text:span><text:span text:style-name="T146">as big as</text:span><text:span text:style-name="T144"> </text:span><text:span text:style-name="T145">214748364</text:span><text:span text:style-name="T207">7</text:span><text:span text:style-name="T145">?</text:span></text:p>
      <text:p text:style-name="P18"><text:span text:style-name="Source_20_Text">int a = 214748364</text:span><text:span text:style-name="Source_20_Text"><text:span text:style-name="T206">7</text:span></text:span><text:span text:style-name="Source_20_Text">;</text:span></text:p>
      <text:p text:style-name="P130">I compiled and ran this<text:span text:style-name="T149"> and</text:span> <text:span text:style-name="T150">"</text:span>a<text:span text:style-name="T150">"</text:span> was<text:span text:style-name="T222"> indeed</text:span> 214748364<text:span text:style-name="T208">7</text:span><text:span text:style-name="T209">, yay</text:span>.<text:line-break/><text:span text:style-name="T210">However it </text:span><text:span text:style-name="T672">was</text:span><text:span text:style-name="T210"> -1</text:span><text:span text:style-name="T211"> on </text:span><text:span text:style-name="T213">a fictional machine, that</text:span><text:span text:style-name="T211"> i now call "</text:span><text:span text:style-name="T212">Special</text:span><text:span text:style-name="T211">Machine"</text:span><text:span text:style-name="T148">.<text:line-break/></text:span><text:span text:style-name="T670">This is because "SpecialMachine" does not support this code</text:span><text:span text:style-name="T671"> and so it had to endure an</text:span><text:span text:style-name="T151"> integer overflow.</text:span><text:span text:style-name="T152"> This mean</text:span><text:span text:style-name="T158">s</text:span><text:span text:style-name="T152"> i added a value to </text:span><text:span text:style-name="T159">"</text:span><text:span text:style-name="T152">a</text:span><text:span text:style-name="T159">"</text:span><text:span text:style-name="T152"> that is too high and as a result the variable flipped it's value on the head.<text:line-break/></text:span><text:span text:style-name="T153">This is because of the way</text:span><text:span text:style-name="T1000"> integers are represented in memory </text:span><text:span text:style-name="T153">and i will demonstrate it with a</text:span><text:span text:style-name="T162">n</text:span><text:span text:style-name="T153"> 8-bit value</text:span><text:span text:style-name="T154"> instead of an integer</text:span><text:span text:style-name="T163">,</text:span><text:span text:style-name="T155"> because </text:span><text:span text:style-name="T163">it</text:span><text:span text:style-name="T155"> has </text:span><text:span text:style-name="T673">32</text:span><text:span text:style-name="T155">-bit</text:span><text:span text:style-name="T164"> in </text:span><text:span text:style-name="T214">the</text:span><text:span text:style-name="T164"> case</text:span><text:span text:style-name="T214"> of </text:span><text:span text:style-name="T211">"</text:span><text:span text:style-name="T212">Special</text:span><text:span text:style-name="T211">Machine"</text:span><text:span text:style-name="T155">.</text:span></text:p>
      <text:h text:style-name="Heading_20_3" text:outline-level="3"><text:bookmark-start text:name="__RefHeading___Toc13840_1215096393"/><text:soft-page-break/>Binary shenanigans<text:bookmark-end text:name="__RefHeading___Toc13840_1215096393"/></text:h>
      <text:p text:style-name="P21">When we assign 0 to <text:span text:style-name="T166">"num"</text:span><text:span text:style-name="Source_20_Text"><text:span text:style-name="T166"><text:line-break/></text:span></text:span><text:span text:style-name="Source_20_Text"><text:span text:style-name="T215">unsigned char num = 0;<text:line-break/></text:span></text:span>the binary representation<text:span text:style-name="T167"> for it</text:span> looks like this:<text:line-break/><text:span text:style-name="T165">0 0 0 0 0 0 0 0</text:span></text:p>
      <text:p text:style-name="P22">We now add 1 to <text:span text:style-name="T170">"</text:span>num<text:span text:style-name="T170">"<text:line-break/></text:span><text:span text:style-name="Source_20_Text">num = num + 1;<text:line-break/></text:span><text:span text:style-name="T169">and it changes as follows:<text:line-break/></text:span><text:span text:style-name="T168">0 0 0 0 0 0 0 1</text:span></text:p>
      <text:p text:style-name="P23">Now when we add more<text:line-break/><text:span text:style-name="Source_20_Text">num = num + </text:span><text:span text:style-name="Source_20_Text"><text:span text:style-name="T172">7</text:span></text:span><text:span text:style-name="Source_20_Text">;<text:line-break/></text:span>it changes again:<text:line-break/><text:span text:style-name="T171">0 0 0 0 </text:span><text:span text:style-name="T174">1 0</text:span><text:span text:style-name="T171"> </text:span><text:span text:style-name="T174">0</text:span><text:span text:style-name="T171"> </text:span><text:span text:style-name="T173">0</text:span></text:p>
      <text:p text:style-name="P131">Each bit in this byte sequence represents a specific number<text:span text:style-name="T175">.</text:span><text:span text:style-name="T176">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07"/>
          </table:table-cell>
          <table:table-cell table:style-name="Table4.A1" office:value-type="string">
            <text:p text:style-name="P207">8th bit</text:p>
          </table:table-cell>
          <table:table-cell table:style-name="Table4.A1" office:value-type="string">
            <text:p text:style-name="P207">7th bit</text:p>
          </table:table-cell>
          <table:table-cell table:style-name="Table4.A1" office:value-type="string">
            <text:p text:style-name="P207">6th bit</text:p>
          </table:table-cell>
          <table:table-cell table:style-name="Table4.A1" office:value-type="string">
            <text:p text:style-name="P207">5th bit</text:p>
          </table:table-cell>
          <table:table-cell table:style-name="Table4.A1" office:value-type="string">
            <text:p text:style-name="P207">4th bit</text:p>
          </table:table-cell>
          <table:table-cell table:style-name="Table4.A1" office:value-type="string">
            <text:p text:style-name="P207">3rd bit</text:p>
          </table:table-cell>
          <table:table-cell table:style-name="Table4.A1" office:value-type="string">
            <text:p text:style-name="P207">2nd bit</text:p>
          </table:table-cell>
          <table:table-cell table:style-name="Table4.A1" office:value-type="string">
            <text:p text:style-name="P207">1st bit</text:p>
          </table:table-cell>
        </table:table-row>
        <table:table-row>
          <table:table-cell table:style-name="Table4.A1" office:value-type="string">
            <text:p text:style-name="P209">decimal representation</text:p>
          </table:table-cell>
          <table:table-cell table:style-name="Table4.A1" office:value-type="string">
            <text:p text:style-name="P211">128</text:p>
          </table:table-cell>
          <table:table-cell table:style-name="Table4.A1" office:value-type="string">
            <text:p text:style-name="P211">64</text:p>
          </table:table-cell>
          <table:table-cell table:style-name="Table4.A1" office:value-type="string">
            <text:p text:style-name="P211">32</text:p>
          </table:table-cell>
          <table:table-cell table:style-name="Table4.A1" office:value-type="string">
            <text:p text:style-name="P211">16</text:p>
          </table:table-cell>
          <table:table-cell table:style-name="Table4.A1" office:value-type="string">
            <text:p text:style-name="P211">8</text:p>
          </table:table-cell>
          <table:table-cell table:style-name="Table4.A1" office:value-type="string">
            <text:p text:style-name="P211">4</text:p>
          </table:table-cell>
          <table:table-cell table:style-name="Table4.A1" office:value-type="string">
            <text:p text:style-name="P211">2</text:p>
          </table:table-cell>
          <table:table-cell table:style-name="Table4.A1" office:value-type="string">
            <text:p text:style-name="P211">1</text:p>
          </table:table-cell>
        </table:table-row>
        <table:table-row>
          <table:table-cell table:style-name="Table4.A1" office:value-type="string">
            <text:p text:style-name="P209">binary value</text:p>
          </table:table-cell>
          <table:table-cell table:style-name="Table4.A1" office:value-type="string">
            <text:p text:style-name="P211">0</text:p>
          </table:table-cell>
          <table:table-cell table:style-name="Table4.A1" office:value-type="string">
            <text:p text:style-name="P211">1</text:p>
          </table:table-cell>
          <table:table-cell table:style-name="Table4.A1" office:value-type="string">
            <text:p text:style-name="P211">0</text:p>
          </table:table-cell>
          <table:table-cell table:style-name="Table4.A1" office:value-type="string">
            <text:p text:style-name="P211">1</text:p>
          </table:table-cell>
          <table:table-cell table:style-name="Table4.A1" office:value-type="string">
            <text:p text:style-name="P211">0</text:p>
          </table:table-cell>
          <table:table-cell table:style-name="Table4.A1" office:value-type="string">
            <text:p text:style-name="P211">0</text:p>
          </table:table-cell>
          <table:table-cell table:style-name="Table4.A1" office:value-type="string">
            <text:p text:style-name="P211">0</text:p>
          </table:table-cell>
          <table:table-cell table:style-name="Table4.A1" office:value-type="string">
            <text:p text:style-name="P211">1</text:p>
          </table:table-cell>
        </table:table-row>
      </table:table>
      <text:p text:style-name="P19"/>
      <text:p text:style-name="P19"><text:span text:style-name="T177">64 + 16 + 1</text:span><text:span text:style-name="T178"> = 81</text:span></text:p>
      <text:p text:style-name="P132">Make sure to understand this information before proceeding.<text:line-break/><text:span text:style-name="T179">Now you might ask yourself "Alright but where exactly do the negative numbers come in?"<text:line-break/></text:span><text:span text:style-name="T180">Negative numbers are represented in a slightly different way</text:span><text:span text:style-name="T181"> but first of all</text:span><text:span text:style-name="T1001">,</text:span><text:span text:style-name="T181"> the ability to represent negative number</text:span><text:span text:style-name="T216">s</text:span><text:span text:style-name="T181"> is the difference between an "unsigned int" and a</text:span><text:span text:style-name="T217">n</text:span><text:span text:style-name="T181"> "int" or "signed int"</text:span><text:span text:style-name="T182">.</text:span><text:span text:style-name="T183"> The sign bit is used as an off/on flag for the question "Is the current value negative?"</text:span><text:span text:style-name="T185"> and it is the leftmost bit</text:span><text:span text:style-name="T186"> in the sequence</text:span><text:span text:style-name="T184">.</text:span></text:p>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08"/>
          </table:table-cell>
          <table:table-cell table:style-name="Table5.A1" office:value-type="string">
            <text:p text:style-name="P213">8th bit (negative)</text:p>
          </table:table-cell>
          <table:table-cell table:style-name="Table5.A1" office:value-type="string">
            <text:p text:style-name="P208">7th bit</text:p>
          </table:table-cell>
          <table:table-cell table:style-name="Table5.A1" office:value-type="string">
            <text:p text:style-name="P208">6th bit</text:p>
          </table:table-cell>
          <table:table-cell table:style-name="Table5.A1" office:value-type="string">
            <text:p text:style-name="P208">5th bit</text:p>
          </table:table-cell>
          <table:table-cell table:style-name="Table5.A1" office:value-type="string">
            <text:p text:style-name="P208">4th bit</text:p>
          </table:table-cell>
          <table:table-cell table:style-name="Table5.A1" office:value-type="string">
            <text:p text:style-name="P208">3rd bit</text:p>
          </table:table-cell>
          <table:table-cell table:style-name="Table5.A1" office:value-type="string">
            <text:p text:style-name="P208">2nd bit</text:p>
          </table:table-cell>
          <table:table-cell table:style-name="Table5.A1" office:value-type="string">
            <text:p text:style-name="P208">1st bit</text:p>
          </table:table-cell>
        </table:table-row>
        <table:table-row>
          <table:table-cell table:style-name="Table5.A1" office:value-type="string">
            <text:p text:style-name="P210">decimal representation</text:p>
          </table:table-cell>
          <table:table-cell table:style-name="Table5.A1" office:value-type="string">
            <text:p text:style-name="P214">(* -1)</text:p>
          </table:table-cell>
          <table:table-cell table:style-name="Table5.A1" office:value-type="string">
            <text:p text:style-name="P212">64</text:p>
          </table:table-cell>
          <table:table-cell table:style-name="Table5.A1" office:value-type="string">
            <text:p text:style-name="P212">32</text:p>
          </table:table-cell>
          <table:table-cell table:style-name="Table5.A1" office:value-type="string">
            <text:p text:style-name="P212">16</text:p>
          </table:table-cell>
          <table:table-cell table:style-name="Table5.A1" office:value-type="string">
            <text:p text:style-name="P212">8</text:p>
          </table:table-cell>
          <table:table-cell table:style-name="Table5.A1" office:value-type="string">
            <text:p text:style-name="P212">4</text:p>
          </table:table-cell>
          <table:table-cell table:style-name="Table5.A1" office:value-type="string">
            <text:p text:style-name="P212">2</text:p>
          </table:table-cell>
          <table:table-cell table:style-name="Table5.A1" office:value-type="string">
            <text:p text:style-name="P212">1</text:p>
          </table:table-cell>
        </table:table-row>
        <table:table-row>
          <table:table-cell table:style-name="Table5.A1" office:value-type="string">
            <text:p text:style-name="P210">binary value<text:span text:style-name="T674"> (</text:span><text:span text:style-name="T677">x</text:span><text:span text:style-name="T674">)</text:span></text:p>
          </table:table-cell>
          <table:table-cell table:style-name="Table5.A1" office:value-type="string">
            <text:p text:style-name="P212">0</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2">0</text:p>
          </table:table-cell>
          <table:table-cell table:style-name="Table5.A1" office:value-type="string">
            <text:p text:style-name="P212">1</text:p>
          </table:table-cell>
        </table:table-row>
        <table:table-row>
          <table:table-cell table:style-name="Table5.A1" office:value-type="string">
            <text:p text:style-name="P215">binary value (<text:span text:style-name="T677">y</text:span>)</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row>
      </table:table>
      <text:p text:style-name="P133"/>
      <text:p text:style-name="P133"><text:span text:style-name="T677">x</text:span><text:span text:style-name="T675">)</text:span><text:span text:style-name="T187"> 32 + 16 + 4 + 1 = 53<text:line-break/></text:span><text:span text:style-name="T677">y</text:span><text:span text:style-name="T675">)</text:span><text:span text:style-name="T187"> </text:span><text:span text:style-name="T676">-1 * (</text:span><text:span text:style-name="T187">32 + 16 + 4 + 1</text:span><text:span text:style-name="T676">)</text:span><text:span text:style-name="T187"> = </text:span><text:span text:style-name="T218">-</text:span><text:span text:style-name="T187">53</text:span></text:p>
      <text:p text:style-name="P24">With that in mind we can now answer the question<text:span text:style-name="T973">:<text:line-break/></text:span><text:span text:style-name="T191">"W</text:span>hy is<text:line-break/><text:span text:style-name="Source_20_Text">a = </text:span><text:span text:style-name="Source_20_Text"><text:span text:style-name="T147">214748364</text:span></text:span><text:span text:style-name="Source_20_Text"><text:span text:style-name="T221">7</text:span></text:span><text:span text:style-name="Source_20_Text"><text:span text:style-name="T188">;<text:line-break/></text:span></text:span><text:span text:style-name="T189">resulting in </text:span><text:span text:style-name="T974">'</text:span><text:span text:style-name="T189">a</text:span><text:span text:style-name="T974">'</text:span><text:span text:style-name="T189"> being -</text:span><text:span text:style-name="T220">1</text:span><text:span text:style-name="T190"> on </text:span><text:span text:style-name="T219">'SpecialMachine'</text:span><text:span text:style-name="T192">?"</text:span></text:p>
      <text:p text:style-name="P28"><text:soft-page-break/>Because the bits flip over<text:span text:style-name="T193"> and represent something they weren't supposed to.<text:line-break/></text:span><text:span text:style-name="T194">Now you can see why it is important to know exact</text:span><text:span text:style-name="T975">ly which</text:span><text:span text:style-name="T194"> integer you want</text:span><text:span text:style-name="T975">.</text:span><text:span text:style-name="T194"> </text:span><text:span text:style-name="T1002">T</text:span><text:span text:style-name="T975">o </text:span><text:span text:style-name="T194">store the numbers you need</text:span><text:span text:style-name="T975">,</text:span><text:span text:style-name="T194"> because each of them can store numbers within a different range.</text:span></text:p>
      <text:h text:style-name="Heading_20_3" text:outline-level="3"><text:bookmark-start text:name="__RefHeading___Toc2200_55192689"/>Float<text:bookmark-end text:name="__RefHeading___Toc2200_55192689"/></text:h>
      <text:p text:style-name="P54">Floats are used to store fractions.<text:line-break/><text:span text:style-name="T319">There are two types: "float" and "double".<text:line-break/></text:span><text:span text:style-name="T320">Double having double the size of a float and with that can store twice the precision.<text:line-break/></text:span><text:span text:style-name="T321">What exactly i mean by precision is covered later.</text:span></text:p>
      <text:p text:style-name="P55">All you need to know now is that it stores fractions and that you use a point as a comma:</text:p>
      <text:p text:style-name="P179"><text:span text:style-name="Source_20_Text">float my_float = 22.05;</text:span></text:p>
      <text:h text:style-name="Heading_20_3" text:outline-level="3"><text:bookmark-start text:name="__RefHeading___Toc23088_1739272089"/>Char<text:bookmark-end text:name="__RefHeading___Toc23088_1739272089"/></text:h>
      <text:p text:style-name="P180"><text:span text:style-name="T1003">I kind of lied when i said char is </text:span><text:span text:style-name="T474">just</text:span><text:span text:style-name="T1003"> a number. It technically is but there is more to it.</text:span><text:span text:style-name="T1004"> In C the char is also used to represent textual characters.</text:span><text:span text:style-name="T1005"> Char has a range of 256 different values it can represent and those numbers are used as a character. That means the following line:<text:line-break/></text:span><text:span text:style-name="Source_20_Text"><text:span text:style-name="T1006">char an_a = 'a';</text:span></text:span><text:span text:style-name="T1005"><text:line-break/>is valid code and compiles.</text:span><text:span text:style-name="T1006"> One important thing to note is that </text:span><text:span text:style-name="T1007">one char</text:span><text:span text:style-name="T1008"> is always surrounded by '</text:span><text:span text:style-name="T1009"> </text:span><text:span text:style-name="T1010">but not </text:span><text:span text:style-name="T1009">".</text:span><text:span text:style-name="T1011"> What " does comes later.<text:line-break/>Also please don't do this:<text:line-break/></text:span><text:span text:style-name="Source_20_Text"><text:span text:style-name="T1011">char not_like_this = 'invalid';</text:span></text:span><text:span text:style-name="T1011"><text:line-break/></text:span><text:span text:style-name="T1013">S</text:span><text:span text:style-name="T1012">ince char can only hold one of those, </text:span><text:span text:style-name="T1011">this results in unforeseen consequences.</text:span></text:p>
      <text:h text:style-name="Heading_20_3" text:outline-level="3"><text:bookmark-start text:name="__RefHeading___Toc2202_55192689"/>Void<text:bookmark-end text:name="__RefHeading___Toc2202_55192689"/></text:h>
      <text:p text:style-name="P49">This type tell<text:span text:style-name="T678">s</text:span> everyone, that it<text:span text:style-name="T310"> itself</text:span> <text:span text:style-name="T310">is </text:span>not a thing.<text:line-break/><text:span text:style-name="T312">One does not simply </text:span><text:span text:style-name="T311">declare a variable</text:span><text:span text:style-name="T312"> wit</text:span><text:span text:style-name="T313">h</text:span><text:span text:style-name="T312"> the type being void.<text:line-break/></text:span><text:span text:style-name="T314">"Is that a joke?"<text:line-break/>Well, no</text:span><text:span text:style-name="T1014">. I</text:span><text:span text:style-name="T315">t's going to be important later.</text:span></text:p>
      <text:h text:style-name="Heading_20_2" text:outline-level="2"><text:bookmark-start text:name="__RefHeading___Toc5757_1474682834"/>Constants<text:bookmark-end text:name="__RefHeading___Toc5757_1474682834"/></text:h>
      <text:p text:style-name="P78">They are like variables but immutable<text:span text:style-name="T401">. To declare a constant put "const" at the beginning.</text:span></text:p>
      <text:p text:style-name="P78"><draw:frame draw:style-name="fr3" draw:name="Frame2" text:anchor-type="as-char" svg:y="-1.5728in" svg:width="6.6598in" draw:z-index="2"><draw:text-box fo:min-height="0.8862in"><text:p text:style-name="P231"><text:span text:style-name="Source_20_Text"><text:span text:style-name="T817">1 <text:s/></text:span></text:span><text:span text:style-name="Source_20_Text"><text:span text:style-name="T833">const</text:span></text:span><text:span text:style-name="Source_20_Text"><text:span text:style-name="T805"> </text:span></text:span><text:span text:style-name="Source_20_Text"><text:span text:style-name="T801">int</text:span></text:span><text:span text:style-name="Source_20_Text"><text:span text:style-name="T805"> SPECIAL_NUMBER </text:span></text:span><text:span text:style-name="Source_20_Text"><text:span text:style-name="T817">=</text:span></text:span><text:span text:style-name="Source_20_Text"><text:span text:style-name="T805"> </text:span></text:span><text:span text:style-name="Source_20_Text"><text:span text:style-name="T839">7</text:span></text:span><text:span text:style-name="Source_20_Text"><text:span text:style-name="T805">;</text:span></text:span></text:p><text:p text:style-name="P231"><text:span text:style-name="Source_20_Text"><text:span text:style-name="T817">2 <text:s/></text:span></text:span></text:p><text:p text:style-name="P231"><text:span text:style-name="Source_20_Text"><text:span text:style-name="T817">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p><text:p text:style-name="P231"><text:span text:style-name="Source_20_Text"><text:span text:style-name="T817">4 <text:s/></text:span></text:span><text:span text:style-name="Source_20_Text"><text:span text:style-name="T805">{</text:span></text:span></text:p><text:p text:style-name="P231"><text:span text:style-name="Source_20_Text"><text:span text:style-name="T817">5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SPECIAL_NUMBER;</text:span></text:span></text:p><text:p text:style-name="P231"><text:span text:style-name="Source_20_Text"><text:span text:style-name="T817">6 <text:s/></text:span></text:span><text:span text:style-name="Source_20_Text"><text:span text:style-name="T805">}</text:span></text:span></text:p></draw:text-box></draw:frame></text:p>
      <text:p text:style-name="P79"><text:soft-page-break/><text:span text:style-name="T402">As you can see</text:span><text:span text:style-name="T1015">,</text:span><text:span text:style-name="T402"> declaration and usage are quite simple.</text:span><text:span text:style-name="T403"> Please use uppercase names for constants, so you can tell them apart from a variable later on.</text:span></text:p>
      <text:p text:style-name="P79"/>
      <text:h text:style-name="P263" text:outline-level="1"><text:bookmark-start text:name="__RefHeading___Toc116_3572798900"/>Functions<text:bookmark-end text:name="__RefHeading___Toc116_3572798900"/></text:h>
      <text:p text:style-name="P27">A function is a sequence<text:span text:style-name="T1016"> of code</text:span><text:span text:style-name="T236">, that you can call at any moment.</text:span><text:span text:style-name="T237"> You can define a function</text:span><text:span text:style-name="T1017">,</text:span><text:span text:style-name="T237"> in a way </text:span><text:span text:style-name="T1017">to</text:span><text:span text:style-name="T237"> take data and return data.</text:span><text:span text:style-name="T239"> Data taken by a function </text:span><text:span text:style-name="T1018">is</text:span><text:span text:style-name="T239"> called arguments or parameters.</text:span><text:span text:style-name="T650"> The parameters are only copies of the original data.</text:span><text:span text:style-name="T239"> You can give a function as many parameters as you like but a function can only return one value.</text:span><text:span text:style-name="T238"> </text:span><text:span text:style-name="T237">To call a function</text:span><text:span text:style-name="T239"> write it's name and </text:span><text:span text:style-name="T240">put parentheses next to it.<text:line-break/></text:span><text:span text:style-name="T1019">Within the parentheses of the function call comes the data.</text:span></text:p>
      <text:p text:style-name="P27"><draw:frame draw:style-name="fr1" draw:name="Frame4" text:anchor-type="as-char" svg:width="6.6598in" draw:z-index="3"><draw:text-box fo:min-height="0.8862in"><text:p text:style-name="P232"><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add</text:span></text:span><text:span text:style-name="Source_20_Text"><text:span text:style-name="T805">( </text:span></text:span><text:span text:style-name="Source_20_Text"><text:span text:style-name="T801">int</text:span></text:span><text:span text:style-name="Source_20_Text"><text:span text:style-name="T805"> a, </text:span></text:span><text:span text:style-name="Source_20_Text"><text:span text:style-name="T801">int</text:span></text:span><text:span text:style-name="Source_20_Text"><text:span text:style-name="T805"> b )</text:span></text:span></text:p><text:p text:style-name="P232"><text:span text:style-name="Source_20_Text"><text:span text:style-name="T817"><text:s/>2 <text:s/></text:span></text:span><text:span text:style-name="Source_20_Text"><text:span text:style-name="T805">{</text:span></text:span></text:p><text:p text:style-name="P232"><text:span text:style-name="Source_20_Text"><text:span text:style-name="T817"><text:s/>3 <text:s/></text:span></text:span><text:span text:style-name="Source_20_Text"><text:span text:style-name="T805"><text:s text:c="4"/></text:span></text:span><text:span text:style-name="Source_20_Text"><text:span text:style-name="T833">return</text:span></text:span><text:span text:style-name="Source_20_Text"><text:span text:style-name="T805"> a </text:span></text:span><text:span text:style-name="Source_20_Text"><text:span text:style-name="T817">+</text:span></text:span><text:span text:style-name="Source_20_Text"><text:span text:style-name="T805"> b;</text:span></text:span></text:p><text:p text:style-name="P232"><text:span text:style-name="Source_20_Text"><text:span text:style-name="T817"><text:s/>4 <text:s/></text:span></text:span><text:span text:style-name="Source_20_Text"><text:span text:style-name="T805">}</text:span></text:span></text:p><text:p text:style-name="P232"><text:span text:style-name="Source_20_Text"><text:span text:style-name="T817"><text:s/>5 <text:s/></text:span></text:span></text:p><text:p text:style-name="P232"><text:span text:style-name="Source_20_Text"><text:span text:style-name="T817"><text:s/>6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p><text:p text:style-name="P232"><text:span text:style-name="Source_20_Text"><text:span text:style-name="T817"><text:s/>7 <text:s/></text:span></text:span><text:span text:style-name="Source_20_Text"><text:span text:style-name="T805">{</text:span></text:span></text:p><text:p text:style-name="P232"><text:span text:style-name="Source_20_Text"><text:span text:style-name="T817"><text:s/>8 <text:s/></text:span></text:span><text:span text:style-name="Source_20_Text"><text:span text:style-name="T805"><text:s text:c="4"/></text:span></text:span><text:span text:style-name="Source_20_Text"><text:span text:style-name="T801">int</text:span></text:span><text:span text:style-name="Source_20_Text"><text:span text:style-name="T805"> sum </text:span></text:span><text:span text:style-name="Source_20_Text"><text:span text:style-name="T817">=</text:span></text:span><text:span text:style-name="Source_20_Text"><text:span text:style-name="T805"> add(</text:span></text:span><text:span text:style-name="Source_20_Text"><text:span text:style-name="T839">10</text:span></text:span><text:span text:style-name="Source_20_Text"><text:span text:style-name="T805">, </text:span></text:span><text:span text:style-name="Source_20_Text"><text:span text:style-name="T839">5</text:span></text:span><text:span text:style-name="Source_20_Text"><text:span text:style-name="T805">);</text:span></text:span></text:p><text:p text:style-name="P232"><text:span text:style-name="Source_20_Text"><text:span text:style-name="T817"><text:s/>9 <text:s/></text:span></text:span><text:span text:style-name="Source_20_Text"><text:span text:style-name="T805"><text:s text:c="4"/></text:span></text:span><text:span text:style-name="Source_20_Text"><text:span text:style-name="T833">return</text:span></text:span><text:span text:style-name="Source_20_Text"><text:span text:style-name="T805"> </text:span></text:span><text:span text:style-name="Source_20_Text"><text:span text:style-name="T839">0</text:span></text:span><text:span text:style-name="Source_20_Text"><text:span text:style-name="T805">;</text:span></text:span></text:p><text:p text:style-name="P232"><text:span text:style-name="Source_20_Text"><text:span text:style-name="T817">10 <text:s/></text:span></text:span><text:span text:style-name="Source_20_Text"><text:span text:style-name="T805">}</text:span></text:span></text:p></draw:text-box></draw:frame></text:p>
      <text:p text:style-name="P52"><text:span text:style-name="T241">As a side-note: </text:span><text:span text:style-name="T73">we return a number from main</text:span><text:span text:style-name="T1020">,</text:span><text:span text:style-name="T73"> to tell the operating system,</text:span><text:span text:style-name="T242"> which is practically calling our main function,</text:span><text:span text:style-name="T73"> </text:span><text:span text:style-name="T244">if</text:span><text:span text:style-name="T73"> our program ran as expected</text:span><text:span text:style-name="T244"> or </text:span><text:span text:style-name="T1020">if it </text:span><text:span text:style-name="T244">had some trouble</text:span><text:span text:style-name="T73">.<text:line-break/></text:span><text:span text:style-name="T243">A zero means everything is </text:span><text:span text:style-name="T245">a</text:span><text:span text:style-name="T243">-OK.</text:span></text:p>
      <text:p text:style-name="P181">Now is the time to tell you that the type "void" is not a joke.<text:line-break/>If you need a function, that does not return a value<text:span text:style-name="T651"> or take param</text:span><text:span text:style-name="T679">e</text:span><text:span text:style-name="T651">ters</text:span> you use "void".<text:line-break/><draw:frame draw:style-name="fr1" draw:name="Frame56" text:anchor-type="as-char" svg:width="6.6598in" draw:z-index="45"><draw:text-box fo:min-height="0.2654in"><text:p text:style-name="P243"><text:span text:style-name="Source_20_Text"><text:span text:style-name="T832">1 <text:s/></text:span></text:span><text:span text:style-name="Source_20_Text"><text:span text:style-name="T804">void</text:span></text:span><text:span text:style-name="Source_20_Text"><text:span text:style-name="T810"> </text:span></text:span><text:span text:style-name="Source_20_Text"><text:span text:style-name="T816">my_fun</text:span></text:span><text:span text:style-name="Source_20_Text"><text:span text:style-name="T810">( </text:span></text:span><text:span text:style-name="Source_20_Text"><text:span text:style-name="T804">void</text:span></text:span><text:span text:style-name="Source_20_Text"><text:span text:style-name="T810"> )</text:span></text:span></text:p><text:p text:style-name="P243"><text:span text:style-name="Source_20_Text"><text:span text:style-name="T832">2 <text:s/></text:span></text:span><text:span text:style-name="Source_20_Text"><text:span text:style-name="T810">{</text:span></text:span></text:p><text:p text:style-name="P243"><text:span text:style-name="Source_20_Text"><text:span text:style-name="T832">3 <text:s/></text:span></text:span><text:span text:style-name="Source_20_Text"><text:span text:style-name="T810"><text:s text:c="4"/>...</text:span></text:span></text:p><text:p text:style-name="P243"><text:span text:style-name="Source_20_Text"><text:span text:style-name="T832">4 <text:s/></text:span></text:span><text:span text:style-name="Source_20_Text"><text:span text:style-name="T810">}</text:span></text:span></text:p></draw:text-box></draw:frame></text:p>
      <text:p text:style-name="P53"><text:span text:style-name="T316">This also allows you to define the function without </text:span><text:span text:style-name="T317">having to </text:span><text:span text:style-name="T316">us</text:span><text:span text:style-name="T317">e</text:span><text:span text:style-name="T316"> the "return" keyword</text:span><text:span text:style-name="T318"> but you can still use it in case you need to quit </text:span><text:span text:style-name="T338">from </text:span><text:span text:style-name="T337">a </text:span><text:span text:style-name="T318">function early.</text:span><text:line-break/></text:p>
      <text:h text:style-name="P263" text:outline-level="1"><text:bookmark-start text:name="__RefHeading___Toc445_369106283"/>Operators<text:span text:style-name="T268"> 101</text:span><text:bookmark-end text:name="__RefHeading___Toc445_369106283"/></text:h>
      <text:p text:style-name="P29">Now that we have landed on th<text:span text:style-name="T680">e C</text:span> planet<text:span text:style-name="T1021">,</text:span> we can truly explore the caves.<text:line-break/><text:span text:style-name="T246">So far you have only seen the very basic usage of + and =<text:line-break/></text:span><text:span text:style-name="T247">but there is much more to these operators.</text:span></text:p>
      <text:p text:style-name="P30">Previously i have shown you something like this:<text:line-break/><text:span text:style-name="Source_20_Text">a = a + 5;</text:span><text:line-break/><text:span text:style-name="T248">but writing it like this can get very tedious.<text:line-break/></text:span><text:span text:style-name="T249">That's why we can and will also write like so:<text:line-break/></text:span><text:span text:style-name="Source_20_Text"><text:span text:style-name="T249">a += 5;<text:line-break/></text:span></text:span><text:span text:style-name="T249">this is much more quick</text:span><text:span text:style-name="T250"> and very common</text:span><text:span text:style-name="T251"> and in fact works with every arithmetic operator</text:span><text:span text:style-name="T249">.</text:span></text:p>
      <text:p text:style-name="P31">Here are all common arithmetic operators:</text:p>
      <table:table table:name="Table1" table:style-name="Table1">
        <table:table-column table:style-name="Table1.A"/>
        <table:table-column table:style-name="Table1.B"/>
        <table:table-column table:style-name="Table1.C"/>
        <table:table-row>
          <table:table-cell table:style-name="Table1.A1" office:value-type="string">
            <text:p text:style-name="P191">Operator<text:span text:style-name="T253"> with Example</text:span></text:p>
          </table:table-cell>
          <table:table-cell table:style-name="Table1.A1" office:value-type="string">
            <text:p text:style-name="P191">Effect</text:p>
          </table:table-cell>
          <table:table-cell table:style-name="Table1.A1" office:value-type="string">
            <text:p text:style-name="P197">Name</text:p>
          </table:table-cell>
        </table:table-row>
        <table:table-row>
          <table:table-cell table:style-name="Table1.A1" office:value-type="string">
            <text:p text:style-name="P191"><text:span text:style-name="T252">a </text:span>+<text:span text:style-name="T252"> b</text:span></text:p>
          </table:table-cell>
          <table:table-cell table:style-name="Table1.A1" office:value-type="string">
            <text:p text:style-name="P193">adds two values</text:p>
          </table:table-cell>
          <table:table-cell table:style-name="Table1.A1" office:value-type="string">
            <text:p text:style-name="P197">addit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3">subtract<text:span text:style-name="T255">s</text:span><text:span text:style-name="T254"> b from a</text:span></text:p>
          </table:table-cell>
          <table:table-cell table:style-name="Table1.A1" office:value-type="string">
            <text:p text:style-name="P197">subtract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4">multiplicate two values</text:p>
          </table:table-cell>
          <table:table-cell table:style-name="Table1.A1" office:value-type="string">
            <text:p text:style-name="P197">product</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5">divide a by b</text:p>
          </table:table-cell>
          <table:table-cell table:style-name="Table1.A1" office:value-type="string">
            <text:p text:style-name="P197">divis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6">the remainder of a divided by b</text:p>
          </table:table-cell>
          <table:table-cell table:style-name="Table1.A1" office:value-type="string">
            <text:p text:style-name="P197">modulo</text:p>
          </table:table-cell>
        </table:table-row>
      </table:table>
      <text:p text:style-name="Text_20_body"/>
      <text:p text:style-name="Text_20_body">I<text:span text:style-name="T256">t is also common that a variable needs to</text:span><text:span text:style-name="T681"> be</text:span><text:span text:style-name="T256"> reduced or </text:span><text:span text:style-name="T258">increased</text:span><text:span text:style-name="T256"> by 1.<text:line-break/></text:span><text:span text:style-name="T257">This is called decrementing and incrementing </text:span><text:span text:style-name="T1022">respectively </text:span><text:span text:style-name="T257">and comes with it's own operators.<text:line-break/></text:span><text:span text:style-name="T258">++ for in</text:span><text:span text:style-name="T259">crementing and<text:line-break/>-- for decrementing.<text:line-break/></text:span><text:span text:style-name="T260">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33"><text:span text:style-name="Source_20_Text"><text:span text:style-name="T817">1 <text:s/></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3"><text:span text:style-name="Source_20_Text"><text:span text:style-name="T817">2 <text:s/></text:span></text:span><text:span text:style-name="Source_20_Text"><text:span text:style-name="T805">num</text:span></text:span><text:span text:style-name="Source_20_Text"><text:span text:style-name="T817">++</text:span></text:span><text:span text:style-name="Source_20_Text"><text:span text:style-name="T805">;</text:span></text:span></text:p><text:p text:style-name="P233"><text:span text:style-name="Source_20_Text"><text:span text:style-name="T817">3 <text:s/>++</text:span></text:span><text:span text:style-name="Source_20_Text"><text:span text:style-name="T805">num;</text:span></text:span></text:p></draw:text-box></draw:frame></text:p>
      <text:p text:style-name="P33">Line 02 and 03 are both valid and do something slightly different.<text:line-break/><text:span text:style-name="T1023">E</text:span><text:span text:style-name="T261">very time you do increment "num"</text:span><text:span text:style-name="T262"> you also </text:span><text:span text:style-name="T682">get </text:span><text:span text:style-name="T262">the result</text:span><text:span text:style-name="T682"> returned</text:span><text:span text:style-name="T262">.</text:span><text:span text:style-name="T1023"> The difference is, that the result is returned either before or after incrementing or decrementing.</text:span></text:p>
      <text:p text:style-name="P33"><draw:frame draw:style-name="fr1" draw:name="Frame6" text:anchor-type="as-char" svg:width="6.6598in" draw:z-index="5"><draw:text-box fo:min-height="0.4618in"><text:p text:style-name="P234"><text:span text:style-name="Source_20_Text"><text:span text:style-name="T817">1 <text:s/></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4"><text:span text:style-name="Source_20_Text"><text:span text:style-name="T817">2 <text:s/></text:span></text:span><text:span text:style-name="Source_20_Text"><text:span text:style-name="T801">int</text:span></text:span><text:span text:style-name="Source_20_Text"><text:span text:style-name="T805"> before </text:span></text:span><text:span text:style-name="Source_20_Text"><text:span text:style-name="T817">=</text:span></text:span><text:span text:style-name="Source_20_Text"><text:span text:style-name="T805"> num</text:span></text:span><text:span text:style-name="Source_20_Text"><text:span text:style-name="T817">++</text:span></text:span><text:span text:style-name="Source_20_Text"><text:span text:style-name="T805">;</text:span></text:span></text:p><text:p text:style-name="P234"><text:span text:style-name="Source_20_Text"><text:span text:style-name="T817">3 <text:s/></text:span></text:span><text:span text:style-name="Source_20_Text"><text:span text:style-name="T801">int</text:span></text:span><text:span text:style-name="Source_20_Text"><text:span text:style-name="T805"> after </text:span></text:span><text:span text:style-name="Source_20_Text"><text:span text:style-name="T817">=</text:span></text:span><text:span text:style-name="Source_20_Text"><text:span text:style-name="T805"> </text:span></text:span><text:span text:style-name="Source_20_Text"><text:span text:style-name="T817">++</text:span></text:span><text:span text:style-name="Source_20_Text"><text:span text:style-name="T805">num;</text:span></text:span></text:p></draw:text-box></draw:frame></text:p>
      <text:p text:style-name="P34">When the increment operator is on the right side like in line 02, then we first assign the value of "num" to "before" and then increment "num".<text:span text:style-name="T263"> If the operator is on the right side it's done the other way around.<text:line-break/></text:span><text:soft-page-break/><text:span text:style-name="T264">So after this, this is how </text:span><text:span text:style-name="T1024">all</text:span><text:span text:style-name="T264"> variables look like:<text:line-break/></text:span><text:span text:style-name="T265">num : 2<text:line-break/>before : 0<text:line-break/>after : 2</text:span></text:p>
      <text:p text:style-name="P35">As mentioned though, this will rarely come up but keep it in mind just in case.</text:p>
      <text:p text:style-name="P36">Now for the next wave of operators<text:span text:style-name="T266">,</text:span> i think it is fitting to move to the next topic<text:span text:style-name="T683">.</text:span></text:p>
      <text:h text:style-name="P263"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7"><text:span text:style-name="T685">"Do you know </text:span><text:span text:style-name="T684">the way</text:span><text:span text:style-name="T685">?"</text:span><text:span text:style-name="T684"> -your Compiler</text:span><text:span text:style-name="T267"><text:line-break/></text:span><text:span text:style-name="T269">One of the most common concerns for programmers is to control the operation of the program and to react to different states and cases.</text:span><text:span text:style-name="T686"> This is also called "control flow" because we will now manipulate the way our program runs</text:span><text:span text:style-name="T689"> or flows</text:span><text:span text:style-name="T686">. Remember normall</text:span><text:span text:style-name="T688">y</text:span><text:span text:style-name="T686"> it goes from top to bottom but we can manually change that here.</text:span></text:p>
      <text:p text:style-name="P38"><text:span text:style-name="T687">This</text:span> is a simple example<text:span text:style-name="T279">, in which we have a number and want to set it to 1 if it is not already, otherwise it should become zero</text:span>:</text:p>
      <text:p text:style-name="P38"><draw:frame draw:style-name="fr1" draw:name="Frame7" text:anchor-type="as-char" svg:width="6.6598in" draw:z-index="6"><draw:text-box fo:min-height="0.4618in"><text:p text:style-name="P235"><text:span text:style-name="Source_20_Text"><text:span text:style-name="T817"><text:s/>1 <text:s/></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5"><text:span text:style-name="Source_20_Text"><text:span text:style-name="T817"><text:s/>2 <text:s/></text:span></text:span></text:p><text:p text:style-name="P235"><text:span text:style-name="Source_20_Text"><text:span text:style-name="T817"><text:s/>3 <text:s/></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5"><text:span text:style-name="Source_20_Text"><text:span text:style-name="T817"><text:s/>4 <text:s/></text:span></text:span><text:span text:style-name="Source_20_Text"><text:span text:style-name="T805">{</text:span></text:span></text:p><text:p text:style-name="P235"><text:span text:style-name="Source_20_Text"><text:span text:style-name="T817"><text:s/>5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5"><text:span text:style-name="Source_20_Text"><text:span text:style-name="T817"><text:s/>6 <text:s/></text:span></text:span><text:span text:style-name="Source_20_Text"><text:span text:style-name="T805">}</text:span></text:span></text:p><text:p text:style-name="P235"><text:span text:style-name="Source_20_Text"><text:span text:style-name="T817"><text:s/>7 <text:s/></text:span></text:span></text:p><text:p text:style-name="P235"><text:span text:style-name="Source_20_Text"><text:span text:style-name="T817"><text:s/>8 <text:s/></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5"><text:span text:style-name="Source_20_Text"><text:span text:style-name="T817"><text:s/>9 <text:s/></text:span></text:span><text:span text:style-name="Source_20_Text"><text:span text:style-name="T805">{</text:span></text:span></text:p><text:p text:style-name="P235"><text:span text:style-name="Source_20_Text"><text:span text:style-name="T817">10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5"><text:span text:style-name="Source_20_Text"><text:span text:style-name="T817">11 <text:s/></text:span></text:span><text:span text:style-name="Source_20_Text"><text:span text:style-name="T805">}</text:span></text:span></text:p></draw:text-box></draw:frame></text:p>
      <text:p text:style-name="P39"><text:span text:style-name="T270">"num" is set to zero, then in line 03 we check if </text:span><text:span text:style-name="T271">"</text:span><text:span text:style-name="T270">num</text:span><text:span text:style-name="T271">"</text:span><text:span text:style-name="T270"> is</text:span><text:span text:style-name="T271"> not equal to one.<text:line-break/>Since zero and one are not equal, this will execute and "num" is now </text:span><text:span text:style-name="T272">1<text:line-break/></text:span><text:span text:style-name="T280">but we have a problem.</text:span><text:span text:style-name="T272"><text:line-break/></text:span><text:span text:style-name="T273">In line 08 </text:span><text:span text:style-name="T274">it </text:span><text:span text:style-name="T273">is checked to be equal to 1 and as a result set back to 0.</text:span></text:p>
      <text:p text:style-name="P40"><text:span text:style-name="T1025">"</text:span>So how can we check these two cases, without setting <text:span text:style-name="T1026">'</text:span>num<text:span text:style-name="T1026">'</text:span><text:span text:style-name="T275"> to 1 and</text:span> back to <text:span text:style-name="T281">0</text:span><text:span text:style-name="T276">?</text:span><text:span text:style-name="T1025">"</text:span></text:p>
      <text:p text:style-name="P40"><draw:frame draw:style-name="fr1" draw:name="Frame8" text:anchor-type="as-char" svg:width="6.6598in" draw:z-index="7"><draw:text-box fo:min-height="0.4618in"><text:p text:style-name="P236"><text:span text:style-name="Source_20_Text"><text:span text:style-name="T817"><text:s/>1 <text:s/></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6"><text:span text:style-name="Source_20_Text"><text:span text:style-name="T817"><text:s/>2 <text:s/></text:span></text:span></text:p><text:p text:style-name="P236"><text:span text:style-name="Source_20_Text"><text:span text:style-name="T817"><text:s/>3 <text:s/></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6"><text:span text:style-name="Source_20_Text"><text:span text:style-name="T817"><text:s/>4 <text:s/></text:span></text:span><text:span text:style-name="Source_20_Text"><text:span text:style-name="T805">{</text:span></text:span></text:p><text:p text:style-name="P236"><text:span text:style-name="Source_20_Text"><text:span text:style-name="T817"><text:s/>5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6"><text:span text:style-name="Source_20_Text"><text:span text:style-name="T817"><text:s/>6 <text:s/></text:span></text:span><text:span text:style-name="Source_20_Text"><text:span text:style-name="T805">}</text:span></text:span></text:p><text:p text:style-name="P236"><text:span text:style-name="Source_20_Text"><text:span text:style-name="T825"><text:s/>7 <text:s/></text:span></text:span><text:span text:style-name="Source_20_Text"><text:span text:style-name="T835">else</text:span></text:span></text:p><text:p text:style-name="P236"><text:span text:style-name="Source_20_Text"><text:span text:style-name="T817"><text:s/>8 <text:s/></text:span></text:span><text:span text:style-name="Source_20_Text"><text:span text:style-name="T805">{</text:span></text:span></text:p><text:p text:style-name="P236"><text:span text:style-name="Source_20_Text"><text:span text:style-name="T817"><text:s/>9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6"><text:span text:style-name="Source_20_Text"><text:span text:style-name="T817">10 <text:s/></text:span></text:span><text:span text:style-name="Source_20_Text"><text:span text:style-name="T805">}</text:span></text:span></text:p></draw:text-box></draw:frame></text:p>
      <text:p text:style-name="P32"><text:span text:style-name="T277">This makes much more sense to write</text:span><text:span text:style-name="T282">. N</text:span><text:span text:style-name="T278">ot only do we not need to explicitly check against the opposite case but now we also don't accidentally play value ping-pong with </text:span><text:span text:style-name="T1027">poor </text:span><text:span text:style-name="T278">"num".<text:line-break/></text:span><text:soft-page-break/><text:span text:style-name="T283">So we check for "num" to be not 1 and react accordingly.</text:span><text:span text:style-name="T284"> Now what if we also need to check</text:span><text:span text:style-name="T285"> a special case</text:span><text:span text:style-name="T284"> </text:span><text:span text:style-name="T285">in which</text:span><text:span text:style-name="T284"> "num" is 43?</text:span></text:p>
      <text:p text:style-name="P32"><draw:frame draw:style-name="fr1" draw:name="Frame9" text:anchor-type="as-char" svg:width="6.6598in" draw:z-index="8"><draw:text-box fo:min-height="0.4618in"><text:p text:style-name="P237"><text:span text:style-name="Source_20_Text"><text:span text:style-name="T817"><text:s/>1 <text:s/></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7"><text:span text:style-name="Source_20_Text"><text:span text:style-name="T817"><text:s/>2 <text:s/></text:span></text:span></text:p><text:p text:style-name="P237"><text:span text:style-name="Source_20_Text"><text:span text:style-name="T817"><text:s/>3 <text:s/></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43</text:span></text:span><text:span text:style-name="Source_20_Text"><text:span text:style-name="T805">)</text:span></text:span></text:p><text:p text:style-name="P237"><text:span text:style-name="Source_20_Text"><text:span text:style-name="T817"><text:s/>4 <text:s/></text:span></text:span><text:span text:style-name="Source_20_Text"><text:span text:style-name="T805">{</text:span></text:span></text:p><text:p text:style-name="P237"><text:span text:style-name="Source_20_Text"><text:span text:style-name="T817"><text:s/>5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43</text:span></text:span><text:span text:style-name="Source_20_Text"><text:span text:style-name="T805">;</text:span></text:span></text:p><text:p text:style-name="P237"><text:span text:style-name="Source_20_Text"><text:span text:style-name="T817"><text:s/>6 <text:s/></text:span></text:span><text:span text:style-name="Source_20_Text"><text:span text:style-name="T805">}</text:span></text:span></text:p><text:p text:style-name="P237"><text:span text:style-name="Source_20_Text"><text:span text:style-name="T817"><text:s/>7 <text:s/></text:span></text:span><text:span text:style-name="Source_20_Text"><text:span text:style-name="T833">else</text:span></text:span><text:span text:style-name="Source_20_Text"><text:span text:style-name="T805"> </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7"><text:span text:style-name="Source_20_Text"><text:span text:style-name="T817"><text:s/>8 <text:s/></text:span></text:span><text:span text:style-name="Source_20_Text"><text:span text:style-name="T805">{</text:span></text:span></text:p><text:p text:style-name="P237"><text:span text:style-name="Source_20_Text"><text:span text:style-name="T817"><text:s/>9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37"><text:span text:style-name="Source_20_Text"><text:span text:style-name="T817">10 <text:s/></text:span></text:span><text:span text:style-name="Source_20_Text"><text:span text:style-name="T805">}</text:span></text:span></text:p><text:p text:style-name="P237"><text:span text:style-name="Source_20_Text"><text:span text:style-name="T826">11 <text:s/></text:span></text:span><text:span text:style-name="Source_20_Text"><text:span text:style-name="T836">else</text:span></text:span></text:p><text:p text:style-name="P237"><text:span text:style-name="Source_20_Text"><text:span text:style-name="T817">12 <text:s/></text:span></text:span><text:span text:style-name="Source_20_Text"><text:span text:style-name="T805">{</text:span></text:span></text:p><text:p text:style-name="P237"><text:span text:style-name="Source_20_Text"><text:span text:style-name="T817">13 <text:s/></text:span></text:span><text:span text:style-name="Source_20_Text"><text:span text:style-name="T805"><text:s text:c="4"/>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7"><text:span text:style-name="Source_20_Text"><text:span text:style-name="T817">14 <text:s/></text:span></text:span><text:span text:style-name="Source_20_Text"><text:span text:style-name="T805">}</text:span></text:span></text:p></draw:text-box></draw:frame></text:p>
      <text:p text:style-name="P70">Yup, you can chain an if onto an else<text:span text:style-name="T286"> and you can do that as often as you like</text:span><text:span text:style-name="T287">. Keep in mind, that in such a chain there is </text:span><text:span text:style-name="T289">only </text:span><text:span text:style-name="T287">one beginning "if" and only one or none ending "else"</text:span><text:span text:style-name="T288"> branches</text:span><text:span text:style-name="T287">.</text:span></text:p>
      <text:p text:style-name="P71">By the way the brackets for if are optional as long as you have just one statement.</text:p>
      <text:p text:style-name="P71"><draw:frame draw:style-name="fr1" draw:name="Frame10" text:anchor-type="as-char" svg:width="6.6598in" draw:z-index="9"><draw:text-box fo:min-height="0.4618in"><text:p text:style-name="P238"><text:span text:style-name="Source_20_Text"><text:span text:style-name="T817">1 <text:s/></text:span></text:span><text:span text:style-name="Source_20_Text"><text:span text:style-name="T833">if</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0</text:span></text:span><text:span text:style-name="Source_20_Text"><text:span text:style-name="T805">)</text:span></text:span></text:p><text:p text:style-name="P238"><text:span text:style-name="Source_20_Text"><text:span text:style-name="T817">2 <text:s/></text:span></text:span><text:span text:style-name="Source_20_Text"><text:span text:style-name="T805"><text:s text:c="4"/>b</text:span></text:span><text:span text:style-name="Source_20_Text"><text:span text:style-name="T817">++</text:span></text:span><text:span text:style-name="Source_20_Text"><text:span text:style-name="T805">;</text:span></text:span></text:p><text:p text:style-name="P238"><text:span text:style-name="Source_20_Text"><text:span text:style-name="T827">3 <text:s/></text:span></text:span><text:span text:style-name="Source_20_Text"><text:span text:style-name="T837">else</text:span></text:span></text:p><text:p text:style-name="P238"><text:span text:style-name="Source_20_Text"><text:span text:style-name="T817">4 <text:s/></text:span></text:span><text:span text:style-name="Source_20_Text"><text:span text:style-name="T805"><text:s text:c="4"/>c</text:span></text:span><text:span text:style-name="Source_20_Text"><text:span text:style-name="T817">--</text:span></text:span><text:span text:style-name="Source_20_Text"><text:span text:style-name="T805">;</text:span></text:span></text:p></draw:text-box></draw:frame></text:p>
      <text:p text:style-name="P147">Some discourage that format, i do not.</text:p>
      <text:h text:style-name="Heading_20_2" text:outline-level="2"><text:bookmark-start text:name="__RefHeading___Toc2692_55192689"/>Switch<text:bookmark-end text:name="__RefHeading___Toc2692_55192689"/></text:h>
      <text:p text:style-name="P41">Now you may have already seen the running scheme of ergonomics baked into C and conditions are no exception for that. If we now have to check if "num" is 68, 43, 101 or 7<text:span text:style-name="T290"> we instead use switches.</text:span></text:p>
      <text:p text:style-name="P41"><text:soft-page-break/><draw:frame draw:style-name="fr1" draw:name="Frame11" text:anchor-type="as-char" svg:width="6.6598in" draw:z-index="10"><draw:text-box fo:min-height="0.4618in"><text:p text:style-name="P239"><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39"><text:span text:style-name="Source_20_Text"><text:span text:style-name="T817"><text:s/>2 <text:s/></text:span></text:span><text:span text:style-name="Source_20_Text"><text:span text:style-name="T805">{</text:span></text:span></text:p><text:p text:style-name="P239"><text:span text:style-name="Source_20_Text"><text:span text:style-name="T817"><text:s/>3 <text:s/></text:span></text:span><text:span text:style-name="Source_20_Text"><text:span text:style-name="T805"><text:s text:c="4"/></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9"><text:span text:style-name="Source_20_Text"><text:span text:style-name="T817"><text:s/>4 <text:s/></text:span></text:span></text:p><text:p text:style-name="P239"><text:span text:style-name="Source_20_Text"><text:span text:style-name="T817"><text:s/>5 <text:s/></text:span></text:span><text:span text:style-name="Source_20_Text"><text:span text:style-name="T805"><text:s text:c="4"/></text:span></text:span><text:span text:style-name="Source_20_Text"><text:span text:style-name="T833">switch</text:span></text:span><text:span text:style-name="Source_20_Text"><text:span text:style-name="T805"> (num)</text:span></text:span></text:p><text:p text:style-name="P239"><text:span text:style-name="Source_20_Text"><text:span text:style-name="T817"><text:s/>6 <text:s/></text:span></text:span><text:span text:style-name="Source_20_Text"><text:span text:style-name="T805"><text:s text:c="4"/>{</text:span></text:span></text:p><text:p text:style-name="P239"><text:span text:style-name="Source_20_Text"><text:span text:style-name="T817"><text:s/>7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68</text:span></text:span><text:span text:style-name="Source_20_Text"><text:span text:style-name="T805">:</text:span></text:span></text:p><text:p text:style-name="P239"><text:span text:style-name="Source_20_Text"><text:span text:style-name="T817"><text:s/>8 <text:s/></text:span></text:span><text:span text:style-name="Source_20_Text"><text:span text:style-name="T805"><text:s text:c="12"/>num</text:span></text:span><text:span text:style-name="Source_20_Text"><text:span text:style-name="T817">++</text:span></text:span><text:span text:style-name="Source_20_Text"><text:span text:style-name="T805">;</text:span></text:span></text:p><text:p text:style-name="P239"><text:span text:style-name="Source_20_Text"><text:span text:style-name="T817"><text:s/>9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39"><text:span text:style-name="Source_20_Text"><text:span text:style-name="T817">10 <text:s/></text:span></text:span></text:p><text:p text:style-name="P239"><text:span text:style-name="Source_20_Text"><text:span text:style-name="T817">11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101</text:span></text:span><text:span text:style-name="Source_20_Text"><text:span text:style-name="T805">:</text:span></text:span></text:p><text:p text:style-name="P239"><text:span text:style-name="Source_20_Text"><text:span text:style-name="T817">12 <text:s/></text:span></text:span><text:span text:style-name="Source_20_Text"><text:span text:style-name="T805"><text:s text:c="12"/>num </text:span></text:span><text:span text:style-name="Source_20_Text"><text:span text:style-name="T817">=</text:span></text:span><text:span text:style-name="Source_20_Text"><text:span text:style-name="T805"> </text:span></text:span><text:span text:style-name="Source_20_Text"><text:span text:style-name="T839">6</text:span></text:span><text:span text:style-name="Source_20_Text"><text:span text:style-name="T805">;</text:span></text:span></text:p><text:p text:style-name="P239"><text:span text:style-name="Source_20_Text"><text:span text:style-name="T817">13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39"><text:span text:style-name="Source_20_Text"><text:span text:style-name="T817">14 <text:s/></text:span></text:span></text:p><text:p text:style-name="P239"><text:span text:style-name="Source_20_Text"><text:span text:style-name="T817">15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43</text:span></text:span><text:span text:style-name="Source_20_Text"><text:span text:style-name="T805">:</text:span></text:span></text:p><text:p text:style-name="P239"><text:span text:style-name="Source_20_Text"><text:span text:style-name="T817">16 <text:s/></text:span></text:span><text:span text:style-name="Source_20_Text"><text:span text:style-name="T805"><text:s text:c="12"/>num </text:span></text:span><text:span text:style-name="Source_20_Text"><text:span text:style-name="T817">=</text:span></text:span><text:span text:style-name="Source_20_Text"><text:span text:style-name="T805"> </text:span></text:span><text:span text:style-name="Source_20_Text"><text:span text:style-name="T839">9</text:span></text:span><text:span text:style-name="Source_20_Text"><text:span text:style-name="T805">;</text:span></text:span></text:p><text:p text:style-name="P239"><text:span text:style-name="Source_20_Text"><text:span text:style-name="T817">17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39"><text:span text:style-name="Source_20_Text"><text:span text:style-name="T817">18 <text:s/></text:span></text:span></text:p><text:p text:style-name="P239"><text:span text:style-name="Source_20_Text"><text:span text:style-name="T817">19 <text:s/></text:span></text:span><text:span text:style-name="Source_20_Text"><text:span text:style-name="T805"><text:s text:c="8"/></text:span></text:span><text:span text:style-name="Source_20_Text"><text:span text:style-name="T833">default</text:span></text:span><text:span text:style-name="Source_20_Text"><text:span text:style-name="T817">:</text:span></text:span></text:p><text:p text:style-name="P239"><text:span text:style-name="Source_20_Text"><text:span text:style-name="T817">20 <text:s/></text:span></text:span><text:span text:style-name="Source_20_Text"><text:span text:style-name="T805"><text:s text:c="12"/>num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39"><text:span text:style-name="Source_20_Text"><text:span text:style-name="T817">21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39"><text:span text:style-name="Source_20_Text"><text:span text:style-name="T817">22 <text:s/></text:span></text:span><text:span text:style-name="Source_20_Text"><text:span text:style-name="T805"><text:s text:c="4"/>}</text:span></text:span></text:p><text:p text:style-name="P239"><text:span text:style-name="Source_20_Text"><text:span text:style-name="T817">23 <text:s/></text:span></text:span><text:span text:style-name="Source_20_Text"><text:span text:style-name="T805">}</text:span></text:span></text:p></draw:text-box></draw:frame></text:p>
      <text:p text:style-name="P42">Much better to write and read.<text:span text:style-name="T291"> Use</text:span><text:span text:style-name="T295"> switches</text:span><text:span text:style-name="T291"> when appropriate</text:span><text:span text:style-name="T292"> and with care</text:span><text:span text:style-name="T291">.</text:span><text:span text:style-name="T293"> </text:span><text:span text:style-name="T296">Every case must be ended with "break" if you want to do just one thing. </text:span><text:span text:style-name="T297">If the break is not set, then the next case will run</text:span><text:span text:style-name="T690"> as well.</text:span><text:span text:style-name="T298"> S</text:span><text:span text:style-name="T297">o f</text:span><text:span text:style-name="T293">orgetting the break statement in one case</text:span><text:span text:style-name="T1029">,</text:span><text:span text:style-name="T298"> </text:span><text:span text:style-name="T299">you</text:span><text:span text:style-name="T293"> </text:span><text:span text:style-name="T294">can </text:span><text:span text:style-name="T299">prepare for </text:span><text:span text:style-name="T1028">a fallout of unintended variable manipulations</text:span><text:span text:style-name="T300"> down the line</text:span><text:span text:style-name="T293">.</text:span><text:span text:style-name="T691"> The "default" branch works like the "else"</text:span><text:span text:style-name="T692"> branch</text:span><text:span text:style-name="T691"> </text:span><text:span text:style-name="T1030">in </text:span><text:span text:style-name="T1031">an</text:span><text:span text:style-name="T1030"> if-chain</text:span><text:span text:style-name="T691">.</text:span></text:p>
      <text:h text:style-name="Heading_20_2" text:outline-level="2"><text:bookmark-start text:name="__RefHeading___Toc2694_55192689"/>Operators<text:bookmark-end text:name="__RefHeading___Toc2694_55192689"/></text:h>
      <text:p text:style-name="P43">Now as promised<text:span text:style-name="T693">, finally</text:span> all the operators:</text:p>
      <table:table table:name="Table2" table:style-name="Table2">
        <table:table-column table:style-name="Table2.A"/>
        <table:table-column table:style-name="Table2.B"/>
        <table:table-row>
          <table:table-cell table:style-name="Table2.A1" office:value-type="string">
            <text:p text:style-name="P198">Operator with<text:span text:style-name="T301"> Example</text:span></text:p>
          </table:table-cell>
          <table:table-cell table:style-name="Table2.A1" office:value-type="string">
            <text:p text:style-name="P199">Effect</text:p>
          </table:table-cell>
        </table:table-row>
        <table:table-row>
          <table:table-cell table:style-name="Table2.A1" office:value-type="string">
            <text:p text:style-name="P200">a == b</text:p>
          </table:table-cell>
          <table:table-cell table:style-name="Table2.A1" office:value-type="string">
            <text:p text:style-name="P202">a equal to b</text:p>
          </table:table-cell>
        </table:table-row>
        <table:table-row>
          <table:table-cell table:style-name="Table2.A1" office:value-type="string">
            <text:p text:style-name="P201">a != b</text:p>
          </table:table-cell>
          <table:table-cell table:style-name="Table2.A1" office:value-type="string">
            <text:p text:style-name="P202">a not equal to b</text:p>
          </table:table-cell>
        </table:table-row>
        <table:table-row>
          <table:table-cell table:style-name="Table2.A1" office:value-type="string">
            <text:p text:style-name="P201">a &lt; b</text:p>
          </table:table-cell>
          <table:table-cell table:style-name="Table2.A1" office:value-type="string">
            <text:p text:style-name="P202">a smaller than b</text:p>
          </table:table-cell>
        </table:table-row>
        <table:table-row>
          <table:table-cell table:style-name="Table2.A1" office:value-type="string">
            <text:p text:style-name="P201">a &gt; b</text:p>
          </table:table-cell>
          <table:table-cell table:style-name="Table2.A1" office:value-type="string">
            <text:p text:style-name="P202">a bigger than b</text:p>
          </table:table-cell>
        </table:table-row>
        <table:table-row>
          <table:table-cell table:style-name="Table2.A1" office:value-type="string">
            <text:p text:style-name="P201">a &lt;= b</text:p>
          </table:table-cell>
          <table:table-cell table:style-name="Table2.A1" office:value-type="string">
            <text:p text:style-name="P202">a smaller or equal to b</text:p>
          </table:table-cell>
        </table:table-row>
        <table:table-row>
          <table:table-cell table:style-name="Table2.A1" office:value-type="string">
            <text:p text:style-name="P201">a &gt;= b</text:p>
          </table:table-cell>
          <table:table-cell table:style-name="Table2.A1" office:value-type="string">
            <text:p text:style-name="P202">a bigger or equal to b</text:p>
          </table:table-cell>
        </table:table-row>
      </table:table>
      <text:p text:style-name="P43"/>
      <text:h text:style-name="Heading_20_2" text:outline-level="2"><text:bookmark-start text:name="__RefHeading___Toc2696_55192689"/>Boolean<text:bookmark-end text:name="__RefHeading___Toc2696_55192689"/></text:h>
      <text:p text:style-name="P44">The boolean type i so far have not brought up, because it <text:span text:style-name="T694">did</text:span> not always exist<text:span text:style-name="T694"> </text:span>in the C language and even now it just exists as a band<text:span text:style-name="T302">-</text:span>aid-patch.<text:span text:style-name="T303"> It is not usable just like that. You have to import it, as seen below.</text:span></text:p>
      <text:p text:style-name="P44"><text:soft-page-break/><draw:frame draw:style-name="fr1" draw:name="Frame12" text:anchor-type="as-char" svg:width="6.6598in" draw:z-index="11"><draw:text-box fo:min-height="0.4618in"><text:p text:style-name="P240"><text:span text:style-name="Source_20_Text"><text:span text:style-name="T828">1 <text:s/></text:span></text:span><text:span text:style-name="Source_20_Text"><text:span text:style-name="T843">#include</text:span></text:span><text:span text:style-name="Source_20_Text"><text:span text:style-name="T807"> </text:span></text:span><text:span text:style-name="Source_20_Text"><text:span text:style-name="T828">&lt;stdbool.h&gt;</text:span></text:span></text:p><text:p text:style-name="P240"><text:span text:style-name="Source_20_Text"><text:span text:style-name="T817">2 <text:s/></text:span></text:span></text:p><text:p text:style-name="P240"><text:span text:style-name="Source_20_Text"><text:span text:style-name="T817">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0"><text:span text:style-name="Source_20_Text"><text:span text:style-name="T817">4 <text:s/></text:span></text:span><text:span text:style-name="Source_20_Text"><text:span text:style-name="T805">{</text:span></text:span></text:p><text:p text:style-name="P240"><text:span text:style-name="Source_20_Text"><text:span text:style-name="T817">5 <text:s/></text:span></text:span><text:span text:style-name="Source_20_Text"><text:span text:style-name="T805"><text:s text:c="4"/></text:span></text:span><text:span text:style-name="Source_20_Text"><text:span text:style-name="T801">bool</text:span></text:span><text:span text:style-name="Source_20_Text"><text:span text:style-name="T805"> my_first_bool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0"><text:span text:style-name="Source_20_Text"><text:span text:style-name="T817">6 <text:s/></text:span></text:span><text:span text:style-name="Source_20_Text"><text:span text:style-name="T805">}</text:span></text:span></text:p></draw:text-box></draw:frame></text:p>
      <text:p text:style-name="P45">What exactly "include" does will be explained later so don't worry. All that you need to know now is that you can import functionality from somewhere else via "include".<text:line-break/><text:span text:style-name="T304">In this case we include "stdbool.h" which is a file from the C standard</text:span><text:span text:style-name="T695"> library</text:span><text:span text:style-name="T304">, that brings us the boolean type</text:span><text:span text:style-name="T305"> and it's values "true" and "false"</text:span><text:span text:style-name="T304">.<text:line-break/></text:span><text:span text:style-name="T306">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6">Sometimes multiple cases shall lead to the same outcome and for that case we <text:span text:style-name="T696">have </text:span>special operators.</text:p>
      <text:p text:style-name="P46"><draw:frame draw:style-name="fr1" draw:name="Frame13" text:anchor-type="as-char" svg:width="6.6598in" draw:z-index="12"><draw:text-box fo:min-height="0.4618in"><text:p text:style-name="P241"><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bool.h&gt;</text:span></text:span></text:p><text:p text:style-name="P241"><text:span text:style-name="Source_20_Text"><text:span text:style-name="T817"><text:s/>2 <text:s/></text:span></text:span></text:p><text:p text:style-name="P241"><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1"><text:span text:style-name="Source_20_Text"><text:span text:style-name="T817"><text:s/>4 <text:s/></text:span></text:span><text:span text:style-name="Source_20_Text"><text:span text:style-name="T805">{</text:span></text:span></text:p><text:p text:style-name="P241"><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22</text:span></text:span><text:span text:style-name="Source_20_Text"><text:span text:style-name="T805">;</text:span></text:span></text:p><text:p text:style-name="P241"><text:span text:style-name="Source_20_Text"><text:span text:style-name="T817"><text:s/>6 <text:s/></text:span></text:span><text:span text:style-name="Source_20_Text"><text:span text:style-name="T805"><text:s text:c="4"/></text:span></text:span><text:span text:style-name="Source_20_Text"><text:span text:style-name="T801">bool</text:span></text:span><text:span text:style-name="Source_20_Text"><text:span text:style-name="T805"> num_even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1"><text:span text:style-name="Source_20_Text"><text:span text:style-name="T817"><text:s/>7 <text:s/></text:span></text:span><text:span text:style-name="Source_20_Text"><text:span text:style-name="T805"><text:s text:c="4"/></text:span></text:span><text:span text:style-name="Source_20_Text"><text:span text:style-name="T801">bool</text:span></text:span><text:span text:style-name="Source_20_Text"><text:span text:style-name="T805"> something_is_not_right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1"><text:span text:style-name="Source_20_Text"><text:span text:style-name="T817"><text:s/>8 <text:s/></text:span></text:span><text:span text:style-name="Source_20_Text"><text:span text:style-name="T805"><text:s text:c="4"/></text:span></text:span><text:span text:style-name="Source_20_Text"><text:span text:style-name="T801">bool</text:span></text:span><text:span text:style-name="Source_20_Text"><text:span text:style-name="T805"> all_good;</text:span></text:span></text:p><text:p text:style-name="P241"><text:span text:style-name="Source_20_Text"><text:span text:style-name="T817"><text:s/>9 <text:s/></text:span></text:span></text:p><text:p text:style-name="P241"><text:span text:style-name="Source_20_Text"><text:span text:style-name="T817">10 <text:s/></text:span></text:span><text:span text:style-name="Source_20_Text"><text:span text:style-name="T805"><text:s text:c="4"/></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2</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41"><text:span text:style-name="Source_20_Text"><text:span text:style-name="T817">11 <text:s/></text:span></text:span><text:span text:style-name="Source_20_Text"><text:span text:style-name="T805"><text:s text:c="4"/>{</text:span></text:span></text:p><text:p text:style-name="P241"><text:span text:style-name="Source_20_Text"><text:span text:style-name="T817">12 <text:s/></text:span></text:span><text:span text:style-name="Source_20_Text"><text:span text:style-name="T805"><text:s text:c="8"/>num_even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1"><text:span text:style-name="Source_20_Text"><text:span text:style-name="T817">13 <text:s/></text:span></text:span><text:span text:style-name="Source_20_Text"><text:span text:style-name="T805"><text:s text:c="4"/>}</text:span></text:span></text:p><text:p text:style-name="P241"><text:span text:style-name="Source_20_Text"><text:span text:style-name="T817">14 <text:s/></text:span></text:span></text:p><text:p text:style-name="P241"><text:span text:style-name="Source_20_Text"><text:span text:style-name="T817">15 <text:s/></text:span></text:span><text:span text:style-name="Source_20_Text"><text:span text:style-name="T805"><text:s text:c="4"/></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23</text:span></text:span><text:span text:style-name="Source_20_Text"><text:span text:style-name="T805"> </text:span></text:span><text:span text:style-name="Source_20_Text"><text:span text:style-name="T817">&amp;&amp;</text:span></text:span><text:span text:style-name="Source_20_Text"><text:span text:style-name="T805"> num_even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1"><text:span text:style-name="Source_20_Text"><text:span text:style-name="T817">16 <text:s/></text:span></text:span><text:span text:style-name="Source_20_Text"><text:span text:style-name="T805"><text:s text:c="4"/>{</text:span></text:span></text:p><text:p text:style-name="P241"><text:span text:style-name="Source_20_Text"><text:span text:style-name="T817">17 <text:s/></text:span></text:span><text:span text:style-name="Source_20_Text"><text:span text:style-name="T805"><text:s text:c="8"/>something_is_not_right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1"><text:span text:style-name="Source_20_Text"><text:span text:style-name="T817">18 <text:s/></text:span></text:span><text:span text:style-name="Source_20_Text"><text:span text:style-name="T805"><text:s text:c="4"/>}</text:span></text:span></text:p><text:p text:style-name="P241"><text:span text:style-name="Source_20_Text"><text:span text:style-name="T817">19 <text:s/></text:span></text:span><text:span text:style-name="Source_20_Text"><text:span text:style-name="T805"><text:s text:c="4"/></text:span></text:span></text:p><text:p text:style-name="P241"><text:span text:style-name="Source_20_Text"><text:span text:style-name="T817">20 <text:s/></text:span></text:span><text:span text:style-name="Source_20_Text"><text:span text:style-name="T805"><text:s text:c="4"/></text:span></text:span><text:span text:style-name="Source_20_Text"><text:span text:style-name="T833">if</text:span></text:span><text:span text:style-name="Source_20_Text"><text:span text:style-name="T805"> (</text:span></text:span><text:span text:style-name="Source_20_Text"><text:span text:style-name="T817">!</text:span></text:span><text:span text:style-name="Source_20_Text"><text:span text:style-name="T805">something_is_not_right)</text:span></text:span></text:p><text:p text:style-name="P241"><text:span text:style-name="Source_20_Text"><text:span text:style-name="T817">21 <text:s/></text:span></text:span><text:span text:style-name="Source_20_Text"><text:span text:style-name="T805"><text:s text:c="4"/>{</text:span></text:span></text:p><text:p text:style-name="P241"><text:span text:style-name="Source_20_Text"><text:span text:style-name="T817">22 <text:s/></text:span></text:span><text:span text:style-name="Source_20_Text"><text:span text:style-name="T805"><text:s text:c="8"/>all_good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1"><text:span text:style-name="Source_20_Text"><text:span text:style-name="T817">23 <text:s/></text:span></text:span><text:span text:style-name="Source_20_Text"><text:span text:style-name="T805"><text:s text:c="4"/>}</text:span></text:span></text:p><text:p text:style-name="P241"><text:span text:style-name="Source_20_Text"><text:span text:style-name="T817">24 <text:s/></text:span></text:span><text:span text:style-name="Source_20_Text"><text:span text:style-name="T805">}</text:span></text:span></text:p></draw:text-box></draw:frame></text:p>
      <text:p text:style-name="P48">In line 1<text:span text:style-name="T1032">5</text:span> we check if "num" is 23 <text:span text:style-name="T308">AND </text:span>check if <text:span text:style-name="T786">"</text:span>num_even<text:span text:style-name="T786">"</text:span> is true<text:span text:style-name="T307">.</text:span><text:span text:style-name="T1032"> In line 20 we check if that boolean is false</text:span><text:span text:style-name="T1033">.</text:span></text:p>
      <table:table table:name="Table3" table:style-name="Table3">
        <table:table-column table:style-name="Table3.A"/>
        <table:table-column table:style-name="Table3.B"/>
        <table:table-row>
          <table:table-cell table:style-name="Table3.A1" office:value-type="string">
            <text:p text:style-name="P204">Operator with Example</text:p>
          </table:table-cell>
          <table:table-cell table:style-name="Table3.A1" office:value-type="string">
            <text:p text:style-name="P205">Effect</text:p>
          </table:table-cell>
        </table:table-row>
        <table:table-row>
          <table:table-cell table:style-name="Table3.A1" office:value-type="string">
            <text:p text:style-name="P203">a &amp;&amp; b</text:p>
          </table:table-cell>
          <table:table-cell table:style-name="Table3.A1" office:value-type="string">
            <text:p text:style-name="P205"><text:span text:style-name="T309">is</text:span> a and b<text:span text:style-name="T309"> true?</text:span></text:p>
          </table:table-cell>
        </table:table-row>
        <text:soft-page-break/>
        <table:table-row>
          <table:table-cell table:style-name="Table3.A1" office:value-type="string">
            <text:p text:style-name="P203">a || b</text:p>
          </table:table-cell>
          <table:table-cell table:style-name="Table3.A1" office:value-type="string">
            <text:p text:style-name="P205"><text:span text:style-name="T309">is</text:span> a or b<text:span text:style-name="T309"> true?</text:span></text:p>
          </table:table-cell>
        </table:table-row>
        <table:table-row>
          <table:table-cell table:style-name="Table3.A1" office:value-type="string">
            <text:p text:style-name="P203">!a</text:p>
          </table:table-cell>
          <table:table-cell table:style-name="Table3.A1" office:value-type="string">
            <text:p text:style-name="P206">is a not true?</text:p>
          </table:table-cell>
        </table:table-row>
      </table:table>
      <text:p text:style-name="P47"/>
      <text:h text:style-name="P265" text:outline-level="1"><text:bookmark-start text:name="__RefHeading___Toc4326_63016137"/>Loops<text:bookmark-end text:name="__RefHeading___Toc4326_63016137"/></text:h>
      <text:p text:style-name="P63">Important for a lot of things<text:span text:style-name="T339">.</text:span><text:span text:style-name="T340"> I</text:span><text:span text:style-name="T1034">n</text:span><text:span text:style-name="T340"> the upcoming example we have 3 integers</text:span><text:span text:style-name="T341">, all set to 1</text:span><text:span text:style-name="T340">.</text:span><text:span text:style-name="T342"> In line 07 we start a loop.</text:span><text:span text:style-name="T343"> This loop runs as long as "a" is smaller than 100.</text:span><text:span text:style-name="T346"> Within every run of that loop we store the value of "b" in "c", then "a" in "b" and then we calculate a new "a" from adding "b" and "c".</text:span><text:span text:style-name="T347"> Thanks to the starting values of those 3 variables we can ensure that the "a" will increase over time and the loop eventually exits.</text:span></text:p>
      <text:p text:style-name="P63"><draw:frame draw:style-name="fr1" draw:name="Frame14" text:anchor-type="as-char" svg:width="6.6598in" draw:z-index="13"><draw:text-box fo:min-height="0.4618in"><text:p text:style-name="P242"><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2 <text:s/></text:span></text:span><text:span text:style-name="Source_20_Text"><text:span text:style-name="T805">{</text:span></text:span></text:p><text:p text:style-name="P242"><text:span text:style-name="Source_20_Text"><text:span text:style-name="T817"><text:s/>3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4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6 <text:s/></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33">while</text:span></text:span><text:span text:style-name="Source_20_Text"><text:span text:style-name="T805"> (a </text:span></text:span><text:span text:style-name="Source_20_Text"><text:span text:style-name="T817">&lt;</text:span></text:span><text:span text:style-name="Source_20_Text"><text:span text:style-name="T805"> </text:span></text:span><text:span text:style-name="Source_20_Text"><text:span text:style-name="T839">100</text:span></text:span><text:span text:style-name="Source_20_Text"><text:span text:style-name="T805">)</text:span></text:span></text:p><text:p text:style-name="P242"><text:span text:style-name="Source_20_Text"><text:span text:style-name="T817"><text:s/>8 <text:s/></text:span></text:span><text:span text:style-name="Source_20_Text"><text:span text:style-name="T805"><text:s text:c="4"/>{</text:span></text:span></text:p><text:p text:style-name="P242"><text:span text:style-name="Source_20_Text"><text:span text:style-name="T817"><text:s/>9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0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11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12 <text:s/></text:span></text:span><text:span text:style-name="Source_20_Text"><text:span text:style-name="T805"><text:s text:c="4"/>}</text:span></text:span></text:p><text:p text:style-name="P242"><text:span text:style-name="Source_20_Text"><text:span text:style-name="T817">13 <text:s/></text:span></text:span><text:span text:style-name="Source_20_Text"><text:span text:style-name="T805">}</text:span></text:span></text:p></draw:text-box></draw:frame></text:p>
      <text:p text:style-name="P80">A loop has a head (line 07) and a body (lines 08 - 12).</text:p>
      <text:p text:style-name="P66">There are 3 kinds of loops in C:</text:p>
      <text:list xml:id="list1795279590" text:style-name="List_20_1">
        <text:list-item>
          <text:p text:style-name="P287">while</text:p>
        </text:list-item>
        <text:list-item>
          <text:p text:style-name="P287">do while</text:p>
        </text:list-item>
        <text:list-item>
          <text:p text:style-name="P287">for</text:p>
        </text:list-item>
      </text:list>
      <text:p text:style-name="P67">"do while" loops<text:span text:style-name="T348"> are similar to "while".</text:span><text:span text:style-name="T349"> The difference is, that the loop first runs it's body and then it checks the condition in the head or in this case foot.</text:span></text:p>
      <text:p text:style-name="P67"><text:soft-page-break/><draw:frame draw:style-name="fr1" draw:name="Frame15" text:anchor-type="as-char" svg:width="6.6598in" draw:z-index="14"><draw:text-box fo:min-height="0.4618in"><text:p text:style-name="P242"><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2 <text:s/></text:span></text:span><text:span text:style-name="Source_20_Text"><text:span text:style-name="T805">{</text:span></text:span></text:p><text:p text:style-name="P242"><text:span text:style-name="Source_20_Text"><text:span text:style-name="T817"><text:s/>3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4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6 <text:s/></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33">do</text:span></text:span></text:p><text:p text:style-name="P242"><text:span text:style-name="Source_20_Text"><text:span text:style-name="T817"><text:s/>8 <text:s/></text:span></text:span><text:span text:style-name="Source_20_Text"><text:span text:style-name="T805"><text:s text:c="4"/>{</text:span></text:span></text:p><text:p text:style-name="P242"><text:span text:style-name="Source_20_Text"><text:span text:style-name="T817"><text:s/>9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0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11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12 <text:s/></text:span></text:span><text:span text:style-name="Source_20_Text"><text:span text:style-name="T805"><text:s text:c="4"/>}</text:span></text:span></text:p><text:p text:style-name="P242"><text:span text:style-name="Source_20_Text"><text:span text:style-name="T817">13 <text:s/></text:span></text:span><text:span text:style-name="Source_20_Text"><text:span text:style-name="T805"><text:s text:c="4"/></text:span></text:span><text:span text:style-name="Source_20_Text"><text:span text:style-name="T833">while</text:span></text:span><text:span text:style-name="Source_20_Text"><text:span text:style-name="T805"> (a </text:span></text:span><text:span text:style-name="Source_20_Text"><text:span text:style-name="T817">&lt;</text:span></text:span><text:span text:style-name="Source_20_Text"><text:span text:style-name="T805"> </text:span></text:span><text:span text:style-name="Source_20_Text"><text:span text:style-name="T839">100</text:span></text:span><text:span text:style-name="Source_20_Text"><text:span text:style-name="T805">);</text:span></text:span></text:p><text:p text:style-name="P242"><text:span text:style-name="Source_20_Text"><text:span text:style-name="T817">14 <text:s/></text:span></text:span><text:span text:style-name="Source_20_Text"><text:span text:style-name="T805">}</text:span></text:span></text:p></draw:text-box></draw:frame></text:p>
      <text:p text:style-name="P68">In my experience, this is <text:span text:style-name="T351">the</text:span> least used loop but definitely not useless. You will know when you need it.</text:p>
      <text:p text:style-name="P69">"for" loops on<text:span text:style-name="T352"> the</text:span> other hand are the most used loop, at least for me.<text:span text:style-name="T350"> A for loop has bit more complex header, in which you have one statement that runs before the loop starts, the condition and a statement that runs after each time the loop body ran.</text:span></text:p>
      <text:p text:style-name="P69"><draw:frame draw:style-name="fr1" draw:name="Frame16" text:anchor-type="as-char" svg:width="6.6598in" draw:z-index="15"><draw:text-box fo:min-height="0.4618in"><text:p text:style-name="P242"><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2 <text:s/></text:span></text:span><text:span text:style-name="Source_20_Text"><text:span text:style-name="T805">{</text:span></text:span></text:p><text:p text:style-name="P242"><text:span text:style-name="Source_20_Text"><text:span text:style-name="T817"><text:s/>3 <text:s/></text:span></text:span><text:span text:style-name="Source_20_Text"><text:span text:style-name="T805"><text:s text:c="4"/></text:span></text:span><text:span text:style-name="Source_20_Text"><text:span text:style-name="T801">int</text:span></text:span><text:span text:style-name="Source_20_Text"><text:span text:style-name="T805"> i;</text:span></text:span></text:p><text:p text:style-name="P242"><text:span text:style-name="Source_20_Text"><text:span text:style-name="T817"><text:s/>4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7 <text:s/></text:span></text:span></text:p><text:p text:style-name="P242"><text:span text:style-name="Source_20_Text"><text:span text:style-name="T817"><text:s/>8 <text:s/></text:span></text:span><text:span text:style-name="Source_20_Text"><text:span text:style-name="T805"><text:s text:c="4"/></text:span></text:span><text:span text:style-name="Source_20_Text"><text:span text:style-name="T833">for</text:span></text:span><text:span text:style-name="Source_20_Text"><text:span text:style-name="T805"> (i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3</text:span></text:span><text:span text:style-name="Source_20_Text"><text:span text:style-name="T805">; i</text:span></text:span><text:span text:style-name="Source_20_Text"><text:span text:style-name="T817">++</text:span></text:span><text:span text:style-name="Source_20_Text"><text:span text:style-name="T805">)</text:span></text:span></text:p><text:p text:style-name="P242"><text:span text:style-name="Source_20_Text"><text:span text:style-name="T817"><text:s/>9 <text:s/></text:span></text:span><text:span text:style-name="Source_20_Text"><text:span text:style-name="T805"><text:s text:c="4"/>{</text:span></text:span></text:p><text:p text:style-name="P242"><text:span text:style-name="Source_20_Text"><text:span text:style-name="T817">10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1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12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13 <text:s/></text:span></text:span><text:span text:style-name="Source_20_Text"><text:span text:style-name="T805"><text:s text:c="4"/>}</text:span></text:span></text:p><text:p text:style-name="P242"><text:span text:style-name="Source_20_Text"><text:span text:style-name="T817">14 <text:s/></text:span></text:span><text:span text:style-name="Source_20_Text"><text:span text:style-name="T805">}</text:span></text:span></text:p></draw:text-box></draw:frame></text:p>
      <text:p text:style-name="P64"><text:span text:style-name="T354">Before </text:span><text:span text:style-name="T353">this for loop </text:span><text:span text:style-name="T354">runs </text:span><text:span text:style-name="T353">we </text:span><text:span text:style-name="T787">set</text:span><text:span text:style-name="T353"> the integer i </text:span><text:span text:style-name="T787">to</text:span><text:span text:style-name="T353"> 0.</text:span><text:span text:style-name="T355"> Separate that statement with a semicolon to put the condition and after that comes the statement that runs after every loop run.<text:line-break/></text:span><text:span text:style-name="T356">So we practically just made a counter variable for this very loop.<text:line-break/></text:span><text:span text:style-name="T357">The name "i" is absolutely the standard for </text:span><text:span text:style-name="T358">a counter in a for loop</text:span><text:span text:style-name="T357">. No one will complain about it because "i" stands for iterator</text:span><text:span text:style-name="T359"> and is common</text:span><text:span text:style-name="T1035"> practice</text:span><text:span text:style-name="T357">.</text:span></text:p>
      <text:h text:style-name="Heading_20_2" text:outline-level="2"><text:bookmark-start text:name="__RefHeading___Toc5482_1474682834"/>controlling the loop<text:bookmark-end text:name="__RefHeading___Toc5482_1474682834"/></text:h>
      <text:p text:style-name="P72">You can control how the loop behaves in more complex situations with two nice keywords "<text:span text:style-name="T344">continue</text:span>" and "<text:span text:style-name="T345">break</text:span>".<text:line-break/><text:soft-page-break/><text:span text:style-name="T360">"continue" will end the current run of a loop, to skip to the next one.<text:line-break/></text:span><text:span text:style-name="T361">"break" will completely stop the loop overall.<text:line-break/></text:span><text:span text:style-name="T362">This could look like so:</text:span></text:p>
      <text:p text:style-name="P72"><draw:frame draw:style-name="fr1" draw:name="Frame17" text:anchor-type="as-char" svg:width="6.6598in" draw:z-index="16"><draw:text-box fo:min-height="0.4618in"><text:p text:style-name="P242"><text:span text:style-name="Source_20_Text"><text:span text:style-name="T817"><text:s/>1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2 <text:s/></text:span></text:span><text:span text:style-name="Source_20_Text"><text:span text:style-name="T805">{</text:span></text:span></text:p><text:p text:style-name="P242"><text:span text:style-name="Source_20_Text"><text:span text:style-name="T817"><text:s/>3 <text:s/></text:span></text:span><text:span text:style-name="Source_20_Text"><text:span text:style-name="T805"><text:s text:c="4"/></text:span></text:span><text:span text:style-name="Source_20_Text"><text:span text:style-name="T801">int</text:span></text:span><text:span text:style-name="Source_20_Text"><text:span text:style-name="T805"> i;</text:span></text:span></text:p><text:p text:style-name="P242"><text:span text:style-name="Source_20_Text"><text:span text:style-name="T817"><text:s/>4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7 <text:s/></text:span></text:span></text:p><text:p text:style-name="P242"><text:span text:style-name="Source_20_Text"><text:span text:style-name="T817"><text:s/>8 <text:s/></text:span></text:span><text:span text:style-name="Source_20_Text"><text:span text:style-name="T805"><text:s text:c="4"/></text:span></text:span><text:span text:style-name="Source_20_Text"><text:span text:style-name="T833">for</text:span></text:span><text:span text:style-name="Source_20_Text"><text:span text:style-name="T805"> (i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3</text:span></text:span><text:span text:style-name="Source_20_Text"><text:span text:style-name="T805">; i</text:span></text:span><text:span text:style-name="Source_20_Text"><text:span text:style-name="T817">++</text:span></text:span><text:span text:style-name="Source_20_Text"><text:span text:style-name="T805">)</text:span></text:span></text:p><text:p text:style-name="P242"><text:span text:style-name="Source_20_Text"><text:span text:style-name="T817"><text:s/>9 <text:s/></text:span></text:span><text:span text:style-name="Source_20_Text"><text:span text:style-name="T805"><text:s text:c="4"/>{</text:span></text:span></text:p><text:p text:style-name="P242"><text:span text:style-name="Source_20_Text"><text:span text:style-name="T817">10 <text:s/></text:span></text:span><text:span text:style-name="Source_20_Text"><text:span text:style-name="T805"><text:s text:c="8"/></text:span></text:span><text:span text:style-name="Source_20_Text"><text:span text:style-name="T833">if</text:span></text:span><text:span text:style-name="Source_20_Text"><text:span text:style-name="T805"> (a </text:span></text:span><text:span text:style-name="Source_20_Text"><text:span text:style-name="T817">&lt;</text:span></text:span><text:span text:style-name="Source_20_Text"><text:span text:style-name="T805"> </text:span></text:span><text:span text:style-name="Source_20_Text"><text:span text:style-name="T839">0</text:span></text:span><text:span text:style-name="Source_20_Text"><text:span text:style-name="T805"> </text:span></text:span><text:span text:style-name="Source_20_Text"><text:span text:style-name="T817">||</text:span></text:span><text:span text:style-name="Source_20_Text"><text:span text:style-name="T805"> b </text:span></text:span><text:span text:style-name="Source_20_Text"><text:span text:style-name="T817">&lt;</text:span></text:span><text:span text:style-name="Source_20_Text"><text:span text:style-name="T805"> </text:span></text:span><text:span text:style-name="Source_20_Text"><text:span text:style-name="T839">0</text:span></text:span><text:span text:style-name="Source_20_Text"><text:span text:style-name="T805"> </text:span></text:span><text:span text:style-name="Source_20_Text"><text:span text:style-name="T817">||</text:span></text:span><text:span text:style-name="Source_20_Text"><text:span text:style-name="T805"> c </text:span></text:span><text:span text:style-name="Source_20_Text"><text:span text:style-name="T817">&lt;</text:span></text:span><text:span text:style-name="Source_20_Text"><text:span text:style-name="T805"> </text:span></text:span><text:span text:style-name="Source_20_Text"><text:span text:style-name="T839">0</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12 <text:s/></text:span></text:span><text:span text:style-name="Source_20_Text"><text:span text:style-name="T805"><text:s text:c="8"/></text:span></text:span></text:p><text:p text:style-name="P242"><text:span text:style-name="Source_20_Text"><text:span text:style-name="T817">13 <text:s/></text:span></text:span><text:span text:style-name="Source_20_Text"><text:span text:style-name="T805"><text:s text:c="8"/></text:span></text:span><text:span text:style-name="Source_20_Text"><text:span text:style-name="T833">if</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0</text:span></text:span><text:span text:style-name="Source_20_Text"><text:span text:style-name="T805">)</text:span></text:span></text:p><text:p text:style-name="P242"><text:span text:style-name="Source_20_Text"><text:span text:style-name="T817">14 <text:s/></text:span></text:span><text:span text:style-name="Source_20_Text"><text:span text:style-name="T805"><text:s text:c="12"/></text:span></text:span><text:span text:style-name="Source_20_Text"><text:span text:style-name="T833">continue</text:span></text:span><text:span text:style-name="Source_20_Text"><text:span text:style-name="T805">;</text:span></text:span></text:p><text:p text:style-name="P242"><text:span text:style-name="Source_20_Text"><text:span text:style-name="T817">15 <text:s/></text:span></text:span><text:span text:style-name="Source_20_Text"><text:span text:style-name="T805"><text:s text:c="8"/></text:span></text:span></text:p><text:p text:style-name="P242"><text:span text:style-name="Source_20_Text"><text:span text:style-name="T817">16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7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18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19 <text:s/></text:span></text:span><text:span text:style-name="Source_20_Text"><text:span text:style-name="T805"><text:s text:c="4"/>}</text:span></text:span></text:p><text:p text:style-name="P242"><text:span text:style-name="Source_20_Text"><text:span text:style-name="T817">20 <text:s/></text:span></text:span><text:span text:style-name="Source_20_Text"><text:span text:style-name="T805">}</text:span></text:span></text:p></draw:text-box></draw:frame></text:p>
      <text:p text:style-name="P73"><text:span text:style-name="T363">It's kind of a nonsensical example but it's good enough for demonstration.<text:line-break/></text:span>¯\_( ツ )_/¯</text:p>
      <text:p text:style-name="P65"/>
      <text:h text:style-name="P266" text:outline-level="1"><text:bookmark-start text:name="__RefHeading___Toc8072_3578794143"/>Simple text<text:bookmark-end text:name="__RefHeading___Toc8072_3578794143"/></text:h>
      <text:p text:style-name="P182"><text:bookmark-start text:name="__RefHeading___Toc8074_3578794143"/>Now as we start to have some actual output<text:span text:style-name="T1036">, </text:span>the real game begins<text:span text:style-name="T1036">.</text:span><text:line-break/><text:span text:style-name="T524">I think the best way to learn the basic usage of this feature is to look and try</text:span><text:span text:style-name="T525"> it out yourself</text:span><text:span text:style-name="T524">:</text:span><text:bookmark-end text:name="__RefHeading___Toc8074_3578794143"/></text:p>
      <text:p text:style-name="Text_20_body"><draw:frame draw:style-name="fr1" draw:name="Frame18" text:anchor-type="as-char" svg:width="6.6598in" draw:z-index="17"><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io.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4 <text:s/></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myint </text:span></text:span><text:span text:style-name="Source_20_Text"><text:span text:style-name="T817">=</text:span></text:span><text:span text:style-name="Source_20_Text"><text:span text:style-name="T805"> </text:span></text:span><text:span text:style-name="Source_20_Text"><text:span text:style-name="T839">44</text:span></text:span><text:span text:style-name="Source_20_Text"><text:span text:style-name="T805">;</text:span></text:span></text:p><text:p text:style-name="P242"><text:span text:style-name="Source_20_Text"><text:span text:style-name="T817"><text:s/>6 <text:s/></text:span></text:span></text:p><text:p text:style-name="P242"><text:span text:style-name="Source_20_Text"><text:span text:style-name="T817"><text:s/>7 <text:s/></text:span></text:span><text:span text:style-name="Source_20_Text"><text:span text:style-name="T805"><text:s text:c="4"/>printf(</text:span></text:span><text:span text:style-name="Source_20_Text"><text:span text:style-name="T839">"Hello world\n"</text:span></text:span><text:span text:style-name="Source_20_Text"><text:span text:style-name="T805">);</text:span></text:span></text:p><text:p text:style-name="P242"><text:span text:style-name="Source_20_Text"><text:span text:style-name="T817"><text:s/>8 <text:s/></text:span></text:span><text:span text:style-name="Source_20_Text"><text:span text:style-name="T805"><text:s text:c="4"/>printf(</text:span></text:span><text:span text:style-name="Source_20_Text"><text:span text:style-name="T839">"Hello int: %i\n"</text:span></text:span><text:span text:style-name="Source_20_Text"><text:span text:style-name="T805">, </text:span></text:span><text:span text:style-name="Source_20_Text"><text:span text:style-name="T839">66</text:span></text:span><text:span text:style-name="Source_20_Text"><text:span text:style-name="T805">);</text:span></text:span></text:p><text:p text:style-name="P242"><text:span text:style-name="Source_20_Text"><text:span text:style-name="T817"><text:s/>9 <text:s/></text:span></text:span><text:span text:style-name="Source_20_Text"><text:span text:style-name="T805"><text:s text:c="4"/>printf(</text:span></text:span><text:span text:style-name="Source_20_Text"><text:span text:style-name="T839">"Hello int variable: %i\n"</text:span></text:span><text:span text:style-name="Source_20_Text"><text:span text:style-name="T805">, myint);</text:span></text:span></text:p><text:p text:style-name="P242"><text:span text:style-name="Source_20_Text"><text:span text:style-name="T817">10 <text:s/></text:span></text:span><text:span text:style-name="Source_20_Text"><text:span text:style-name="T805"><text:s text:c="4"/>printf(</text:span></text:span><text:span text:style-name="Source_20_Text"><text:span text:style-name="T839">"Hello string: %s\n"</text:span></text:span><text:span text:style-name="Source_20_Text"><text:span text:style-name="T805">, </text:span></text:span><text:span text:style-name="Source_20_Text"><text:span text:style-name="T839">"hi, i'm a string"</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4"/>printf(</text:span></text:span><text:span text:style-name="Source_20_Text"><text:span text:style-name="T839">"hi i am a \"real\" boy\n"</text:span></text:span><text:span text:style-name="Source_20_Text"><text:span text:style-name="T805">);</text:span></text:span></text:p><text:p text:style-name="P242"><text:span text:style-name="Source_20_Text"><text:span text:style-name="T817">12 <text:s/></text:span></text:span><text:span text:style-name="Source_20_Text"><text:span text:style-name="T805">}</text:span></text:span></text:p></draw:text-box></draw:frame></text:p>
      <text:p text:style-name="Text_20_body"><text:bookmark-start text:name="__RefHeading___Toc8078_3578794143"/><text:span text:style-name="T530">Quick facts</text:span><text:span text:style-name="T526">:</text:span><text:bookmark-end text:name="__RefHeading___Toc8078_3578794143"/></text:p>
      <text:list xml:id="list102958853425207" text:continue-numbering="true" text:style-name="List_20_1">
        <text:list-item>
          <text:p text:style-name="P288">a string is a sequence of characters</text:p>
        </text:list-item>
        <text:list-item>
          <text:p text:style-name="P289">a character is a letter<text:span text:style-name="T527"> like</text:span>: 'a'</text:p>
        </text:list-item>
        <text:list-item>
          <text:p text:style-name="P290">the first string in the printf function is the format string</text:p>
        </text:list-item>
        <text:list-item>
          <text:p text:style-name="P290">the format string defines the format of the output</text:p>
        </text:list-item>
        <text:list-item>
          <text:p text:style-name="P290">every parameter after the format string feeds the given format</text:p>
        </text:list-item>
        <text:list-item>
          <text:p text:style-name="P291">backslash and the next character in code represent one character in program<text:span text:style-name="T697"> and are called "</text:span><text:span text:style-name="T529">escape characters</text:span><text:span text:style-name="T697">"</text:span></text:p>
        </text:list-item>
        <text:list-item>
          <text:p text:style-name="P286"><text:bookmark-start text:name="__RefHeading___Toc8080_3578794143"/><text:span text:style-name="T528">'</text:span>\n<text:span text:style-name="T528">'</text:span> is a line break<text:bookmark-end text:name="__RefHeading___Toc8080_3578794143"/></text:p>
        </text:list-item>
        <text:list-item>
          <text:p text:style-name="P286"><text:bookmark-start text:name="__RefHeading___Toc8082_3578794143"/>"%i" means you insert an integer there<text:bookmark-end text:name="__RefHeading___Toc8082_3578794143"/></text:p>
        </text:list-item>
        <text:list-item>
          <text:p text:style-name="P286"><text:bookmark-start text:name="__RefHeading___Toc8084_3578794143"/>"%s" means you insert a string there<text:bookmark-end text:name="__RefHeading___Toc8084_3578794143"/></text:p>
        </text:list-item>
        <text:list-item>
          <text:p text:style-name="P286"><text:bookmark-start text:name="__RefHeading___Toc8090_3578794143"/>to print a " in such a text write \"<text:span text:style-name="T1037">, like in line 11</text:span><text:bookmark-end text:name="__RefHeading___Toc8090_3578794143"/></text:p>
        </text:list-item>
      </text:list>
      <text:p text:style-name="Text_20_body"><text:bookmark-start text:name="__RefHeading___Toc8098_3578794143"/>How <text:span text:style-name="T1038">strings </text:span>work in the background will be covered later.<text:span text:style-name="T531"> Just keep the usage of "printf" in mind.</text:span><text:bookmark-end text:name="__RefHeading___Toc8098_3578794143"/></text:p>
      <text:h text:style-name="P267" text:outline-level="1"><text:bookmark-start text:name="__RefHeading___Toc7530_1255930186"/>Arrays<text:bookmark-end text:name="__RefHeading___Toc7530_1255930186"/></text:h>
      <text:p text:style-name="P102">An array is way to hold a lot of variables in one name.</text:p>
      <text:p text:style-name="P102"><draw:frame draw:style-name="fr1" draw:name="Frame19" text:anchor-type="as-char" svg:width="6.6598in" draw:z-index="18"><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io.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4 <text:s/></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i;</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int</text:span></text:span><text:span text:style-name="Source_20_Text"><text:span text:style-name="T805"> array[</text:span></text:span><text:span text:style-name="Source_20_Text"><text:span text:style-name="T839">4</text:span></text:span><text:span text:style-name="Source_20_Text"><text:span text:style-name="T805">];</text:span></text:span></text:p><text:p text:style-name="P242"><text:span text:style-name="Source_20_Text"><text:span text:style-name="T817"><text:s/>7 <text:s/></text:span></text:span><text:span text:style-name="Source_20_Text"><text:span text:style-name="T805"><text:s text:c="4"/></text:span></text:span></text:p><text:p text:style-name="P242"><text:span text:style-name="Source_20_Text"><text:span text:style-name="T817"><text:s/>8 <text:s/></text:span></text:span><text:span text:style-name="Source_20_Text"><text:span text:style-name="T805"><text:s text:c="4"/>array[</text:span></text:span><text:span text:style-name="Source_20_Text"><text:span text:style-name="T839">0</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9 <text:s/></text:span></text:span><text:span text:style-name="Source_20_Text"><text:span text:style-name="T805"><text:s text:c="4"/>array[</text:span></text:span><text:span text:style-name="Source_20_Text"><text:span text:style-name="T839">1</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10 <text:s/></text:span></text:span><text:span text:style-name="Source_20_Text"><text:span text:style-name="T805"><text:s text:c="4"/>array[</text:span></text:span><text:span text:style-name="Source_20_Text"><text:span text:style-name="T839">2</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2</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4"/>array[</text:span></text:span><text:span text:style-name="Source_20_Text"><text:span text:style-name="T839">3</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3</text:span></text:span><text:span text:style-name="Source_20_Text"><text:span text:style-name="T805">;</text:span></text:span></text:p><text:p text:style-name="P242"><text:span text:style-name="Source_20_Text"><text:span text:style-name="T817">12 <text:s/></text:span></text:span><text:span text:style-name="Source_20_Text"><text:span text:style-name="T805"><text:s text:c="4"/></text:span></text:span></text:p><text:p text:style-name="P242"><text:span text:style-name="Source_20_Text"><text:span text:style-name="T817">13 <text:s/></text:span></text:span><text:span text:style-name="Source_20_Text"><text:span text:style-name="T805"><text:s text:c="4"/></text:span></text:span><text:span text:style-name="Source_20_Text"><text:span text:style-name="T833">for</text:span></text:span><text:span text:style-name="Source_20_Text"><text:span text:style-name="T805"> (i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4</text:span></text:span><text:span text:style-name="Source_20_Text"><text:span text:style-name="T805">; i</text:span></text:span><text:span text:style-name="Source_20_Text"><text:span text:style-name="T817">++</text:span></text:span><text:span text:style-name="Source_20_Text"><text:span text:style-name="T805">)</text:span></text:span></text:p><text:p text:style-name="P242"><text:span text:style-name="Source_20_Text"><text:span text:style-name="T817">14 <text:s/></text:span></text:span><text:span text:style-name="Source_20_Text"><text:span text:style-name="T805"><text:s text:c="4"/>{</text:span></text:span></text:p><text:p text:style-name="P242"><text:span text:style-name="Source_20_Text"><text:span text:style-name="T817">15 <text:s/></text:span></text:span><text:span text:style-name="Source_20_Text"><text:span text:style-name="T805"><text:s text:c="8"/>printf(</text:span></text:span><text:span text:style-name="Source_20_Text"><text:span text:style-name="T839">"i: %i; val: %i\n"</text:span></text:span><text:span text:style-name="Source_20_Text"><text:span text:style-name="T805">, i, array[i]);</text:span></text:span></text:p><text:p text:style-name="P242"><text:span text:style-name="Source_20_Text"><text:span text:style-name="T817">16 <text:s/></text:span></text:span><text:span text:style-name="Source_20_Text"><text:span text:style-name="T805"><text:s text:c="4"/>}</text:span></text:span></text:p><text:p text:style-name="P242"><text:span text:style-name="Source_20_Text"><text:span text:style-name="T817">17 <text:s/></text:span></text:span><text:span text:style-name="Source_20_Text"><text:span text:style-name="T805">}</text:span></text:span></text:p></draw:text-box></draw:frame></text:p>
      <text:p text:style-name="P134">In line 0<text:span text:style-name="T1039">6</text:span> declared and in lines 0<text:span text:style-name="T1039">8</text:span> - 1<text:span text:style-name="T1039">1</text:span> defined.<text:span text:style-name="T537"> When a 4 is given the declaration it means the array holds 4 units.</text:span><text:span text:style-name="T538"> Since the first element is addressed by 0, the last element will be </text:span><text:span text:style-name="T1040">addressed </text:span><text:span text:style-name="T538">with a 3</text:span><text:span text:style-name="T539"> in this case</text:span><text:span text:style-name="T538">.<text:line-break/></text:span><text:span text:style-name="T698">When accessing a value of an array, see the number in brackets as an offset.</text:span></text:p>
      <text:p text:style-name="P102"/>
      <text:h text:style-name="P263" text:outline-level="1"><text:bookmark-start text:name="__RefHeading___Toc134_3572798900"/>Comments<text:bookmark-end text:name="__RefHeading___Toc134_3572798900"/></text:h>
      <text:p text:style-name="P11">Comments are very important.<text:line-break/>The difference between readable code and obfuscated nonsense is the usage of comments.<text:line-break/><text:span text:style-name="T25">A beginner might falsely assume that his </text:span><text:span text:style-name="T82">exercise</text:span><text:span text:style-name="T25"> programs are very simplistic </text:span><text:span text:style-name="T83">and</text:span><text:span text:style-name="T25"> can be understood </text:span><text:span text:style-name="T84">instantly </text:span><text:span text:style-name="T25">whenever needed. He is right, because his programs are a single file with 30 lines of code.</text:span></text:p>
      <text:p text:style-name="P11"><text:span text:style-name="T25">In actual programs you will end up with multiple files or maybe even multiple directories with multiple files each, </text:span><text:span text:style-name="T87">a</text:span><text:span text:style-name="T85">llowing </text:span><text:span text:style-name="T1041">the </text:span><text:span text:style-name="T25">summarized line-count </text:span><text:span text:style-name="T86">to </text:span><text:span text:style-name="T25">climb into the millions.<text:line-break/></text:span><text:span text:style-name="T26">Everyone who knows the Linux kernel will know, that I am not hyperbolic about this.<text:line-break/></text:span><text:span text:style-name="T88">Introducing a new member into the team and making him read this</text:span><text:span text:style-name="T699">,</text:span><text:span text:style-name="T88">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io.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4 <text:s/></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i;</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8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text:s/>9 <text:s/></text:span></text:span></text:p><text:p text:style-name="P242"><text:span text:style-name="Source_20_Text"><text:span text:style-name="T829">10 <text:s/></text:span></text:span><text:span text:style-name="Source_20_Text"><text:span text:style-name="T808"><text:s text:c="4"/></text:span></text:span><text:span text:style-name="Source_20_Text"><text:span text:style-name="T821">// calculate 5th fibonacci number and print</text:span></text:span></text:p><text:p text:style-name="P242"><text:span text:style-name="Source_20_Text"><text:span text:style-name="T819">11 <text:s/></text:span></text:span><text:span text:style-name="Source_20_Text"><text:span text:style-name="T805"><text:s text:c="4"/></text:span></text:span><text:span text:style-name="Source_20_Text"><text:span text:style-name="T833">for</text:span></text:span><text:span text:style-name="Source_20_Text"><text:span text:style-name="T805"> (i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5</text:span></text:span><text:span text:style-name="Source_20_Text"><text:span text:style-name="T805">; i</text:span></text:span><text:span text:style-name="Source_20_Text"><text:span text:style-name="T817">++</text:span></text:span><text:span text:style-name="Source_20_Text"><text:span text:style-name="T805">)</text:span></text:span></text:p><text:p text:style-name="P242"><text:span text:style-name="Source_20_Text"><text:span text:style-name="T817">12 <text:s/></text:span></text:span><text:span text:style-name="Source_20_Text"><text:span text:style-name="T805"><text:s text:c="4"/>{</text:span></text:span></text:p><text:p text:style-name="P242"><text:span text:style-name="Source_20_Text"><text:span text:style-name="T817">13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4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15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16 <text:s/></text:span></text:span><text:span text:style-name="Source_20_Text"><text:span text:style-name="T805"><text:s text:c="4"/>}</text:span></text:span></text:p><text:p text:style-name="P242"><text:span text:style-name="Source_20_Text"><text:span text:style-name="T817">17 <text:s/></text:span></text:span><text:span text:style-name="Source_20_Text"><text:span text:style-name="T805"><text:s text:c="4"/></text:span></text:span></text:p><text:p text:style-name="P242"><text:span text:style-name="Source_20_Text"><text:span text:style-name="T817">18 <text:s/></text:span></text:span><text:span text:style-name="Source_20_Text"><text:span text:style-name="T805"><text:s text:c="4"/>printf(</text:span></text:span><text:span text:style-name="Source_20_Text"><text:span text:style-name="T839">"fib num: %i\n"</text:span></text:span><text:span text:style-name="Source_20_Text"><text:span text:style-name="T805">, a);</text:span></text:span></text:p><text:p text:style-name="P242"><text:span text:style-name="Source_20_Text"><text:span text:style-name="T817">19 <text:s/></text:span></text:span><text:span text:style-name="Source_20_Text"><text:span text:style-name="T805">}</text:span></text:span></text:p></draw:text-box></draw:frame></text:p>
      <text:p text:style-name="P16"><text:span text:style-name="T114">See in line </text:span><text:span text:style-name="T788">10</text:span><text:span text:style-name="T114"> we have </text:span><text:span text:style-name="T116">a "//" and then </text:span><text:span text:style-name="T114">one quick statement on what the developer did here</text:span><text:span text:style-name="T117">.<text:line-break/></text:span><text:span text:style-name="T118">If you put a "//" in your line everything after that will be a comment. The compiler will not care what you say there.<text:line-break/></text:span><text:span text:style-name="T121">You can also use "/*" to declare a whole section </text:span><text:span text:style-name="T1042">as</text:span><text:span text:style-name="T121"> a comment</text:span><text:span text:style-name="T1042">.</text:span><text:span text:style-name="T121"> </text:span><text:span text:style-name="T1042">E</text:span><text:span text:style-name="T121">verything after that</text:span><text:span text:style-name="T1042">,</text:span><text:span text:style-name="T121"> even spanning over m</text:span><text:span text:style-name="T1042">ultiple</text:span><text:span text:style-name="T121"> lines</text:span><text:span text:style-name="T1043">,</text:span><text:span text:style-name="T121"> is a comment. Just remember to close this comment with the complimentary "*/"</text:span><text:span text:style-name="T122">.</text:span></text:p>
      <text:p text:style-name="P16"><text:span text:style-name="T123">Anyway, t</text:span><text:span text:style-name="T119">hanks to that comment</text:span><text:span text:style-name="T115"> we don't have to </text:span><text:span text:style-name="T1044">read the code</text:span><text:span text:style-name="T1045"> and</text:span><text:span text:style-name="T1044"> </text:span><text:span text:style-name="T1045">fi</text:span><text:span text:style-name="T1046">gure</text:span><text:span text:style-name="T1045"> out </text:span><text:span text:style-name="T115">what could happen </text:span><text:span text:style-name="T120">t</text:span><text:span text:style-name="T115">here</text:span><text:span text:style-name="T124">.<text:line-break/></text:span><text:span text:style-name="T125">This saves a lot of time</text:span><text:span text:style-name="T126"> and should be used </text:span><text:span text:style-name="T1092">where necessary</text:span><text:span text:style-name="T126">.</text:span><text:line-break/><text:span text:style-name="T1093">That means, </text:span>please keep yourself from explaining <text:span text:style-name="T34">literally </text:span>EVERYTHING <text:span text:style-name="T34">to a potential reader.</text:span></text:p>
      <text:p text:style-name="P16"><text:soft-page-break/><draw:frame draw:style-name="fr1" draw:name="Frame21" text:anchor-type="as-char" svg:width="6.6598in" draw:z-index="20"><draw:text-box fo:min-height="0.4618in"><text:p text:style-name="P242"><text:span text:style-name="Source_20_Text"><text:span text:style-name="T817"><text:s/>1 <text:s/></text:span></text:span><text:span text:style-name="Source_20_Text"><text:span text:style-name="T819">// include header stdio for printf</text:span></text:span></text:p><text:p text:style-name="P242"><text:span text:style-name="Source_20_Text"><text:span text:style-name="T817"><text:s/>2 <text:s/></text:span></text:span><text:span text:style-name="Source_20_Text"><text:span text:style-name="T842">#include</text:span></text:span><text:span text:style-name="Source_20_Text"><text:span text:style-name="T805"> </text:span></text:span><text:span text:style-name="Source_20_Text"><text:span text:style-name="T817">&lt;stdio.h&gt;</text:span></text:span></text:p><text:p text:style-name="P242"><text:span text:style-name="Source_20_Text"><text:span text:style-name="T817"><text:s/>3 <text:s/></text:span></text:span></text:p><text:p text:style-name="P242"><text:span text:style-name="Source_20_Text"><text:span text:style-name="T817"><text:s/>4 <text:s/></text:span></text:span><text:span text:style-name="Source_20_Text"><text:span text:style-name="T819">// main function</text:span></text:span></text:p><text:p text:style-name="P242"><text:span text:style-name="Source_20_Text"><text:span text:style-name="T819"><text:s/>5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6 <text:s/></text:span></text:span><text:span text:style-name="Source_20_Text"><text:span text:style-name="T805">{</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19">// declare variables</text:span></text:span></text:p><text:p text:style-name="P242"><text:span text:style-name="Source_20_Text"><text:span text:style-name="T817"><text:s/>8 <text:s/></text:span></text:span><text:span text:style-name="Source_20_Text"><text:span text:style-name="T805"><text:s text:c="4"/></text:span></text:span><text:span text:style-name="Source_20_Text"><text:span text:style-name="T801">int</text:span></text:span><text:span text:style-name="Source_20_Text"><text:span text:style-name="T805"> i;</text:span></text:span></text:p><text:p text:style-name="P242"><text:span text:style-name="Source_20_Text"><text:span text:style-name="T817"><text:s/>9 <text:s/></text:span></text:span><text:span text:style-name="Source_20_Text"><text:span text:style-name="T805"><text:s text:c="4"/></text:span></text:span><text:span text:style-name="Source_20_Text"><text:span text:style-name="T801">int</text:span></text:span><text:span text:style-name="Source_20_Text"><text:span text:style-name="T805"> a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10 <text:s/></text:span></text:span><text:span text:style-name="Source_20_Text"><text:span text:style-name="T805"><text:s text:c="4"/></text:span></text:span><text:span text:style-name="Source_20_Text"><text:span text:style-name="T801">int</text:span></text:span><text:span text:style-name="Source_20_Text"><text:span text:style-name="T805"> b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4"/></text:span></text:span><text:span text:style-name="Source_20_Text"><text:span text:style-name="T801">int</text:span></text:span><text:span text:style-name="Source_20_Text"><text:span text:style-name="T805"> c </text:span></text:span><text:span text:style-name="Source_20_Text"><text:span text:style-name="T817">=</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12 <text:s/></text:span></text:span></text:p><text:p text:style-name="P242"><text:span text:style-name="Source_20_Text"><text:span text:style-name="T817">13 <text:s/></text:span></text:span><text:span text:style-name="Source_20_Text"><text:span text:style-name="T805"><text:s text:c="4"/></text:span></text:span><text:span text:style-name="Source_20_Text"><text:span text:style-name="T819">// calculate 5th fibonacci number and print</text:span></text:span></text:p><text:p text:style-name="P242"><text:span text:style-name="Source_20_Text"><text:span text:style-name="T819">14 <text:s/></text:span></text:span><text:span text:style-name="Source_20_Text"><text:span text:style-name="T805"><text:s text:c="4"/></text:span></text:span><text:span text:style-name="Source_20_Text"><text:span text:style-name="T833">for</text:span></text:span><text:span text:style-name="Source_20_Text"><text:span text:style-name="T805"> (i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i </text:span></text:span><text:span text:style-name="Source_20_Text"><text:span text:style-name="T817">&lt;</text:span></text:span><text:span text:style-name="Source_20_Text"><text:span text:style-name="T805"> </text:span></text:span><text:span text:style-name="Source_20_Text"><text:span text:style-name="T839">5</text:span></text:span><text:span text:style-name="Source_20_Text"><text:span text:style-name="T805">; i</text:span></text:span><text:span text:style-name="Source_20_Text"><text:span text:style-name="T817">++</text:span></text:span><text:span text:style-name="Source_20_Text"><text:span text:style-name="T805">)</text:span></text:span></text:p><text:p text:style-name="P242"><text:span text:style-name="Source_20_Text"><text:span text:style-name="T817">15 <text:s/></text:span></text:span><text:span text:style-name="Source_20_Text"><text:span text:style-name="T805"><text:s text:c="4"/>{</text:span></text:span></text:p><text:p text:style-name="P242"><text:span text:style-name="Source_20_Text"><text:span text:style-name="T817">16 <text:s/></text:span></text:span><text:span text:style-name="Source_20_Text"><text:span text:style-name="T805"><text:s text:c="8"/></text:span></text:span><text:span text:style-name="Source_20_Text"><text:span text:style-name="T819">// save old b</text:span></text:span></text:p><text:p text:style-name="P242"><text:span text:style-name="Source_20_Text"><text:span text:style-name="T817">17 <text:s/></text:span></text:span><text:span text:style-name="Source_20_Text"><text:span text:style-name="T805"><text:s text:c="8"/>c </text:span></text:span><text:span text:style-name="Source_20_Text"><text:span text:style-name="T817">=</text:span></text:span><text:span text:style-name="Source_20_Text"><text:span text:style-name="T805"> b;</text:span></text:span></text:p><text:p text:style-name="P242"><text:span text:style-name="Source_20_Text"><text:span text:style-name="T817">18 <text:s/></text:span></text:span><text:span text:style-name="Source_20_Text"><text:span text:style-name="T805"><text:s text:c="8"/></text:span></text:span></text:p><text:p text:style-name="P242"><text:span text:style-name="Source_20_Text"><text:span text:style-name="T817">19 <text:s/></text:span></text:span><text:span text:style-name="Source_20_Text"><text:span text:style-name="T805"><text:s text:c="8"/></text:span></text:span><text:span text:style-name="Source_20_Text"><text:span text:style-name="T819">// save old a</text:span></text:span></text:p><text:p text:style-name="P242"><text:span text:style-name="Source_20_Text"><text:span text:style-name="T817">20 <text:s/></text:span></text:span><text:span text:style-name="Source_20_Text"><text:span text:style-name="T805"><text:s text:c="8"/>b </text:span></text:span><text:span text:style-name="Source_20_Text"><text:span text:style-name="T817">=</text:span></text:span><text:span text:style-name="Source_20_Text"><text:span text:style-name="T805"> a;</text:span></text:span></text:p><text:p text:style-name="P242"><text:span text:style-name="Source_20_Text"><text:span text:style-name="T817">21 <text:s/></text:span></text:span><text:span text:style-name="Source_20_Text"><text:span text:style-name="T805"><text:s text:c="8"/></text:span></text:span></text:p><text:p text:style-name="P242"><text:span text:style-name="Source_20_Text"><text:span text:style-name="T817">22 <text:s/></text:span></text:span><text:span text:style-name="Source_20_Text"><text:span text:style-name="T805"><text:s text:c="8"/></text:span></text:span><text:span text:style-name="Source_20_Text"><text:span text:style-name="T819">// calculate new a</text:span></text:span></text:p><text:p text:style-name="P242"><text:span text:style-name="Source_20_Text"><text:span text:style-name="T819">23 <text:s/></text:span></text:span><text:span text:style-name="Source_20_Text"><text:span text:style-name="T805"><text:s text:c="8"/>a </text:span></text:span><text:span text:style-name="Source_20_Text"><text:span text:style-name="T817">=</text:span></text:span><text:span text:style-name="Source_20_Text"><text:span text:style-name="T805"> b </text:span></text:span><text:span text:style-name="Source_20_Text"><text:span text:style-name="T817">+</text:span></text:span><text:span text:style-name="Source_20_Text"><text:span text:style-name="T805"> c;</text:span></text:span></text:p><text:p text:style-name="P242"><text:span text:style-name="Source_20_Text"><text:span text:style-name="T817">24 <text:s/></text:span></text:span><text:span text:style-name="Source_20_Text"><text:span text:style-name="T805"><text:s text:c="4"/>}</text:span></text:span></text:p><text:p text:style-name="P242"><text:span text:style-name="Source_20_Text"><text:span text:style-name="T817">25 <text:s/></text:span></text:span><text:span text:style-name="Source_20_Text"><text:span text:style-name="T805"><text:s text:c="4"/></text:span></text:span></text:p><text:p text:style-name="P242"><text:span text:style-name="Source_20_Text"><text:span text:style-name="T817">26 <text:s/></text:span></text:span><text:span text:style-name="Source_20_Text"><text:span text:style-name="T805"><text:s text:c="4"/></text:span></text:span><text:span text:style-name="Source_20_Text"><text:span text:style-name="T819">// print result</text:span></text:span></text:p><text:p text:style-name="P242"><text:span text:style-name="Source_20_Text"><text:span text:style-name="T819">27 <text:s/></text:span></text:span><text:span text:style-name="Source_20_Text"><text:span text:style-name="T805"><text:s text:c="4"/>printf(</text:span></text:span><text:span text:style-name="Source_20_Text"><text:span text:style-name="T839">"fib num: %i\n"</text:span></text:span><text:span text:style-name="Source_20_Text"><text:span text:style-name="T805">, a);</text:span></text:span></text:p><text:p text:style-name="P242"><text:span text:style-name="Source_20_Text"><text:span text:style-name="T817">28 <text:s/></text:span></text:span><text:span text:style-name="Source_20_Text"><text:span text:style-name="T805">}</text:span></text:span></text:p></draw:text-box></draw:frame></text:p>
      <text:p text:style-name="P15">No one needs <text:span text:style-name="T127">a </text:span><text:span text:style-name="T129">refresher</text:span><text:span text:style-name="T127"> lesson in </text:span><text:span text:style-name="T128">C</text:span><text:span text:style-name="T127"> every time the</text:span><text:span text:style-name="T130">y</text:span><text:span text:style-name="T127"> work with it. Everyone knows</text:span> that + is used for adding two numbers<text:span text:style-name="T112"> or that the print</text:span><text:span text:style-name="T1088">f</text:span><text:span text:style-name="T112"> function </text:span><text:span text:style-name="T113">actually</text:span><text:span text:style-name="T112"> prints text</text:span><text:span text:style-name="T131"> and where it comes from</text:span><text:span text:style-name="T112">.</text:span></text:p>
      <text:p text:style-name="P249">As with many things in life<text:span text:style-name="T132">,</text:span> balance is the key.<text:span text:style-name="T700"> In this case, to keep your </text:span><text:span text:style-name="T1091">code</text:span><text:span text:style-name="T700"> free and sane and by extent the minds of your </text:span><text:span text:style-name="T1091">entire </text:span><text:span text:style-name="T700">team.</text:span></text:p>
      <text:h text:style-name="Heading_20_2" text:outline-level="2"><text:bookmark-start text:name="__RefHeading___Toc23040_1648266728"/>Where are comments<text:bookmark-end text:name="__RefHeading___Toc23040_1648266728"/></text:h>
      <text:p text:style-name="P250">They are commonly found…</text:p>
      <text:list xml:id="list102959044420885" text:continue-numbering="true" text:style-name="List_20_1">
        <text:list-item>
          <text:p text:style-name="P292">at the beginning of a file, describing what this file is responsible for.</text:p>
        </text:list-item>
        <text:list-item>
          <text:p text:style-name="P293">at the beginning of a function, describing what this function takes and returns and side-effects.</text:p>
        </text:list-item>
        <text:list-item>
          <text:p text:style-name="P293">at nifty code segments, that need a bit of explanation.</text:p>
        </text:list-item>
      </text:list>
      <text:h text:style-name="Heading_20_2" text:outline-level="2"><text:bookmark-start text:name="__RefHeading___Toc23042_1648266728"/>Comments LIE<text:bookmark-end text:name="__RefHeading___Toc23042_1648266728"/></text:h>
      <text:p text:style-name="P251">Comments can be actually wrong. This is perhaps one of the worst scenarios a developer can find themselves in. <text:span text:style-name="T1094">Imagine discovering a bug, tracing it down to a function that according to the comment, </text:span><text:soft-page-break/><text:span text:style-name="T1094">does something completely different from what </text:span><text:span text:style-name="T1095">it actually does.<text:line-break/></text:span><text:span text:style-name="T1096">Many brave souls probably have been lost this way.</text:span></text:p>
      <text:p text:style-name="P252">Of course one could just say: “JUST UPDATE YOUR COMMENTS!”, but humans are not perfect and some stuff slips through the cracks.</text:p>
      <text:p text:style-name="P252">There is a<text:span text:style-name="T1097">nother</text:span> solution for this...</text:p>
      <text:h text:style-name="P277" text:outline-level="2"><text:bookmark-start text:name="__RefHeading___Toc23862_647760823"/>How to not write comments (without it backfiring)<text:bookmark-end text:name="__RefHeading___Toc23862_647760823"/></text:h>
      <text:p text:style-name="P257"><text:span text:style-name="T1104">Yes, you can just delete 90% of your comments, assuming you write your program in a specific way.<text:line-break/></text:span><text:span text:style-name="T1098">If your symbols explain themselves, then no comments needed.</text:span></text:p>
      <text:p text:style-name="P257"><text:soft-page-break/><text:span text:style-name="T1104"><draw:frame draw:style-name="fr2" draw:name="Frame59" text:anchor-type="as-char" svg:width="6.6598in" draw:z-index="46"><draw:text-box fo:min-height="0.4618in"><text:p text:style-name="P222"><text:span text:style-name="T1105"><text:s/></text:span><text:span text:style-name="T1106">1</text:span><text:span text:style-name="T1105"> <text:s/></text:span><text:span text:style-name="T1107">#</text:span><text:span text:style-name="T1105">include </text:span><text:span text:style-name="T1108">&lt;</text:span><text:span text:style-name="T1105">stdbool</text:span><text:span text:style-name="T1108">.</text:span><text:span text:style-name="T1105">h</text:span><text:span text:style-name="T1108">&gt;</text:span></text:p><text:p text:style-name="P222"><text:span text:style-name="T1105"><text:s/></text:span><text:span text:style-name="T1106">2</text:span><text:span text:style-name="T1105"> <text:s/></text:span><text:span text:style-name="T1107">#</text:span><text:span text:style-name="T1105">include </text:span><text:span text:style-name="T1108">&lt;</text:span><text:span text:style-name="T1105">stdio</text:span><text:span text:style-name="T1108">.</text:span><text:span text:style-name="T1105">h</text:span><text:span text:style-name="T1108">&gt;</text:span></text:p><text:p text:style-name="P222"><text:span text:style-name="T1105"><text:s/></text:span><text:span text:style-name="T1106">3</text:span><text:span text:style-name="T1105"> <text:s/></text:span><text:span text:style-name="T1107">#</text:span><text:span text:style-name="T1105">include </text:span><text:span text:style-name="T1108">&lt;</text:span><text:span text:style-name="T1105">string</text:span><text:span text:style-name="T1108">.</text:span><text:span text:style-name="T1105">h</text:span><text:span text:style-name="T1108">&gt;</text:span></text:p><text:p text:style-name="P222"><text:span text:style-name="T1105"><text:s/></text:span><text:span text:style-name="T1106">4</text:span><text:span text:style-name="T1105"> <text:s/></text:span><text:span text:style-name="T812"/></text:p><text:p text:style-name="P222"><text:span text:style-name="T1105"><text:s/></text:span><text:span text:style-name="T1106">5</text:span><text:span text:style-name="T1105"> <text:s/></text:span><text:span text:style-name="T1109">bool</text:span><text:span text:style-name="T1105"> verify_arg</text:span><text:span text:style-name="T1108">(</text:span><text:span text:style-name="T1110">const</text:span><text:span text:style-name="T1105"> </text:span><text:span text:style-name="T1109">char</text:span><text:span text:style-name="T1105"> </text:span><text:span text:style-name="T1108">*</text:span><text:span text:style-name="T1105">str</text:span><text:span text:style-name="T1108">)</text:span></text:p><text:p text:style-name="P222"><text:span text:style-name="T1105"><text:s/></text:span><text:span text:style-name="T1106">6</text:span><text:span text:style-name="T1105"> <text:s/></text:span><text:span text:style-name="T1108">{</text:span></text:p><text:p text:style-name="P222"><text:span text:style-name="T1105"><text:s/></text:span><text:span text:style-name="T1106">7</text:span><text:span text:style-name="T1105"> <text:s text:c="5"/></text:span><text:span text:style-name="T1110">if</text:span><text:span text:style-name="T1105"> </text:span><text:span text:style-name="T1108">(</text:span><text:span text:style-name="T1105">strlen</text:span><text:span text:style-name="T1108">(</text:span><text:span text:style-name="T1105">str</text:span><text:span text:style-name="T1108">)</text:span><text:span text:style-name="T1105"> </text:span><text:span text:style-name="T1108">!=</text:span><text:span text:style-name="T1105"> </text:span><text:span text:style-name="T1106">2</text:span><text:span text:style-name="T1108">)</text:span></text:p><text:p text:style-name="P222"><text:span text:style-name="T1105"><text:s/></text:span><text:span text:style-name="T1106">8</text:span><text:span text:style-name="T1105"> <text:s text:c="5"/><text:tab/></text:span><text:span text:style-name="T1110">return</text:span><text:span text:style-name="T1105"> </text:span><text:span text:style-name="T1111">false</text:span><text:span text:style-name="T1108">;</text:span></text:p><text:p text:style-name="P222"><text:span text:style-name="T1105"><text:s/></text:span><text:span text:style-name="T1106">9</text:span><text:span text:style-name="T1105"> <text:s text:c="5"/></text:span></text:p><text:p text:style-name="P222"><text:span text:style-name="T1106">10</text:span><text:span text:style-name="T1105"> <text:s text:c="5"/></text:span><text:span text:style-name="T1110">if</text:span><text:span text:style-name="T1105"> </text:span><text:span text:style-name="T1108">(</text:span><text:span text:style-name="T1105">str</text:span><text:span text:style-name="T1108">[</text:span><text:span text:style-name="T1106">0</text:span><text:span text:style-name="T1108">]</text:span><text:span text:style-name="T1105"> </text:span><text:span text:style-name="T1108">!=</text:span><text:span text:style-name="T1105"> </text:span><text:span text:style-name="T1112">'-'</text:span><text:span text:style-name="T1108">)</text:span></text:p><text:p text:style-name="P222"><text:span text:style-name="T1106">11</text:span><text:span text:style-name="T1105"> <text:s text:c="9"/></text:span><text:span text:style-name="T1110">return</text:span><text:span text:style-name="T1105"> </text:span><text:span text:style-name="T1111">false</text:span><text:span text:style-name="T1108">;</text:span></text:p><text:p text:style-name="P222"><text:span text:style-name="T1106">12</text:span><text:span text:style-name="T1105"> <text:s text:c="5"/></text:span></text:p><text:p text:style-name="P222"><text:span text:style-name="T1106">13</text:span><text:span text:style-name="T1105"> <text:s text:c="5"/></text:span><text:span text:style-name="T1110">switch</text:span><text:span text:style-name="T1105"> </text:span><text:span text:style-name="T1108">(</text:span><text:span text:style-name="T1105">str</text:span><text:span text:style-name="T1108">[</text:span><text:span text:style-name="T1106">1</text:span><text:span text:style-name="T1108">])</text:span></text:p><text:p text:style-name="P222"><text:span text:style-name="T1106">14</text:span><text:span text:style-name="T1105"> <text:s text:c="5"/></text:span><text:span text:style-name="T1108">{</text:span></text:p><text:p text:style-name="P222"><text:span text:style-name="T1106">15</text:span><text:span text:style-name="T1105"> <text:s text:c="9"/></text:span><text:span text:style-name="T1110">case</text:span><text:span text:style-name="T1105"> </text:span><text:span text:style-name="T1112">'A'</text:span><text:span text:style-name="T1108">:</text:span><text:span text:style-name="T1105"> </text:span><text:span text:style-name="T1113">// fallthrough</text:span></text:p><text:p text:style-name="P222"><text:span text:style-name="T1106">16</text:span><text:span text:style-name="T1105"> <text:s text:c="9"/></text:span><text:span text:style-name="T1110">case</text:span><text:span text:style-name="T1105"> </text:span><text:span text:style-name="T1112">'h'</text:span><text:span text:style-name="T1108">:</text:span></text:p><text:p text:style-name="P222"><text:span text:style-name="T1106">17</text:span><text:span text:style-name="T1105"> <text:s text:c="9"/></text:span><text:span text:style-name="T1110">case</text:span><text:span text:style-name="T1105"> </text:span><text:span text:style-name="T1112">'z'</text:span><text:span text:style-name="T1108">:</text:span></text:p><text:p text:style-name="P222"><text:span text:style-name="T1106">18</text:span><text:span text:style-name="T1105"> <text:s text:c="9"/></text:span><text:span text:style-name="T1110">case</text:span><text:span text:style-name="T1105"> </text:span><text:span text:style-name="T1112">'Z'</text:span><text:span text:style-name="T1108">:</text:span></text:p><text:p text:style-name="P222"><text:span text:style-name="T1106">19</text:span><text:span text:style-name="T1105"> <text:s text:c="13"/></text:span><text:span text:style-name="T1110">break</text:span><text:span text:style-name="T1108">;</text:span></text:p><text:p text:style-name="P222"><text:span text:style-name="T1106">20</text:span><text:span text:style-name="T1105"> <text:s text:c="9"/></text:span></text:p><text:p text:style-name="P222"><text:span text:style-name="T1106">21</text:span><text:span text:style-name="T1105"> <text:s text:c="9"/></text:span><text:span text:style-name="T1110">default</text:span><text:span text:style-name="T1108">:</text:span></text:p><text:p text:style-name="P222"><text:span text:style-name="T1106">22</text:span><text:span text:style-name="T1105"> <text:s text:c="13"/></text:span><text:span text:style-name="T1110">return</text:span><text:span text:style-name="T1105"> </text:span><text:span text:style-name="T1111">false</text:span><text:span text:style-name="T1108">;</text:span></text:p><text:p text:style-name="P222"><text:span text:style-name="T1106">23</text:span><text:span text:style-name="T1105"> <text:s text:c="5"/></text:span><text:span text:style-name="T1108">}</text:span></text:p><text:p text:style-name="P222"><text:span text:style-name="T1106">24</text:span><text:span text:style-name="T1105"> <text:s text:c="5"/></text:span></text:p><text:p text:style-name="P222"><text:span text:style-name="T1106">25</text:span><text:span text:style-name="T1105"> <text:s text:c="5"/></text:span><text:span text:style-name="T1110">return</text:span><text:span text:style-name="T1105"> </text:span><text:span text:style-name="T1111">true</text:span><text:span text:style-name="T1108">;</text:span></text:p><text:p text:style-name="P222"><text:span text:style-name="T1106">26</text:span><text:span text:style-name="T1105"> <text:s/></text:span><text:span text:style-name="T1108">}</text:span></text:p><text:p text:style-name="P222"><text:span text:style-name="T1106">27</text:span><text:span text:style-name="T1105"> <text:s/></text:span><text:span text:style-name="T812"/></text:p><text:p text:style-name="P222"><text:span text:style-name="T1106">28</text:span><text:span text:style-name="T1105"> <text:s/></text:span><text:span text:style-name="T1109">int</text:span><text:span text:style-name="T1105"> main</text:span><text:span text:style-name="T1108">(</text:span><text:span text:style-name="T1109">int</text:span><text:span text:style-name="T1105"> argc</text:span><text:span text:style-name="T1108">,</text:span><text:span text:style-name="T1105"> </text:span><text:span text:style-name="T1109">char</text:span><text:span text:style-name="T1105"> </text:span><text:span text:style-name="T1108">*</text:span><text:span text:style-name="T1105">argv</text:span><text:span text:style-name="T1108">[])</text:span></text:p><text:p text:style-name="P222"><text:span text:style-name="T1106">29</text:span><text:span text:style-name="T1105"> <text:s/></text:span><text:span text:style-name="T1108">{</text:span></text:p><text:p text:style-name="P222"><text:span text:style-name="T1106">30</text:span><text:span text:style-name="T1105"> <text:s text:c="5"/></text:span><text:span text:style-name="T1109">int</text:span><text:span text:style-name="T1105"> i</text:span><text:span text:style-name="T1108">;</text:span></text:p><text:p text:style-name="P222"><text:span text:style-name="T1106">31</text:span><text:span text:style-name="T1105"> <text:s text:c="5"/></text:span><text:span text:style-name="T1109">bool</text:span><text:span text:style-name="T1105"> all_args_valid </text:span><text:span text:style-name="T1108">=</text:span><text:span text:style-name="T1105"> </text:span><text:span text:style-name="T1111">true</text:span><text:span text:style-name="T1108">;</text:span></text:p><text:p text:style-name="P222"><text:span text:style-name="T1106">32</text:span><text:span text:style-name="T1105"> <text:s text:c="5"/></text:span></text:p><text:p text:style-name="P222"><text:span text:style-name="T1106">33</text:span><text:span text:style-name="T1105"> <text:s text:c="5"/></text:span><text:span text:style-name="T1110">if</text:span><text:span text:style-name="T1105"> </text:span><text:span text:style-name="T1108">(</text:span><text:span text:style-name="T1105">argc </text:span><text:span text:style-name="T1108">&lt;</text:span><text:span text:style-name="T1105"> </text:span><text:span text:style-name="T1106">2</text:span><text:span text:style-name="T1108">)</text:span></text:p><text:p text:style-name="P222"><text:span text:style-name="T1106">34</text:span><text:span text:style-name="T1105"> <text:s text:c="5"/></text:span><text:span text:style-name="T1108">{</text:span></text:p><text:p text:style-name="P222"><text:span text:style-name="T1106">35</text:span><text:span text:style-name="T1105"> <text:s text:c="9"/>printf</text:span><text:span text:style-name="T1108">(</text:span><text:span text:style-name="T1112">"No arguments given.\n"</text:span><text:span text:style-name="T1108">);</text:span></text:p><text:p text:style-name="P222"><text:span text:style-name="T1106">36</text:span><text:span text:style-name="T1105"> <text:s text:c="9"/></text:span><text:span text:style-name="T1110">return</text:span><text:span text:style-name="T1105"> </text:span><text:span text:style-name="T1106">0</text:span><text:span text:style-name="T1108">;</text:span></text:p><text:p text:style-name="P222"><text:span text:style-name="T1106">37</text:span><text:span text:style-name="T1105"> <text:s text:c="5"/></text:span><text:span text:style-name="T1108">}</text:span></text:p><text:p text:style-name="P222"><text:span text:style-name="T1106">38</text:span><text:span text:style-name="T1105"> <text:s text:c="5"/></text:span></text:p><text:p text:style-name="P222"><text:span text:style-name="T1106">39</text:span><text:span text:style-name="T1105"> <text:s text:c="5"/></text:span><text:span text:style-name="T1110">for</text:span><text:span text:style-name="T1105"> </text:span><text:span text:style-name="T1108">(</text:span><text:span text:style-name="T1105">i </text:span><text:span text:style-name="T1108">=</text:span><text:span text:style-name="T1105"> </text:span><text:span text:style-name="T1106">1</text:span><text:span text:style-name="T1108">;</text:span><text:span text:style-name="T1105"> i </text:span><text:span text:style-name="T1108">&lt;</text:span><text:span text:style-name="T1105"> argc</text:span><text:span text:style-name="T1108">;</text:span><text:span text:style-name="T1105"> i </text:span><text:span text:style-name="T1108">+=</text:span><text:span text:style-name="T1105"> </text:span><text:span text:style-name="T1106">1</text:span><text:span text:style-name="T1108">)</text:span></text:p><text:p text:style-name="P222"><text:span text:style-name="T1106">40</text:span><text:span text:style-name="T1105"> <text:s text:c="9"/></text:span><text:span text:style-name="T1110">if</text:span><text:span text:style-name="T1105"> </text:span><text:span text:style-name="T1108">(</text:span><text:span text:style-name="T1105">verify_arg</text:span><text:span text:style-name="T1108">(</text:span><text:span text:style-name="T1105">argv</text:span><text:span text:style-name="T1108">[</text:span><text:span text:style-name="T1105">i</text:span><text:span text:style-name="T1108">])</text:span><text:span text:style-name="T1105"> </text:span><text:span text:style-name="T1108">==</text:span><text:span text:style-name="T1105"> </text:span><text:span text:style-name="T1111">true</text:span><text:span text:style-name="T1108">)</text:span></text:p><text:p text:style-name="P222"><text:span text:style-name="T1106">41</text:span><text:span text:style-name="T1105"> <text:s text:c="13"/>printf</text:span><text:span text:style-name="T1108">(</text:span><text:span text:style-name="T1112">"Arguments[%i]: \"%s\" is valid.\n"</text:span><text:span text:style-name="T1108">,</text:span><text:span text:style-name="T1105"> i</text:span><text:span text:style-name="T1108">,</text:span><text:span text:style-name="T1105"> argv</text:span><text:span text:style-name="T1108">[</text:span><text:span text:style-name="T1105">i</text:span><text:span text:style-name="T1108">]);</text:span></text:p><text:p text:style-name="P222"><text:span text:style-name="T1106">42</text:span><text:span text:style-name="T1105"> <text:s text:c="9"/></text:span><text:span text:style-name="T1110">else</text:span></text:p><text:p text:style-name="P222"><text:span text:style-name="T1106">43</text:span><text:span text:style-name="T1105"> <text:s text:c="13"/>all_args_valid </text:span><text:span text:style-name="T1108">=</text:span><text:span text:style-name="T1105"> </text:span><text:span text:style-name="T1111">false</text:span><text:span text:style-name="T1108">;</text:span></text:p><text:p text:style-name="P222"><text:span text:style-name="T1106">44</text:span><text:span text:style-name="T1105"> <text:s text:c="5"/></text:span></text:p><text:p text:style-name="P222"><text:span text:style-name="T1106">45</text:span><text:span text:style-name="T1105"> <text:s text:c="5"/></text:span><text:span text:style-name="T1110">if</text:span><text:span text:style-name="T1105"> </text:span><text:span text:style-name="T1108">(</text:span><text:span text:style-name="T1105">all_args_valid </text:span><text:span text:style-name="T1108">==</text:span><text:span text:style-name="T1105"> </text:span><text:span text:style-name="T1111">false</text:span><text:span text:style-name="T1108">)</text:span></text:p><text:p text:style-name="P222"><text:span text:style-name="T1106">46</text:span><text:span text:style-name="T1105"> <text:s text:c="9"/>printf</text:span><text:span text:style-name="T1108">(</text:span><text:span text:style-name="T1112">"Not all arguments are valid :(\n"</text:span><text:span text:style-name="T1108">);</text:span></text:p><text:p text:style-name="P222"><text:span text:style-name="T1106">47</text:span><text:span text:style-name="T1105"> <text:s text:c="5"/></text:span></text:p><text:p text:style-name="P222"><text:span text:style-name="T1106">48</text:span><text:span text:style-name="T1105"> <text:s text:c="5"/></text:span><text:span text:style-name="T1110">return</text:span><text:span text:style-name="T1105"> </text:span><text:span text:style-name="T1106">0</text:span><text:span text:style-name="T1108">;</text:span></text:p><text:p text:style-name="P222"><text:span text:style-name="T1106">49</text:span><text:span text:style-name="T1105"> <text:s/></text:span><text:span text:style-name="T1108">}</text:span></text:p></draw:text-box></draw:frame></text:span></text:p>
      <text:p text:style-name="P255"><text:soft-page-break/>This is a simple example with just one extra function but shows what is important for the comment-less style.</text:p>
      <text:p text:style-name="P256">Keep your functions short and make them do just one thing.<text:line-break/><text:span text:style-name="T1101">Shorten variable names as much as possible but make them still reasonable.<text:line-break/></text:span><text:span text:style-name="T1102">At last, one comment is still left for the fall-through of the switch. This one needs to stay, </text:span><text:span text:style-name="T1103">to tell everyone that these fallthroughs are wanted.</text:span></text:p>
      <text:h text:style-name="P263" text:outline-level="1"><text:bookmark-start text:name="__RefHeading___Toc669_1590455357"/>Formatting<text:bookmark-end text:name="__RefHeading___Toc669_1590455357"/></text:h>
      <text:p text:style-name="P56">The<text:span text:style-name="T701"> little</text:span><text:span text:style-name="T133"> brother</text:span> of comments, here to help <text:span text:style-name="T1047">all </text:span>programmers or the <text:span text:style-name="T107">author</text:span> <text:span text:style-name="T107">of the code </text:span>himself read<text:span text:style-name="T108">ing </text:span><text:span text:style-name="T322">said code</text:span>.</text:p>
      <text:p text:style-name="P57"><text:span text:style-name="T1048">F</text:span>ormat<text:span text:style-name="T1048">ting</text:span> and comments are the most important things in the realm of programming. If nobody is able to read your code, no one will want to work with you.<text:span text:style-name="T789"> Given enough time, not even you yourself.</text:span></text:p>
      <text:p text:style-name="P60">I hope i can make my point clear<text:span text:style-name="T1050">,</text:span><text:span text:style-name="T323"> when quickly demo</text:span><text:span text:style-name="T324">n</text:span><text:span text:style-name="T323">strating that</text:span><text:span text:style-name="T1049">:</text:span></text:p>
      <text:p text:style-name="P60"><text:soft-page-break/><draw:frame draw:style-name="fr1" draw:name="Frame22" text:anchor-type="as-char" svg:width="6.6598in" draw:z-index="21"><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bool.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 </text:span></text:span><text:span text:style-name="Source_20_Text"><text:span text:style-name="T801">void</text:span></text:span><text:span text:style-name="Source_20_Text"><text:span text:style-name="T805"> )</text:span></text:span></text:p><text:p text:style-name="P242"><text:span text:style-name="Source_20_Text"><text:span text:style-name="T817"><text:s/>4 <text:s/></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int</text:span></text:span><text:span text:style-name="Source_20_Text"><text:span text:style-name="T805"> my_number </text:span></text:span><text:span text:style-name="Source_20_Text"><text:span text:style-name="T817">=</text:span></text:span><text:span text:style-name="Source_20_Text"><text:span text:style-name="T805"> </text:span></text:span><text:span text:style-name="Source_20_Text"><text:span text:style-name="T839">22</text:span></text:span><text:span text:style-name="Source_20_Text"><text:span text:style-name="T805">;</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bool</text:span></text:span><text:span text:style-name="Source_20_Text"><text:span text:style-name="T805"> num_even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01">bool</text:span></text:span><text:span text:style-name="Source_20_Text"><text:span text:style-name="T805"> num_err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2"><text:span text:style-name="Source_20_Text"><text:span text:style-name="T817"><text:s/>8 <text:s/></text:span></text:span><text:span text:style-name="Source_20_Text"><text:span text:style-name="T805"><text:s text:c="4"/></text:span></text:span></text:p><text:p text:style-name="P242"><text:span text:style-name="Source_20_Text"><text:span text:style-name="T817"><text:s/>9 <text:s/></text:span></text:span><text:span text:style-name="Source_20_Text"><text:span text:style-name="T805"><text:s text:c="4"/></text:span></text:span><text:span text:style-name="Source_20_Text"><text:span text:style-name="T819">// if num even, flag</text:span></text:span></text:p><text:p text:style-name="P242"><text:span text:style-name="Source_20_Text"><text:span text:style-name="T819">10 <text:s/></text:span></text:span><text:span text:style-name="Source_20_Text"><text:span text:style-name="T805"><text:s text:c="4"/></text:span></text:span><text:span text:style-name="Source_20_Text"><text:span text:style-name="T833">if</text:span></text:span><text:span text:style-name="Source_20_Text"><text:span text:style-name="T805"> ((my_number </text:span></text:span><text:span text:style-name="Source_20_Text"><text:span text:style-name="T817">%</text:span></text:span><text:span text:style-name="Source_20_Text"><text:span text:style-name="T805"> </text:span></text:span><text:span text:style-name="Source_20_Text"><text:span text:style-name="T839">2</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8"/>num_even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2"><text:span text:style-name="Source_20_Text"><text:span text:style-name="T817">12 <text:s/></text:span></text:span><text:span text:style-name="Source_20_Text"><text:span text:style-name="T805"><text:s text:c="4"/></text:span></text:span></text:p><text:p text:style-name="P242"><text:span text:style-name="Source_20_Text"><text:span text:style-name="T817">13 <text:s/></text:span></text:span><text:span text:style-name="Source_20_Text"><text:span text:style-name="T805"><text:s text:c="4"/></text:span></text:span><text:span text:style-name="Source_20_Text"><text:span text:style-name="T833">switch</text:span></text:span><text:span text:style-name="Source_20_Text"><text:span text:style-name="T805"> (my_number)</text:span></text:span></text:p><text:p text:style-name="P242"><text:span text:style-name="Source_20_Text"><text:span text:style-name="T817">14 <text:s/></text:span></text:span><text:span text:style-name="Source_20_Text"><text:span text:style-name="T805"><text:s text:c="4"/>{</text:span></text:span></text:p><text:p text:style-name="P242"><text:span text:style-name="Source_20_Text"><text:span text:style-name="T817">15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0</text:span></text:span><text:span text:style-name="Source_20_Text"><text:span text:style-name="T805">:</text:span></text:span></text:p><text:p text:style-name="P242"><text:span text:style-name="Source_20_Text"><text:span text:style-name="T817">16 <text:s/></text:span></text:span><text:span text:style-name="Source_20_Text"><text:span text:style-name="T805"><text:s text:c="12"/>my_number</text:span></text:span><text:span text:style-name="Source_20_Text"><text:span text:style-name="T817">=</text:span></text:span><text:span text:style-name="Source_20_Text"><text:span text:style-name="T839">1</text:span></text:span><text:span text:style-name="Source_20_Text"><text:span text:style-name="T805">;</text:span></text:span></text:p><text:p text:style-name="P242"><text:span text:style-name="Source_20_Text"><text:span text:style-name="T817">17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18 <text:s/></text:span></text:span><text:span text:style-name="Source_20_Text"><text:span text:style-name="T805"><text:s text:c="12"/></text:span></text:span></text:p><text:p text:style-name="P242"><text:span text:style-name="Source_20_Text"><text:span text:style-name="T817">19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20 <text:s/></text:span></text:span><text:span text:style-name="Source_20_Text"><text:span text:style-name="T805"><text:s text:c="12"/>my_number</text:span></text:span><text:span text:style-name="Source_20_Text"><text:span text:style-name="T817">=</text:span></text:span><text:span text:style-name="Source_20_Text"><text:span text:style-name="T839">0</text:span></text:span><text:span text:style-name="Source_20_Text"><text:span text:style-name="T805">;</text:span></text:span></text:p><text:p text:style-name="P242"><text:span text:style-name="Source_20_Text"><text:span text:style-name="T817">21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22 <text:s/></text:span></text:span><text:span text:style-name="Source_20_Text"><text:span text:style-name="T805"><text:s text:c="12"/></text:span></text:span></text:p><text:p text:style-name="P242"><text:span text:style-name="Source_20_Text"><text:span text:style-name="T817">23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7</text:span></text:span><text:span text:style-name="Source_20_Text"><text:span text:style-name="T805">:</text:span></text:span></text:p><text:p text:style-name="P242"><text:span text:style-name="Source_20_Text"><text:span text:style-name="T817">24 <text:s/></text:span></text:span><text:span text:style-name="Source_20_Text"><text:span text:style-name="T805"><text:s text:c="12"/>my_number</text:span></text:span><text:span text:style-name="Source_20_Text"><text:span text:style-name="T817">*=</text:span></text:span><text:span text:style-name="Source_20_Text"><text:span text:style-name="T839">3</text:span></text:span><text:span text:style-name="Source_20_Text"><text:span text:style-name="T805">;</text:span></text:span></text:p><text:p text:style-name="P242"><text:span text:style-name="Source_20_Text"><text:span text:style-name="T817">25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26 <text:s/></text:span></text:span><text:span text:style-name="Source_20_Text"><text:span text:style-name="T805"><text:s text:c="12"/></text:span></text:span></text:p><text:p text:style-name="P242"><text:span text:style-name="Source_20_Text"><text:span text:style-name="T817">27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23</text:span></text:span><text:span text:style-name="Source_20_Text"><text:span text:style-name="T805">:</text:span></text:span></text:p><text:p text:style-name="P242"><text:span text:style-name="Source_20_Text"><text:span text:style-name="T817">28 <text:s/></text:span></text:span><text:span text:style-name="Source_20_Text"><text:span text:style-name="T805"><text:s text:c="12"/></text:span></text:span><text:span text:style-name="Source_20_Text"><text:span text:style-name="T819">// explicit check needed</text:span></text:span><text:span text:style-name="Source_20_Text"><text:span text:style-name="T824"> for reason X</text:span></text:span></text:p><text:p text:style-name="P242"><text:span text:style-name="Source_20_Text"><text:span text:style-name="T819">29 <text:s/></text:span></text:span><text:span text:style-name="Source_20_Text"><text:span text:style-name="T805"><text:s text:c="12"/></text:span></text:span><text:span text:style-name="Source_20_Text"><text:span text:style-name="T833">if</text:span></text:span><text:span text:style-name="Source_20_Text"><text:span text:style-name="T805"> (num_even)</text:span></text:span></text:p><text:p text:style-name="P242"><text:span text:style-name="Source_20_Text"><text:span text:style-name="T817">30 <text:s/></text:span></text:span><text:span text:style-name="Source_20_Text"><text:span text:style-name="T805"><text:s text:c="16"/>num_err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2"><text:span text:style-name="Source_20_Text"><text:span text:style-name="T817">31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32 <text:s/></text:span></text:span><text:span text:style-name="Source_20_Text"><text:span text:style-name="T805"><text:s text:c="12"/></text:span></text:span></text:p><text:p text:style-name="P242"><text:span text:style-name="Source_20_Text"><text:span text:style-name="T817">33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43</text:span></text:span><text:span text:style-name="Source_20_Text"><text:span text:style-name="T805">:</text:span></text:span></text:p><text:p text:style-name="P242"><text:span text:style-name="Source_20_Text"><text:span text:style-name="T817">34 <text:s/></text:span></text:span><text:span text:style-name="Source_20_Text"><text:span text:style-name="T805"><text:s text:c="12"/>my_number</text:span></text:span><text:span text:style-name="Source_20_Text"><text:span text:style-name="T817">=</text:span></text:span><text:span text:style-name="Source_20_Text"><text:span text:style-name="T839">-1</text:span></text:span><text:span text:style-name="Source_20_Text"><text:span text:style-name="T805">;</text:span></text:span></text:p><text:p text:style-name="P242"><text:span text:style-name="Source_20_Text"><text:span text:style-name="T817">35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36 <text:s/></text:span></text:span><text:span text:style-name="Source_20_Text"><text:span text:style-name="T805"><text:s text:c="12"/></text:span></text:span></text:p><text:p text:style-name="P242"><text:span text:style-name="Source_20_Text"><text:span text:style-name="T817">37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68</text:span></text:span><text:span text:style-name="Source_20_Text"><text:span text:style-name="T805">:</text:span></text:span></text:p><text:p text:style-name="P242"><text:span text:style-name="Source_20_Text"><text:span text:style-name="T817">38 <text:s/></text:span></text:span><text:span text:style-name="Source_20_Text"><text:span text:style-name="T805"><text:s text:c="12"/>my_number</text:span></text:span><text:span text:style-name="Source_20_Text"><text:span text:style-name="T817">++</text:span></text:span><text:span text:style-name="Source_20_Text"><text:span text:style-name="T805">;</text:span></text:span></text:p><text:p text:style-name="P242"><text:span text:style-name="Source_20_Text"><text:span text:style-name="T817">39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40 <text:s/></text:span></text:span><text:span text:style-name="Source_20_Text"><text:span text:style-name="T805"><text:s text:c="12"/></text:span></text:span></text:p><text:p text:style-name="P242"><text:span text:style-name="Source_20_Text"><text:span text:style-name="T817">41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101</text:span></text:span><text:span text:style-name="Source_20_Text"><text:span text:style-name="T805">:</text:span></text:span></text:p><text:p text:style-name="P242"><text:span text:style-name="Source_20_Text"><text:span text:style-name="T817">42 <text:s/></text:span></text:span><text:span text:style-name="Source_20_Text"><text:span text:style-name="T805"><text:s text:c="12"/>my_number </text:span></text:span><text:span text:style-name="Source_20_Text"><text:span text:style-name="T817">/=</text:span></text:span><text:span text:style-name="Source_20_Text"><text:span text:style-name="T805"> </text:span></text:span><text:span text:style-name="Source_20_Text"><text:span text:style-name="T839">2</text:span></text:span><text:span text:style-name="Source_20_Text"><text:span text:style-name="T805">;</text:span></text:span></text:p><text:p text:style-name="P242"><text:span text:style-name="Source_20_Text"><text:span text:style-name="T817">43 <text:s/></text:span></text:span><text:span text:style-name="Source_20_Text"><text:span text:style-name="T805"><text:s text:c="12"/></text:span></text:span><text:span text:style-name="Source_20_Text"><text:span text:style-name="T833">break</text:span></text:span><text:span text:style-name="Source_20_Text"><text:span text:style-name="T805">;</text:span></text:span></text:p><text:p text:style-name="P242"><text:span text:style-name="Source_20_Text"><text:span text:style-name="T817">44 <text:s/></text:span></text:span><text:span text:style-name="Source_20_Text"><text:span text:style-name="T805"><text:s text:c="4"/>}</text:span></text:span></text:p><text:p text:style-name="P242"><text:span text:style-name="Source_20_Text"><text:span text:style-name="T817">45 <text:s/></text:span></text:span><text:span text:style-name="Source_20_Text"><text:span text:style-name="T805">}</text:span></text:span></text:p></draw:text-box></draw:frame></text:p>
      <text:p text:style-name="P59"><text:soft-page-break/><text:span text:style-name="T325">This is normal code</text:span><text:span text:style-name="T790">,</text:span><text:span text:style-name="T325"> aside from being obviously fictitious.</text:span><text:span text:style-name="T326"> It has consistent, sane formatting and comments where needed.<text:line-break/></text:span><text:span text:style-name="T327">So let's look at </text:span><text:span text:style-name="T404">the same </text:span><text:span text:style-name="T327">code</text:span><text:span text:style-name="T404"> </text:span><text:span text:style-name="T405">but </text:span><text:span text:style-name="T327">obfuscated.</text:span></text:p>
      <text:p text:style-name="P59"><draw:frame draw:style-name="fr1" draw:name="Frame23" text:anchor-type="as-char" svg:width="6.6598in" draw:z-index="22"><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5"> </text:span></text:span><text:span text:style-name="Source_20_Text"><text:span text:style-name="T817">&lt;stdbool.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1">int</text:span></text:span><text:span text:style-name="Source_20_Text"><text:span text:style-name="T805"> </text:span></text:span><text:span text:style-name="Source_20_Text"><text:span text:style-name="T813">main</text:span></text:span><text:span text:style-name="Source_20_Text"><text:span text:style-name="T805">(){</text:span></text:span></text:p><text:p text:style-name="P242"><text:span text:style-name="Source_20_Text"><text:span text:style-name="T817"><text:s/>4 <text:s/></text:span></text:span><text:span text:style-name="Source_20_Text"><text:span text:style-name="T805"><text:s text:c="4"/></text:span></text:span><text:span text:style-name="Source_20_Text"><text:span text:style-name="T801">int</text:span></text:span><text:span text:style-name="Source_20_Text"><text:span text:style-name="T805"> my_number</text:span></text:span><text:span text:style-name="Source_20_Text"><text:span text:style-name="T817">=</text:span></text:span><text:span text:style-name="Source_20_Text"><text:span text:style-name="T839">22</text:span></text:span><text:span text:style-name="Source_20_Text"><text:span text:style-name="T805">;</text:span></text:span></text:p><text:p text:style-name="P242"><text:span text:style-name="Source_20_Text"><text:span text:style-name="T817"><text:s/>5 <text:s/></text:span></text:span><text:span text:style-name="Source_20_Text"><text:span text:style-name="T805"><text:s text:c="4"/></text:span></text:span><text:span text:style-name="Source_20_Text"><text:span text:style-name="T801">bool</text:span></text:span><text:span text:style-name="Source_20_Text"><text:span text:style-name="T805"> num_even_or_not</text:span></text:span><text:span text:style-name="Source_20_Text"><text:span text:style-name="T817">=</text:span></text:span><text:span text:style-name="Source_20_Text"><text:span text:style-name="T813">false</text:span></text:span><text:span text:style-name="Source_20_Text"><text:span text:style-name="T805">;</text:span></text:span></text:p><text:p text:style-name="P242"><text:span text:style-name="Source_20_Text"><text:span text:style-name="T817"><text:s/>6 <text:s/></text:span></text:span><text:span text:style-name="Source_20_Text"><text:span text:style-name="T805"><text:s text:c="4"/></text:span></text:span><text:span text:style-name="Source_20_Text"><text:span text:style-name="T801">bool</text:span></text:span><text:span text:style-name="Source_20_Text"><text:span text:style-name="T805"> i_have_a_bad_feeling_about_this </text:span></text:span><text:span text:style-name="Source_20_Text"><text:span text:style-name="T817">=</text:span></text:span><text:span text:style-name="Source_20_Text"><text:span text:style-name="T805"> </text:span></text:span><text:span text:style-name="Source_20_Text"><text:span text:style-name="T813">false</text:span></text:span><text:span text:style-name="Source_20_Text"><text:span text:style-name="T805">;</text:span></text:span></text:p><text:p text:style-name="P242"><text:span text:style-name="Source_20_Text"><text:span text:style-name="T817"><text:s/>7 <text:s/></text:span></text:span><text:span text:style-name="Source_20_Text"><text:span text:style-name="T805"><text:s text:c="4"/></text:span></text:span><text:span text:style-name="Source_20_Text"><text:span text:style-name="T833">if</text:span></text:span><text:span text:style-name="Source_20_Text"><text:span text:style-name="T805">((my_number</text:span></text:span><text:span text:style-name="Source_20_Text"><text:span text:style-name="T817">%</text:span></text:span><text:span text:style-name="Source_20_Text"><text:span text:style-name="T839">2</text:span></text:span><text:span text:style-name="Source_20_Text"><text:span text:style-name="T805">)</text:span></text:span><text:span text:style-name="Source_20_Text"><text:span text:style-name="T817">==</text:span></text:span><text:span text:style-name="Source_20_Text"><text:span text:style-name="T839">0</text:span></text:span><text:span text:style-name="Source_20_Text"><text:span text:style-name="T805">){num_even_or_not</text:span></text:span><text:span text:style-name="Source_20_Text"><text:span text:style-name="T817">=</text:span></text:span><text:span text:style-name="Source_20_Text"><text:span text:style-name="T813">true</text:span></text:span><text:span text:style-name="Source_20_Text"><text:span text:style-name="T805">;}</text:span></text:span></text:p><text:p text:style-name="P242"><text:span text:style-name="Source_20_Text"><text:span text:style-name="T817"><text:s/>8 <text:s/></text:span></text:span><text:span text:style-name="Source_20_Text"><text:span text:style-name="T805"><text:s text:c="4"/></text:span></text:span><text:span text:style-name="Source_20_Text"><text:span text:style-name="T833">switch</text:span></text:span><text:span text:style-name="Source_20_Text"><text:span text:style-name="T805">(my_number){</text:span></text:span></text:p><text:p text:style-name="P242"><text:span text:style-name="Source_20_Text"><text:span text:style-name="T817"><text:s/>9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0</text:span></text:span><text:span text:style-name="Source_20_Text"><text:span text:style-name="T805">:</text:span></text:span></text:p><text:p text:style-name="P242"><text:span text:style-name="Source_20_Text"><text:span text:style-name="T817">10 <text:s/></text:span></text:span><text:span text:style-name="Source_20_Text"><text:span text:style-name="T805"><text:s text:c="8"/>my_number</text:span></text:span><text:span text:style-name="Source_20_Text"><text:span text:style-name="T817">=</text:span></text:span><text:span text:style-name="Source_20_Text"><text:span text:style-name="T839">1</text:span></text:span><text:span text:style-name="Source_20_Text"><text:span text:style-name="T805">;</text:span></text:span></text:p><text:p text:style-name="P242"><text:span text:style-name="Source_20_Text"><text:span text:style-name="T817">11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12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1</text:span></text:span><text:span text:style-name="Source_20_Text"><text:span text:style-name="T805">:</text:span></text:span></text:p><text:p text:style-name="P242"><text:span text:style-name="Source_20_Text"><text:span text:style-name="T817">13 <text:s/></text:span></text:span><text:span text:style-name="Source_20_Text"><text:span text:style-name="T805"><text:s text:c="8"/>my_number</text:span></text:span><text:span text:style-name="Source_20_Text"><text:span text:style-name="T817">=</text:span></text:span><text:span text:style-name="Source_20_Text"><text:span text:style-name="T839">0</text:span></text:span><text:span text:style-name="Source_20_Text"><text:span text:style-name="T805">;</text:span></text:span></text:p><text:p text:style-name="P242"><text:span text:style-name="Source_20_Text"><text:span text:style-name="T817">14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15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7</text:span></text:span><text:span text:style-name="Source_20_Text"><text:span text:style-name="T805">:</text:span></text:span></text:p><text:p text:style-name="P242"><text:span text:style-name="Source_20_Text"><text:span text:style-name="T817">16 <text:s/></text:span></text:span><text:span text:style-name="Source_20_Text"><text:span text:style-name="T805"><text:s text:c="8"/>my_number</text:span></text:span><text:span text:style-name="Source_20_Text"><text:span text:style-name="T817">*=</text:span></text:span><text:span text:style-name="Source_20_Text"><text:span text:style-name="T839">3</text:span></text:span><text:span text:style-name="Source_20_Text"><text:span text:style-name="T805">;</text:span></text:span></text:p><text:p text:style-name="P242"><text:span text:style-name="Source_20_Text"><text:span text:style-name="T817">17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18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23</text:span></text:span><text:span text:style-name="Source_20_Text"><text:span text:style-name="T805">:</text:span></text:span></text:p><text:p text:style-name="P242"><text:span text:style-name="Source_20_Text"><text:span text:style-name="T817">19 <text:s/></text:span></text:span><text:span text:style-name="Source_20_Text"><text:span text:style-name="T805"><text:s text:c="8"/></text:span></text:span><text:span text:style-name="Source_20_Text"><text:span text:style-name="T833">if</text:span></text:span><text:span text:style-name="Source_20_Text"><text:span text:style-name="T805">(num_even_or_not)</text:span></text:span></text:p><text:p text:style-name="P242"><text:span text:style-name="Source_20_Text"><text:span text:style-name="T817">20 <text:s/></text:span></text:span><text:span text:style-name="Source_20_Text"><text:span text:style-name="T805"><text:s text:c="8"/>{i_have_a_bad_feeling_about_this</text:span></text:span><text:span text:style-name="Source_20_Text"><text:span text:style-name="T817">=</text:span></text:span><text:span text:style-name="Source_20_Text"><text:span text:style-name="T813">true</text:span></text:span><text:span text:style-name="Source_20_Text"><text:span text:style-name="T805">;}</text:span></text:span></text:p><text:p text:style-name="P242"><text:span text:style-name="Source_20_Text"><text:span text:style-name="T817">21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22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43</text:span></text:span><text:span text:style-name="Source_20_Text"><text:span text:style-name="T805">:</text:span></text:span></text:p><text:p text:style-name="P242"><text:span text:style-name="Source_20_Text"><text:span text:style-name="T817">23 <text:s/></text:span></text:span><text:span text:style-name="Source_20_Text"><text:span text:style-name="T805"><text:s text:c="8"/>my_number</text:span></text:span><text:span text:style-name="Source_20_Text"><text:span text:style-name="T817">=</text:span></text:span><text:span text:style-name="Source_20_Text"><text:span text:style-name="T839">-1</text:span></text:span><text:span text:style-name="Source_20_Text"><text:span text:style-name="T805">;</text:span></text:span></text:p><text:p text:style-name="P242"><text:span text:style-name="Source_20_Text"><text:span text:style-name="T817">24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25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68</text:span></text:span><text:span text:style-name="Source_20_Text"><text:span text:style-name="T805">:</text:span></text:span></text:p><text:p text:style-name="P242"><text:span text:style-name="Source_20_Text"><text:span text:style-name="T817">26 <text:s/></text:span></text:span><text:span text:style-name="Source_20_Text"><text:span text:style-name="T805"><text:s text:c="8"/>my_number</text:span></text:span><text:span text:style-name="Source_20_Text"><text:span text:style-name="T817">++</text:span></text:span><text:span text:style-name="Source_20_Text"><text:span text:style-name="T805">;</text:span></text:span></text:p><text:p text:style-name="P242"><text:span text:style-name="Source_20_Text"><text:span text:style-name="T817">27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28 <text:s/></text:span></text:span><text:span text:style-name="Source_20_Text"><text:span text:style-name="T805"><text:s text:c="8"/></text:span></text:span><text:span text:style-name="Source_20_Text"><text:span text:style-name="T833">case</text:span></text:span><text:span text:style-name="Source_20_Text"><text:span text:style-name="T805"> </text:span></text:span><text:span text:style-name="Source_20_Text"><text:span text:style-name="T839">101</text:span></text:span><text:span text:style-name="Source_20_Text"><text:span text:style-name="T805">:</text:span></text:span></text:p><text:p text:style-name="P242"><text:span text:style-name="Source_20_Text"><text:span text:style-name="T817">29 <text:s/></text:span></text:span><text:span text:style-name="Source_20_Text"><text:span text:style-name="T805"><text:s text:c="8"/>my_number</text:span></text:span><text:span text:style-name="Source_20_Text"><text:span text:style-name="T817">/=</text:span></text:span><text:span text:style-name="Source_20_Text"><text:span text:style-name="T839">2</text:span></text:span><text:span text:style-name="Source_20_Text"><text:span text:style-name="T805">;</text:span></text:span></text:p><text:p text:style-name="P242"><text:span text:style-name="Source_20_Text"><text:span text:style-name="T817">30 <text:s/></text:span></text:span><text:span text:style-name="Source_20_Text"><text:span text:style-name="T805"><text:s text:c="8"/></text:span></text:span><text:span text:style-name="Source_20_Text"><text:span text:style-name="T833">break</text:span></text:span><text:span text:style-name="Source_20_Text"><text:span text:style-name="T805">;}</text:span></text:span></text:p><text:p text:style-name="P242"><text:span text:style-name="Source_20_Text"><text:span text:style-name="T817">31 <text:s/></text:span></text:span><text:span text:style-name="Source_20_Text"><text:span text:style-name="T805">}</text:span></text:span></text:p></draw:text-box></draw:frame></text:p>
      <text:p text:style-name="P58"><text:span text:style-name="T328">That the readability</text:span><text:span text:style-name="T333"> is</text:span><text:span text:style-name="T328"> mak</text:span><text:span text:style-name="T333">ing</text:span><text:span text:style-name="T328"> a nosedive here is hopefully not up to debate.</text:span><text:span text:style-name="T329"> The formatting is a violation against the geneva-convention, variable names </text:span><text:span text:style-name="T330">are... there</text:span><text:span text:style-name="T406">,</text:span><text:span text:style-name="T331"> unlike comments.</text:span><text:span text:style-name="T332"> Well at least it decreased the line-count, too bad this </text:span><text:span text:style-name="T408">is </text:span><text:span text:style-name="T407">worthless</text:span><text:span text:style-name="T332">.</text:span></text:p>
      <text:p text:style-name="P61">Of course there is <text:span text:style-name="T1051">also </text:span>no one right way to do it<text:span text:style-name="T335">.</text:span><text:span text:style-name="T334"> </text:span><text:span text:style-name="T335">F</text:span><text:span text:style-name="T334">or example</text:span><text:span text:style-name="T335"> this</text:span><text:span text:style-name="T791">:</text:span></text:p>
      <text:p text:style-name="P61"><draw:frame draw:style-name="fr1" draw:name="Frame24" text:anchor-type="as-char" svg:width="6.6598in" draw:z-index="23"><draw:text-box fo:min-height="0.4618in"><text:p text:style-name="P242"><text:span text:style-name="Source_20_Text"><text:span text:style-name="T817">1 <text:s/></text:span></text:span><text:span text:style-name="Source_20_Text"><text:span text:style-name="T833">if</text:span></text:span><text:span text:style-name="Source_20_Text"><text:span text:style-name="T805"> (num </text:span></text:span><text:span text:style-name="Source_20_Text"><text:span text:style-name="T817">%</text:span></text:span><text:span text:style-name="Source_20_Text"><text:span text:style-name="T805"> </text:span></text:span><text:span text:style-name="Source_20_Text"><text:span text:style-name="T839">2</text:span></text:span><text:span text:style-name="Source_20_Text"><text:span text:style-name="T805">) </text:span></text:span><text:span text:style-name="Source_20_Text"><text:span text:style-name="T817">==</text:span></text:span><text:span text:style-name="Source_20_Text"><text:span text:style-name="T805"> </text:span></text:span><text:span text:style-name="Source_20_Text"><text:span text:style-name="T839">0</text:span></text:span><text:span text:style-name="Source_20_Text"><text:span text:style-name="T805"> {</text:span></text:span></text:p><text:p text:style-name="P242"><text:span text:style-name="Source_20_Text"><text:span text:style-name="T817">2 <text:s/></text:span></text:span><text:span text:style-name="Source_20_Text"><text:span text:style-name="T805"><text:s text:c="4"/>num_even </text:span></text:span><text:span text:style-name="Source_20_Text"><text:span text:style-name="T817">=</text:span></text:span><text:span text:style-name="Source_20_Text"><text:span text:style-name="T805"> </text:span></text:span><text:span text:style-name="Source_20_Text"><text:span text:style-name="T813">true</text:span></text:span><text:span text:style-name="Source_20_Text"><text:span text:style-name="T805">;</text:span></text:span></text:p><text:p text:style-name="P242"><text:span text:style-name="Source_20_Text"><text:span text:style-name="T817">3 <text:s/></text:span></text:span><text:span text:style-name="Source_20_Text"><text:span text:style-name="T805">}</text:span></text:span></text:p></draw:text-box></draw:frame></text:p>
      <text:p text:style-name="P62"><text:soft-page-break/>is also<text:span text:style-name="T409"> a</text:span> very common way to put <text:span text:style-name="T702">curly brackets</text:span>.<text:line-break/><text:span text:style-name="T336">It is up to </text:span><text:span text:style-name="T410">your </text:span><text:span text:style-name="T336">preference or the preference of your team leader. Please don't ignore him when he is giving you formatting </text:span><text:span text:style-name="T703">rules</text:span><text:span text:style-name="T336"> for your project.</text:span><text:span text:style-name="T704"> The most beautiful formatting doesn't do anything if it is inconsistent with the rest of the project.</text:span></text:p>
      <text:h text:style-name="P268" text:outline-level="1"><text:bookmark-start text:name="__RefHeading___Toc21564_4287573790"/>Build routines<text:bookmark-end text:name="__RefHeading___Toc21564_4287573790"/></text:h>
      <text:p text:style-name="P183"><text:bookmark-start text:name="__RefHeading___Toc21566_4287573790"/>Build routines make the (at first)<text:span text:style-name="T1053"> </text:span>subtle difference in compiling your program, changing <text:span text:style-name="T940">your call</text:span> from<text:line-break/><text:span text:style-name="Source_20_Text">gcc myfirst.c mysecond.c -o myapp -std=c99 -pedantic -Wall -Wextra</text:span><text:span text:style-name="Source_20_Text"><text:span text:style-name="T943">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1">When you write your code files and compile every now and then. For just a simple example, in just one day then yes it is true. Once in a bigger project, that you revisit the next day, that statement is wrong.</text:span><text:span text:style-name="T942"> You will need to retype it and all sort of shenanigans can happen because of it.</text:span><text:bookmark-end text:name="__RefHeading___Toc21568_4287573790"/></text:p>
      <text:list text:style-name="L2">
        <text:list-item>
          <text:p text:style-name="P294"><text:bookmark-start text:name="__RefHeading___Toc21570_4287573790"/>like forgetting the standard or which standard<text:bookmark-end text:name="__RefHeading___Toc21570_4287573790"/></text:p>
        </text:list-item>
        <text:list-item>
          <text:p text:style-name="P294"><text:bookmark-start text:name="__RefHeading___Toc21572_4287573790"/>like forgetting -g or other important<text:span text:style-name="T1054"> compiler</text:span> options<text:bookmark-end text:name="__RefHeading___Toc21572_4287573790"/></text:p>
        </text:list-item>
        <text:list-item>
          <text:p text:style-name="P294"><text:bookmark-start text:name="__RefHeading___Toc21574_4287573790"/>like forgetting <text:span text:style-name="T1056">some</text:span> c-files<text:span text:style-name="T1055"> to list</text:span><text:bookmark-end text:name="__RefHeading___Toc21574_4287573790"/></text:p>
        </text:list-item>
      </text:list>
      <text:p text:style-name="Text_20_body"><text:bookmark-start text:name="__RefHeading___Toc21576_4287573790"/>Also in a real project there will be eventually at least two ways of compiling your project. Resulting in a debug-build and a release-build.<text:line-break/><text:span text:style-name="T944">At this point</text:span><text:span text:style-name="T945">,</text:span><text:span text:style-name="T944"> you have to remember not </text:span><text:span text:style-name="T945">only </text:span><text:span text:style-name="T944">that first gcc call,</text:span><text:span text:style-name="T946">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47">:</text:span><text:bookmark-end text:name="__RefHeading___Toc21578_4287573790"/></text:p>
      <text:p text:style-name="Text_20_body"><text:bookmark-start text:name="__RefHeading___Toc21580_4287573790"/><draw:frame draw:style-name="fr1" draw:name="Frame54" text:anchor-type="as-char" svg:width="6.6598in" draw:z-index="47"><draw:text-box fo:min-height="0.4618in"><text:p text:style-name="P226"><text:span text:style-name="Source_20_Text"><text:span text:style-name="T830">1 <text:s/></text:span></text:span><text:span text:style-name="Source_20_Text"><text:span text:style-name="T815">debug</text:span></text:span><text:span text:style-name="Source_20_Text"><text:span text:style-name="T830">:</text:span></text:span></text:p><text:p text:style-name="P226"><text:span text:style-name="Source_20_Text"><text:span text:style-name="T830">2 <text:s/></text:span></text:span><text:span text:style-name="Source_20_Text"><text:span text:style-name="T809"><text:tab/>cc myfirst.c mysecond.c -o myapp -Wall -Wextra -g</text:span></text:span></text:p><text:p text:style-name="P226"><text:span text:style-name="Source_20_Text"><text:span text:style-name="T830">3 <text:s/></text:span></text:span></text:p><text:p text:style-name="P226"><text:span text:style-name="Source_20_Text"><text:span text:style-name="T830">4 <text:s/></text:span></text:span><text:span text:style-name="Source_20_Text"><text:span text:style-name="T815">release</text:span></text:span><text:span text:style-name="Source_20_Text"><text:span text:style-name="T830">:</text:span></text:span></text:p><text:p text:style-name="P226"><text:span text:style-name="Source_20_Text"><text:span text:style-name="T830">5 <text:s/></text:span></text:span><text:span text:style-name="Source_20_Text"><text:span text:style-name="T809"><text:tab/>cc myfirst.c mysecond.c -o myapp -Wall -Wextra -O3</text:span></text:span></text:p></draw:text-box></draw:frame><text:bookmark-end text:name="__RefHeading___Toc21580_4287573790"/></text:p>
      <text:p text:style-name="Text_20_body"><text:bookmark-start text:name="__RefHeading___Toc21582_4287573790"/>Makefiles have to be named "Makefile"<text:span text:style-name="T948">.</text:span><text:span text:style-name="T949"> When you call </text:span><text:span text:style-name="Source_20_Text"><text:span text:style-name="T949">make</text:span></text:span><text:span text:style-name="T949"> it will look for the first given routine, in this case "debug" and execute it.</text:span><text:span text:style-name="T950"> To use the release routine call </text:span><text:span text:style-name="Source_20_Text"><text:span text:style-name="T950">make release</text:span></text:span><text:span text:style-name="T950">.</text:span><text:span text:style-name="T951">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8"><draw:text-box fo:min-height="0.4618in"><text:p text:style-name="P226"><text:span text:style-name="Source_20_Text"><text:span text:style-name="T830">1 <text:s/></text:span></text:span><text:span text:style-name="Source_20_Text"><text:span text:style-name="T815">APP_NAME</text:span></text:span><text:span text:style-name="Source_20_Text"><text:span text:style-name="T830">=</text:span></text:span><text:span text:style-name="Source_20_Text"><text:span text:style-name="T841">"myapp"</text:span></text:span></text:p><text:p text:style-name="P226"><text:span text:style-name="Source_20_Text"><text:span text:style-name="T830">2 <text:s/></text:span></text:span><text:span text:style-name="Source_20_Text"><text:span text:style-name="T815">FLAGS</text:span></text:span><text:span text:style-name="Source_20_Text"><text:span text:style-name="T830">=</text:span></text:span><text:span text:style-name="Source_20_Text"><text:span text:style-name="T841">"-std=c99 -pedantic -Wall -Wextra"</text:span></text:span></text:p><text:p text:style-name="P226"><text:span text:style-name="Source_20_Text"><text:span text:style-name="T830">3 <text:s/></text:span></text:span></text:p><text:p text:style-name="P226"><text:span text:style-name="Source_20_Text"><text:span text:style-name="T830">4 <text:s/></text:span></text:span><text:span text:style-name="Source_20_Text"><text:span text:style-name="T815">debug</text:span></text:span><text:span text:style-name="Source_20_Text"><text:span text:style-name="T830">:</text:span></text:span></text:p><text:p text:style-name="P226"><text:span text:style-name="Source_20_Text"><text:span text:style-name="T830">5 <text:s/></text:span></text:span><text:span text:style-name="Source_20_Text"><text:span text:style-name="T809"><text:tab/>cc myfirst.c mysecond.c -o </text:span></text:span><text:span text:style-name="Source_20_Text"><text:span text:style-name="T838">$(</text:span></text:span><text:span text:style-name="Source_20_Text"><text:span text:style-name="T809">APP_NAME</text:span></text:span><text:span text:style-name="Source_20_Text"><text:span text:style-name="T838">)</text:span></text:span><text:span text:style-name="Source_20_Text"><text:span text:style-name="T809"> </text:span></text:span><text:span text:style-name="Source_20_Text"><text:span text:style-name="T838">$(</text:span></text:span><text:span text:style-name="Source_20_Text"><text:span text:style-name="T809">FLAGS</text:span></text:span><text:span text:style-name="Source_20_Text"><text:span text:style-name="T838">)</text:span></text:span><text:span text:style-name="Source_20_Text"><text:span text:style-name="T809"> -g</text:span></text:span></text:p><text:p text:style-name="P226"><text:span text:style-name="Source_20_Text"><text:span text:style-name="T830">6 <text:s/></text:span></text:span></text:p><text:p text:style-name="P226"><text:span text:style-name="Source_20_Text"><text:span text:style-name="T830">7 <text:s/></text:span></text:span><text:span text:style-name="Source_20_Text"><text:span text:style-name="T815">release</text:span></text:span><text:span text:style-name="Source_20_Text"><text:span text:style-name="T830">:</text:span></text:span></text:p><text:p text:style-name="P226"><text:span text:style-name="Source_20_Text"><text:span text:style-name="T830">8 <text:s/></text:span></text:span><text:span text:style-name="Source_20_Text"><text:span text:style-name="T809"><text:tab/>cc myfirst.c mysecond.c -o </text:span></text:span><text:span text:style-name="Source_20_Text"><text:span text:style-name="T838">$(</text:span></text:span><text:span text:style-name="Source_20_Text"><text:span text:style-name="T809">APP_NAME</text:span></text:span><text:span text:style-name="Source_20_Text"><text:span text:style-name="T838">)</text:span></text:span><text:span text:style-name="Source_20_Text"><text:span text:style-name="T809"> </text:span></text:span><text:span text:style-name="Source_20_Text"><text:span text:style-name="T838">$(</text:span></text:span><text:span text:style-name="Source_20_Text"><text:span text:style-name="T809">FLAGS</text:span></text:span><text:span text:style-name="Source_20_Text"><text:span text:style-name="T838">)</text:span></text:span><text:span text:style-name="Source_20_Text"><text:span text:style-name="T809"> -O3</text:span></text:span></text:p></draw:text-box></draw:frame><text:bookmark-end text:name="__RefHeading___Toc21584_4287573790"/></text:p>
      <text:h text:style-name="P269" text:outline-level="1"><text:bookmark-start text:name="__RefHeading___Toc2751_55192689"/>Include<text:bookmark-end text:name="__RefHeading___Toc2751_55192689"/></text:h>
      <text:p text:style-name="P97">...someone else<text:span text:style-name="T109">'s</text:span> work, so we can <text:span text:style-name="T411">have a drink</text:span><text:span text:style-name="T412"> for once</text:span><text:span text:style-name="T110">.</text:span><text:span text:style-name="T366"> </text:span><text:span text:style-name="T413">Inclusions allow us to </text:span><text:span text:style-name="T366">split our project into multiple files when needed.</text:span><text:span text:style-name="T367"> </text:span><text:span text:style-name="T364">The way include works in the compiler is really simple.</text:span><text:span text:style-name="T365"> It basically just copies the entire content of the included file into our file.</text:span><text:span text:style-name="T370"> The part of the compiler that takes care of that is called the preprocessor.</text:span><text:span text:style-name="T373"> Files that</text:span><text:span text:style-name="T414"> are</text:span><text:span text:style-name="T373"> written to be included are header files with the ending ".h"</text:span><text:span text:style-name="T374">.</text:span></text:p>
      <text:p text:style-name="P99">Includes <text:span text:style-name="T792">can </text:span>look like this:</text:p>
      <text:p text:style-name="P99"><draw:frame draw:style-name="fr1" draw:name="Frame25" text:anchor-type="as-char" svg:width="6.6598in" draw:z-index="24"><draw:text-box fo:min-height="0.4618in"><text:p text:style-name="P225"><text:span text:style-name="Source_20_Text"><text:span text:style-name="T830">1 <text:s/></text:span></text:span><text:span text:style-name="Source_20_Text"><text:span text:style-name="T844">#include</text:span></text:span><text:span text:style-name="Source_20_Text"><text:span text:style-name="T809"> </text:span></text:span><text:span text:style-name="Source_20_Text"><text:span text:style-name="T830">&lt;stdio.h&gt;</text:span></text:span></text:p><text:p text:style-name="P225"><text:span text:style-name="Source_20_Text"><text:span text:style-name="T830">2 <text:s/></text:span></text:span><text:span text:style-name="Source_20_Text"><text:span text:style-name="T844">#include</text:span></text:span><text:span text:style-name="Source_20_Text"><text:span text:style-name="T809"> </text:span></text:span><text:span text:style-name="Source_20_Text"><text:span text:style-name="T830">"my_file.h"</text:span></text:span></text:p></draw:text-box></draw:frame></text:p>
      <text:p text:style-name="P100">The difference between &lt; and " is where the preprocessor first look<text:span text:style-name="T793">s</text:span> for the file<text:span text:style-name="T532">.</text:span></text:p>
      <text:list xml:id="list102958131856404" text:continue-list="list102959044420885" text:style-name="List_20_1">
        <text:list-item>
          <text:p text:style-name="P295">&lt;&gt; first looks in system files<text:span text:style-name="T533"> (such as "stdio.h")</text:span></text:p>
        </text:list-item>
        <text:list-item>
          <text:p text:style-name="P295">"" first looks in your local directory<text:span text:style-name="T534"> (for example "my_file.h"</text:span><text:span text:style-name="T705">, which sits next "main.c"</text:span><text:span text:style-name="T534">)</text:span></text:p>
        </text:list-item>
      </text:list>
      <text:p text:style-name="P98"><text:span text:style-name="T368">Unfortunately th</text:span><text:span text:style-name="T375">e</text:span><text:span text:style-name="T368"> simpli</text:span><text:span text:style-name="T371">stic include</text:span><text:span text:style-name="T368"> </text:span><text:span text:style-name="T376">implementation </text:span><text:span text:style-name="T368">for the </text:span><text:span text:style-name="T369">preprocessor</text:span><text:span text:style-name="T368"> came with a rather interesting necessity for the programmer.</text:span></text:p>
      <text:h text:style-name="Heading_20_2" text:outline-level="2"><text:bookmark-start text:name="__RefHeading___Toc2753_55192689"/>Header madness<text:bookmark-end text:name="__RefHeading___Toc2753_55192689"/></text:h>
      <text:p text:style-name="P74"><text:span text:style-name="T372">Let's just imagine</text:span><text:span text:style-name="T377"> having a project</text:span><text:span text:style-name="T378"> with the following files</text:span><text:span text:style-name="T379">:</text:span></text:p>
      <text:list xml:id="list102959559910807" text:continue-numbering="true" text:style-name="List_20_1">
        <text:list-item>
          <text:p text:style-name="P296">main.c</text:p>
        </text:list-item>
        <text:list-item>
          <text:p text:style-name="P296">intstuff.h</text:p>
        </text:list-item>
        <text:list-item>
          <text:p text:style-name="P296">floatstuff.h</text:p>
        </text:list-item>
      </text:list>
      <text:p text:style-name="P75">Now within <text:span text:style-name="T381">"</text:span>main.c<text:span text:style-name="T381">"</text:span> we include the two headers<text:span text:style-name="T380"> but "intstuff.h" also includes "floatstuff.h".</text:span><text:span text:style-name="T381"> So we </text:span><text:span text:style-name="T382">end </text:span><text:span text:style-name="T381">up with the content of "floatstuff.h" being in "main.c"</text:span><text:span text:style-name="T383"> twice.<text:line-break/></text:span><text:span text:style-name="T384">This is not good and will not be accepted by the compiler</text:span><text:span text:style-name="T1057">,</text:span><text:span text:style-name="T385"> because </text:span><text:span text:style-name="T415">the </text:span><text:span text:style-name="T385">content will be redefined</text:span><text:span text:style-name="T384">.</text:span><text:span text:style-name="T386"> If </text:span><text:span text:style-name="T387">"floatstuff.h" also had to include "intstuff.h", so the headers include each other, then the compiler would end up in an inclusion loop.</text:span></text:p>
      <text:p text:style-name="P76">To <text:span text:style-name="T390">bypass</text:span> all of the madness you practic<text:span text:style-name="T389">al</text:span>ly must <text:span text:style-name="T388">obey</text:span> a certain way to write header files.<text:line-break/><text:span text:style-name="T391">The following technique is called header guards.</text:span></text:p>
      <text:p text:style-name="P76"><draw:frame draw:style-name="fr1" draw:name="Frame26" text:anchor-type="as-char" svg:width="6.6598in" draw:z-index="25"><draw:text-box fo:min-height="0.4618in"><text:p text:style-name="P225"><text:span text:style-name="Source_20_Text"><text:span text:style-name="T817">1 <text:s/></text:span></text:span><text:span text:style-name="Source_20_Text"><text:span text:style-name="T842">#ifndef FLOATSTUFF_H</text:span></text:span></text:p><text:p text:style-name="P225"><text:span text:style-name="Source_20_Text"><text:span text:style-name="T817">2 <text:s/></text:span></text:span><text:span text:style-name="Source_20_Text"><text:span text:style-name="T842">#define FLOATSTUFF_H</text:span></text:span></text:p><text:p text:style-name="P225"><text:span text:style-name="Source_20_Text"><text:span text:style-name="T817">3 <text:s/></text:span></text:span></text:p><text:p text:style-name="P225"><text:span text:style-name="Source_20_Text"><text:span text:style-name="T830">4 <text:s/></text:span></text:span><text:span text:style-name="Source_20_Text"><text:span text:style-name="T844">#include</text:span></text:span><text:span text:style-name="Source_20_Text"><text:span text:style-name="T809"> </text:span></text:span><text:span text:style-name="Source_20_Text"><text:span text:style-name="T830">"intstuff.h"</text:span></text:span></text:p><text:p text:style-name="P225"><text:span text:style-name="Source_20_Text"><text:span text:style-name="T817">5 <text:s/></text:span></text:span></text:p><text:p text:style-name="P225"><text:span text:style-name="Source_20_Text"><text:span text:style-name="T830">6 <text:s/></text:span></text:span><text:span text:style-name="Source_20_Text"><text:span text:style-name="T838">static</text:span></text:span><text:span text:style-name="Source_20_Text"><text:span text:style-name="T809"> </text:span></text:span><text:span text:style-name="Source_20_Text"><text:span text:style-name="T838">const</text:span></text:span><text:span text:style-name="Source_20_Text"><text:span text:style-name="T809"> </text:span></text:span><text:span text:style-name="Source_20_Text"><text:span text:style-name="T803">float</text:span></text:span><text:span text:style-name="Source_20_Text"><text:span text:style-name="T809"> F1 </text:span></text:span><text:span text:style-name="Source_20_Text"><text:span text:style-name="T830">=</text:span></text:span><text:span text:style-name="Source_20_Text"><text:span text:style-name="T809"> </text:span></text:span><text:span text:style-name="Source_20_Text"><text:span text:style-name="T841">0.1</text:span></text:span><text:span text:style-name="Source_20_Text"><text:span text:style-name="T809">;</text:span></text:span></text:p><text:p text:style-name="P225"><text:span text:style-name="Source_20_Text"><text:span text:style-name="T817">7 <text:s/></text:span></text:span></text:p><text:p text:style-name="P225"><text:span text:style-name="Source_20_Text"><text:span text:style-name="T830">8 <text:s/></text:span></text:span><text:span text:style-name="Source_20_Text"><text:span text:style-name="T844">#endif </text:span></text:span><text:span text:style-name="Source_20_Text"><text:span text:style-name="T822">/* FLOATSTUFF_H */</text:span></text:span></text:p></draw:text-box></draw:frame></text:p>
      <text:p text:style-name="P77"><text:soft-page-break/><text:span text:style-name="T416">I</text:span><text:span text:style-name="T392">n line 01, 02 and 08 we have instructions for the preprocessor.</text:span><text:span text:style-name="T393"> Every preprocessor instruction begins with a '#'</text:span><text:span text:style-name="T394"> character</text:span><text:span text:style-name="T395">.</text:span><text:span text:style-name="T396"> In line 01 we check if the symbol "FLOATSTUFF_H" exists, if </text:span><text:span text:style-name="T397">it doesn't exist </text:span><text:span text:style-name="T398">the preprocessor is free to actually include the next lines until line 08</text:span><text:span text:style-name="T396">. Th</text:span><text:span text:style-name="T399">e</text:span><text:span text:style-name="T396"> symbol </text:span><text:span text:style-name="T399">"FLOATSTUFF_H" </text:span><text:span text:style-name="T396">represents the filename.</text:span><text:span text:style-name="T400"> That means the next time we include this file and the content is already defined, the preprocessor just ignores it.</text:span></text:p>
      <text:h text:style-name="P278" text:outline-level="2"><text:bookmark-start text:name="__RefHeading___Toc5484_1474682834"/>Definition vs Declaration<text:bookmark-end text:name="__RefHeading___Toc5484_1474682834"/></text:h>
      <text:p text:style-name="P81">Imagine having a header file: "<text:span text:style-name="T417">float</text:span>stuff.h"<text:span text:style-name="T418">:</text:span></text:p>
      <text:p text:style-name="P81"><draw:frame draw:style-name="fr1" draw:name="Frame27" text:anchor-type="as-char" svg:width="6.6598in" draw:z-index="26"><draw:text-box fo:min-height="0.4618in"><text:p text:style-name="P225"><text:span text:style-name="Source_20_Text"><text:span text:style-name="T817"><text:s/>1 <text:s/></text:span></text:span><text:span text:style-name="Source_20_Text"><text:span text:style-name="T842">#ifndef FLOATSTUFF_H</text:span></text:span></text:p><text:p text:style-name="P225"><text:span text:style-name="Source_20_Text"><text:span text:style-name="T817"><text:s/>2 <text:s/></text:span></text:span><text:span text:style-name="Source_20_Text"><text:span text:style-name="T842">#define FLOATSTUFF_H</text:span></text:span></text:p><text:p text:style-name="P225"><text:span text:style-name="Source_20_Text"><text:span text:style-name="T817"><text:s/>3 <text:s/></text:span></text:span></text:p><text:p text:style-name="P225"><text:span text:style-name="Source_20_Text"><text:span text:style-name="T830"><text:s/>4 <text:s/></text:span></text:span><text:span text:style-name="Source_20_Text"><text:span text:style-name="T844">#include</text:span></text:span><text:span text:style-name="Source_20_Text"><text:span text:style-name="T809"> </text:span></text:span><text:span text:style-name="Source_20_Text"><text:span text:style-name="T830">"intstuff.h"</text:span></text:span></text:p><text:p text:style-name="P225"><text:span text:style-name="Source_20_Text"><text:span text:style-name="T817"><text:s/>5 <text:s/></text:span></text:span></text:p><text:p text:style-name="P225"><text:span text:style-name="Source_20_Text"><text:span text:style-name="T830"><text:s/>6 <text:s/></text:span></text:span><text:span text:style-name="Source_20_Text"><text:span text:style-name="T838">static</text:span></text:span><text:span text:style-name="Source_20_Text"><text:span text:style-name="T809"> </text:span></text:span><text:span text:style-name="Source_20_Text"><text:span text:style-name="T838">const</text:span></text:span><text:span text:style-name="Source_20_Text"><text:span text:style-name="T809"> </text:span></text:span><text:span text:style-name="Source_20_Text"><text:span text:style-name="T803">float</text:span></text:span><text:span text:style-name="Source_20_Text"><text:span text:style-name="T809"> F1 </text:span></text:span><text:span text:style-name="Source_20_Text"><text:span text:style-name="T830">=</text:span></text:span><text:span text:style-name="Source_20_Text"><text:span text:style-name="T809"> </text:span></text:span><text:span text:style-name="Source_20_Text"><text:span text:style-name="T841">0.1</text:span></text:span><text:span text:style-name="Source_20_Text"><text:span text:style-name="T809">;</text:span></text:span></text:p><text:p text:style-name="P225"><text:span text:style-name="Source_20_Text"><text:span text:style-name="T817"><text:s/>7 <text:s/></text:span></text:span></text:p><text:p text:style-name="P225"><text:span text:style-name="Source_20_Text"><text:span text:style-name="T830"><text:s/>8 <text:s/></text:span></text:span><text:span text:style-name="Source_20_Text"><text:span text:style-name="T803">float</text:span></text:span><text:span text:style-name="Source_20_Text"><text:span text:style-name="T809"> </text:span></text:span><text:span text:style-name="Source_20_Text"><text:span text:style-name="T815">floatadd</text:span></text:span><text:span text:style-name="Source_20_Text"><text:span text:style-name="T809">( </text:span></text:span><text:span text:style-name="Source_20_Text"><text:span text:style-name="T803">float</text:span></text:span><text:span text:style-name="Source_20_Text"><text:span text:style-name="T809"> a, </text:span></text:span><text:span text:style-name="Source_20_Text"><text:span text:style-name="T803">float</text:span></text:span><text:span text:style-name="Source_20_Text"><text:span text:style-name="T809"> b )</text:span></text:span></text:p><text:p text:style-name="P225"><text:span text:style-name="Source_20_Text"><text:span text:style-name="T830"><text:s/>9 <text:s/></text:span></text:span><text:span text:style-name="Source_20_Text"><text:span text:style-name="T809">{</text:span></text:span></text:p><text:p text:style-name="P225"><text:span text:style-name="Source_20_Text"><text:span text:style-name="T830">10 <text:s/></text:span></text:span><text:span text:style-name="Source_20_Text"><text:span text:style-name="T809"><text:s text:c="4"/></text:span></text:span><text:span text:style-name="Source_20_Text"><text:span text:style-name="T838">return</text:span></text:span><text:span text:style-name="Source_20_Text"><text:span text:style-name="T809"> a </text:span></text:span><text:span text:style-name="Source_20_Text"><text:span text:style-name="T830">+</text:span></text:span><text:span text:style-name="Source_20_Text"><text:span text:style-name="T809"> b;</text:span></text:span></text:p><text:p text:style-name="P225"><text:span text:style-name="Source_20_Text"><text:span text:style-name="T830">11 <text:s/></text:span></text:span><text:span text:style-name="Source_20_Text"><text:span text:style-name="T809">}</text:span></text:span></text:p><text:p text:style-name="P225"><text:span text:style-name="Source_20_Text"><text:span text:style-name="T817">12 <text:s/></text:span></text:span></text:p><text:p text:style-name="P225"><text:span text:style-name="Source_20_Text"><text:span text:style-name="T830">13 <text:s/></text:span></text:span><text:span text:style-name="Source_20_Text"><text:span text:style-name="T844">#endif </text:span></text:span><text:span text:style-name="Source_20_Text"><text:span text:style-name="T822">/* FLOATSTUFF_H */</text:span></text:span></text:p></draw:text-box></draw:frame></text:p>
      <text:p text:style-name="P82">Here we have the function "floatadd"<text:span text:style-name="T419">, which is declared and defined.</text:span><text:span text:style-name="T421"> This can cause some problems because the compiler doesn't like it when a function is defined multiple times.</text:span><text:span text:style-name="T422"> It can be declared as often as you like but not defined.</text:span><text:span text:style-name="T420"> </text:span><text:span text:style-name="T423">So we need a</text:span><text:span text:style-name="T420">nother way to do this</text:span><text:span text:style-name="T424">.<text:line-break/></text:span><text:span text:style-name="T425">By m</text:span><text:span text:style-name="T420">ov</text:span><text:span text:style-name="T425">ing </text:span><text:span text:style-name="T420">the implementation of the function into a respective "</text:span><text:span text:style-name="T427">floatstuff</text:span><text:span text:style-name="T420">.c" file</text:span><text:span text:style-name="T426">:</text:span></text:p>
      <text:p text:style-name="P82"><draw:frame draw:style-name="fr1" draw:name="Frame28" text:anchor-type="as-char" svg:width="6.6598in" draw:z-index="27"><draw:text-box fo:min-height="0.4618in"><text:p text:style-name="P225"><text:span text:style-name="Source_20_Text"><text:span text:style-name="T830">1 <text:s/></text:span></text:span><text:span text:style-name="Source_20_Text"><text:span text:style-name="T844">#include</text:span></text:span><text:span text:style-name="Source_20_Text"><text:span text:style-name="T809"> </text:span></text:span><text:span text:style-name="Source_20_Text"><text:span text:style-name="T830">"floatstuff.h"</text:span></text:span></text:p><text:p text:style-name="P225"><text:span text:style-name="Source_20_Text"><text:span text:style-name="T817">2 <text:s/></text:span></text:span></text:p><text:p text:style-name="P225"><text:span text:style-name="Source_20_Text"><text:span text:style-name="T830">3 <text:s/></text:span></text:span><text:span text:style-name="Source_20_Text"><text:span text:style-name="T803">float</text:span></text:span><text:span text:style-name="Source_20_Text"><text:span text:style-name="T809"> </text:span></text:span><text:span text:style-name="Source_20_Text"><text:span text:style-name="T815">floatadd</text:span></text:span><text:span text:style-name="Source_20_Text"><text:span text:style-name="T809">( </text:span></text:span><text:span text:style-name="Source_20_Text"><text:span text:style-name="T803">float</text:span></text:span><text:span text:style-name="Source_20_Text"><text:span text:style-name="T809"> a, </text:span></text:span><text:span text:style-name="Source_20_Text"><text:span text:style-name="T803">float</text:span></text:span><text:span text:style-name="Source_20_Text"><text:span text:style-name="T809"> b )</text:span></text:span></text:p><text:p text:style-name="P225"><text:span text:style-name="Source_20_Text"><text:span text:style-name="T830">4 <text:s/></text:span></text:span><text:span text:style-name="Source_20_Text"><text:span text:style-name="T809">{</text:span></text:span></text:p><text:p text:style-name="P225"><text:span text:style-name="Source_20_Text"><text:span text:style-name="T830">5 <text:s/></text:span></text:span><text:span text:style-name="Source_20_Text"><text:span text:style-name="T809"><text:s text:c="4"/></text:span></text:span><text:span text:style-name="Source_20_Text"><text:span text:style-name="T838">return</text:span></text:span><text:span text:style-name="Source_20_Text"><text:span text:style-name="T809"> a </text:span></text:span><text:span text:style-name="Source_20_Text"><text:span text:style-name="T830">+</text:span></text:span><text:span text:style-name="Source_20_Text"><text:span text:style-name="T809"> b;</text:span></text:span></text:p><text:p text:style-name="P225"><text:span text:style-name="Source_20_Text"><text:span text:style-name="T830">6 <text:s/></text:span></text:span><text:span text:style-name="Source_20_Text"><text:span text:style-name="T809">}</text:span></text:span></text:p></draw:text-box></draw:frame></text:p>
      <text:p text:style-name="P96">After that the header looks like so:</text:p>
      <text:p text:style-name="P96"><text:soft-page-break/><draw:frame draw:style-name="fr1" draw:name="Frame29" text:anchor-type="as-char" svg:width="6.6598in" draw:z-index="28"><draw:text-box fo:min-height="0.4618in"><text:p text:style-name="P225"><text:span text:style-name="Source_20_Text"><text:span text:style-name="T817"><text:s/>1 <text:s/></text:span></text:span><text:span text:style-name="Source_20_Text"><text:span text:style-name="T842">#ifndef FLOATSTUFF_H</text:span></text:span></text:p><text:p text:style-name="P225"><text:span text:style-name="Source_20_Text"><text:span text:style-name="T817"><text:s/>2 <text:s/></text:span></text:span><text:span text:style-name="Source_20_Text"><text:span text:style-name="T842">#define FLOATSTUFF_H</text:span></text:span></text:p><text:p text:style-name="P225"><text:span text:style-name="Source_20_Text"><text:span text:style-name="T817"><text:s/>3 <text:s/></text:span></text:span></text:p><text:p text:style-name="P225"><text:span text:style-name="Source_20_Text"><text:span text:style-name="T830"><text:s/>4 <text:s/></text:span></text:span><text:span text:style-name="Source_20_Text"><text:span text:style-name="T844">#include</text:span></text:span><text:span text:style-name="Source_20_Text"><text:span text:style-name="T809"> </text:span></text:span><text:span text:style-name="Source_20_Text"><text:span text:style-name="T830">"intstuff.h"</text:span></text:span></text:p><text:p text:style-name="P225"><text:span text:style-name="Source_20_Text"><text:span text:style-name="T817"><text:s/>5 <text:s/></text:span></text:span></text:p><text:p text:style-name="P225"><text:span text:style-name="Source_20_Text"><text:span text:style-name="T830"><text:s/>6 <text:s/></text:span></text:span><text:span text:style-name="Source_20_Text"><text:span text:style-name="T838">static</text:span></text:span><text:span text:style-name="Source_20_Text"><text:span text:style-name="T809"> </text:span></text:span><text:span text:style-name="Source_20_Text"><text:span text:style-name="T838">const</text:span></text:span><text:span text:style-name="Source_20_Text"><text:span text:style-name="T809"> </text:span></text:span><text:span text:style-name="Source_20_Text"><text:span text:style-name="T803">float</text:span></text:span><text:span text:style-name="Source_20_Text"><text:span text:style-name="T809"> F1 </text:span></text:span><text:span text:style-name="Source_20_Text"><text:span text:style-name="T830">=</text:span></text:span><text:span text:style-name="Source_20_Text"><text:span text:style-name="T809"> </text:span></text:span><text:span text:style-name="Source_20_Text"><text:span text:style-name="T841">0.1</text:span></text:span><text:span text:style-name="Source_20_Text"><text:span text:style-name="T809">;</text:span></text:span></text:p><text:p text:style-name="P225"><text:span text:style-name="Source_20_Text"><text:span text:style-name="T817"><text:s/>7 <text:s/></text:span></text:span></text:p><text:p text:style-name="P225"><text:span text:style-name="Source_20_Text"><text:span text:style-name="T830"><text:s/>8 <text:s/></text:span></text:span><text:span text:style-name="Source_20_Text"><text:span text:style-name="T803">float</text:span></text:span><text:span text:style-name="Source_20_Text"><text:span text:style-name="T809"> </text:span></text:span><text:span text:style-name="Source_20_Text"><text:span text:style-name="T815">floatadd</text:span></text:span><text:span text:style-name="Source_20_Text"><text:span text:style-name="T809">( </text:span></text:span><text:span text:style-name="Source_20_Text"><text:span text:style-name="T803">float</text:span></text:span><text:span text:style-name="Source_20_Text"><text:span text:style-name="T809">, </text:span></text:span><text:span text:style-name="Source_20_Text"><text:span text:style-name="T803">float</text:span></text:span><text:span text:style-name="Source_20_Text"><text:span text:style-name="T809"> );</text:span></text:span></text:p><text:p text:style-name="P225"><text:span text:style-name="Source_20_Text"><text:span text:style-name="T817"><text:s/>9 <text:s/></text:span></text:span></text:p><text:p text:style-name="P225"><text:span text:style-name="Source_20_Text"><text:span text:style-name="T830">10 <text:s/></text:span></text:span><text:span text:style-name="Source_20_Text"><text:span text:style-name="T844">#endif </text:span></text:span><text:span text:style-name="Source_20_Text"><text:span text:style-name="T822">/* FLOATSTUFF_H */</text:span></text:span></text:p></draw:text-box></draw:frame></text:p>
      <text:p text:style-name="P85">We don't need the function body anymore (the implementation)<text:span text:style-name="T436"> and we don't even need the parameters names anymore</text:span><text:span text:style-name="T437">.</text:span></text:p>
      <text:p text:style-name="P83">Now<text:span text:style-name="T428"> to make use of this in "main.c" we have to include "floatstuff.h" and then compile both "main.c" and "floatstuff.c"</text:span><text:span text:style-name="T429">.</text:span><text:span text:style-name="T430"> In gcc this </text:span><text:span text:style-name="T432">is how we do it</text:span><text:span text:style-name="T430">:</text:span></text:p>
      <text:p text:style-name="P83"><text:span text:style-name="Source_20_Text"><text:span text:style-name="T431">gcc main.c floatstuff.c -o my_app</text:span></text:span></text:p>
      <text:p text:style-name="P84">"What is going on?<text:span text:style-name="T433"> Why is this so complicated?</text:span>"<text:line-break/><text:span text:style-name="T434">Well we basically have to do some work for the compiler.</text:span><text:span text:style-name="T435"> So first</text:span><text:span text:style-name="T438">, the function is declared in the header-file. This way every file that includes this header can now "see" the function and use it.</text:span><text:span text:style-name="T439"> Since multiple files might include our header and function declarations can be done as often as you like, this </text:span><text:span text:style-name="T706">is </text:span><text:span text:style-name="T439">not an issue.</text:span><text:span text:style-name="T440"> So now that other files can access the function, we need to actually make something available under this functions name.<text:line-break/></text:span><text:span text:style-name="T441">So we compile the "floatstuff.c" in which the function is defined</text:span><text:span text:style-name="T1059">, by just listing it along with the main file</text:span><text:span text:style-name="T1058">:</text:span><text:span text:style-name="T441"><text:line-break/></text:span><text:span text:style-name="Source_20_Text"><text:span text:style-name="T1058">gcc main.c intstuff.c floatstuff.c -o my_app</text:span></text:span></text:p>
      <text:p text:style-name="P86">We also include the<text:span text:style-name="T707"> header</text:span> itself in that "floatstuff.c" file, because very often the c-file needs something from it's own header. In this case we could have stripped it out but it's <text:span text:style-name="T708">not </text:span>bad to have it there.</text:p>
      <text:p text:style-name="P87">So practically a template for thos<text:span text:style-name="T442">e</text:span> two files could look like this<text:span text:style-name="T443">:<text:line-break/>header:</text:span></text:p>
      <text:p text:style-name="P87"><draw:frame draw:style-name="fr1" draw:name="Frame30" text:anchor-type="as-char" svg:width="6.6598in" draw:z-index="29"><draw:text-box fo:min-height="0.4618in"><text:p text:style-name="P227"><text:span text:style-name="Source_20_Text"><text:span text:style-name="T817">1 <text:s/></text:span></text:span><text:span text:style-name="Source_20_Text"><text:span text:style-name="T842">#ifndef _H</text:span></text:span></text:p><text:p text:style-name="P227"><text:span text:style-name="Source_20_Text"><text:span text:style-name="T817">2 <text:s/></text:span></text:span><text:span text:style-name="Source_20_Text"><text:span text:style-name="T842">#define _H</text:span></text:span></text:p><text:p text:style-name="P227"><text:span text:style-name="Source_20_Text"><text:span text:style-name="T817">3 <text:s/></text:span></text:span></text:p><text:p text:style-name="P227"><text:span text:style-name="Source_20_Text"><text:span text:style-name="T817">4 <text:s/></text:span></text:span></text:p><text:p text:style-name="P227"><text:span text:style-name="Source_20_Text"><text:span text:style-name="T817">5 <text:s/></text:span></text:span></text:p><text:p text:style-name="P227"><text:span text:style-name="Source_20_Text"><text:span text:style-name="T831">6 <text:s/></text:span></text:span><text:span text:style-name="Source_20_Text"><text:span text:style-name="T845">#endif </text:span></text:span><text:span text:style-name="Source_20_Text"><text:span text:style-name="T823">/* _H */</text:span></text:span></text:p></draw:text-box></draw:frame></text:p>
      <text:p text:style-name="P88">c-file:</text:p>
      <text:p text:style-name="P88"><text:soft-page-break/><draw:frame draw:style-name="fr1" draw:name="Frame31" text:anchor-type="as-char" svg:width="6.6598in" draw:z-index="30"><draw:text-box fo:min-height="0.4618in"><text:p text:style-name="P224"><text:span text:style-name="Source_20_Text"><text:span text:style-name="T818">1 <text:s/></text:span></text:span><text:span text:style-name="Source_20_Text"><text:span text:style-name="T846">#include</text:span></text:span><text:span text:style-name="Source_20_Text"><text:span text:style-name="T806"> </text:span></text:span><text:span text:style-name="Source_20_Text"><text:span text:style-name="T818">".h"</text:span></text:span></text:p><text:p text:style-name="P224"><text:span text:style-name="Source_20_Text"><text:span text:style-name="T817">2 <text:s/></text:span></text:span></text:p><text:p text:style-name="P224"><text:span text:style-name="Source_20_Text"><text:span text:style-name="T817">3 <text:s/></text:span></text:span></text:p></draw:text-box></draw:frame></text:p>
      <text:h text:style-name="P270" text:outline-level="1"><text:bookmark-start text:name="__RefHeading___Toc14104_230769630"/>Namespaces<text:bookmark-end text:name="__RefHeading___Toc14104_230769630"/></text:h>
      <text:p text:style-name="Text_20_body"><text:bookmark-start text:name="__RefHeading___Toc14106_230769630"/><text:span text:style-name="T1089">A n</text:span>amespace, you can imagine, is like a room full of people and you can talk to everyone within it but not outside of it. That is how variables and namespaces also work.<text:span text:style-name="T646">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7"><text:s/>2 <text:s/></text:span></text:span></text:p><text:p text:style-name="P224"><text:span text:style-name="Source_20_Text"><text:span text:style-name="T818"><text:s/>3 <text:s/></text:span></text:span><text:span text:style-name="Source_20_Text"><text:span text:style-name="T802">int</text:span></text:span><text:span text:style-name="Source_20_Text"><text:span text:style-name="T806"> </text:span></text:span><text:span text:style-name="Source_20_Text"><text:span text:style-name="T814">triple</text:span></text:span><text:span text:style-name="Source_20_Text"><text:span text:style-name="T806">( </text:span></text:span><text:span text:style-name="Source_20_Text"><text:span text:style-name="T802">int</text:span></text:span><text:span text:style-name="Source_20_Text"><text:span text:style-name="T806"> b )</text:span></text:span></text:p><text:p text:style-name="P224"><text:span text:style-name="Source_20_Text"><text:span text:style-name="T818"><text:s/>4 <text:s/></text:span></text:span><text:span text:style-name="Source_20_Text"><text:span text:style-name="T806">{</text:span></text:span></text:p><text:p text:style-name="P224"><text:span text:style-name="Source_20_Text"><text:span text:style-name="T818"><text:s/>5 <text:s/></text:span></text:span><text:span text:style-name="Source_20_Text"><text:span text:style-name="T806"><text:s text:c="4"/>a </text:span></text:span><text:span text:style-name="Source_20_Text"><text:span text:style-name="T818">*=</text:span></text:span><text:span text:style-name="Source_20_Text"><text:span text:style-name="T806"> </text:span></text:span><text:span text:style-name="Source_20_Text"><text:span text:style-name="T840">3</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text:span></text:span><text:span text:style-name="Source_20_Text"><text:span text:style-name="T834">return</text:span></text:span><text:span text:style-name="Source_20_Text"><text:span text:style-name="T806"> a;</text:span></text:span></text:p><text:p text:style-name="P224"><text:span text:style-name="Source_20_Text"><text:span text:style-name="T818"><text:s/>7 <text:s/></text:span></text:span><text:span text:style-name="Source_20_Text"><text:span text:style-name="T806">}</text:span></text:span></text:p><text:p text:style-name="P224"><text:span text:style-name="Source_20_Text"><text:span text:style-name="T817"><text:s/>8 <text:s/></text:span></text:span></text:p><text:p text:style-name="P224"><text:span text:style-name="Source_20_Text"><text:span text:style-name="T818"><text:s/>9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10 <text:s/></text:span></text:span><text:span text:style-name="Source_20_Text"><text:span text:style-name="T806">{</text:span></text:span></text:p><text:p text:style-name="P224"><text:span text:style-name="Source_20_Text"><text:span text:style-name="T818">11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 c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12 <text:s/></text:span></text:span><text:span text:style-name="Source_20_Text"><text:span text:style-name="T806"><text:s text:c="4"/>c </text:span></text:span><text:span text:style-name="Source_20_Text"><text:span text:style-name="T818">=</text:span></text:span><text:span text:style-name="Source_20_Text"><text:span text:style-name="T806"> triple(a);</text:span></text:span></text:p><text:p text:style-name="P224"><text:span text:style-name="Source_20_Text"><text:span text:style-name="T817">13 <text:s/></text:span></text:span></text:p><text:p text:style-name="P224"><text:span text:style-name="Source_20_Text"><text:span text:style-name="T818">14 <text:s/></text:span></text:span><text:span text:style-name="Source_20_Text"><text:span text:style-name="T806"><text:s text:c="4"/>printf(</text:span></text:span><text:span text:style-name="Source_20_Text"><text:span text:style-name="T840">"a: %i c: %i\n"</text:span></text:span><text:span text:style-name="Source_20_Text"><text:span text:style-name="T806">, a, c);</text:span></text:span></text:p><text:p text:style-name="P224"><text:span text:style-name="Source_20_Text"><text:span text:style-name="T818">15 <text:s/></text:span></text:span><text:span text:style-name="Source_20_Text"><text:span text:style-name="T806">}</text:span></text:span></text:p></draw:text-box></draw:frame></text:p>
      <text:p text:style-name="Text_20_body"><text:bookmark-start text:name="__RefHeading___Toc14110_230769630"/>In this erroneous code<text:span text:style-name="T709">,</text:span><text:span text:style-name="T647"> namespaces prevented us from doing a terrible mistake.</text:span><text:span text:style-name="T648"> Within</text:span><text:span text:style-name="T649"> the function "triple" we would otherwise accidentally </text:span><text:span text:style-name="T1060">work with the value of</text:span><text:span text:style-name="T649"> "a" instead of </text:span><text:span text:style-name="T1061">the parameter </text:span><text:span text:style-name="T649">"b".</text:span><text:bookmark-end text:name="__RefHeading___Toc14110_230769630"/></text:p>
      <text:h text:style-name="Heading_20_2" text:outline-level="2"><text:bookmark-start text:name="__RefHeading___Toc14112_230769630"/><text:span text:style-name="T652">all </text:span>global variables go to hell<text:span text:style-name="T710">, no exceptions</text:span><text:bookmark-end text:name="__RefHeading___Toc14112_230769630"/></text:h>
      <text:p text:style-name="P127">So namespaces are a nice way to make sure, that a function only ever accesses data it's supposed to<text:span text:style-name="T794">...</text:span> and global variables kick that concept <text:span text:style-name="T645">to the curb</text:span>.<text:line-break/><text:span text:style-name="T653">If we would have used global variables in the previous example, this would be the result</text:span><text:span text:style-name="T654">:</text:span></text:p>
      <text:p text:style-name="P127"><text:soft-page-break/><draw:frame draw:style-name="fr1" draw:name="Frame33" text:anchor-type="as-char" svg:width="6.6598in" draw:z-index="32"><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7"><text:s/>2 <text:s/></text:span></text:span></text:p><text:p text:style-name="P224"><text:span text:style-name="Source_20_Text"><text:span text:style-name="T818"><text:s/>3 <text:s/></text:span></text:span><text:span text:style-name="Source_20_Text"><text:span text:style-name="T802">int</text:span></text:span><text:span text:style-name="Source_20_Text"><text:span text:style-name="T806"> a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 c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7"><text:s/>4 <text:s/></text:span></text:span></text:p><text:p text:style-name="P224"><text:span text:style-name="Source_20_Text"><text:span text:style-name="T818"><text:s/>5 <text:s/></text:span></text:span><text:span text:style-name="Source_20_Text"><text:span text:style-name="T802">int</text:span></text:span><text:span text:style-name="Source_20_Text"><text:span text:style-name="T806"> </text:span></text:span><text:span text:style-name="Source_20_Text"><text:span text:style-name="T814">triple</text:span></text:span><text:span text:style-name="Source_20_Text"><text:span text:style-name="T806">( </text:span></text:span><text:span text:style-name="Source_20_Text"><text:span text:style-name="T802">int</text:span></text:span><text:span text:style-name="Source_20_Text"><text:span text:style-name="T806"> b )</text:span></text:span></text:p><text:p text:style-name="P224"><text:span text:style-name="Source_20_Text"><text:span text:style-name="T818"><text:s/>6 <text:s/></text:span></text:span><text:span text:style-name="Source_20_Text"><text:span text:style-name="T806">{</text:span></text:span></text:p><text:p text:style-name="P224"><text:span text:style-name="Source_20_Text"><text:span text:style-name="T818"><text:s/>7 <text:s/></text:span></text:span><text:span text:style-name="Source_20_Text"><text:span text:style-name="T806"><text:s text:c="4"/>a </text:span></text:span><text:span text:style-name="Source_20_Text"><text:span text:style-name="T818">*=</text:span></text:span><text:span text:style-name="Source_20_Text"><text:span text:style-name="T806"> </text:span></text:span><text:span text:style-name="Source_20_Text"><text:span text:style-name="T840">3</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4"/></text:span></text:span><text:span text:style-name="Source_20_Text"><text:span text:style-name="T834">return</text:span></text:span><text:span text:style-name="Source_20_Text"><text:span text:style-name="T806"> a;</text:span></text:span></text:p><text:p text:style-name="P224"><text:span text:style-name="Source_20_Text"><text:span text:style-name="T818"><text:s/>9 <text:s/></text:span></text:span><text:span text:style-name="Source_20_Text"><text:span text:style-name="T806">}</text:span></text:span></text:p><text:p text:style-name="P224"><text:span text:style-name="Source_20_Text"><text:span text:style-name="T817">10 <text:s/></text:span></text:span></text:p><text:p text:style-name="P224"><text:span text:style-name="Source_20_Text"><text:span text:style-name="T818">11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12 <text:s/></text:span></text:span><text:span text:style-name="Source_20_Text"><text:span text:style-name="T806">{</text:span></text:span></text:p><text:p text:style-name="P224"><text:span text:style-name="Source_20_Text"><text:span text:style-name="T818">13 <text:s/></text:span></text:span><text:span text:style-name="Source_20_Text"><text:span text:style-name="T806"><text:s text:c="4"/>c </text:span></text:span><text:span text:style-name="Source_20_Text"><text:span text:style-name="T818">=</text:span></text:span><text:span text:style-name="Source_20_Text"><text:span text:style-name="T806"> triple(a);</text:span></text:span></text:p><text:p text:style-name="P224"><text:span text:style-name="Source_20_Text"><text:span text:style-name="T817">14 <text:s/></text:span></text:span></text:p><text:p text:style-name="P224"><text:span text:style-name="Source_20_Text"><text:span text:style-name="T818">15 <text:s/></text:span></text:span><text:span text:style-name="Source_20_Text"><text:span text:style-name="T806"><text:s text:c="4"/>printf(</text:span></text:span><text:span text:style-name="Source_20_Text"><text:span text:style-name="T840">"a: %i c: %i\n"</text:span></text:span><text:span text:style-name="Source_20_Text"><text:span text:style-name="T806">, a, c);</text:span></text:span></text:p><text:p text:style-name="P224"><text:span text:style-name="Source_20_Text"><text:span text:style-name="T818">16 <text:s/></text:span></text:span><text:span text:style-name="Source_20_Text"><text:span text:style-name="T806">}</text:span></text:span></text:p></draw:text-box></draw:frame></text:p>
      <text:p text:style-name="P128">In this code we do have access to "a" and destroy it's original value. The print statement was supposed to print "<text:span text:style-name="Source_20_Text">a: 2 c: 6</text:span>"<text:span text:style-name="T655"> but now it's both 6.</text:span><text:span text:style-name="T656"> Don't do globals kids.</text:span></text:p>
      <text:h text:style-name="P263" text:outline-level="1"><text:bookmark-start text:name="__RefHeading___Toc124_3572798900"/>Pointers<text:bookmark-end text:name="__RefHeading___Toc124_3572798900"/></text:h>
      <text:p text:style-name="P92">This is where the real game begins.<text:span text:style-name="T450"> Pointers are the most feared feature of all programming except maybe polymorphic inheritance</text:span><text:span text:style-name="T451"> but that's not a topic for today</text:span><text:span text:style-name="T450">.</text:span><text:span text:style-name="T452"> Seriously though don't search for that on the internet, you won't sleep that night.<text:line-break/></text:span><text:span text:style-name="T453">Anyways, Pointers are a way to make variables more accessible </text:span><text:span text:style-name="T454">for the entire program</text:span><text:span text:style-name="T712"> but u</text:span><text:span text:style-name="T711">nlike global variables in a controlled way. </text:span><text:span text:style-name="T455">For example we can change a variable via </text:span><text:span text:style-name="T713">a </text:span><text:span text:style-name="T455">function without using a return value.</text:span></text:p>
      <text:p text:style-name="P92"><draw:frame draw:style-name="fr1" draw:name="Frame34" text:anchor-type="as-char" svg:width="6.6598in" draw:z-index="33"><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7"><text:s/>2 <text:s/></text:span></text:span></text:p><text:p text:style-name="P224"><text:span text:style-name="Source_20_Text"><text:span text:style-name="T818"><text:s/>3 <text:s/></text:span></text:span><text:span text:style-name="Source_20_Text"><text:span text:style-name="T802">void</text:span></text:span><text:span text:style-name="Source_20_Text"><text:span text:style-name="T806"> </text:span></text:span><text:span text:style-name="Source_20_Text"><text:span text:style-name="T814">intptr</text:span></text:span><text:span text:style-name="Source_20_Text"><text:span text:style-name="T806">( </text:span></text:span><text:span text:style-name="Source_20_Text"><text:span text:style-name="T802">int</text:span></text:span><text:span text:style-name="Source_20_Text"><text:span text:style-name="T818">*</text:span></text:span><text:span text:style-name="Source_20_Text"><text:span text:style-name="T806"> ptr )</text:span></text:span></text:p><text:p text:style-name="P224"><text:span text:style-name="Source_20_Text"><text:span text:style-name="T818"><text:s/>4 <text:s/></text:span></text:span><text:span text:style-name="Source_20_Text"><text:span text:style-name="T806">{</text:span></text:span></text:p><text:p text:style-name="P224"><text:span text:style-name="Source_20_Text"><text:span text:style-name="T818"><text:s/>5 <text:s/></text:span></text:span><text:span text:style-name="Source_20_Text"><text:span text:style-name="T806"><text:s text:c="4"/></text:span></text:span><text:span text:style-name="Source_20_Text"><text:span text:style-name="T818">*</text:span></text:span><text:span text:style-name="Source_20_Text"><text:span text:style-name="T806">ptr </text:span></text:span><text:span text:style-name="Source_20_Text"><text:span text:style-name="T818">=</text:span></text:span><text:span text:style-name="Source_20_Text"><text:span text:style-name="T806"> </text:span></text:span><text:span text:style-name="Source_20_Text"><text:span text:style-name="T840">6</text:span></text:span><text:span text:style-name="Source_20_Text"><text:span text:style-name="T806">;</text:span></text:span></text:p><text:p text:style-name="P224"><text:span text:style-name="Source_20_Text"><text:span text:style-name="T818"><text:s/>6 <text:s/></text:span></text:span><text:span text:style-name="Source_20_Text"><text:span text:style-name="T806">}</text:span></text:span></text:p><text:p text:style-name="P224"><text:span text:style-name="Source_20_Text"><text:span text:style-name="T817"><text:s/>7 <text:s/></text:span></text:span></text:p><text:p text:style-name="P224"><text:span text:style-name="Source_20_Text"><text:span text:style-name="T818"><text:s/>8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9 <text:s/></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02">int</text:span></text:span><text:span text:style-name="Source_20_Text"><text:span text:style-name="T806"> myint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text:span></text:span></text:p><text:p text:style-name="P224"><text:span text:style-name="Source_20_Text"><text:span text:style-name="T817">11 <text:s/></text:span></text:span></text:p><text:p text:style-name="P224"><text:span text:style-name="Source_20_Text"><text:span text:style-name="T818">12 <text:s/></text:span></text:span><text:span text:style-name="Source_20_Text"><text:span text:style-name="T806"><text:s text:c="4"/>printf(</text:span></text:span><text:span text:style-name="Source_20_Text"><text:span text:style-name="T840">"%i\n"</text:span></text:span><text:span text:style-name="Source_20_Text"><text:span text:style-name="T806">, myint);</text:span></text:span></text:p><text:p text:style-name="P224"><text:span text:style-name="Source_20_Text"><text:span text:style-name="T817">13 <text:s/></text:span></text:span></text:p><text:p text:style-name="P224"><text:span text:style-name="Source_20_Text"><text:span text:style-name="T818">14 <text:s/></text:span></text:span><text:span text:style-name="Source_20_Text"><text:span text:style-name="T806"><text:s text:c="4"/>intptr(</text:span></text:span><text:span text:style-name="Source_20_Text"><text:span text:style-name="T818">&amp;</text:span></text:span><text:span text:style-name="Source_20_Text"><text:span text:style-name="T806">myint);</text:span></text:span></text:p><text:p text:style-name="P224"><text:span text:style-name="Source_20_Text"><text:span text:style-name="T817">15 <text:s/></text:span></text:span></text:p><text:p text:style-name="P224"><text:span text:style-name="Source_20_Text"><text:span text:style-name="T818">16 <text:s/></text:span></text:span><text:span text:style-name="Source_20_Text"><text:span text:style-name="T806"><text:s text:c="4"/>printf(</text:span></text:span><text:span text:style-name="Source_20_Text"><text:span text:style-name="T840">"%i\n"</text:span></text:span><text:span text:style-name="Source_20_Text"><text:span text:style-name="T806">, myint);</text:span></text:span></text:p><text:p text:style-name="P224"><text:span text:style-name="Source_20_Text"><text:span text:style-name="T818">17 <text:s/></text:span></text:span><text:span text:style-name="Source_20_Text"><text:span text:style-name="T806">}</text:span></text:span></text:p></draw:text-box></draw:frame></text:p>
      <text:p text:style-name="P93">A pointer is just <text:span text:style-name="T456">a</text:span> variable<text:span text:style-name="T457">. It is a number that is </text:span><text:span text:style-name="T459">pointing </text:span><text:span text:style-name="T477">towards a location in memory.</text:span><text:span text:style-name="T478"> </text:span><text:span text:style-name="T479">That is why the function can change your variable</text:span><text:span text:style-name="T480"> that it normally wouldn't have access to</text:span><text:span text:style-name="T479">.</text:span><text:span text:style-name="T481"> To declare a pointer is similar to a normal variable, just append a star next to it, like i did in line 0</text:span><text:span text:style-name="T502">3</text:span><text:span text:style-name="T481"> </text:span><text:span text:style-name="T482">with</text:span><text:span text:style-name="T481"> </text:span><text:span text:style-name="T482">th</text:span><text:span text:style-name="T481">a</text:span><text:span text:style-name="T482">t</text:span><text:span text:style-name="T481"> param</text:span><text:span text:style-name="T483">e</text:span><text:span text:style-name="T481">ter.</text:span><text:span text:style-name="T484"><text:line-break/></text:span><text:span text:style-name="T485">"</text:span><text:span text:style-name="T484">In line 1</text:span><text:span text:style-name="T503">4</text:span><text:span text:style-name="T484"> we call that function, so it can change that variable but what is that ampersand for?</text:span><text:span text:style-name="T486">"<text:line-break/></text:span><text:span text:style-name="T487">An ampersand before a variable means that you don't give something the value of that variable but instead it's location</text:span><text:span text:style-name="T488"> in </text:span><text:span text:style-name="T487">memory.</text:span><text:span text:style-name="T489"> This is called referencing the variable and the opposite happens in line 0</text:span><text:span text:style-name="T503">5</text:span><text:span text:style-name="T489"> where it is dereferenced. To dereference means to access the memory location given in that pointer.</text:span><text:span text:style-name="T490"> After that we can actually write to or read </text:span><text:span text:style-name="T500">the value </text:span><text:span text:style-name="T490">from that pointer.</text:span></text:p>
      <text:p text:style-name="P184"><text:span text:style-name="T495">"</text:span><text:span text:style-name="T490">S</text:span><text:span text:style-name="T495">o who needs return values, right?"<text:line-break/>You lad.</text:span><text:span text:style-name="T491"> </text:span><text:span text:style-name="T492">Just because something is possible doesn't mean you have to use it.<text:line-break/></text:span><text:span text:style-name="T493">If you </text:span><text:span text:style-name="T494">heavily </text:span><text:span text:style-name="T493">d</text:span><text:span text:style-name="T494">isagree</text:span><text:span text:style-name="T493"> with me</text:span><text:span text:style-name="T501">,</text:span><text:span text:style-name="T493"> feel free to use </text:span><text:span text:style-name="T504">all of </text:span><text:span text:style-name="T493">C++.<text:line-break/></text:span><text:span text:style-name="T505">Pointers are the number one reason for runtime errors</text:span><text:span text:style-name="T507">, so avoid them if possible.</text:span></text:p>
      <text:p text:style-name="P184"><text:span text:style-name="T493">A</text:span><text:span text:style-name="T506">nyways remember that pointers don't have the given </text:span><text:span text:style-name="T496">type as a variable </text:span><text:span text:style-name="T506">within themselves, they just are a number pointing to other variables.</text:span><text:span text:style-name="T497"> If you try to dereference a pointer while there is nothing in it, you program crashes</text:span><text:span text:style-name="T498"> and burns</text:span><text:span text:style-name="T499">, leaving you with a "</text:span><text:span text:style-name="Source_20_Text"><text:span text:style-name="T499">Segmentation fault</text:span></text:span><text:span text:style-name="T499">" in console.</text:span></text:p>
      <text:h text:style-name="P279" text:outline-level="2"><text:bookmark-start text:name="__RefHeading___Toc137_3572798900"/>Memory, please<text:bookmark-end text:name="__RefHeading___Toc137_3572798900"/></text:h>
      <text:p text:style-name="P94">Now were gonna make a pointer have it's own variable... kinda.<text:line-break/><text:span text:style-name="T511">So we can kindly ask the </text:span><text:span text:style-name="T512">operating system</text:span><text:span text:style-name="T511"> if it gives us some more memory.</text:span></text:p>
      <text:p text:style-name="P95"><text:span text:style-name="T469">B</text:span><text:span text:style-name="T461">ut</text:span><text:span text:style-name="T462"> with all great things comes a great responsibility</text:span><text:span text:style-name="T476">,</text:span><text:span text:style-name="T462"><text:line-break/></text:span><text:span text:style-name="T476">t</text:span><text:span text:style-name="T460">hat of the </text:span><text:span text:style-name="T475">programmers</text:span><text:span text:style-name="T460"> being </text:span><text:span text:style-name="T475">runtime</text:span><text:span text:style-name="T467"> </text:span><text:span text:style-name="T464">stability</text:span><text:span text:style-name="T476">.</text:span><text:span text:style-name="T465"><text:line-break/>How</text:span><text:span text:style-name="T476">,</text:span><text:span text:style-name="T465"> you ask</text:span><text:span text:style-name="T476">,</text:span><text:span text:style-name="T465"> </text:span><text:span text:style-name="T463">are they</text:span><text:span text:style-name="T465"> up to the task</text:span><text:span text:style-name="T476">?</text:span><text:span text:style-name="T465"><text:line-break/></text:span><text:span text:style-name="T469">T</text:span><text:span text:style-name="T465">o which the answer is a simple libra</text:span><text:span text:style-name="T466">r</text:span><text:span text:style-name="T465">y</text:span><text:span text:style-name="T476">.</text:span></text:p>
      <text:p text:style-name="P155"><draw:frame draw:style-name="fr1" draw:name="Frame35" text:anchor-type="as-char" svg:width="6.6598in" draw:z-index="34"><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dlib.h&gt;</text:span></text:span></text:p><text:p text:style-name="P224"><text:span text:style-name="Source_20_Text"><text:span text:style-name="T817"><text:s/>3 <text:s/></text:span></text:span></text:p><text:p text:style-name="P224"><text:span text:style-name="Source_20_Text"><text:span text:style-name="T818"><text:s/>4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5 <text:s/></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text:span></text:span><text:span text:style-name="Source_20_Text"><text:span text:style-name="T802">int</text:span></text:span><text:span text:style-name="Source_20_Text"><text:span text:style-name="T818">*</text:span></text:span><text:span text:style-name="Source_20_Text"><text:span text:style-name="T806"> ptr </text:span></text:span><text:span text:style-name="Source_20_Text"><text:span text:style-name="T818">=</text:span></text:span><text:span text:style-name="Source_20_Text"><text:span text:style-name="T806"> malloc(</text:span></text:span><text:span text:style-name="Source_20_Text"><text:span text:style-name="T834">sizeof</text:span></text:span><text:span text:style-name="Source_20_Text"><text:span text:style-name="T806">(</text:span></text:span><text:span text:style-name="Source_20_Text"><text:span text:style-name="T802">int</text:span></text:span><text:span text:style-name="Source_20_Text"><text:span text:style-name="T806">));</text:span></text:span></text:p><text:p text:style-name="P224"><text:span text:style-name="Source_20_Text"><text:span text:style-name="T818"><text:s/>7 <text:s/></text:span></text:span><text:span text:style-name="Source_20_Text"><text:span text:style-name="T806"><text:s text:c="4"/></text:span></text:span></text:p><text:p text:style-name="P224"><text:span text:style-name="Source_20_Text"><text:span text:style-name="T818"><text:s/>8 <text:s/></text:span></text:span><text:span text:style-name="Source_20_Text"><text:span text:style-name="T806"><text:s text:c="4"/></text:span></text:span><text:span text:style-name="Source_20_Text"><text:span text:style-name="T818">*</text:span></text:span><text:span text:style-name="Source_20_Text"><text:span text:style-name="T806">ptr </text:span></text:span><text:span text:style-name="Source_20_Text"><text:span text:style-name="T818">=</text:span></text:span><text:span text:style-name="Source_20_Text"><text:span text:style-name="T806"> </text:span></text:span><text:span text:style-name="Source_20_Text"><text:span text:style-name="T840">7</text:span></text:span><text:span text:style-name="Source_20_Text"><text:span text:style-name="T806">;</text:span></text:span></text:p><text:p text:style-name="P224"><text:span text:style-name="Source_20_Text"><text:span text:style-name="T817"><text:s/>9 <text:s/></text:span></text:span></text:p><text:p text:style-name="P224"><text:span text:style-name="Source_20_Text"><text:span text:style-name="T818">10 <text:s/></text:span></text:span><text:span text:style-name="Source_20_Text"><text:span text:style-name="T806"><text:s text:c="4"/>printf(</text:span></text:span><text:span text:style-name="Source_20_Text"><text:span text:style-name="T840">"%li\n"</text:span></text:span><text:span text:style-name="Source_20_Text"><text:span text:style-name="T806">, </text:span></text:span><text:span text:style-name="Source_20_Text"><text:span text:style-name="T834">sizeof</text:span></text:span><text:span text:style-name="Source_20_Text"><text:span text:style-name="T806">(</text:span></text:span><text:span text:style-name="Source_20_Text"><text:span text:style-name="T818">*</text:span></text:span><text:span text:style-name="Source_20_Text"><text:span text:style-name="T806">ptr));</text:span></text:span></text:p><text:p text:style-name="P224"><text:span text:style-name="Source_20_Text"><text:span text:style-name="T817">11 <text:s/></text:span></text:span></text:p><text:p text:style-name="P224"><text:span text:style-name="Source_20_Text"><text:span text:style-name="T818">12 <text:s/></text:span></text:span><text:span text:style-name="Source_20_Text"><text:span text:style-name="T806"><text:s text:c="4"/>free(ptr);</text:span></text:span></text:p><text:p text:style-name="P224"><text:span text:style-name="Source_20_Text"><text:span text:style-name="T818">13 <text:s/></text:span></text:span><text:span text:style-name="Source_20_Text"><text:span text:style-name="T806">}</text:span></text:span></text:p></draw:text-box></draw:frame></text:p>
      <text:p text:style-name="P101"><text:span text:style-name="T519">N</text:span><text:span text:style-name="T513">ow malloc is short for memory allocate</text:span><text:span text:style-name="T514"> and it's parameter is asking how </text:span><text:span text:style-name="T1062">many bytes</text:span><text:span text:style-name="T514"> </text:span><text:span text:style-name="T714">you</text:span><text:span text:style-name="T514"> want. This introduces us to the new operator "sizeof"</text:span><text:span text:style-name="T515">.</text:span><text:span text:style-name="T516"> "sizeof" returns how many bytes</text:span><text:span text:style-name="T517"> are used for a </text:span><text:span text:style-name="T518">given </text:span><text:span text:style-name="T517">type or variable.</text:span><text:span text:style-name="T520"> After that we assign 7 to the int and print it.</text:span><text:span text:style-name="T521"> As we </text:span><text:span text:style-name="T523">come to</text:span><text:span text:style-name="T521"> the end </text:span><text:span text:style-name="T535">of </text:span><text:span text:style-name="T521">"ptr"s life we have to remember to give it's memory back</text:span><text:span text:style-name="T522"> </text:span><text:span text:style-name="T521">to the operating system like a nice person.</text:span><text:span text:style-name="T536"> Just call free</text:span><text:span text:style-name="T715"> on the pointer</text:span><text:span text:style-name="T536">.</text:span></text:p>
      <text:p text:style-name="P107">This allocation also work<text:span text:style-name="T1090">s</text:span> for arrays but a bit more awareness is needed for that.</text:p>
      <text:p text:style-name="P107"><text:soft-page-break/><draw:frame draw:style-name="fr1" draw:name="Frame36" text:anchor-type="as-char" svg:width="6.6598in" draw:z-index="35"><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dlib.h&gt;</text:span></text:span></text:p><text:p text:style-name="P224"><text:span text:style-name="Source_20_Text"><text:span text:style-name="T817"><text:s/>3 <text:s/></text:span></text:span></text:p><text:p text:style-name="P224"><text:span text:style-name="Source_20_Text"><text:span text:style-name="T818"><text:s/>4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5 <text:s/></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text:span></text:span><text:span text:style-name="Source_20_Text"><text:span text:style-name="T834">const</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ARR_LEN </text:span></text:span><text:span text:style-name="Source_20_Text"><text:span text:style-name="T818">=</text:span></text:span><text:span text:style-name="Source_20_Text"><text:span text:style-name="T806"> </text:span></text:span><text:span text:style-name="Source_20_Text"><text:span text:style-name="T840">20</text:span></text:span><text:span text:style-name="Source_20_Text"><text:span text:style-name="T806">;</text:span></text:span></text:p><text:p text:style-name="P224"><text:span text:style-name="Source_20_Text"><text:span text:style-name="T818"><text:s/>7 <text:s/></text:span></text:span><text:span text:style-name="Source_20_Text"><text:span text:style-name="T806"><text:s text:c="4"/></text:span></text:span><text:span text:style-name="Source_20_Text"><text:span text:style-name="T802">int</text:span></text:span><text:span text:style-name="Source_20_Text"><text:span text:style-name="T806"> </text:span></text:span><text:span text:style-name="Source_20_Text"><text:span text:style-name="T818">*</text:span></text:span><text:span text:style-name="Source_20_Text"><text:span text:style-name="T806">array </text:span></text:span><text:span text:style-name="Source_20_Text"><text:span text:style-name="T818">=</text:span></text:span><text:span text:style-name="Source_20_Text"><text:span text:style-name="T806"> malloc(ARR_LEN </text:span></text:span><text:span text:style-name="Source_20_Text"><text:span text:style-name="T818">*</text:span></text:span><text:span text:style-name="Source_20_Text"><text:span text:style-name="T806"> </text:span></text:span><text:span text:style-name="Source_20_Text"><text:span text:style-name="T834">sizeof</text:span></text:span><text:span text:style-name="Source_20_Text"><text:span text:style-name="T806">(</text:span></text:span><text:span text:style-name="Source_20_Text"><text:span text:style-name="T802">int</text:span></text:span><text:span text:style-name="Source_20_Text"><text:span text:style-name="T806">));</text:span></text:span></text:p><text:p text:style-name="P224"><text:span text:style-name="Source_20_Text"><text:span text:style-name="T817"><text:s/>8 <text:s/></text:span></text:span></text:p><text:p text:style-name="P224"><text:span text:style-name="Source_20_Text"><text:span text:style-name="T818"><text:s/>9 <text:s/></text:span></text:span><text:span text:style-name="Source_20_Text"><text:span text:style-name="T806"><text:s text:c="4"/></text:span></text:span><text:span text:style-name="Source_20_Text"><text:span text:style-name="T834">for</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 i </text:span></text:span><text:span text:style-name="Source_20_Text"><text:span text:style-name="T818">&lt;</text:span></text:span><text:span text:style-name="Source_20_Text"><text:span text:style-name="T806"> ARR_LEN; i</text:span></text:span><text:span text:style-name="Source_20_Text"><text:span text:style-name="T818">++</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text:span></text:span></text:p><text:p text:style-name="P224"><text:span text:style-name="Source_20_Text"><text:span text:style-name="T818">11 <text:s/></text:span></text:span><text:span text:style-name="Source_20_Text"><text:span text:style-name="T806"><text:s text:c="8"/>printf(</text:span></text:span><text:span text:style-name="Source_20_Text"><text:span text:style-name="T840">"i: %i, val: %i;\n"</text:span></text:span><text:span text:style-name="Source_20_Text"><text:span text:style-name="T806">, i, array[i]);</text:span></text:span></text:p><text:p text:style-name="P224"><text:span text:style-name="Source_20_Text"><text:span text:style-name="T818">12 <text:s/></text:span></text:span><text:span text:style-name="Source_20_Text"><text:span text:style-name="T806"><text:s text:c="4"/>}</text:span></text:span></text:p><text:p text:style-name="P224"><text:span text:style-name="Source_20_Text"><text:span text:style-name="T817">13 <text:s/></text:span></text:span></text:p><text:p text:style-name="P224"><text:span text:style-name="Source_20_Text"><text:span text:style-name="T818">14 <text:s/></text:span></text:span><text:span text:style-name="Source_20_Text"><text:span text:style-name="T806"><text:s text:c="4"/>free(array);</text:span></text:span></text:p><text:p text:style-name="P224"><text:span text:style-name="Source_20_Text"><text:span text:style-name="T818">15 <text:s/></text:span></text:span><text:span text:style-name="Source_20_Text"><text:span text:style-name="T806">}</text:span></text:span></text:p></draw:text-box></draw:frame></text:p>
      <text:p text:style-name="P103">In the malloc-call we now need to multiplicate the size of an integer with the amount of elements we want to have. Also with that constant we keep track of how many elements we have.</text:p>
      <text:h text:style-name="P271" text:outline-level="1"><text:bookmark-start text:name="__RefHeading___Toc139_3572798900"/>Struct<text:span text:style-name="T5">ures</text:span><text:bookmark-end text:name="__RefHeading___Toc139_3572798900"/></text:h>
      <text:p text:style-name="P104">...to build a strong foundation.<text:span text:style-name="T540"> Structures help us organizing data that belongs together.</text:span><text:span text:style-name="T541"> This also allows us to technically receive more from </text:span><text:span text:style-name="T542">a </text:span><text:span text:style-name="T541">function via </text:span><text:span text:style-name="T543">it's</text:span><text:span text:style-name="T541"> return value.</text:span><text:span text:style-name="T544"> </text:span><text:span text:style-name="T545">The following example shows a very simplified simulated messaging app.</text:span></text:p>
      <text:p text:style-name="P104"><draw:frame draw:style-name="fr1" draw:name="Frame37" text:anchor-type="as-char" svg:width="6.6598in" draw:z-index="36"><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ring.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7"><text:s/>3 <text:s/></text:span></text:span></text:p><text:p text:style-name="P224"><text:span text:style-name="Source_20_Text"><text:span text:style-name="T818"><text:s/>4 <text:s/></text:span></text:span><text:span text:style-name="Source_20_Text"><text:span text:style-name="T834">struct</text:span></text:span><text:span text:style-name="Source_20_Text"><text:span text:style-name="T806"> </text:span></text:span><text:span text:style-name="Source_20_Text"><text:span text:style-name="T814">Message</text:span></text:span></text:p><text:p text:style-name="P224"><text:span text:style-name="Source_20_Text"><text:span text:style-name="T818"><text:s/>5 <text:s/></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text:span></text:span><text:span text:style-name="Source_20_Text"><text:span text:style-name="T802">int</text:span></text:span><text:span text:style-name="Source_20_Text"><text:span text:style-name="T806"> sender_id;</text:span></text:span></text:p><text:p text:style-name="P224"><text:span text:style-name="Source_20_Text"><text:span text:style-name="T818"><text:s/>7 <text:s/></text:span></text:span><text:span text:style-name="Source_20_Text"><text:span text:style-name="T806"><text:s text:c="4"/></text:span></text:span><text:span text:style-name="Source_20_Text"><text:span text:style-name="T802">int</text:span></text:span><text:span text:style-name="Source_20_Text"><text:span text:style-name="T806"> receiver_id;</text:span></text:span></text:p><text:p text:style-name="P224"><text:span text:style-name="Source_20_Text"><text:span text:style-name="T818"><text:s/>8 <text:s/></text:span></text:span><text:span text:style-name="Source_20_Text"><text:span text:style-name="T806"><text:s text:c="4"/></text:span></text:span><text:span text:style-name="Source_20_Text"><text:span text:style-name="T802">char</text:span></text:span><text:span text:style-name="Source_20_Text"><text:span text:style-name="T806"> content[</text:span></text:span><text:span text:style-name="Source_20_Text"><text:span text:style-name="T840">256</text:span></text:span><text:span text:style-name="Source_20_Text"><text:span text:style-name="T806">];</text:span></text:span></text:p><text:p text:style-name="P224"><text:span text:style-name="Source_20_Text"><text:span text:style-name="T818"><text:s/>9 <text:s/></text:span></text:span><text:span text:style-name="Source_20_Text"><text:span text:style-name="T806">};</text:span></text:span></text:p><text:p text:style-name="P224"><text:span text:style-name="Source_20_Text"><text:span text:style-name="T817">10 <text:s/></text:span></text:span></text:p><text:p text:style-name="P224"><text:span text:style-name="Source_20_Text"><text:span text:style-name="T818">11 <text:s/></text:span></text:span><text:span text:style-name="Source_20_Text"><text:span text:style-name="T834">struct</text:span></text:span><text:span text:style-name="Source_20_Text"><text:span text:style-name="T806"> </text:span></text:span><text:span text:style-name="Source_20_Text"><text:span text:style-name="T814">Message</text:span></text:span><text:span text:style-name="Source_20_Text"><text:span text:style-name="T806"> receive_message(</text:span></text:span><text:span text:style-name="Source_20_Text"><text:span text:style-name="T802">int</text:span></text:span><text:span text:style-name="Source_20_Text"><text:span text:style-name="T806"> my_id)</text:span></text:span></text:p><text:p text:style-name="P224"><text:span text:style-name="Source_20_Text"><text:span text:style-name="T818">12 <text:s/></text:span></text:span><text:span text:style-name="Source_20_Text"><text:span text:style-name="T806">{</text:span></text:span></text:p><text:p text:style-name="P224"><text:span text:style-name="Source_20_Text"><text:span text:style-name="T818">13 <text:s/></text:span></text:span><text:span text:style-name="Source_20_Text"><text:span text:style-name="T806"><text:s text:c="4"/></text:span></text:span><text:span text:style-name="Source_20_Text"><text:span text:style-name="T834">struct</text:span></text:span><text:span text:style-name="Source_20_Text"><text:span text:style-name="T806"> </text:span></text:span><text:span text:style-name="Source_20_Text"><text:span text:style-name="T814">Message</text:span></text:span><text:span text:style-name="Source_20_Text"><text:span text:style-name="T806"> result;</text:span></text:span></text:p><text:p text:style-name="P224"><text:span text:style-name="Source_20_Text"><text:span text:style-name="T817">14 <text:s/></text:span></text:span></text:p><text:p text:style-name="P224"><text:span text:style-name="Source_20_Text"><text:span text:style-name="T818">15 <text:s/></text:span></text:span><text:span text:style-name="Source_20_Text"><text:span text:style-name="T806"><text:s text:c="4"/>result.sender_id </text:span></text:span><text:span text:style-name="Source_20_Text"><text:span text:style-name="T818">=</text:span></text:span><text:span text:style-name="Source_20_Text"><text:span text:style-name="T806"> </text:span></text:span><text:span text:style-name="Source_20_Text"><text:span text:style-name="T840">32</text:span></text:span><text:span text:style-name="Source_20_Text"><text:span text:style-name="T806">;</text:span></text:span></text:p><text:p text:style-name="P224"><text:span text:style-name="Source_20_Text"><text:span text:style-name="T818">16 <text:s/></text:span></text:span><text:span text:style-name="Source_20_Text"><text:span text:style-name="T806"><text:s text:c="4"/>result.receiver_id </text:span></text:span><text:span text:style-name="Source_20_Text"><text:span text:style-name="T818">=</text:span></text:span><text:span text:style-name="Source_20_Text"><text:span text:style-name="T806"> my_id;</text:span></text:span></text:p><text:p text:style-name="P224"><text:span text:style-name="Source_20_Text"><text:span text:style-name="T818">17 <text:s/></text:span></text:span><text:span text:style-name="Source_20_Text"><text:span text:style-name="T806"><text:s text:c="4"/>strcpy(result.content, </text:span></text:span><text:span text:style-name="Source_20_Text"><text:span text:style-name="T840">"1 message from your pal"</text:span></text:span><text:span text:style-name="Source_20_Text"><text:span text:style-name="T806">);</text:span></text:span></text:p><text:p text:style-name="P224"><text:span text:style-name="Source_20_Text"><text:span text:style-name="T817">18 <text:s/></text:span></text:span></text:p><text:p text:style-name="P224"><text:span text:style-name="Source_20_Text"><text:span text:style-name="T818">19 <text:s/></text:span></text:span><text:span text:style-name="Source_20_Text"><text:span text:style-name="T806"><text:s text:c="4"/></text:span></text:span><text:span text:style-name="Source_20_Text"><text:span text:style-name="T834">return</text:span></text:span><text:span text:style-name="Source_20_Text"><text:span text:style-name="T806"> result;</text:span></text:span></text:p><text:p text:style-name="P224"><text:span text:style-name="Source_20_Text"><text:span text:style-name="T818">20 <text:s/></text:span></text:span><text:span text:style-name="Source_20_Text"><text:span text:style-name="T806">}</text:span></text:span></text:p><text:p text:style-name="P224"><text:span text:style-name="Source_20_Text"><text:span text:style-name="T817">21 <text:s/></text:span></text:span></text:p><text:p text:style-name="P224"><text:span text:style-name="Source_20_Text"><text:span text:style-name="T818">22 <text:s/></text:span></text:span><text:span text:style-name="Source_20_Text"><text:span text:style-name="T802">int</text:span></text:span><text:span text:style-name="Source_20_Text"><text:span text:style-name="T806"> main( </text:span></text:span><text:span text:style-name="Source_20_Text"><text:span text:style-name="T802">void</text:span></text:span><text:span text:style-name="Source_20_Text"><text:span text:style-name="T806"> )</text:span></text:span></text:p><text:p text:style-name="P224"><text:span text:style-name="Source_20_Text"><text:span text:style-name="T818">23 <text:s/></text:span></text:span><text:span text:style-name="Source_20_Text"><text:span text:style-name="T806">{</text:span></text:span></text:p><text:p text:style-name="P224"><text:span text:style-name="Source_20_Text"><text:span text:style-name="T818">24 <text:s/></text:span></text:span><text:span text:style-name="Source_20_Text"><text:span text:style-name="T806"><text:s text:c="4"/></text:span></text:span><text:span text:style-name="Source_20_Text"><text:span text:style-name="T834">struct</text:span></text:span><text:span text:style-name="Source_20_Text"><text:span text:style-name="T806"> </text:span></text:span><text:span text:style-name="Source_20_Text"><text:span text:style-name="T814">Message</text:span></text:span><text:span text:style-name="Source_20_Text"><text:span text:style-name="T806"> simulated_msg </text:span></text:span><text:span text:style-name="Source_20_Text"><text:span text:style-name="T818">=</text:span></text:span><text:span text:style-name="Source_20_Text"><text:span text:style-name="T806"> receive_message(</text:span></text:span><text:span text:style-name="Source_20_Text"><text:span text:style-name="T840">10</text:span></text:span><text:span text:style-name="Source_20_Text"><text:span text:style-name="T806">);</text:span></text:span></text:p><text:p text:style-name="P224"><text:span text:style-name="Source_20_Text"><text:span text:style-name="T817">25 <text:s/></text:span></text:span></text:p><text:p text:style-name="P224"><text:span text:style-name="Source_20_Text"><text:span text:style-name="T818">26 <text:s/></text:span></text:span><text:span text:style-name="Source_20_Text"><text:span text:style-name="T806"><text:s text:c="4"/>printf(</text:span></text:span></text:p><text:p text:style-name="P224"><text:span text:style-name="Source_20_Text"><text:span text:style-name="T818">27 <text:s/></text:span></text:span><text:span text:style-name="Source_20_Text"><text:span text:style-name="T806"><text:s text:c="8"/></text:span></text:span><text:span text:style-name="Source_20_Text"><text:span text:style-name="T840">"from: %i\nto: %i\n\n%s\n"</text:span></text:span><text:span text:style-name="Source_20_Text"><text:span text:style-name="T806">,</text:span></text:span></text:p><text:p text:style-name="P224"><text:span text:style-name="Source_20_Text"><text:span text:style-name="T818">28 <text:s/></text:span></text:span><text:span text:style-name="Source_20_Text"><text:span text:style-name="T806"><text:s text:c="8"/>simulated_msg.sender_id,</text:span></text:span></text:p><text:p text:style-name="P224"><text:span text:style-name="Source_20_Text"><text:span text:style-name="T818">29 <text:s/></text:span></text:span><text:span text:style-name="Source_20_Text"><text:span text:style-name="T806"><text:s text:c="8"/>simulated_msg.receiver_id,</text:span></text:span></text:p><text:p text:style-name="P224"><text:span text:style-name="Source_20_Text"><text:span text:style-name="T818">30 <text:s/></text:span></text:span><text:span text:style-name="Source_20_Text"><text:span text:style-name="T806"><text:s text:c="8"/>simulated_msg.content);</text:span></text:span></text:p><text:p text:style-name="P224"><text:span text:style-name="Source_20_Text"><text:span text:style-name="T818">31 <text:s/></text:span></text:span><text:span text:style-name="Source_20_Text"><text:span text:style-name="T806">}</text:span></text:span></text:p></draw:text-box></draw:frame></text:p>
      <text:p text:style-name="P154"><text:span text:style-name="T546">So we </text:span><text:span text:style-name="T795">define </text:span><text:span text:style-name="T546">the struct "Message" with three variables </text:span><text:span text:style-name="T795">in it </text:span><text:span text:style-name="T546">and then use it with "</text:span><text:span text:style-name="Source_20_Text"><text:span text:style-name="T546">struct Message</text:span></text:span><text:span text:style-name="T546">"</text:span><text:span text:style-name="T795">.</text:span><text:span text:style-name="T547"> That's tedious.</text:span><text:span text:style-name="T548"> Using the keyword "typedef" in </text:span><text:span text:style-name="T796">the </text:span><text:span text:style-name="T548">struct</text:span><text:span text:style-name="T796">'s</text:span><text:span text:style-name="T548"> </text:span><text:span text:style-name="T716">definition</text:span><text:span text:style-name="T548">, we can </text:span><text:span text:style-name="T549">eliminate</text:span><text:span text:style-name="T548"> the need for </text:span><text:span text:style-name="T798">"</text:span><text:span text:style-name="T548">struct</text:span><text:span text:style-name="T798">"</text:span><text:span text:style-name="T548"> everywhere</text:span><text:span text:style-name="T797">.<text:line-break/></text:span><text:span text:style-name="T550">With </text:span><text:span text:style-name="Source_20_Text"><text:span text:style-name="T550">typedef</text:span></text:span><text:span text:style-name="T550"> you can basically create an alias for a type.<text:line-break/></text:span><text:span text:style-name="T1064">We could also create our own type for user-id's.</text:span></text:p>
      <text:p text:style-name="P154"><text:span text:style-name="T799">Applying those improvements</text:span><text:span text:style-name="T1063">,</text:span><text:span text:style-name="T799"> changes our code </text:span><text:span text:style-name="T800">to look like this</text:span><text:span text:style-name="T799">:</text:span></text:p>
      <text:p text:style-name="P154"><text:soft-page-break/><draw:frame draw:style-name="fr1" draw:name="Frame38" text:anchor-type="as-char" svg:width="6.6598in" draw:z-index="49"><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ring.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7"><text:s/>3 <text:s/></text:span></text:span></text:p><text:p text:style-name="P224"><text:span text:style-name="Source_20_Text"><text:span text:style-name="T818"><text:s/>4 <text:s/></text:span></text:span><text:span text:style-name="Source_20_Text"><text:span text:style-name="T834">typedef</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user_id;</text:span></text:span></text:p><text:p text:style-name="P224"><text:span text:style-name="Source_20_Text"><text:span text:style-name="T817"><text:s/>5 <text:s/></text:span></text:span></text:p><text:p text:style-name="P224"><text:span text:style-name="Source_20_Text"><text:span text:style-name="T818"><text:s/>6 <text:s/></text:span></text:span><text:span text:style-name="Source_20_Text"><text:span text:style-name="T834">typedef</text:span></text:span><text:span text:style-name="Source_20_Text"><text:span text:style-name="T806"> </text:span></text:span><text:span text:style-name="Source_20_Text"><text:span text:style-name="T834">struct</text:span></text:span><text:span text:style-name="Source_20_Text"><text:span text:style-name="T806"> </text:span></text:span><text:span text:style-name="Source_20_Text"><text:span text:style-name="T814">Message</text:span></text:span></text:p><text:p text:style-name="P224"><text:span text:style-name="Source_20_Text"><text:span text:style-name="T818"><text:s/>7 <text:s/></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4"/>user_id sender_id;</text:span></text:span></text:p><text:p text:style-name="P224"><text:span text:style-name="Source_20_Text"><text:span text:style-name="T818"><text:s/>9 <text:s/></text:span></text:span><text:span text:style-name="Source_20_Text"><text:span text:style-name="T806"><text:s text:c="4"/>user_id receiver_id;</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02">char</text:span></text:span><text:span text:style-name="Source_20_Text"><text:span text:style-name="T806"> content[</text:span></text:span><text:span text:style-name="Source_20_Text"><text:span text:style-name="T840">256</text:span></text:span><text:span text:style-name="Source_20_Text"><text:span text:style-name="T806">];</text:span></text:span></text:p><text:p text:style-name="P224"><text:span text:style-name="Source_20_Text"><text:span text:style-name="T818">11 <text:s/></text:span></text:span><text:span text:style-name="Source_20_Text"><text:span text:style-name="T806">} Message ;</text:span></text:span></text:p><text:p text:style-name="P224"><text:span text:style-name="Source_20_Text"><text:span text:style-name="T817">12 <text:s/></text:span></text:span></text:p><text:p text:style-name="P224"><text:span text:style-name="Source_20_Text"><text:span text:style-name="T818">13 <text:s/></text:span></text:span><text:span text:style-name="Source_20_Text"><text:span text:style-name="T806">Message </text:span></text:span><text:span text:style-name="Source_20_Text"><text:span text:style-name="T814">receive_message</text:span></text:span><text:span text:style-name="Source_20_Text"><text:span text:style-name="T806">(</text:span></text:span><text:span text:style-name="Source_20_Text"><text:span text:style-name="T802">int</text:span></text:span><text:span text:style-name="Source_20_Text"><text:span text:style-name="T806"> my_id)</text:span></text:span></text:p><text:p text:style-name="P224"><text:span text:style-name="Source_20_Text"><text:span text:style-name="T818">14 <text:s/></text:span></text:span><text:span text:style-name="Source_20_Text"><text:span text:style-name="T806">{</text:span></text:span></text:p><text:p text:style-name="P224"><text:span text:style-name="Source_20_Text"><text:span text:style-name="T818">15 <text:s/></text:span></text:span><text:span text:style-name="Source_20_Text"><text:span text:style-name="T806"><text:s text:c="4"/>Message result;</text:span></text:span></text:p><text:p text:style-name="P224"><text:span text:style-name="Source_20_Text"><text:span text:style-name="T817">16 <text:s/></text:span></text:span></text:p><text:p text:style-name="P224"><text:span text:style-name="Source_20_Text"><text:span text:style-name="T818">17 <text:s/></text:span></text:span><text:span text:style-name="Source_20_Text"><text:span text:style-name="T806"><text:s text:c="4"/>result.sender_id </text:span></text:span><text:span text:style-name="Source_20_Text"><text:span text:style-name="T818">=</text:span></text:span><text:span text:style-name="Source_20_Text"><text:span text:style-name="T806"> </text:span></text:span><text:span text:style-name="Source_20_Text"><text:span text:style-name="T840">32</text:span></text:span><text:span text:style-name="Source_20_Text"><text:span text:style-name="T806">;</text:span></text:span></text:p><text:p text:style-name="P224"><text:span text:style-name="Source_20_Text"><text:span text:style-name="T818">18 <text:s/></text:span></text:span><text:span text:style-name="Source_20_Text"><text:span text:style-name="T806"><text:s text:c="4"/>result.receiver_id </text:span></text:span><text:span text:style-name="Source_20_Text"><text:span text:style-name="T818">=</text:span></text:span><text:span text:style-name="Source_20_Text"><text:span text:style-name="T806"> my_id;</text:span></text:span></text:p><text:p text:style-name="P224"><text:span text:style-name="Source_20_Text"><text:span text:style-name="T818">19 <text:s/></text:span></text:span><text:span text:style-name="Source_20_Text"><text:span text:style-name="T806"><text:s text:c="4"/>strcpy(result.content, </text:span></text:span><text:span text:style-name="Source_20_Text"><text:span text:style-name="T840">"1 message from your pal"</text:span></text:span><text:span text:style-name="Source_20_Text"><text:span text:style-name="T806">);</text:span></text:span></text:p><text:p text:style-name="P224"><text:span text:style-name="Source_20_Text"><text:span text:style-name="T817">20 <text:s/></text:span></text:span></text:p><text:p text:style-name="P224"><text:span text:style-name="Source_20_Text"><text:span text:style-name="T818">21 <text:s/></text:span></text:span><text:span text:style-name="Source_20_Text"><text:span text:style-name="T806"><text:s text:c="4"/></text:span></text:span><text:span text:style-name="Source_20_Text"><text:span text:style-name="T834">return</text:span></text:span><text:span text:style-name="Source_20_Text"><text:span text:style-name="T806"> result;</text:span></text:span></text:p><text:p text:style-name="P224"><text:span text:style-name="Source_20_Text"><text:span text:style-name="T818">22 <text:s/></text:span></text:span><text:span text:style-name="Source_20_Text"><text:span text:style-name="T806">}</text:span></text:span></text:p><text:p text:style-name="P224"><text:span text:style-name="Source_20_Text"><text:span text:style-name="T817">23 <text:s/></text:span></text:span></text:p><text:p text:style-name="P224"><text:span text:style-name="Source_20_Text"><text:span text:style-name="T818">24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25 <text:s/></text:span></text:span><text:span text:style-name="Source_20_Text"><text:span text:style-name="T806">{</text:span></text:span></text:p><text:p text:style-name="P224"><text:span text:style-name="Source_20_Text"><text:span text:style-name="T818">26 <text:s/></text:span></text:span><text:span text:style-name="Source_20_Text"><text:span text:style-name="T806"><text:s text:c="4"/>Message simulated_msg </text:span></text:span><text:span text:style-name="Source_20_Text"><text:span text:style-name="T818">=</text:span></text:span><text:span text:style-name="Source_20_Text"><text:span text:style-name="T806"> receive_message(</text:span></text:span><text:span text:style-name="Source_20_Text"><text:span text:style-name="T840">10</text:span></text:span><text:span text:style-name="Source_20_Text"><text:span text:style-name="T806">);</text:span></text:span></text:p><text:p text:style-name="P224"><text:span text:style-name="Source_20_Text"><text:span text:style-name="T817">27 <text:s/></text:span></text:span></text:p><text:p text:style-name="P224"><text:span text:style-name="Source_20_Text"><text:span text:style-name="T818">28 <text:s/></text:span></text:span><text:span text:style-name="Source_20_Text"><text:span text:style-name="T806"><text:s text:c="4"/>printf(</text:span></text:span></text:p><text:p text:style-name="P224"><text:span text:style-name="Source_20_Text"><text:span text:style-name="T818">29 <text:s/></text:span></text:span><text:span text:style-name="Source_20_Text"><text:span text:style-name="T806"><text:s text:c="8"/></text:span></text:span><text:span text:style-name="Source_20_Text"><text:span text:style-name="T840">"from: %i\nto: %i\n\n%s\n"</text:span></text:span><text:span text:style-name="Source_20_Text"><text:span text:style-name="T806">,</text:span></text:span></text:p><text:p text:style-name="P224"><text:span text:style-name="Source_20_Text"><text:span text:style-name="T818">30 <text:s/></text:span></text:span><text:span text:style-name="Source_20_Text"><text:span text:style-name="T806"><text:s text:c="8"/>simulated_msg.sender_id,</text:span></text:span></text:p><text:p text:style-name="P224"><text:span text:style-name="Source_20_Text"><text:span text:style-name="T818">31 <text:s/></text:span></text:span><text:span text:style-name="Source_20_Text"><text:span text:style-name="T806"><text:s text:c="8"/>simulated_msg.receiver_id,</text:span></text:span></text:p><text:p text:style-name="P224"><text:span text:style-name="Source_20_Text"><text:span text:style-name="T818">32 <text:s/></text:span></text:span><text:span text:style-name="Source_20_Text"><text:span text:style-name="T806"><text:s text:c="8"/>simulated_msg.content);</text:span></text:span></text:p><text:p text:style-name="P224"><text:span text:style-name="Source_20_Text"><text:span text:style-name="T818">33 <text:s/></text:span></text:span><text:span text:style-name="Source_20_Text"><text:span text:style-name="T806">}</text:span></text:span></text:p></draw:text-box></draw:frame></text:p>
      <text:h text:style-name="P263" text:outline-level="1"><text:bookmark-start text:name="__RefHeading___Toc8382_1255930186"/>Enum<text:span text:style-name="T551">erator</text:span><text:span text:style-name="T552">s</text:span><text:bookmark-end text:name="__RefHeading___Toc8382_1255930186"/></text:h>
      <text:p text:style-name="P105">...allow for a neat organization of names that represent values from the same type.</text:p>
      <text:p text:style-name="P105"><draw:frame draw:style-name="fr1" draw:name="Frame40" text:anchor-type="as-char" svg:width="6.6598in" draw:z-index="37"><draw:text-box fo:min-height="0.4618in"><text:p text:style-name="P224"><text:span text:style-name="Source_20_Text"><text:span text:style-name="T818"><text:s/>1 <text:s/></text:span></text:span><text:span text:style-name="Source_20_Text"><text:span text:style-name="T802">void</text:span></text:span><text:span text:style-name="Source_20_Text"><text:span text:style-name="T806"> </text:span></text:span><text:span text:style-name="Source_20_Text"><text:span text:style-name="T814">draw</text:span></text:span><text:span text:style-name="Source_20_Text"><text:span text:style-name="T806">( </text:span></text:span><text:span text:style-name="Source_20_Text"><text:span text:style-name="T802">int</text:span></text:span><text:span text:style-name="Source_20_Text"><text:span text:style-name="T806"> red, </text:span></text:span><text:span text:style-name="Source_20_Text"><text:span text:style-name="T802">int</text:span></text:span><text:span text:style-name="Source_20_Text"><text:span text:style-name="T806"> green, </text:span></text:span><text:span text:style-name="Source_20_Text"><text:span text:style-name="T802">int</text:span></text:span><text:span text:style-name="Source_20_Text"><text:span text:style-name="T806"> blue )</text:span></text:span></text:p><text:p text:style-name="P224"><text:span text:style-name="Source_20_Text"><text:span text:style-name="T818"><text:s/>2 <text:s/></text:span></text:span><text:span text:style-name="Source_20_Text"><text:span text:style-name="T806">{</text:span></text:span></text:p><text:p text:style-name="P224"><text:span text:style-name="Source_20_Text"><text:span text:style-name="T818"><text:s/>3 <text:s/></text:span></text:span><text:span text:style-name="Source_20_Text"><text:span text:style-name="T806"><text:s text:c="4"/></text:span></text:span><text:span text:style-name="Source_20_Text"><text:span text:style-name="T820">// draw somehow</text:span></text:span></text:p><text:p text:style-name="P224"><text:span text:style-name="Source_20_Text"><text:span text:style-name="T818"><text:s/>4 <text:s/></text:span></text:span><text:span text:style-name="Source_20_Text"><text:span text:style-name="T806">}</text:span></text:span></text:p><text:p text:style-name="P224"><text:span text:style-name="Source_20_Text"><text:span text:style-name="T817"><text:s/>5 <text:s/></text:span></text:span></text:p><text:p text:style-name="P224"><text:span text:style-name="Source_20_Text"><text:span text:style-name="T818"><text:s/>6 <text:s/></text:span></text:span><text:span text:style-name="Source_20_Text"><text:span text:style-name="T834">typedef</text:span></text:span><text:span text:style-name="Source_20_Text"><text:span text:style-name="T806"> </text:span></text:span><text:span text:style-name="Source_20_Text"><text:span text:style-name="T834">enum</text:span></text:span><text:span text:style-name="Source_20_Text"><text:span text:style-name="T806"> Color</text:span></text:span></text:p><text:p text:style-name="P224"><text:span text:style-name="Source_20_Text"><text:span text:style-name="T818"><text:s/>7 <text:s/></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4"/>C_RED,</text:span></text:span></text:p><text:p text:style-name="P224"><text:span text:style-name="Source_20_Text"><text:span text:style-name="T818"><text:s/>9 <text:s/></text:span></text:span><text:span text:style-name="Source_20_Text"><text:span text:style-name="T806"><text:s text:c="4"/>C_GREEN,</text:span></text:span></text:p><text:p text:style-name="P224"><text:span text:style-name="Source_20_Text"><text:span text:style-name="T818">10 <text:s/></text:span></text:span><text:span text:style-name="Source_20_Text"><text:span text:style-name="T806"><text:s text:c="4"/>C_BLUE,</text:span></text:span></text:p><text:p text:style-name="P224"><text:span text:style-name="Source_20_Text"><text:span text:style-name="T818">11 <text:s/></text:span></text:span><text:span text:style-name="Source_20_Text"><text:span text:style-name="T806">} Color ;</text:span></text:span></text:p><text:p text:style-name="P224"><text:span text:style-name="Source_20_Text"><text:span text:style-name="T817">12 <text:s/></text:span></text:span></text:p><text:p text:style-name="P224"><text:span text:style-name="Source_20_Text"><text:span text:style-name="T818">13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14 <text:s/></text:span></text:span><text:span text:style-name="Source_20_Text"><text:span text:style-name="T806">{</text:span></text:span></text:p><text:p text:style-name="P224"><text:span text:style-name="Source_20_Text"><text:span text:style-name="T818">15 <text:s/></text:span></text:span><text:span text:style-name="Source_20_Text"><text:span text:style-name="T806"><text:s text:c="4"/>Color bg_color </text:span></text:span><text:span text:style-name="Source_20_Text"><text:span text:style-name="T818">=</text:span></text:span><text:span text:style-name="Source_20_Text"><text:span text:style-name="T806"> C_GREEN;</text:span></text:span></text:p><text:p text:style-name="P224"><text:span text:style-name="Source_20_Text"><text:span text:style-name="T817">16 <text:s/></text:span></text:span></text:p><text:p text:style-name="P224"><text:span text:style-name="Source_20_Text"><text:span text:style-name="T818">17 <text:s/></text:span></text:span><text:span text:style-name="Source_20_Text"><text:span text:style-name="T806"><text:s text:c="4"/></text:span></text:span><text:span text:style-name="Source_20_Text"><text:span text:style-name="T834">switch</text:span></text:span><text:span text:style-name="Source_20_Text"><text:span text:style-name="T806"> (bg_color)</text:span></text:span></text:p><text:p text:style-name="P224"><text:span text:style-name="Source_20_Text"><text:span text:style-name="T818">18 <text:s/></text:span></text:span><text:span text:style-name="Source_20_Text"><text:span text:style-name="T806"><text:s text:c="4"/>{</text:span></text:span></text:p><text:p text:style-name="P224"><text:span text:style-name="Source_20_Text"><text:span text:style-name="T818">19 <text:s/></text:span></text:span><text:span text:style-name="Source_20_Text"><text:span text:style-name="T806"><text:s text:c="8"/></text:span></text:span><text:span text:style-name="Source_20_Text"><text:span text:style-name="T834">case</text:span></text:span><text:span text:style-name="Source_20_Text"><text:span text:style-name="T806"> </text:span></text:span><text:span text:style-name="Source_20_Text"><text:span text:style-name="T814">C_RED</text:span></text:span><text:span text:style-name="Source_20_Text"><text:span text:style-name="T806">:</text:span></text:span></text:p><text:p text:style-name="P224"><text:span text:style-name="Source_20_Text"><text:span text:style-name="T818">20 <text:s/></text:span></text:span><text:span text:style-name="Source_20_Text"><text:span text:style-name="T806"><text:s text:c="12"/>draw(</text:span></text:span><text:span text:style-name="Source_20_Text"><text:span text:style-name="T840">255</text:span></text:span><text:span text:style-name="Source_20_Text"><text:span text:style-name="T806">, </text:span></text:span><text:span text:style-name="Source_20_Text"><text:span text:style-name="T840">0</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21 <text:s/></text:span></text:span><text:span text:style-name="Source_20_Text"><text:span text:style-name="T806"><text:s text:c="12"/></text:span></text:span><text:span text:style-name="Source_20_Text"><text:span text:style-name="T834">break</text:span></text:span><text:span text:style-name="Source_20_Text"><text:span text:style-name="T806">;</text:span></text:span></text:p><text:p text:style-name="P224"><text:span text:style-name="Source_20_Text"><text:span text:style-name="T817">22 <text:s/></text:span></text:span></text:p><text:p text:style-name="P224"><text:span text:style-name="Source_20_Text"><text:span text:style-name="T818">23 <text:s/></text:span></text:span><text:span text:style-name="Source_20_Text"><text:span text:style-name="T806"><text:s text:c="8"/></text:span></text:span><text:span text:style-name="Source_20_Text"><text:span text:style-name="T834">case</text:span></text:span><text:span text:style-name="Source_20_Text"><text:span text:style-name="T806"> </text:span></text:span><text:span text:style-name="Source_20_Text"><text:span text:style-name="T814">C_GREEN</text:span></text:span><text:span text:style-name="Source_20_Text"><text:span text:style-name="T806">:</text:span></text:span></text:p><text:p text:style-name="P224"><text:span text:style-name="Source_20_Text"><text:span text:style-name="T818">24 <text:s/></text:span></text:span><text:span text:style-name="Source_20_Text"><text:span text:style-name="T806"><text:s text:c="12"/>draw(</text:span></text:span><text:span text:style-name="Source_20_Text"><text:span text:style-name="T840">0</text:span></text:span><text:span text:style-name="Source_20_Text"><text:span text:style-name="T806">, </text:span></text:span><text:span text:style-name="Source_20_Text"><text:span text:style-name="T840">255</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25 <text:s/></text:span></text:span><text:span text:style-name="Source_20_Text"><text:span text:style-name="T806"><text:s text:c="12"/></text:span></text:span><text:span text:style-name="Source_20_Text"><text:span text:style-name="T834">break</text:span></text:span><text:span text:style-name="Source_20_Text"><text:span text:style-name="T806">;</text:span></text:span></text:p><text:p text:style-name="P224"><text:span text:style-name="Source_20_Text"><text:span text:style-name="T817">26 <text:s/></text:span></text:span></text:p><text:p text:style-name="P224"><text:span text:style-name="Source_20_Text"><text:span text:style-name="T818">27 <text:s/></text:span></text:span><text:span text:style-name="Source_20_Text"><text:span text:style-name="T806"><text:s text:c="8"/></text:span></text:span><text:span text:style-name="Source_20_Text"><text:span text:style-name="T834">case</text:span></text:span><text:span text:style-name="Source_20_Text"><text:span text:style-name="T806"> </text:span></text:span><text:span text:style-name="Source_20_Text"><text:span text:style-name="T814">C_BLUE</text:span></text:span><text:span text:style-name="Source_20_Text"><text:span text:style-name="T806">:</text:span></text:span></text:p><text:p text:style-name="P224"><text:span text:style-name="Source_20_Text"><text:span text:style-name="T818">28 <text:s/></text:span></text:span><text:span text:style-name="Source_20_Text"><text:span text:style-name="T806"><text:s text:c="12"/>draw(</text:span></text:span><text:span text:style-name="Source_20_Text"><text:span text:style-name="T840">0</text:span></text:span><text:span text:style-name="Source_20_Text"><text:span text:style-name="T806">, </text:span></text:span><text:span text:style-name="Source_20_Text"><text:span text:style-name="T840">0</text:span></text:span><text:span text:style-name="Source_20_Text"><text:span text:style-name="T806">, </text:span></text:span><text:span text:style-name="Source_20_Text"><text:span text:style-name="T840">255</text:span></text:span><text:span text:style-name="Source_20_Text"><text:span text:style-name="T806">);</text:span></text:span></text:p><text:p text:style-name="P224"><text:span text:style-name="Source_20_Text"><text:span text:style-name="T818">29 <text:s/></text:span></text:span><text:span text:style-name="Source_20_Text"><text:span text:style-name="T806"><text:s text:c="12"/></text:span></text:span><text:span text:style-name="Source_20_Text"><text:span text:style-name="T834">break</text:span></text:span><text:span text:style-name="Source_20_Text"><text:span text:style-name="T806">;</text:span></text:span></text:p><text:p text:style-name="P224"><text:span text:style-name="Source_20_Text"><text:span text:style-name="T818">30 <text:s/></text:span></text:span><text:span text:style-name="Source_20_Text"><text:span text:style-name="T806"><text:s text:c="4"/>}</text:span></text:span></text:p><text:p text:style-name="P224"><text:span text:style-name="Source_20_Text"><text:span text:style-name="T818">31 <text:s/></text:span></text:span><text:span text:style-name="Source_20_Text"><text:span text:style-name="T806">}</text:span></text:span></text:p></draw:text-box></draw:frame></text:p>
      <text:p text:style-name="P185">An enum at it's core is a numerical type<text:span text:style-name="T553">. You can assign any </text:span><text:span text:style-name="T554">constant </text:span><text:span text:style-name="T553">number to a member of an enum.</text:span></text:p>
      <text:p text:style-name="P190"><draw:frame draw:style-name="fr1" draw:name="Frame57" text:anchor-type="as-char" svg:width="6.6598in" draw:z-index="50"><draw:text-box fo:min-height="0.4618in"><text:p text:style-name="P224"><text:span text:style-name="Source_20_Text"><text:span text:style-name="T818">1 <text:s/></text:span></text:span><text:span text:style-name="Source_20_Text"><text:span text:style-name="T834">typedef</text:span></text:span><text:span text:style-name="Source_20_Text"><text:span text:style-name="T806"> </text:span></text:span><text:span text:style-name="Source_20_Text"><text:span text:style-name="T834">enum</text:span></text:span><text:span text:style-name="Source_20_Text"><text:span text:style-name="T806"> Number</text:span></text:span></text:p><text:p text:style-name="P224"><text:span text:style-name="Source_20_Text"><text:span text:style-name="T818">2 <text:s/></text:span></text:span><text:span text:style-name="Source_20_Text"><text:span text:style-name="T806">{</text:span></text:span></text:p><text:p text:style-name="P224"><text:span text:style-name="Source_20_Text"><text:span text:style-name="T818">3 <text:s/></text:span></text:span><text:span text:style-name="Source_20_Text"><text:span text:style-name="T806"><text:s text:c="4"/>N_ONE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text:span></text:span></text:p><text:p text:style-name="P224"><text:span text:style-name="Source_20_Text"><text:span text:style-name="T818">4 <text:s/></text:span></text:span><text:span text:style-name="Source_20_Text"><text:span text:style-name="T806"><text:s text:c="4"/>N_TWO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text:span></text:span></text:p><text:p text:style-name="P224"><text:span text:style-name="Source_20_Text"><text:span text:style-name="T818">5 <text:s/></text:span></text:span><text:span text:style-name="Source_20_Text"><text:span text:style-name="T806"><text:s text:c="4"/>N_THREE </text:span></text:span><text:span text:style-name="Source_20_Text"><text:span text:style-name="T818">=</text:span></text:span><text:span text:style-name="Source_20_Text"><text:span text:style-name="T806"> </text:span></text:span><text:span text:style-name="Source_20_Text"><text:span text:style-name="T840">3</text:span></text:span><text:span text:style-name="Source_20_Text"><text:span text:style-name="T806">,</text:span></text:span></text:p><text:p text:style-name="P224"><text:span text:style-name="Source_20_Text"><text:span text:style-name="T818">6 <text:s/></text:span></text:span><text:span text:style-name="Source_20_Text"><text:span text:style-name="T806">} </text:span></text:span><text:span text:style-name="Source_20_Text"><text:span text:style-name="T811">Number</text:span></text:span><text:span text:style-name="Source_20_Text"><text:span text:style-name="T806"> ;</text:span></text:span></text:p></draw:text-box></draw:frame></text:p>
      <text:h text:style-name="P263" text:outline-level="1"><text:bookmark-start text:name="__RefHeading___Toc2206_55192689"/>Casting<text:bookmark-end text:name="__RefHeading___Toc2206_55192689"/></text:h>
      <text:p text:style-name="P108">To cast means to change a variables type<text:span text:style-name="T567">. Effectively forcing the program to interpret the </text:span><text:span text:style-name="T569">values</text:span><text:span text:style-name="T567"> bytes differently.</text:span><text:span text:style-name="T568"> Remember that second sentence.</text:span></text:p>
      <text:p text:style-name="P108"><draw:frame draw:style-name="fr1" draw:name="Frame41" text:anchor-type="as-char" svg:width="6.6598in" draw:z-index="38"><draw:text-box fo:min-height="0.4618in"><text:p text:style-name="P224"><text:span text:style-name="Source_20_Text"><text:span text:style-name="T818">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2 <text:s/></text:span></text:span></text:p><text:p text:style-name="P224"><text:span text:style-name="Source_20_Text"><text:span text:style-name="T818">3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4 <text:s/></text:span></text:span><text:span text:style-name="Source_20_Text"><text:span text:style-name="T806">{</text:span></text:span></text:p><text:p text:style-name="P224"><text:span text:style-name="Source_20_Text"><text:span text:style-name="T818">5 <text:s/></text:span></text:span><text:span text:style-name="Source_20_Text"><text:span text:style-name="T806"><text:s text:c="4"/></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unflipped </text:span></text:span><text:span text:style-name="Source_20_Text"><text:span text:style-name="T818">=</text:span></text:span><text:span text:style-name="Source_20_Text"><text:span text:style-name="T806"> </text:span></text:span><text:span text:style-name="Source_20_Text"><text:span text:style-name="T840">4000000000</text:span></text:span><text:span text:style-name="Source_20_Text"><text:span text:style-name="T806">;</text:span></text:span></text:p><text:p text:style-name="P224"><text:span text:style-name="Source_20_Text"><text:span text:style-name="T818">6 <text:s/></text:span></text:span><text:span text:style-name="Source_20_Text"><text:span text:style-name="T806"><text:s text:c="4"/></text:span></text:span><text:span text:style-name="Source_20_Text"><text:span text:style-name="T802">signed</text:span></text:span><text:span text:style-name="Source_20_Text"><text:span text:style-name="T806"> </text:span></text:span><text:span text:style-name="Source_20_Text"><text:span text:style-name="T802">int</text:span></text:span><text:span text:style-name="Source_20_Text"><text:span text:style-name="T806"> flipped </text:span></text:span><text:span text:style-name="Source_20_Text"><text:span text:style-name="T818">=</text:span></text:span><text:span text:style-name="Source_20_Text"><text:span text:style-name="T806"> (</text:span></text:span><text:span text:style-name="Source_20_Text"><text:span text:style-name="T802">signed</text:span></text:span><text:span text:style-name="Source_20_Text"><text:span text:style-name="T806"> </text:span></text:span><text:span text:style-name="Source_20_Text"><text:span text:style-name="T802">int</text:span></text:span><text:span text:style-name="Source_20_Text"><text:span text:style-name="T806">) unflipped;</text:span></text:span></text:p><text:p text:style-name="P224"><text:span text:style-name="Source_20_Text"><text:span text:style-name="T818">7 <text:s/></text:span></text:span><text:span text:style-name="Source_20_Text"><text:span text:style-name="T806"><text:s text:c="4"/></text:span></text:span></text:p><text:p text:style-name="P224"><text:span text:style-name="Source_20_Text"><text:span text:style-name="T818">8 <text:s/></text:span></text:span><text:span text:style-name="Source_20_Text"><text:span text:style-name="T806"><text:s text:c="4"/>printf(</text:span></text:span><text:span text:style-name="Source_20_Text"><text:span text:style-name="T840">"%u flipped to %i\n"</text:span></text:span><text:span text:style-name="Source_20_Text"><text:span text:style-name="T806">, unflipped, flipped);</text:span></text:span></text:p><text:p text:style-name="P224"><text:span text:style-name="Source_20_Text"><text:span text:style-name="T818">9 <text:s/></text:span></text:span><text:span text:style-name="Source_20_Text"><text:span text:style-name="T806">}</text:span></text:span></text:p></draw:text-box></draw:frame></text:p>
      <text:p text:style-name="P110">Here we cast to the same sized integer but from unsigned to signed.<text:span text:style-name="T570"> Thanks to that the </text:span><text:span text:style-name="T572">printed</text:span><text:span text:style-name="T570"> number</text:span><text:span text:style-name="T572"> "flipped to"</text:span><text:span text:style-name="T570"> will </text:span><text:span text:style-name="T572">be</text:span><text:span text:style-name="T570"> -294967296</text:span><text:span text:style-name="T571">, at least on my machine</text:span><text:span text:style-name="T570">.</text:span></text:p>
      <text:h text:style-name="Heading_20_2" text:outline-level="2"><text:bookmark-start text:name="__RefHeading___Toc9104_399436805"/>implicit conversion<text:bookmark-end text:name="__RefHeading___Toc9104_399436805"/></text:h>
      <text:p text:style-name="P109"><text:span text:style-name="T573">I am not a fan of it but this language will come with implicit casts as well.</text:span><text:span text:style-name="T574"> You sh</text:span><text:span text:style-name="T575">ould not rely on it though because it can be hard to see sometimes and as such obfuscates your code.</text:span></text:p>
      <text:p text:style-name="P109"><draw:frame draw:style-name="fr1" draw:name="Frame42" text:anchor-type="as-char" svg:width="6.6598in" draw:z-index="39"><draw:text-box fo:min-height="0.4618in"><text:p text:style-name="P224"><text:span text:style-name="Source_20_Text"><text:span text:style-name="T818">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2 <text:s/></text:span></text:span></text:p><text:p text:style-name="P224"><text:span text:style-name="Source_20_Text"><text:span text:style-name="T818">3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4 <text:s/></text:span></text:span><text:span text:style-name="Source_20_Text"><text:span text:style-name="T806">{</text:span></text:span></text:p><text:p text:style-name="P224"><text:span text:style-name="Source_20_Text"><text:span text:style-name="T818">5 <text:s/></text:span></text:span><text:span text:style-name="Source_20_Text"><text:span text:style-name="T806"><text:s text:c="4"/></text:span></text:span><text:span text:style-name="Source_20_Text"><text:span text:style-name="T802">float</text:span></text:span><text:span text:style-name="Source_20_Text"><text:span text:style-name="T806"> temp </text:span></text:span><text:span text:style-name="Source_20_Text"><text:span text:style-name="T818">=</text:span></text:span><text:span text:style-name="Source_20_Text"><text:span text:style-name="T806"> </text:span></text:span><text:span text:style-name="Source_20_Text"><text:span text:style-name="T840">10</text:span></text:span><text:span text:style-name="Source_20_Text"><text:span text:style-name="T806">;</text:span></text:span></text:p><text:p text:style-name="P224"><text:span text:style-name="Source_20_Text"><text:span text:style-name="T818">6 <text:s/></text:span></text:span><text:span text:style-name="Source_20_Text"><text:span text:style-name="T806"><text:s text:c="4"/></text:span></text:span></text:p><text:p text:style-name="P224"><text:span text:style-name="Source_20_Text"><text:span text:style-name="T818">7 <text:s/></text:span></text:span><text:span text:style-name="Source_20_Text"><text:span text:style-name="T806"><text:s text:c="4"/>printf(</text:span></text:span><text:span text:style-name="Source_20_Text"><text:span text:style-name="T840">"%f\n"</text:span></text:span><text:span text:style-name="Source_20_Text"><text:span text:style-name="T806">, temp);</text:span></text:span></text:p><text:p text:style-name="P224"><text:span text:style-name="Source_20_Text"><text:span text:style-name="T818">8 <text:s/></text:span></text:span><text:span text:style-name="Source_20_Text"><text:span text:style-name="T806">}</text:span></text:span></text:p></draw:text-box></draw:frame></text:p>
      <text:p text:style-name="P116">To explicitly present a <text:span text:style-name="T717">float</text:span> do not forget to type the comma<text:span text:style-name="T576">: </text:span><text:span text:style-name="Source_20_Text"><text:span text:style-name="T576">10.0</text:span></text:span><text:span text:style-name="Source_20_Text"><text:span text:style-name="T718"> </text:span></text:span><text:span text:style-name="T718">(and technically a </text:span><text:span text:style-name="T719">'</text:span><text:span text:style-name="T718">f</text:span><text:span text:style-name="T719">'</text:span><text:span text:style-name="T718"> afterwards)</text:span><text:span text:style-name="T720">: </text:span><text:span text:style-name="Source_20_Text"><text:span text:style-name="T720">10.0f</text:span></text:span></text:p>
      <text:p text:style-name="P124">Implicit casts can also come with data loss<text:span text:style-name="T847">, in a very sneaky way</text:span>:</text:p>
      <text:p text:style-name="P124"><text:soft-page-break/><draw:frame draw:style-name="fr1" draw:name="Frame43" text:anchor-type="as-char" svg:width="6.6598in" draw:z-index="40"><draw:text-box fo:min-height="0.4618in"><text:p text:style-name="P224"><text:span text:style-name="Source_20_Text"><text:span text:style-name="T818">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2 <text:s/></text:span></text:span></text:p><text:p text:style-name="P224"><text:span text:style-name="Source_20_Text"><text:span text:style-name="T818">3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4 <text:s/></text:span></text:span><text:span text:style-name="Source_20_Text"><text:span text:style-name="T806">{</text:span></text:span></text:p><text:p text:style-name="P224"><text:span text:style-name="Source_20_Text"><text:span text:style-name="T818">5 <text:s/></text:span></text:span><text:span text:style-name="Source_20_Text"><text:span text:style-name="T806"><text:s text:c="4"/></text:span></text:span><text:span text:style-name="Source_20_Text"><text:span text:style-name="T802">float</text:span></text:span><text:span text:style-name="Source_20_Text"><text:span text:style-name="T806"> temp </text:span></text:span><text:span text:style-name="Source_20_Text"><text:span text:style-name="T818">=</text:span></text:span><text:span text:style-name="Source_20_Text"><text:span text:style-name="T806"> </text:span></text:span><text:span text:style-name="Source_20_Text"><text:span text:style-name="T840">10.3f</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2.0f</text:span></text:span><text:span text:style-name="Source_20_Text"><text:span text:style-name="T806">;</text:span></text:span></text:p><text:p text:style-name="P224"><text:span text:style-name="Source_20_Text"><text:span text:style-name="T818">6 <text:s/></text:span></text:span><text:span text:style-name="Source_20_Text"><text:span text:style-name="T806"><text:s text:c="4"/></text:span></text:span><text:span text:style-name="Source_20_Text"><text:span text:style-name="T802">int</text:span></text:span><text:span text:style-name="Source_20_Text"><text:span text:style-name="T806"> num </text:span></text:span><text:span text:style-name="Source_20_Text"><text:span text:style-name="T818">=</text:span></text:span><text:span text:style-name="Source_20_Text"><text:span text:style-name="T806"> temp;</text:span></text:span></text:p><text:p text:style-name="P224"><text:span text:style-name="Source_20_Text"><text:span text:style-name="T818">7 <text:s/></text:span></text:span><text:span text:style-name="Source_20_Text"><text:span text:style-name="T806"><text:s text:c="4"/></text:span></text:span></text:p><text:p text:style-name="P224"><text:span text:style-name="Source_20_Text"><text:span text:style-name="T818">8 <text:s/></text:span></text:span><text:span text:style-name="Source_20_Text"><text:span text:style-name="T806"><text:s text:c="4"/>printf(</text:span></text:span><text:span text:style-name="Source_20_Text"><text:span text:style-name="T840">"%i\n"</text:span></text:span><text:span text:style-name="Source_20_Text"><text:span text:style-name="T806">, num);</text:span></text:span></text:p><text:p text:style-name="P224"><text:span text:style-name="Source_20_Text"><text:span text:style-name="T818">9 <text:s/></text:span></text:span><text:span text:style-name="Source_20_Text"><text:span text:style-name="T806">}</text:span></text:span></text:p></draw:text-box></draw:frame></text:p>
      <text:p text:style-name="P156">When a float is cast to an integer, everything after the comma will just be dropped. This results in<text:span text:style-name="T848"> </text:span><text:span text:style-name="Source_20_Text"><text:span text:style-name="T848">20</text:span></text:span> <text:span text:style-name="T848">as </text:span><text:span text:style-name="T849">an </text:span>output<text:span text:style-name="T849"> of this program</text:span><text:span text:style-name="T848">.</text:span></text:p>
      <text:h text:style-name="P263" text:outline-level="1"><text:bookmark-start text:name="__RefHeading___Toc126_3572798900"/>Errors are friends, not food<text:bookmark-end text:name="__RefHeading___Toc126_3572798900"/></text:h>
      <text:p text:style-name="P117">The compiler will <text:span text:style-name="T555">provide you with mostly helpful information.</text:span><text:span text:style-name="T556"> The more the compiler tells you what is wrong</text:span><text:span text:style-name="T559">,</text:span><text:span text:style-name="T556"> the better.</text:span><text:span text:style-name="T557"> If you disagree</text:span><text:span text:style-name="T594"> with me on that,</text:span><text:span text:style-name="T557"> talk to a Rustacean</text:span><text:span text:style-name="T558"> (Rust programmer)</text:span><text:span text:style-name="T557">.</text:span><text:span text:style-name="T560"> The Rust programming language has a very good compiler that will provide the user with not just tons of errors but warnings alike.</text:span><text:span text:style-name="T595"> Enabling you to catch a lot of unexpected runtime behavior.</text:span><text:span text:style-name="T560"> </text:span><text:span text:style-name="T563">If you still not agree with me</text:span><text:span text:style-name="T566"> and the Rustaceans</text:span><text:span text:style-name="T564">,</text:span><text:span text:style-name="T563"> then feel free to try vanilla Python with a standard text editor. </text:span><text:span text:style-name="T565">The Python parser will basically accept anything that it can process. It never gives you any warnings letting your program run into all kinds of runtime issues.</text:span></text:p>
      <text:p text:style-name="P117"><text:span text:style-name="T560">If you </text:span><text:span text:style-name="T561">do </text:span><text:span text:style-name="T560">agree</text:span><text:span text:style-name="T561"> then i recommend you to activate the compilers options to print more warnings.<text:line-break/></text:span><text:span text:style-name="T562">In gcc these options are </text:span><text:span text:style-name="Source_20_Text"><text:span text:style-name="T562">-Wall -Wextra</text:span></text:span><text:span text:style-name="T562">.</text:span></text:p>
      <text:p text:style-name="P106">By the way the difference between an error and a warning is:</text:p>
      <text:list xml:id="list102958596210609" text:continue-numbering="true" text:style-name="List_20_1">
        <text:list-item>
          <text:p text:style-name="P297">error = the source code cannot be compiled into a working binary filename</text:p>
        </text:list-item>
        <text:list-item>
          <text:p text:style-name="P298">warning = the code can be compiled but unintended behavior might arise at runtime</text:p>
        </text:list-item>
      </text:list>
      <text:h text:style-name="P272" text:outline-level="1"><text:bookmark-start text:name="__RefHeading___Toc20603_3834665484"/>Debugging<text:bookmark-end text:name="__RefHeading___Toc20603_3834665484"/></text:h>
      <text:p text:style-name="Text_20_body"><text:bookmark-start text:name="__RefHeading___Toc20605_3834665484"/><text:span text:style-name="T871">Depending on the quality of your code, t</text:span>his is where the real game begins.<text:span text:style-name="T872">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3">A debugger is program that helps you understand the runtime behavior of your program.</text:span><text:span text:style-name="T874"> Before we can debug a program we have to help the debugger helping us, by compiling the targeted program with the compiler-option "-g".</text:span><text:span text:style-name="T875"> This will compile the program in a way, so that function-names, variables-names and other helpful information are stored in the binary.</text:span><text:bookmark-end text:name="__RefHeading___Toc20607_3834665484"/></text:p>
      <text:p text:style-name="P158">So let's first get a <text:span text:style-name="T880">project with a </text:span>faulty piece of code, that we have to debug<text:span text:style-name="T881">, starting with the main file</text:span>:</text:p>
      <text:p text:style-name="P158"><draw:frame draw:style-name="fr1" draw:name="Frame1" text:anchor-type="as-char" svg:width="6.6598in" draw:z-index="51"><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faulty_string.h"</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3 <text:s/></text:span></text:span></text:p><text:p text:style-name="P224"><text:span text:style-name="Source_20_Text"><text:span text:style-name="T818"><text:s/>4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5 <text:s/></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String str_hi </text:span></text:span><text:span text:style-name="Source_20_Text"><text:span text:style-name="T818">=</text:span></text:span><text:span text:style-name="Source_20_Text"><text:span text:style-name="T806"> String_from(</text:span></text:span><text:span text:style-name="Source_20_Text"><text:span text:style-name="T840">"hi"</text:span></text:span><text:span text:style-name="Source_20_Text"><text:span text:style-name="T806">);</text:span></text:span></text:p><text:p text:style-name="P224"><text:span text:style-name="Source_20_Text"><text:span text:style-name="T818"><text:s/>7 <text:s/></text:span></text:span><text:span text:style-name="Source_20_Text"><text:span text:style-name="T806"><text:s text:c="4"/>String str_twoplusone </text:span></text:span><text:span text:style-name="Source_20_Text"><text:span text:style-name="T818">=</text:span></text:span><text:span text:style-name="Source_20_Text"><text:span text:style-name="T806"> String_new();</text:span></text:span></text:p><text:p text:style-name="P224"><text:span text:style-name="Source_20_Text"><text:span text:style-name="T818"><text:s/>8 <text:s/></text:span></text:span><text:span text:style-name="Source_20_Text"><text:span text:style-name="T806"><text:s text:c="4"/></text:span></text:span></text:p><text:p text:style-name="P224"><text:span text:style-name="Source_20_Text"><text:span text:style-name="T818"><text:s/>9 <text:s/></text:span></text:span><text:span text:style-name="Source_20_Text"><text:span text:style-name="T806"><text:s text:c="4"/>String_append(</text:span></text:span><text:span text:style-name="Source_20_Text"><text:span text:style-name="T818">&amp;</text:span></text:span><text:span text:style-name="Source_20_Text"><text:span text:style-name="T806">str_twoplusone, </text:span></text:span><text:span text:style-name="Source_20_Text"><text:span text:style-name="T840">"two"</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String_append(</text:span></text:span><text:span text:style-name="Source_20_Text"><text:span text:style-name="T818">&amp;</text:span></text:span><text:span text:style-name="Source_20_Text"><text:span text:style-name="T806">str_twoplusone, </text:span></text:span><text:span text:style-name="Source_20_Text"><text:span text:style-name="T840">" + "</text:span></text:span><text:span text:style-name="Source_20_Text"><text:span text:style-name="T806">);</text:span></text:span></text:p><text:p text:style-name="P224"><text:span text:style-name="Source_20_Text"><text:span text:style-name="T818">11 <text:s/></text:span></text:span><text:span text:style-name="Source_20_Text"><text:span text:style-name="T806"><text:s text:c="4"/>String_append(</text:span></text:span><text:span text:style-name="Source_20_Text"><text:span text:style-name="T818">&amp;</text:span></text:span><text:span text:style-name="Source_20_Text"><text:span text:style-name="T806">str_twoplusone, </text:span></text:span><text:span text:style-name="Source_20_Text"><text:span text:style-name="T840">"one"</text:span></text:span><text:span text:style-name="Source_20_Text"><text:span text:style-name="T806">);</text:span></text:span></text:p><text:p text:style-name="P224"><text:span text:style-name="Source_20_Text"><text:span text:style-name="T818">12 <text:s/></text:span></text:span><text:span text:style-name="Source_20_Text"><text:span text:style-name="T806"><text:s text:c="4"/></text:span></text:span></text:p><text:p text:style-name="P224"><text:span text:style-name="Source_20_Text"><text:span text:style-name="T818">13 <text:s/></text:span></text:span><text:span text:style-name="Source_20_Text"><text:span text:style-name="T806"><text:s text:c="4"/>printf(</text:span></text:span></text:p><text:p text:style-name="P224"><text:span text:style-name="Source_20_Text"><text:span text:style-name="T818">14 <text:s/></text:span></text:span><text:span text:style-name="Source_20_Text"><text:span text:style-name="T806"><text:s text:c="8"/></text:span></text:span><text:span text:style-name="Source_20_Text"><text:span text:style-name="T840">"1: %s\n2: %s\nquick math\n"</text:span></text:span><text:span text:style-name="Source_20_Text"><text:span text:style-name="T806">,</text:span></text:span></text:p><text:p text:style-name="P224"><text:span text:style-name="Source_20_Text"><text:span text:style-name="T818">15 <text:s/></text:span></text:span><text:span text:style-name="Source_20_Text"><text:span text:style-name="T806"><text:s text:c="8"/>str_hi.str,</text:span></text:span></text:p><text:p text:style-name="P224"><text:span text:style-name="Source_20_Text"><text:span text:style-name="T818">16 <text:s/></text:span></text:span><text:span text:style-name="Source_20_Text"><text:span text:style-name="T806"><text:s text:c="8"/>str_twoplusone.str);</text:span></text:span></text:p><text:p text:style-name="P224"><text:span text:style-name="Source_20_Text"><text:span text:style-name="T818">17 <text:s/></text:span></text:span><text:span text:style-name="Source_20_Text"><text:span text:style-name="T806"><text:s text:c="4"/></text:span></text:span></text:p><text:p text:style-name="P224"><text:span text:style-name="Source_20_Text"><text:span text:style-name="T818">18 <text:s/></text:span></text:span><text:span text:style-name="Source_20_Text"><text:span text:style-name="T806"><text:s text:c="4"/>String_clear(</text:span></text:span><text:span text:style-name="Source_20_Text"><text:span text:style-name="T818">&amp;</text:span></text:span><text:span text:style-name="Source_20_Text"><text:span text:style-name="T806">str_hi);</text:span></text:span></text:p><text:p text:style-name="P224"><text:span text:style-name="Source_20_Text"><text:span text:style-name="T818">19 <text:s/></text:span></text:span><text:span text:style-name="Source_20_Text"><text:span text:style-name="T806"><text:s text:c="4"/>String_clear(</text:span></text:span><text:span text:style-name="Source_20_Text"><text:span text:style-name="T818">&amp;</text:span></text:span><text:span text:style-name="Source_20_Text"><text:span text:style-name="T806">str_twoplusone);</text:span></text:span></text:p><text:p text:style-name="P224"><text:span text:style-name="Source_20_Text"><text:span text:style-name="T818">20 <text:s/></text:span></text:span><text:span text:style-name="Source_20_Text"><text:span text:style-name="T806"><text:s text:c="4"/></text:span></text:span></text:p><text:p text:style-name="P224"><text:span text:style-name="Source_20_Text"><text:span text:style-name="T818">21 <text:s/></text:span></text:span><text:span text:style-name="Source_20_Text"><text:span text:style-name="T806"><text:s text:c="4"/></text:span></text:span><text:span text:style-name="Source_20_Text"><text:span text:style-name="T834">return</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22 <text:s/></text:span></text:span><text:span text:style-name="Source_20_Text"><text:span text:style-name="T806">}</text:span></text:span></text:p></draw:text-box></draw:frame></text:p>
      <text:p text:style-name="P159"><text:span text:style-name="T882">Now here comes the</text:span> faulty string library:</text:p>
      <text:p text:style-name="P159"><text:soft-page-break/><draw:frame draw:style-name="fr1" draw:name="Frame49" text:anchor-type="as-char" svg:width="6.6598in" draw:z-index="52"><draw:text-box fo:min-height="0.4618in"><text:p text:style-name="P224"><text:span text:style-name="Source_20_Text"><text:span text:style-name="T818"><text:s/>1 <text:s/></text:span></text:span><text:span text:style-name="Source_20_Text"><text:span text:style-name="T846">#ifndef FAULTY_STRING_H</text:span></text:span></text:p><text:p text:style-name="P224"><text:span text:style-name="Source_20_Text"><text:span text:style-name="T818"><text:s/>2 <text:s/></text:span></text:span><text:span text:style-name="Source_20_Text"><text:span text:style-name="T846">#define FAULTY_STRING_H</text:span></text:span></text:p><text:p text:style-name="P224"><text:span text:style-name="Source_20_Text"><text:span text:style-name="T818"><text:s/>3 <text:s/></text:span></text:span></text:p><text:p text:style-name="P224"><text:span text:style-name="Source_20_Text"><text:span text:style-name="T818"><text:s/>4 <text:s/></text:span></text:span><text:span text:style-name="Source_20_Text"><text:span text:style-name="T846">#include</text:span></text:span><text:span text:style-name="Source_20_Text"><text:span text:style-name="T806"> </text:span></text:span><text:span text:style-name="Source_20_Text"><text:span text:style-name="T818">"string_utils.h"</text:span></text:span></text:p><text:p text:style-name="P224"><text:span text:style-name="Source_20_Text"><text:span text:style-name="T818"><text:s/>5 <text:s/></text:span></text:span></text:p><text:p text:style-name="P224"><text:span text:style-name="Source_20_Text"><text:span text:style-name="T818"><text:s/>6 <text:s/></text:span></text:span><text:span text:style-name="Source_20_Text"><text:span text:style-name="T834">static</text:span></text:span><text:span text:style-name="Source_20_Text"><text:span text:style-name="T806"> </text:span></text:span><text:span text:style-name="Source_20_Text"><text:span text:style-name="T834">const</text:span></text:span><text:span text:style-name="Source_20_Text"><text:span text:style-name="T806"> </text:span></text:span><text:span text:style-name="Source_20_Text"><text:span text:style-name="T802">size_t</text:span></text:span><text:span text:style-name="Source_20_Text"><text:span text:style-name="T806"> STR_NEW_SIZE </text:span></text:span><text:span text:style-name="Source_20_Text"><text:span text:style-name="T818">=</text:span></text:span><text:span text:style-name="Source_20_Text"><text:span text:style-name="T806"> </text:span></text:span><text:span text:style-name="Source_20_Text"><text:span text:style-name="T840">8</text:span></text:span><text:span text:style-name="Source_20_Text"><text:span text:style-name="T806">;</text:span></text:span></text:p><text:p text:style-name="P244"><text:s/>7 <text:s/></text:p><text:p text:style-name="P224"><text:span text:style-name="Source_20_Text"><text:span text:style-name="T818"><text:s/>8 <text:s/></text:span></text:span><text:span text:style-name="Source_20_Text"><text:span text:style-name="T834">typedef</text:span></text:span><text:span text:style-name="Source_20_Text"><text:span text:style-name="T806"> </text:span></text:span><text:span text:style-name="Source_20_Text"><text:span text:style-name="T834">struct</text:span></text:span><text:span text:style-name="Source_20_Text"><text:span text:style-name="T806"> </text:span></text:span><text:span text:style-name="Source_20_Text"><text:span text:style-name="T814">String</text:span></text:span></text:p><text:p text:style-name="P224"><text:span text:style-name="Source_20_Text"><text:span text:style-name="T818"><text:s/>9 <text:s/></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02">size_t</text:span></text:span><text:span text:style-name="Source_20_Text"><text:span text:style-name="T806"> size;</text:span></text:span></text:p><text:p text:style-name="P224"><text:span text:style-name="Source_20_Text"><text:span text:style-name="T818">11 <text:s/></text:span></text:span><text:span text:style-name="Source_20_Text"><text:span text:style-name="T806"><text:s text:c="4"/></text:span></text:span><text:span text:style-name="Source_20_Text"><text:span text:style-name="T802">size_t</text:span></text:span><text:span text:style-name="Source_20_Text"><text:span text:style-name="T806"> len;</text:span></text:span></text:p><text:p text:style-name="P224"><text:span text:style-name="Source_20_Text"><text:span text:style-name="T818">12 <text:s/></text:span></text:span><text:span text:style-name="Source_20_Text"><text:span text:style-name="T806"><text:s text:c="4"/></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text:span></text:span></text:p><text:p text:style-name="P224"><text:span text:style-name="Source_20_Text"><text:span text:style-name="T818">13 <text:s/></text:span></text:span><text:span text:style-name="Source_20_Text"><text:span text:style-name="T806">} String;</text:span></text:span></text:p><text:p text:style-name="P224"><text:span text:style-name="Source_20_Text"><text:span text:style-name="T818">14 <text:s/></text:span></text:span></text:p><text:p text:style-name="P224"><text:span text:style-name="Source_20_Text"><text:span text:style-name="T818">15 <text:s/></text:span></text:span><text:span text:style-name="Source_20_Text"><text:span text:style-name="T806">String </text:span></text:span><text:span text:style-name="Source_20_Text"><text:span text:style-name="T814">String_new</text:span></text:span><text:span text:style-name="Source_20_Text"><text:span text:style-name="T806">();</text:span></text:span></text:p><text:p text:style-name="P224"><text:span text:style-name="Source_20_Text"><text:span text:style-name="T818">16 <text:s/></text:span></text:span></text:p><text:p text:style-name="P224"><text:span text:style-name="Source_20_Text"><text:span text:style-name="T818">17 <text:s/></text:span></text:span><text:span text:style-name="Source_20_Text"><text:span text:style-name="T806">String </text:span></text:span><text:span text:style-name="Source_20_Text"><text:span text:style-name="T814">String_from</text:span></text:span><text:span text:style-name="Source_20_Text"><text:span text:style-name="T806">(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 );</text:span></text:span></text:p><text:p text:style-name="P224"><text:span text:style-name="Source_20_Text"><text:span text:style-name="T818">18 <text:s/></text:span></text:span></text:p><text:p text:style-name="P224"><text:span text:style-name="Source_20_Text"><text:span text:style-name="T818">19 <text:s/></text:span></text:span><text:span text:style-name="Source_20_Text"><text:span text:style-name="T802">void</text:span></text:span><text:span text:style-name="Source_20_Text"><text:span text:style-name="T806"> </text:span></text:span><text:span text:style-name="Source_20_Text"><text:span text:style-name="T814">String_append</text:span></text:span><text:span text:style-name="Source_20_Text"><text:span text:style-name="T806">( String </text:span></text:span><text:span text:style-name="Source_20_Text"><text:span text:style-name="T818">*</text:span></text:span><text:span text:style-name="Source_20_Text"><text:span text:style-name="T806">self,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text:span></text:span></text:p><text:p text:style-name="P224"><text:span text:style-name="Source_20_Text"><text:span text:style-name="T818">20 <text:s/></text:span></text:span></text:p><text:p text:style-name="P224"><text:span text:style-name="Source_20_Text"><text:span text:style-name="T818">21 <text:s/></text:span></text:span><text:span text:style-name="Source_20_Text"><text:span text:style-name="T802">void</text:span></text:span><text:span text:style-name="Source_20_Text"><text:span text:style-name="T806"> </text:span></text:span><text:span text:style-name="Source_20_Text"><text:span text:style-name="T814">String_clear</text:span></text:span><text:span text:style-name="Source_20_Text"><text:span text:style-name="T806">( String </text:span></text:span><text:span text:style-name="Source_20_Text"><text:span text:style-name="T818">*</text:span></text:span><text:span text:style-name="Source_20_Text"><text:span text:style-name="T806">self );</text:span></text:span></text:p><text:p text:style-name="P224"><text:span text:style-name="Source_20_Text"><text:span text:style-name="T818">22 <text:s/></text:span></text:span></text:p><text:p text:style-name="P224"><text:span text:style-name="Source_20_Text"><text:span text:style-name="T818">23 <text:s/></text:span></text:span><text:span text:style-name="Source_20_Text"><text:span text:style-name="T846">#endif </text:span></text:span><text:span text:style-name="Source_20_Text"><text:span text:style-name="T820">/* FAULTY_STRING_H */</text:span></text:span></text:p></draw:text-box></draw:frame></text:p>
      <text:p text:style-name="P159"><text:soft-page-break/><draw:frame draw:style-name="fr1" draw:name="Frame50" text:anchor-type="as-char" svg:width="6.6598in" draw:z-index="53"><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lib.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faulty_string.h"</text:span></text:span></text:p><text:p text:style-name="P224"><text:span text:style-name="Source_20_Text"><text:span text:style-name="T818"><text:s/>3 <text:s/></text:span></text:span></text:p><text:p text:style-name="P224"><text:span text:style-name="Source_20_Text"><text:span text:style-name="T818"><text:s/>4 <text:s/></text:span></text:span><text:span text:style-name="Source_20_Text"><text:span text:style-name="T806">String </text:span></text:span><text:span text:style-name="Source_20_Text"><text:span text:style-name="T814">String_new</text:span></text:span><text:span text:style-name="Source_20_Text"><text:span text:style-name="T806">()</text:span></text:span></text:p><text:p text:style-name="P224"><text:span text:style-name="Source_20_Text"><text:span text:style-name="T818"><text:s/>5 <text:s/></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String result </text:span></text:span><text:span text:style-name="Source_20_Text"><text:span text:style-name="T818">=</text:span></text:span><text:span text:style-name="Source_20_Text"><text:span text:style-name="T806"> {</text:span></text:span></text:p><text:p text:style-name="P224"><text:span text:style-name="Source_20_Text"><text:span text:style-name="T818"><text:s/>7 <text:s/></text:span></text:span><text:span text:style-name="Source_20_Text"><text:span text:style-name="T806"><text:s text:c="8"/>.size </text:span></text:span><text:span text:style-name="Source_20_Text"><text:span text:style-name="T818">=</text:span></text:span><text:span text:style-name="Source_20_Text"><text:span text:style-name="T806"> STR_NEW_SIZE,</text:span></text:span></text:p><text:p text:style-name="P224"><text:span text:style-name="Source_20_Text"><text:span text:style-name="T818"><text:s/>8 <text:s/></text:span></text:span><text:span text:style-name="Source_20_Text"><text:span text:style-name="T806"><text:s text:c="8"/>.len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text:s/>9 <text:s/></text:span></text:span><text:span text:style-name="Source_20_Text"><text:span text:style-name="T806"><text:s text:c="8"/>.str </text:span></text:span><text:span text:style-name="Source_20_Text"><text:span text:style-name="T818">=</text:span></text:span><text:span text:style-name="Source_20_Text"><text:span text:style-name="T806"> malloc(</text:span></text:span><text:span text:style-name="Source_20_Text"><text:span text:style-name="T834">sizeof</text:span></text:span><text:span text:style-name="Source_20_Text"><text:span text:style-name="T806">(</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 STR_NEW_SIZE),</text:span></text:span></text:p><text:p text:style-name="P224"><text:span text:style-name="Source_20_Text"><text:span text:style-name="T818">10 <text:s/></text:span></text:span><text:span text:style-name="Source_20_Text"><text:span text:style-name="T806"><text:s text:c="4"/>};</text:span></text:span></text:p><text:p text:style-name="P224"><text:span text:style-name="Source_20_Text"><text:span text:style-name="T818">11 <text:s/></text:span></text:span><text:span text:style-name="Source_20_Text"><text:span text:style-name="T806"><text:s text:c="4"/></text:span></text:span></text:p><text:p text:style-name="P224"><text:span text:style-name="Source_20_Text"><text:span text:style-name="T818">12 <text:s/></text:span></text:span><text:span text:style-name="Source_20_Text"><text:span text:style-name="T806"><text:s text:c="4"/></text:span></text:span><text:span text:style-name="Source_20_Text"><text:span text:style-name="T834">return</text:span></text:span><text:span text:style-name="Source_20_Text"><text:span text:style-name="T806"> result;</text:span></text:span></text:p><text:p text:style-name="P224"><text:span text:style-name="Source_20_Text"><text:span text:style-name="T818">13 <text:s/></text:span></text:span><text:span text:style-name="Source_20_Text"><text:span text:style-name="T806">}</text:span></text:span></text:p><text:p text:style-name="P224"><text:span text:style-name="Source_20_Text"><text:span text:style-name="T818">14 <text:s/></text:span></text:span></text:p><text:p text:style-name="P224"><text:span text:style-name="Source_20_Text"><text:span text:style-name="T818">15 <text:s/></text:span></text:span><text:span text:style-name="Source_20_Text"><text:span text:style-name="T806">String </text:span></text:span><text:span text:style-name="Source_20_Text"><text:span text:style-name="T814">String_from</text:span></text:span><text:span text:style-name="Source_20_Text"><text:span text:style-name="T806">(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 )</text:span></text:span></text:p><text:p text:style-name="P224"><text:span text:style-name="Source_20_Text"><text:span text:style-name="T818">16 <text:s/></text:span></text:span><text:span text:style-name="Source_20_Text"><text:span text:style-name="T806">{</text:span></text:span></text:p><text:p text:style-name="P224"><text:span text:style-name="Source_20_Text"><text:span text:style-name="T818">17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span text:style-name="Source_20_Text"><text:span text:style-name="T818">=</text:span></text:span><text:span text:style-name="Source_20_Text"><text:span text:style-name="T806"> string_len(str);</text:span></text:span></text:p><text:p text:style-name="P224"><text:span text:style-name="Source_20_Text"><text:span text:style-name="T818">18 <text:s/></text:span></text:span><text:span text:style-name="Source_20_Text"><text:span text:style-name="T806"><text:s text:c="4"/></text:span></text:span></text:p><text:p text:style-name="P224"><text:span text:style-name="Source_20_Text"><text:span text:style-name="T818">19 <text:s/></text:span></text:span><text:span text:style-name="Source_20_Text"><text:span text:style-name="T806"><text:s text:c="4"/>String result </text:span></text:span><text:span text:style-name="Source_20_Text"><text:span text:style-name="T818">=</text:span></text:span><text:span text:style-name="Source_20_Text"><text:span text:style-name="T806"> {</text:span></text:span></text:p><text:p text:style-name="P224"><text:span text:style-name="Source_20_Text"><text:span text:style-name="T818">20 <text:s/></text:span></text:span><text:span text:style-name="Source_20_Text"><text:span text:style-name="T806"><text:s text:c="8"/>.size </text:span></text:span><text:span text:style-name="Source_20_Text"><text:span text:style-name="T818">=</text:span></text:span><text:span text:style-name="Source_20_Text"><text:span text:style-name="T806"> len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text:span></text:span></text:p><text:p text:style-name="P224"><text:span text:style-name="Source_20_Text"><text:span text:style-name="T818">21 <text:s/></text:span></text:span><text:span text:style-name="Source_20_Text"><text:span text:style-name="T806"><text:s text:c="8"/>.len </text:span></text:span><text:span text:style-name="Source_20_Text"><text:span text:style-name="T818">=</text:span></text:span><text:span text:style-name="Source_20_Text"><text:span text:style-name="T806"> len,</text:span></text:span></text:p><text:p text:style-name="P224"><text:span text:style-name="Source_20_Text"><text:span text:style-name="T818">22 <text:s/></text:span></text:span><text:span text:style-name="Source_20_Text"><text:span text:style-name="T806"><text:s text:c="8"/>.str </text:span></text:span><text:span text:style-name="Source_20_Text"><text:span text:style-name="T818">=</text:span></text:span><text:span text:style-name="Source_20_Text"><text:span text:style-name="T806"> malloc(</text:span></text:span><text:span text:style-name="Source_20_Text"><text:span text:style-name="T834">sizeof</text:span></text:span><text:span text:style-name="Source_20_Text"><text:span text:style-name="T806">(</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 result.size),</text:span></text:span></text:p><text:p text:style-name="P224"><text:span text:style-name="Source_20_Text"><text:span text:style-name="T818">23 <text:s/></text:span></text:span><text:span text:style-name="Source_20_Text"><text:span text:style-name="T806"><text:s text:c="4"/>};</text:span></text:span></text:p><text:p text:style-name="P224"><text:span text:style-name="Source_20_Text"><text:span text:style-name="T818">24 <text:s/></text:span></text:span><text:span text:style-name="Source_20_Text"><text:span text:style-name="T806"><text:s text:c="4"/></text:span></text:span></text:p><text:p text:style-name="P224"><text:span text:style-name="Source_20_Text"><text:span text:style-name="T818">25 <text:s/></text:span></text:span><text:span text:style-name="Source_20_Text"><text:span text:style-name="T806"><text:s text:c="4"/>string_copy(result.str, str, len);</text:span></text:span></text:p><text:p text:style-name="P224"><text:span text:style-name="Source_20_Text"><text:span text:style-name="T818">26 <text:s/></text:span></text:span><text:span text:style-name="Source_20_Text"><text:span text:style-name="T806"><text:s text:c="4"/></text:span></text:span></text:p><text:p text:style-name="P224"><text:span text:style-name="Source_20_Text"><text:span text:style-name="T818">27 <text:s/></text:span></text:span><text:span text:style-name="Source_20_Text"><text:span text:style-name="T806"><text:s text:c="4"/></text:span></text:span><text:span text:style-name="Source_20_Text"><text:span text:style-name="T834">return</text:span></text:span><text:span text:style-name="Source_20_Text"><text:span text:style-name="T806"> result;</text:span></text:span></text:p><text:p text:style-name="P224"><text:span text:style-name="Source_20_Text"><text:span text:style-name="T818">28 <text:s/></text:span></text:span><text:span text:style-name="Source_20_Text"><text:span text:style-name="T806">}</text:span></text:span></text:p><text:p text:style-name="P224"><text:span text:style-name="Source_20_Text"><text:span text:style-name="T818">29 <text:s/></text:span></text:span></text:p><text:p text:style-name="P224"><text:span text:style-name="Source_20_Text"><text:span text:style-name="T818">30 <text:s/></text:span></text:span><text:span text:style-name="Source_20_Text"><text:span text:style-name="T802">void</text:span></text:span><text:span text:style-name="Source_20_Text"><text:span text:style-name="T806"> </text:span></text:span><text:span text:style-name="Source_20_Text"><text:span text:style-name="T814">String_append</text:span></text:span><text:span text:style-name="Source_20_Text"><text:span text:style-name="T806">( String </text:span></text:span><text:span text:style-name="Source_20_Text"><text:span text:style-name="T818">*</text:span></text:span><text:span text:style-name="Source_20_Text"><text:span text:style-name="T806">self,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text:span></text:span></text:p><text:p text:style-name="P224"><text:span text:style-name="Source_20_Text"><text:span text:style-name="T818">31 <text:s/></text:span></text:span><text:span text:style-name="Source_20_Text"><text:span text:style-name="T806">{</text:span></text:span></text:p><text:p text:style-name="P224"><text:span text:style-name="Source_20_Text"><text:span text:style-name="T818">32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span text:style-name="Source_20_Text"><text:span text:style-name="T818">=</text:span></text:span><text:span text:style-name="Source_20_Text"><text:span text:style-name="T806"> string_len(str);</text:span></text:span></text:p><text:p text:style-name="P224"><text:span text:style-name="Source_20_Text"><text:span text:style-name="T818">33 <text:s/></text:span></text:span><text:span text:style-name="Source_20_Text"><text:span text:style-name="T806"><text:s text:c="4"/></text:span></text:span></text:p><text:p text:style-name="P224"><text:span text:style-name="Source_20_Text"><text:span text:style-name="T818">34 <text:s/></text:span></text:span><text:span text:style-name="Source_20_Text"><text:span text:style-name="T806"><text:s text:c="4"/>self</text:span></text:span><text:span text:style-name="Source_20_Text"><text:span text:style-name="T818">-&gt;</text:span></text:span><text:span text:style-name="Source_20_Text"><text:span text:style-name="T806">len </text:span></text:span><text:span text:style-name="Source_20_Text"><text:span text:style-name="T818">+=</text:span></text:span><text:span text:style-name="Source_20_Text"><text:span text:style-name="T806"> len;</text:span></text:span></text:p><text:p text:style-name="P224"><text:span text:style-name="Source_20_Text"><text:span text:style-name="T818">35 <text:s/></text:span></text:span><text:span text:style-name="Source_20_Text"><text:span text:style-name="T806"><text:s text:c="4"/>self</text:span></text:span><text:span text:style-name="Source_20_Text"><text:span text:style-name="T818">-&gt;</text:span></text:span><text:span text:style-name="Source_20_Text"><text:span text:style-name="T806">size </text:span></text:span><text:span text:style-name="Source_20_Text"><text:span text:style-name="T818">+=</text:span></text:span><text:span text:style-name="Source_20_Text"><text:span text:style-name="T806"> len;</text:span></text:span></text:p><text:p text:style-name="P224"><text:span text:style-name="Source_20_Text"><text:span text:style-name="T818">36 <text:s/></text:span></text:span><text:span text:style-name="Source_20_Text"><text:span text:style-name="T806"><text:s text:c="4"/>self</text:span></text:span><text:span text:style-name="Source_20_Text"><text:span text:style-name="T818">-&gt;</text:span></text:span><text:span text:style-name="Source_20_Text"><text:span text:style-name="T806">str </text:span></text:span><text:span text:style-name="Source_20_Text"><text:span text:style-name="T818">=</text:span></text:span><text:span text:style-name="Source_20_Text"><text:span text:style-name="T806"> realloc(</text:span></text:span></text:p><text:p text:style-name="P224"><text:span text:style-name="Source_20_Text"><text:span text:style-name="T818">37 <text:s/></text:span></text:span><text:span text:style-name="Source_20_Text"><text:span text:style-name="T806"><text:s text:c="8"/>self</text:span></text:span><text:span text:style-name="Source_20_Text"><text:span text:style-name="T818">-&gt;</text:span></text:span><text:span text:style-name="Source_20_Text"><text:span text:style-name="T806">str,</text:span></text:span></text:p><text:p text:style-name="P224"><text:span text:style-name="Source_20_Text"><text:span text:style-name="T818">38 <text:s/></text:span></text:span><text:span text:style-name="Source_20_Text"><text:span text:style-name="T806"><text:s text:c="8"/></text:span></text:span><text:span text:style-name="Source_20_Text"><text:span text:style-name="T834">sizeof</text:span></text:span><text:span text:style-name="Source_20_Text"><text:span text:style-name="T806">(</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 self</text:span></text:span><text:span text:style-name="Source_20_Text"><text:span text:style-name="T818">-&gt;</text:span></text:span><text:span text:style-name="Source_20_Text"><text:span text:style-name="T806">size);</text:span></text:span></text:p><text:p text:style-name="P224"><text:span text:style-name="Source_20_Text"><text:span text:style-name="T818">39 <text:s/></text:span></text:span><text:span text:style-name="Source_20_Text"><text:span text:style-name="T806"><text:s text:c="4"/></text:span></text:span></text:p><text:p text:style-name="P224"><text:span text:style-name="Source_20_Text"><text:span text:style-name="T818">40 <text:s/></text:span></text:span><text:span text:style-name="Source_20_Text"><text:span text:style-name="T806"><text:s text:c="4"/>string_copy(</text:span></text:span><text:span text:style-name="Source_20_Text"><text:span text:style-name="T818">&amp;</text:span></text:span><text:span text:style-name="Source_20_Text"><text:span text:style-name="T806">self</text:span></text:span><text:span text:style-name="Source_20_Text"><text:span text:style-name="T818">-&gt;</text:span></text:span><text:span text:style-name="Source_20_Text"><text:span text:style-name="T806">str[len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 str, len);</text:span></text:span></text:p><text:p text:style-name="P224"><text:span text:style-name="Source_20_Text"><text:span text:style-name="T818">41 <text:s/></text:span></text:span><text:span text:style-name="Source_20_Text"><text:span text:style-name="T806">}</text:span></text:span></text:p><text:p text:style-name="P224"><text:span text:style-name="Source_20_Text"><text:span text:style-name="T818">42 <text:s/></text:span></text:span></text:p><text:p text:style-name="P224"><text:span text:style-name="Source_20_Text"><text:span text:style-name="T818">43 <text:s/></text:span></text:span><text:span text:style-name="Source_20_Text"><text:span text:style-name="T802">void</text:span></text:span><text:span text:style-name="Source_20_Text"><text:span text:style-name="T806"> </text:span></text:span><text:span text:style-name="Source_20_Text"><text:span text:style-name="T814">String_clear</text:span></text:span><text:span text:style-name="Source_20_Text"><text:span text:style-name="T806">( String </text:span></text:span><text:span text:style-name="Source_20_Text"><text:span text:style-name="T818">*</text:span></text:span><text:span text:style-name="Source_20_Text"><text:span text:style-name="T806">self )</text:span></text:span></text:p><text:p text:style-name="P224"><text:span text:style-name="Source_20_Text"><text:span text:style-name="T818">44 <text:s/></text:span></text:span><text:span text:style-name="Source_20_Text"><text:span text:style-name="T806">{</text:span></text:span></text:p><text:p text:style-name="P224"><text:span text:style-name="Source_20_Text"><text:span text:style-name="T818">45 <text:s/></text:span></text:span><text:span text:style-name="Source_20_Text"><text:span text:style-name="T806"><text:s text:c="4"/>self</text:span></text:span><text:span text:style-name="Source_20_Text"><text:span text:style-name="T818">-&gt;</text:span></text:span><text:span text:style-name="Source_20_Text"><text:span text:style-name="T806">size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46 <text:s/></text:span></text:span><text:span text:style-name="Source_20_Text"><text:span text:style-name="T806"><text:s text:c="4"/>self</text:span></text:span><text:span text:style-name="Source_20_Text"><text:span text:style-name="T818">-&gt;</text:span></text:span><text:span text:style-name="Source_20_Text"><text:span text:style-name="T806">len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47 <text:s/></text:span></text:span><text:span text:style-name="Source_20_Text"><text:span text:style-name="T806"><text:s text:c="4"/>free(self</text:span></text:span><text:span text:style-name="Source_20_Text"><text:span text:style-name="T818">-&gt;</text:span></text:span><text:span text:style-name="Source_20_Text"><text:span text:style-name="T806">str);</text:span></text:span></text:p><text:p text:style-name="P224"><text:span text:style-name="Source_20_Text"><text:span text:style-name="T818">48 <text:s/></text:span></text:span><text:span text:style-name="Source_20_Text"><text:span text:style-name="T806">}</text:span></text:span></text:p></draw:text-box></draw:frame></text:p>
      <text:p text:style-name="P160"><text:soft-page-break/>The debugging will not focus on "string_utils", so just <text:span text:style-name="T1066">give </text:span><text:span text:style-name="T1065">them a</text:span> quick glance:</text:p>
      <text:p text:style-name="P159"><draw:frame draw:style-name="fr1" draw:name="Frame51" text:anchor-type="as-char" svg:width="6.6598in" draw:z-index="54"><draw:text-box fo:min-height="0.4618in"><text:p text:style-name="P224"><text:span text:style-name="Source_20_Text"><text:span text:style-name="T818"><text:s/>1 <text:s/></text:span></text:span><text:span text:style-name="Source_20_Text"><text:span text:style-name="T846">#ifndef STRING_UTILS_H</text:span></text:span></text:p><text:p text:style-name="P224"><text:span text:style-name="Source_20_Text"><text:span text:style-name="T818"><text:s/>2 <text:s/></text:span></text:span><text:span text:style-name="Source_20_Text"><text:span text:style-name="T846">#define STRING_UTILS_H</text:span></text:span></text:p><text:p text:style-name="P224"><text:span text:style-name="Source_20_Text"><text:span text:style-name="T818"><text:s/>3 <text:s/></text:span></text:span></text:p><text:p text:style-name="P224"><text:span text:style-name="Source_20_Text"><text:span text:style-name="T818"><text:s/>4 <text:s/></text:span></text:span><text:span text:style-name="Source_20_Text"><text:span text:style-name="T834">typedef</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long</text:span></text:span><text:span text:style-name="Source_20_Text"><text:span text:style-name="T806"> </text:span></text:span><text:span text:style-name="Source_20_Text"><text:span text:style-name="T802">size_t</text:span></text:span><text:span text:style-name="Source_20_Text"><text:span text:style-name="T806">;</text:span></text:span></text:p><text:p text:style-name="P224"><text:span text:style-name="Source_20_Text"><text:span text:style-name="T818"><text:s/>5 <text:s/></text:span></text:span></text:p><text:p text:style-name="P224"><text:span text:style-name="Source_20_Text"><text:span text:style-name="T818"><text:s/>6 <text:s/></text:span></text:span><text:span text:style-name="Source_20_Text"><text:span text:style-name="T802">size_t</text:span></text:span><text:span text:style-name="Source_20_Text"><text:span text:style-name="T806"> </text:span></text:span><text:span text:style-name="Source_20_Text"><text:span text:style-name="T814">string_len</text:span></text:span><text:span text:style-name="Source_20_Text"><text:span text:style-name="T806">(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 );</text:span></text:span></text:p><text:p text:style-name="P224"><text:span text:style-name="Source_20_Text"><text:span text:style-name="T818"><text:s/>7 <text:s/></text:span></text:span></text:p><text:p text:style-name="P224"><text:span text:style-name="Source_20_Text"><text:span text:style-name="T818"><text:s/>8 <text:s/></text:span></text:span><text:span text:style-name="Source_20_Text"><text:span text:style-name="T802">void</text:span></text:span><text:span text:style-name="Source_20_Text"><text:span text:style-name="T806"> </text:span></text:span><text:span text:style-name="Source_20_Text"><text:span text:style-name="T814">string_copy</text:span></text:span><text:span text:style-name="Source_20_Text"><text:span text:style-name="T806">(</text:span></text:span></text:p><text:p text:style-name="P224"><text:span text:style-name="Source_20_Text"><text:span text:style-name="T818"><text:s/>9 <text:s/></text:span></text:span><text:span text:style-name="Source_20_Text"><text:span text:style-name="T806"><text:s text:c="4"/></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34">restrict</text:span></text:span><text:span text:style-name="Source_20_Text"><text:span text:style-name="T806"> dest,</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34">restrict</text:span></text:span><text:span text:style-name="Source_20_Text"><text:span text:style-name="T806"> src,</text:span></text:span></text:p><text:p text:style-name="P224"><text:span text:style-name="Source_20_Text"><text:span text:style-name="T818">11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p><text:p text:style-name="P224"><text:span text:style-name="Source_20_Text"><text:span text:style-name="T818">12 <text:s/></text:span></text:span></text:p><text:p text:style-name="P224"><text:span text:style-name="Source_20_Text"><text:span text:style-name="T818">13 <text:s/></text:span></text:span><text:span text:style-name="Source_20_Text"><text:span text:style-name="T846">#endif </text:span></text:span><text:span text:style-name="Source_20_Text"><text:span text:style-name="T820">/* STRING_UTILS_H */</text:span></text:span></text:p></draw:text-box></draw:frame></text:p>
      <text:p text:style-name="P159"><draw:frame draw:style-name="fr1" draw:name="Frame52" text:anchor-type="as-char" svg:width="6.6598in" draw:z-index="55"><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string_utils.h"</text:span></text:span></text:p><text:p text:style-name="P224"><text:span text:style-name="Source_20_Text"><text:span text:style-name="T818"><text:s/>2 <text:s/></text:span></text:span></text:p><text:p text:style-name="P224"><text:span text:style-name="Source_20_Text"><text:span text:style-name="T818"><text:s/>3 <text:s/></text:span></text:span><text:span text:style-name="Source_20_Text"><text:span text:style-name="T802">size_t</text:span></text:span><text:span text:style-name="Source_20_Text"><text:span text:style-name="T806"> </text:span></text:span><text:span text:style-name="Source_20_Text"><text:span text:style-name="T814">string_len</text:span></text:span><text:span text:style-name="Source_20_Text"><text:span text:style-name="T806">(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 )</text:span></text:span></text:p><text:p text:style-name="P224"><text:span text:style-name="Source_20_Text"><text:span text:style-name="T818"><text:s/>4 <text:s/></text:span></text:span><text:span text:style-name="Source_20_Text"><text:span text:style-name="T806">{</text:span></text:span></text:p><text:p text:style-name="P224"><text:span text:style-name="Source_20_Text"><text:span text:style-name="T818"><text:s/>5 <text:s/></text:span></text:span><text:span text:style-name="Source_20_Text"><text:span text:style-name="T806"><text:s text:c="4"/></text:span></text:span><text:span text:style-name="Source_20_Text"><text:span text:style-name="T802">size_t</text:span></text:span><text:span text:style-name="Source_20_Text"><text:span text:style-name="T806"> result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text:s/>6 <text:s/></text:span></text:span></text:p><text:p text:style-name="P224"><text:span text:style-name="Source_20_Text"><text:span text:style-name="T818"><text:s/>7 <text:s/></text:span></text:span><text:span text:style-name="Source_20_Text"><text:span text:style-name="T806"><text:s text:c="4"/></text:span></text:span><text:span text:style-name="Source_20_Text"><text:span text:style-name="T834">while</text:span></text:span><text:span text:style-name="Source_20_Text"><text:span text:style-name="T806"> (str[result]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8"/>result</text:span></text:span><text:span text:style-name="Source_20_Text"><text:span text:style-name="T818">++</text:span></text:span><text:span text:style-name="Source_20_Text"><text:span text:style-name="T806">;</text:span></text:span></text:p><text:p text:style-name="P224"><text:span text:style-name="Source_20_Text"><text:span text:style-name="T818"><text:s/>9 <text:s/></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34">return</text:span></text:span><text:span text:style-name="Source_20_Text"><text:span text:style-name="T806"> result;</text:span></text:span></text:p><text:p text:style-name="P224"><text:span text:style-name="Source_20_Text"><text:span text:style-name="T818">11 <text:s/></text:span></text:span><text:span text:style-name="Source_20_Text"><text:span text:style-name="T806">}</text:span></text:span></text:p><text:p text:style-name="P224"><text:span text:style-name="Source_20_Text"><text:span text:style-name="T818">12 <text:s/></text:span></text:span></text:p><text:p text:style-name="P224"><text:span text:style-name="Source_20_Text"><text:span text:style-name="T818">13 <text:s/></text:span></text:span><text:span text:style-name="Source_20_Text"><text:span text:style-name="T802">void</text:span></text:span><text:span text:style-name="Source_20_Text"><text:span text:style-name="T806"> </text:span></text:span><text:span text:style-name="Source_20_Text"><text:span text:style-name="T814">string_copy</text:span></text:span><text:span text:style-name="Source_20_Text"><text:span text:style-name="T806">(</text:span></text:span></text:p><text:p text:style-name="P224"><text:span text:style-name="Source_20_Text"><text:span text:style-name="T818">14 <text:s/></text:span></text:span><text:span text:style-name="Source_20_Text"><text:span text:style-name="T806"><text:s text:c="4"/></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34">restrict</text:span></text:span><text:span text:style-name="Source_20_Text"><text:span text:style-name="T806"> dest,</text:span></text:span></text:p><text:p text:style-name="P224"><text:span text:style-name="Source_20_Text"><text:span text:style-name="T818">15 <text:s/></text:span></text:span><text:span text:style-name="Source_20_Text"><text:span text:style-name="T806"><text:s text:c="4"/></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34">restrict</text:span></text:span><text:span text:style-name="Source_20_Text"><text:span text:style-name="T806"> src,</text:span></text:span></text:p><text:p text:style-name="P224"><text:span text:style-name="Source_20_Text"><text:span text:style-name="T818">16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p><text:p text:style-name="P224"><text:span text:style-name="Source_20_Text"><text:span text:style-name="T818">17 <text:s/></text:span></text:span><text:span text:style-name="Source_20_Text"><text:span text:style-name="T806">{</text:span></text:span></text:p><text:p text:style-name="P224"><text:span text:style-name="Source_20_Text"><text:span text:style-name="T818">18 <text:s/></text:span></text:span><text:span text:style-name="Source_20_Text"><text:span text:style-name="T806"><text:s text:c="4"/></text:span></text:span><text:span text:style-name="Source_20_Text"><text:span text:style-name="T834">for</text:span></text:span><text:span text:style-name="Source_20_Text"><text:span text:style-name="T806"> (</text:span></text:span><text:span text:style-name="Source_20_Text"><text:span text:style-name="T802">size_t</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 i </text:span></text:span><text:span text:style-name="Source_20_Text"><text:span text:style-name="T818">&lt;</text:span></text:span><text:span text:style-name="Source_20_Text"><text:span text:style-name="T806"> len; i</text:span></text:span><text:span text:style-name="Source_20_Text"><text:span text:style-name="T818">++</text:span></text:span><text:span text:style-name="Source_20_Text"><text:span text:style-name="T806">)</text:span></text:span></text:p><text:p text:style-name="P224"><text:span text:style-name="Source_20_Text"><text:span text:style-name="T818">19 <text:s/></text:span></text:span><text:span text:style-name="Source_20_Text"><text:span text:style-name="T806"><text:s text:c="4"/>{</text:span></text:span></text:p><text:p text:style-name="P224"><text:span text:style-name="Source_20_Text"><text:span text:style-name="T818">20 <text:s/></text:span></text:span><text:span text:style-name="Source_20_Text"><text:span text:style-name="T806"><text:s text:c="8"/>dest[i] </text:span></text:span><text:span text:style-name="Source_20_Text"><text:span text:style-name="T818">=</text:span></text:span><text:span text:style-name="Source_20_Text"><text:span text:style-name="T806"> src[i];</text:span></text:span></text:p><text:p text:style-name="P224"><text:span text:style-name="Source_20_Text"><text:span text:style-name="T818">21 <text:s/></text:span></text:span><text:span text:style-name="Source_20_Text"><text:span text:style-name="T806"><text:s text:c="4"/>}</text:span></text:span></text:p><text:p text:style-name="P224"><text:span text:style-name="Source_20_Text"><text:span text:style-name="T818">22 <text:s/></text:span></text:span><text:span text:style-name="Source_20_Text"><text:span text:style-name="T806">}</text:span></text:span></text:p></draw:text-box></draw:frame></text:p>
      <text:p text:style-name="P161">The goal of our program is to print:</text:p>
      <text:p text:style-name="P161"><text:span text:style-name="Source_20_Text">1: hi<text:line-break/>2: two + one<text:line-break/>quick math</text:span></text:p>
      <text:p text:style-name="P162"><text:span text:style-name="T886">and we have a</text:span><text:span text:style-name="T887"> crude</text:span><text:span text:style-name="T886"> library to abstract the string handling away.</text:span></text:p>
      <text:p text:style-name="P162"><text:soft-page-break/><text:span text:style-name="T886">This way the main-file is short and obvious.<text:line-break/></text:span>But if we run<text:span text:style-name="T883"> it, the second line is empty, aside from the number.</text:span></text:p>
      <text:p text:style-name="Text_20_body"><text:bookmark-start text:name="__RefHeading___Toc20609_3834665484"/>To start debugging type in console<text:span text:style-name="T879">:<text:line-break/></text:span><text:span text:style-name="Source_20_Text">gdb my_binary<text:line-break/></text:span><text:span text:style-name="T876">After that a bunch of text appears and you will be left with this line</text:span><text:span text:style-name="T877"> (or similiar)</text:span><text:span text:style-name="T876">:<text:line-break/></text:span><text:span text:style-name="Source_20_Text"><text:span text:style-name="T877">(gdb) <text:line-break/></text:span></text:span><text:span text:style-name="T878">in which your cursor patiently waits for your command.<text:line-break/></text:span><text:span text:style-name="T884">Type </text:span><text:span text:style-name="Source_20_Text"><text:span text:style-name="T884">start</text:span></text:span><text:span text:style-name="T888">, </text:span><text:span text:style-name="T884">hit enter </text:span><text:span text:style-name="T885">so then</text:span><text:span text:style-name="T884"> gdb starts your program</text:span><text:span text:style-name="T885"> and displays in which line you currently are</text:span><text:span text:style-name="T884">.</text:span><text:span text:style-name="T885"> At this point the execution of the program is stopped, so you can take your time.</text:span><text:bookmark-end text:name="__RefHeading___Toc20609_3834665484"/></text:p>
      <text:p text:style-name="P163">So let's first assess what we know<text:span text:style-name="T889"> from the main-file</text:span>.<text:span text:style-name="T890"> We have two strings. "str_hi" is not a problem so we don't have to focus on it. "str_twoplusone" is supposed to carry a string </text:span><text:span text:style-name="T1067">to </text:span><text:span text:style-name="T890">the printf function call. "str_twoplusone" is getting initialized with no real value but that value is appended three lines later on.<text:line-break/></text:span><text:span text:style-name="T891">It seems that the function "String_append" is not doing it's job correctly.</text:span><text:span text:style-name="T892"> So let's get bloody goin, by entering the command </text:span><text:span text:style-name="Source_20_Text"><text:span text:style-name="T894">n</text:span></text:span><text:span text:style-name="T892"> (short for </text:span><text:span text:style-name="Source_20_Text"><text:span text:style-name="T894">next</text:span></text:span><text:span text:style-name="T892">) in gdb, we can line by line work our way towards the problematic point.</text:span><text:span text:style-name="T893"> So we when gdb displays:<text:line-break/></text:span><text:span text:style-name="Source_20_Text"><text:span text:style-name="T893">String_append(&amp;str_twoplusone, "two");</text:span></text:span><text:span text:style-name="T893"><text:line-break/>Don't enter </text:span><text:span text:style-name="Source_20_Text"><text:span text:style-name="T895">next</text:span></text:span><text:span text:style-name="T893"> anymore.</text:span></text:p>
      <text:p text:style-name="P164">Now we want to get into that function. Enter the command <text:span text:style-name="Source_20_Text">s</text:span> or <text:span text:style-name="Source_20_Text">step</text:span>.<text:span text:style-name="T896"> Now let's have a glance at "String_append":</text:span></text:p>
      <text:p text:style-name="P164"><draw:frame draw:style-name="fr1" draw:name="Frame53" text:anchor-type="as-char" svg:width="6.6598in" draw:z-index="56"><draw:text-box fo:min-height="0.4618in"><text:p text:style-name="P224"><text:span text:style-name="Source_20_Text"><text:span text:style-name="T818"><text:s/>1 <text:s/></text:span></text:span><text:span text:style-name="Source_20_Text"><text:span text:style-name="T802">void</text:span></text:span><text:span text:style-name="Source_20_Text"><text:span text:style-name="T806"> </text:span></text:span><text:span text:style-name="Source_20_Text"><text:span text:style-name="T814">String_append</text:span></text:span><text:span text:style-name="Source_20_Text"><text:span text:style-name="T806">( String </text:span></text:span><text:span text:style-name="Source_20_Text"><text:span text:style-name="T818">*</text:span></text:span><text:span text:style-name="Source_20_Text"><text:span text:style-name="T806">self,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text:span></text:span></text:p><text:p text:style-name="P224"><text:span text:style-name="Source_20_Text"><text:span text:style-name="T818"><text:s/>2 <text:s/></text:span></text:span><text:span text:style-name="Source_20_Text"><text:span text:style-name="T806">{</text:span></text:span></text:p><text:p text:style-name="P224"><text:span text:style-name="Source_20_Text"><text:span text:style-name="T818"><text:s/>3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span text:style-name="Source_20_Text"><text:span text:style-name="T818">=</text:span></text:span><text:span text:style-name="Source_20_Text"><text:span text:style-name="T806"> string_len(str);</text:span></text:span></text:p><text:p text:style-name="P224"><text:span text:style-name="Source_20_Text"><text:span text:style-name="T818"><text:s/>4 <text:s/></text:span></text:span><text:span text:style-name="Source_20_Text"><text:span text:style-name="T806"><text:s text:c="4"/></text:span></text:span></text:p><text:p text:style-name="P224"><text:span text:style-name="Source_20_Text"><text:span text:style-name="T818"><text:s/>5 <text:s/></text:span></text:span><text:span text:style-name="Source_20_Text"><text:span text:style-name="T806"><text:s text:c="4"/>self</text:span></text:span><text:span text:style-name="Source_20_Text"><text:span text:style-name="T818">-&gt;</text:span></text:span><text:span text:style-name="Source_20_Text"><text:span text:style-name="T806">len </text:span></text:span><text:span text:style-name="Source_20_Text"><text:span text:style-name="T818">+=</text:span></text:span><text:span text:style-name="Source_20_Text"><text:span text:style-name="T806"> len;</text:span></text:span></text:p><text:p text:style-name="P224"><text:span text:style-name="Source_20_Text"><text:span text:style-name="T818"><text:s/>6 <text:s/></text:span></text:span><text:span text:style-name="Source_20_Text"><text:span text:style-name="T806"><text:s text:c="4"/>self</text:span></text:span><text:span text:style-name="Source_20_Text"><text:span text:style-name="T818">-&gt;</text:span></text:span><text:span text:style-name="Source_20_Text"><text:span text:style-name="T806">size </text:span></text:span><text:span text:style-name="Source_20_Text"><text:span text:style-name="T818">+=</text:span></text:span><text:span text:style-name="Source_20_Text"><text:span text:style-name="T806"> len;</text:span></text:span></text:p><text:p text:style-name="P224"><text:span text:style-name="Source_20_Text"><text:span text:style-name="T818"><text:s/>7 <text:s/></text:span></text:span><text:span text:style-name="Source_20_Text"><text:span text:style-name="T806"><text:s text:c="4"/>self</text:span></text:span><text:span text:style-name="Source_20_Text"><text:span text:style-name="T818">-&gt;</text:span></text:span><text:span text:style-name="Source_20_Text"><text:span text:style-name="T806">str </text:span></text:span><text:span text:style-name="Source_20_Text"><text:span text:style-name="T818">=</text:span></text:span><text:span text:style-name="Source_20_Text"><text:span text:style-name="T806"> realloc(</text:span></text:span></text:p><text:p text:style-name="P224"><text:span text:style-name="Source_20_Text"><text:span text:style-name="T818"><text:s/>8 <text:s/></text:span></text:span><text:span text:style-name="Source_20_Text"><text:span text:style-name="T806"><text:s text:c="8"/>self</text:span></text:span><text:span text:style-name="Source_20_Text"><text:span text:style-name="T818">-&gt;</text:span></text:span><text:span text:style-name="Source_20_Text"><text:span text:style-name="T806">str,</text:span></text:span></text:p><text:p text:style-name="P224"><text:span text:style-name="Source_20_Text"><text:span text:style-name="T818"><text:s/>9 <text:s/></text:span></text:span><text:span text:style-name="Source_20_Text"><text:span text:style-name="T806"><text:s text:c="8"/></text:span></text:span><text:span text:style-name="Source_20_Text"><text:span text:style-name="T834">sizeof</text:span></text:span><text:span text:style-name="Source_20_Text"><text:span text:style-name="T806">(</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 self</text:span></text:span><text:span text:style-name="Source_20_Text"><text:span text:style-name="T818">-&gt;</text:span></text:span><text:span text:style-name="Source_20_Text"><text:span text:style-name="T806">size);</text:span></text:span></text:p><text:p text:style-name="P224"><text:span text:style-name="Source_20_Text"><text:span text:style-name="T818">10 <text:s/></text:span></text:span><text:span text:style-name="Source_20_Text"><text:span text:style-name="T806"><text:s text:c="4"/></text:span></text:span></text:p><text:p text:style-name="P224"><text:span text:style-name="Source_20_Text"><text:span text:style-name="T818">11 <text:s/></text:span></text:span><text:span text:style-name="Source_20_Text"><text:span text:style-name="T806"><text:s text:c="4"/>string_copy(</text:span></text:span><text:span text:style-name="Source_20_Text"><text:span text:style-name="T818">&amp;</text:span></text:span><text:span text:style-name="Source_20_Text"><text:span text:style-name="T806">self</text:span></text:span><text:span text:style-name="Source_20_Text"><text:span text:style-name="T818">-&gt;</text:span></text:span><text:span text:style-name="Source_20_Text"><text:span text:style-name="T806">str[len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 str, len);</text:span></text:span></text:p><text:p text:style-name="P224"><text:span text:style-name="Source_20_Text"><text:span text:style-name="T818">12 <text:s/></text:span></text:span><text:span text:style-name="Source_20_Text"><text:span text:style-name="T806">}</text:span></text:span></text:p></draw:text-box></draw:frame></text:p>
      <text:p text:style-name="P165">First using the utils, we get the length of the string that we want to append.<text:line-break/><text:span text:style-name="T897">Then we update the string's values len and size and reallocate memory for the string.<text:line-break/>Finally we copy the appendage onto the end of the string.</text:span></text:p>
      <text:p text:style-name="P165">"So maybe <text:span text:style-name="T898">'string_len' </text:span>does not work<text:span text:style-name="T899">,</text:span> gives us the wrong <text:span text:style-name="T907">'</text:span>len<text:span text:style-name="T907">'</text:span>, causing the 'string_copy' function to do nothing?"<text:line-break/><text:span text:style-name="T900">Let's find out!<text:line-break/></text:span><text:span text:style-name="T902">First enter </text:span><text:span text:style-name="Source_20_Text"><text:span text:style-name="T902">next</text:span></text:span><text:span text:style-name="T902">, so that </text:span><text:span text:style-name="T906">"</text:span><text:span text:style-name="T902">len</text:span><text:span text:style-name="T906">"</text:span><text:span text:style-name="T902"> get's the result of "string_len".</text:span><text:span text:style-name="T900"><text:line-break/></text:span><text:span text:style-name="T903">Now t</text:span><text:span text:style-name="T901">o display a variables value</text:span><text:span text:style-name="T903">,</text:span><text:span text:style-name="T901"> enter the command </text:span><text:span text:style-name="Source_20_Text"><text:span text:style-name="T901">print</text:span></text:span><text:span text:style-name="T901"> followed by the variable-name.<text:line-break/></text:span><text:span text:style-name="T904">And the result is 3. So "string_len" was not the culprit.<text:line-break/></text:span><text:soft-page-break/><text:span text:style-name="T905">Let's see what happens below.<text:line-break/></text:span><text:span text:style-name="T908">Enter </text:span><text:span text:style-name="Source_20_Text"><text:span text:style-name="T908">adv</text:span></text:span><text:span text:style-name="T908"> </text:span><text:span text:style-name="T909">or </text:span><text:span text:style-name="Source_20_Text"><text:span text:style-name="T909">advance</text:span></text:span><text:span text:style-name="T909"> </text:span><text:span text:style-name="T908">and then the line-number in which "string_copy" is called.<text:line-break/></text:span><text:span text:style-name="T910">Now let's </text:span><text:span text:style-name="Source_20_Text"><text:span text:style-name="T910">print *self</text:span></text:span><text:span text:style-name="T910"> to gain a bit of an overlook</text:span><text:span text:style-name="T911"> over</text:span><text:span text:style-name="T914"> how</text:span><text:span text:style-name="T911"> the new values</text:span><text:span text:style-name="T914"> look like</text:span><text:span text:style-name="T912">:</text:span><text:span text:style-name="T910"><text:line-break/></text:span><text:span text:style-name="Source_20_Text"><text:span text:style-name="T910">{size = 11, len = 3, str = 0x5555555592c0 ""}</text:span></text:span></text:p>
      <text:p text:style-name="P166"><text:span text:style-name="T913">Huh</text:span><text:span text:style-name="T1068">...</text:span><text:span text:style-name="T913"> </text:span>look closely<text:span text:style-name="T914"> at</text:span> the "string_copy" call.<text:span text:style-name="T914"> The first parameter is a pointer to string and we certainly give that to the function.</text:span><text:span text:style-name="T915"> We take the "str" pointer go to certain </text:span><text:span text:style-name="T917">position</text:span><text:span text:style-name="T915"> within it and return a pointer from that </text:span><text:span text:style-name="T917">position</text:span><text:span text:style-name="T915">.</text:span><text:span text:style-name="T916"> This </text:span><text:span text:style-name="T917">position</text:span><text:span text:style-name="T916"> is supposed to be the end of the string, so that </text:span><text:span text:style-name="T917">the appendage</text:span><text:span text:style-name="T916"> gets copied after the string.</text:span></text:p>
      <text:p text:style-name="P167">However the position given is not correct though. Our string is still empty but "len" is not 0.<text:line-break/><text:span text:style-name="T918">Here is the fix</text:span><text:span text:style-name="T919">ed "String_append"</text:span><text:span text:style-name="T922">.</text:span><text:span text:style-name="T920"> </text:span><text:span text:style-name="T923">R</text:span><text:span text:style-name="T920">ead the comment</text:span><text:span text:style-name="T921"> within</text:span><text:span text:style-name="T918">:</text:span></text:p>
      <text:p text:style-name="Text_20_body"><draw:frame draw:style-name="fr1" draw:name="Frame48" text:anchor-type="as-char" svg:width="6.6598in" draw:z-index="57"><draw:text-box fo:min-height="0.4618in"><text:p text:style-name="P224"><text:span text:style-name="Source_20_Text"><text:span text:style-name="T818"><text:s/>1 <text:s/></text:span></text:span><text:span text:style-name="Source_20_Text"><text:span text:style-name="T802">void</text:span></text:span><text:span text:style-name="Source_20_Text"><text:span text:style-name="T806"> </text:span></text:span><text:span text:style-name="Source_20_Text"><text:span text:style-name="T814">String_append</text:span></text:span><text:span text:style-name="Source_20_Text"><text:span text:style-name="T806">( String </text:span></text:span><text:span text:style-name="Source_20_Text"><text:span text:style-name="T818">*</text:span></text:span><text:span text:style-name="Source_20_Text"><text:span text:style-name="T806">self, </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text:span></text:span></text:p><text:p text:style-name="P224"><text:span text:style-name="Source_20_Text"><text:span text:style-name="T818"><text:s/>2 <text:s/></text:span></text:span><text:span text:style-name="Source_20_Text"><text:span text:style-name="T806">{</text:span></text:span></text:p><text:p text:style-name="P224"><text:span text:style-name="Source_20_Text"><text:span text:style-name="T818"><text:s/>3 <text:s/></text:span></text:span><text:span text:style-name="Source_20_Text"><text:span text:style-name="T806"><text:s text:c="4"/></text:span></text:span><text:span text:style-name="Source_20_Text"><text:span text:style-name="T802">size_t</text:span></text:span><text:span text:style-name="Source_20_Text"><text:span text:style-name="T806"> len </text:span></text:span><text:span text:style-name="Source_20_Text"><text:span text:style-name="T818">=</text:span></text:span><text:span text:style-name="Source_20_Text"><text:span text:style-name="T806"> string_len(str);</text:span></text:span></text:p><text:p text:style-name="P224"><text:span text:style-name="Source_20_Text"><text:span text:style-name="T818"><text:s/>4 <text:s/></text:span></text:span><text:span text:style-name="Source_20_Text"><text:span text:style-name="T806"><text:s text:c="4"/></text:span></text:span></text:p><text:p text:style-name="P224"><text:span text:style-name="Source_20_Text"><text:span text:style-name="T818"><text:s/>5 <text:s/></text:span></text:span><text:span text:style-name="Source_20_Text"><text:span text:style-name="T806"><text:s text:c="4"/>self</text:span></text:span><text:span text:style-name="Source_20_Text"><text:span text:style-name="T818">-&gt;</text:span></text:span><text:span text:style-name="Source_20_Text"><text:span text:style-name="T806">size </text:span></text:span><text:span text:style-name="Source_20_Text"><text:span text:style-name="T818">+=</text:span></text:span><text:span text:style-name="Source_20_Text"><text:span text:style-name="T806"> len;</text:span></text:span></text:p><text:p text:style-name="P224"><text:span text:style-name="Source_20_Text"><text:span text:style-name="T818"><text:s/>6 <text:s/></text:span></text:span><text:span text:style-name="Source_20_Text"><text:span text:style-name="T806"><text:s text:c="4"/>self</text:span></text:span><text:span text:style-name="Source_20_Text"><text:span text:style-name="T818">-&gt;</text:span></text:span><text:span text:style-name="Source_20_Text"><text:span text:style-name="T806">str </text:span></text:span><text:span text:style-name="Source_20_Text"><text:span text:style-name="T818">=</text:span></text:span><text:span text:style-name="Source_20_Text"><text:span text:style-name="T806"> realloc(</text:span></text:span></text:p><text:p text:style-name="P224"><text:span text:style-name="Source_20_Text"><text:span text:style-name="T818"><text:s/>7 <text:s/></text:span></text:span><text:span text:style-name="Source_20_Text"><text:span text:style-name="T806"><text:s text:c="8"/>self</text:span></text:span><text:span text:style-name="Source_20_Text"><text:span text:style-name="T818">-&gt;</text:span></text:span><text:span text:style-name="Source_20_Text"><text:span text:style-name="T806">str,</text:span></text:span></text:p><text:p text:style-name="P224"><text:span text:style-name="Source_20_Text"><text:span text:style-name="T818"><text:s/>8 <text:s/></text:span></text:span><text:span text:style-name="Source_20_Text"><text:span text:style-name="T806"><text:s text:c="8"/></text:span></text:span><text:span text:style-name="Source_20_Text"><text:span text:style-name="T834">sizeof</text:span></text:span><text:span text:style-name="Source_20_Text"><text:span text:style-name="T806">(</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 self</text:span></text:span><text:span text:style-name="Source_20_Text"><text:span text:style-name="T818">-&gt;</text:span></text:span><text:span text:style-name="Source_20_Text"><text:span text:style-name="T806">size);</text:span></text:span></text:p><text:p text:style-name="P224"><text:span text:style-name="Source_20_Text"><text:span text:style-name="T818"><text:s/>9 <text:s/></text:span></text:span><text:span text:style-name="Source_20_Text"><text:span text:style-name="T806"><text:s text:c="4"/></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20">/*</text:span></text:span></text:p><text:p text:style-name="P224"><text:span text:style-name="Source_20_Text"><text:span text:style-name="T818">11 <text:s/></text:span></text:span><text:span text:style-name="Source_20_Text"><text:span text:style-name="T820"><text:s text:c="4"/>Here the wrong len value was used.</text:span></text:span></text:p><text:p text:style-name="P224"><text:span text:style-name="Source_20_Text"><text:span text:style-name="T818">12 <text:s/></text:span></text:span><text:span text:style-name="Source_20_Text"><text:span text:style-name="T820"><text:s text:c="4"/>We needed the old String.len but used the len of the str.</text:span></text:span></text:p><text:p text:style-name="P224"><text:span text:style-name="Source_20_Text"><text:span text:style-name="T818">13 <text:s/></text:span></text:span><text:span text:style-name="Source_20_Text"><text:span text:style-name="T820"><text:s text:c="4"/>This is also why String.len is getting updated later now.</text:span></text:span></text:p><text:p text:style-name="P224"><text:span text:style-name="Source_20_Text"><text:span text:style-name="T818">14 <text:s/></text:span></text:span><text:span text:style-name="Source_20_Text"><text:span text:style-name="T820"><text:s text:c="4"/>*/</text:span></text:span></text:p><text:p text:style-name="P224"><text:span text:style-name="Source_20_Text"><text:span text:style-name="T818">15 <text:s/></text:span></text:span><text:span text:style-name="Source_20_Text"><text:span text:style-name="T806"><text:s text:c="4"/>string_copy(</text:span></text:span><text:span text:style-name="Source_20_Text"><text:span text:style-name="T818">&amp;</text:span></text:span><text:span text:style-name="Source_20_Text"><text:span text:style-name="T806">self</text:span></text:span><text:span text:style-name="Source_20_Text"><text:span text:style-name="T818">-&gt;</text:span></text:span><text:span text:style-name="Source_20_Text"><text:span text:style-name="T806">str[self</text:span></text:span><text:span text:style-name="Source_20_Text"><text:span text:style-name="T818">-&gt;</text:span></text:span><text:span text:style-name="Source_20_Text"><text:span text:style-name="T806">len], str, len);</text:span></text:span></text:p><text:p text:style-name="P224"><text:span text:style-name="Source_20_Text"><text:span text:style-name="T818">16 <text:s/></text:span></text:span><text:span text:style-name="Source_20_Text"><text:span text:style-name="T806"><text:s text:c="4"/>self</text:span></text:span><text:span text:style-name="Source_20_Text"><text:span text:style-name="T818">-&gt;</text:span></text:span><text:span text:style-name="Source_20_Text"><text:span text:style-name="T806">len </text:span></text:span><text:span text:style-name="Source_20_Text"><text:span text:style-name="T818">+=</text:span></text:span><text:span text:style-name="Source_20_Text"><text:span text:style-name="T806"> len;</text:span></text:span></text:p><text:p text:style-name="P224"><text:span text:style-name="Source_20_Text"><text:span text:style-name="T818">17 <text:s/></text:span></text:span><text:span text:style-name="Source_20_Text"><text:span text:style-name="T806">}</text:span></text:span></text:p></draw:text-box></draw:frame></text:p>
      <text:p text:style-name="P168">To stop gdb just enter <text:span text:style-name="Source_20_Text">quit</text:span>.<text:span text:style-name="T924"> Technically with extensive code-reading alone</text:span><text:span text:style-name="T925">,</text:span><text:span text:style-name="T924"> this could have been caught too but the debugger helped </text:span><text:span text:style-name="T925">us </text:span><text:span text:style-name="T924">through the journey</text:span><text:span text:style-name="T926">,</text:span><text:span text:style-name="T924"> without having to read EVERY line in order of expected execution and mentally memorizing what every variable should hold at that point.</text:span></text:p>
      <text:h text:style-name="P280" text:outline-level="2"><text:bookmark-start text:name="__RefHeading___Toc20611_3834665484"/>How to not debug<text:bookmark-end text:name="__RefHeading___Toc20611_3834665484"/></text:h>
      <text:p text:style-name="P186"><text:span text:style-name="T927">I hope that i could make clear how valuable the debugger is.</text:span><text:span text:style-name="T928"> Beginners like to debug in different way, before they learn how powerful a debugger is.</text:span><text:span text:style-name="T929"> Maybe you also already did that so far. I wouldn't blame you if you did, in that you just used the tools available to you at that time, which is good.</text:span><text:span text:style-name="T930"> </text:span><text:span text:style-name="T934">Probably every beginner did it that way at some point. I did it, you did it</text:span><text:span text:style-name="T935">,</text:span><text:span text:style-name="T1069"> </text:span><text:span text:style-name="T934">Jacob Sorber</text:span><text:span text:style-name="T1070"> did it</text:span><text:span text:style-name="T1069"> and even</text:span><text:span text:style-name="T935"> my unborn children will do it</text:span><text:span text:style-name="T934">.</text:span></text:p>
      <text:p text:style-name="P169">The wrong way to debug is misusing the "printf" function to display variables at runtime. This <text:span text:style-name="T458">can</text:span> work at first but it has quite a few shortcomings<text:span text:style-name="T936">:</text:span></text:p>
      <text:list text:style-name="L3">
        <text:list-item>
          <text:p text:style-name="P299"><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301">the output of "printf" is buffered, meaning that it can be put out to the console later than you<text:span text:style-name="T937"> actually</text:span> anticipated</text:p>
        </text:list-item>
        <text:list-item>
          <text:p text:style-name="P299">you may forget to remove a <text:span text:style-name="T931">"</text:span>printf<text:span text:style-name="T931">" call</text:span> before release</text:p>
        </text:list-item>
        <text:list-item>
          <text:p text:style-name="P302">you have to do your own formatting every time or remember the order of <text:span text:style-name="T932">"</text:span>printf<text:span text:style-name="T932">" calls</text:span><text:span text:style-name="T933"> and what is fed to them</text:span></text:p>
        </text:list-item>
        <text:list-item>
          <text:p text:style-name="P300">you can't h<text:span text:style-name="T1071">alt</text:span> the execution</text:p>
        </text:list-item>
        <text:list-item>
          <text:p text:style-name="P303">you may get a new bug because of the print</text:p>
        </text:list-item>
        <text:list-item>
          <text:p text:style-name="P304">it is slower</text:p>
        </text:list-item>
      </text:list>
      <text:p text:style-name="P170">"Wait that last one is not true, i can add a<text:span text:style-name="T1052">ll my</text:span> 'printf'<text:span text:style-name="T1052"> calls</text:span> in <text:span text:style-name="T1052">10</text:span> seconds flat."<text:line-break/>Yes, you can but when is your debugging really done with just <text:span text:style-name="T1072">a few</text:span> print<text:span text:style-name="T1073">s</text:span>?<text:line-break/><text:span text:style-name="T938">Just imagine debugging our previous example with print's.</text:span><text:span text:style-name="T939"> Also the other reasons are more than enough to deter every experienced programmer from print's.</text:span></text:p>
      <text:h text:style-name="P263" text:outline-level="1"><text:bookmark-start text:name="__RefHeading___Toc108_3572798900"/><text:span text:style-name="T856">Professionals have s</text:span>tandards<text:bookmark-end text:name="__RefHeading___Toc108_3572798900"/></text:h>
      <text:p text:style-name="P157"><text:span text:style-name="T458">Be polite</text:span><text:span text:style-name="T471">.</text:span><text:span text:style-name="T859"> (on StackOverflow)<text:line-break/></text:span><text:span text:style-name="T458">Be efficient</text:span><text:span text:style-name="T471">.</text:span><text:span text:style-name="T859"> (</text:span><text:span text:style-name="T861">by</text:span><text:span text:style-name="T859"> </text:span><text:span text:style-name="T861">not </text:span><text:span text:style-name="T859">writ</text:span><text:span text:style-name="T861">ing</text:span><text:span text:style-name="T859"> code multiple times)<text:line-break/></text:span><text:span text:style-name="T458">Have a plan to debug every</text:span><text:span text:style-name="T472"> </text:span><text:span text:style-name="T473">file</text:span><text:span text:style-name="T472"> </text:span><text:span text:style-name="T458">you </text:span><text:span text:style-name="T473">write</text:span><text:span text:style-name="T458">.</text:span><text:line-break/><text:span text:style-name="T857">Wait hang on</text:span><text:span text:style-name="T858">,</text:span><text:span text:style-name="T857"> this is not about you or me but rather about the language.<text:line-break/></text:span><text:span text:style-name="T860">Oh well</text:span><text:span text:style-name="T863">...</text:span><text:span text:style-name="T860"> still true, though.</text:span></text:p>
      <text:p text:style-name="P120"><text:span text:style-name="T862">T</text:span>he C programming language was created in the 1970's<text:span text:style-name="T596"> and it didn't just sit there rusting away.</text:span><text:span text:style-name="T597"> The language exists within standards, </text:span><text:span text:style-name="T1074">which </text:span><text:span text:style-name="T597">have been released over the years.</text:span></text:p>
      <text:p text:style-name="P118"><text:span text:style-name="T598">The changes can </text:span><text:span text:style-name="T599">affect the standard library and the language design itself.<text:line-break/></text:span><text:span text:style-name="T600">For example:</text:span></text:p>
      <text:p text:style-name="P118"><text:span text:style-name="Source_20_Text">// one-line comment</text:span></text:p>
      <text:p text:style-name="P118"><text:span text:style-name="Source_20_Text">/* original comment */</text:span></text:p>
      <text:p text:style-name="P119"><text:span text:style-name="T601">The one-line comment didn't exist</text:span><text:span text:style-name="T602"> </text:span><text:span text:style-name="T721">officially </text:span><text:span text:style-name="T602">until </text:span><text:span text:style-name="T603">the </text:span><text:span text:style-name="T604">C</text:span><text:span text:style-name="T603">99 standard.</text:span></text:p>
      <text:p text:style-name="P122">A more radical and <text:span text:style-name="T850">very </text:span>useful change would be in C11<text:span text:style-name="T851">.</text:span> <text:span text:style-name="T851">T</text:span>he support for generics<text:span text:style-name="T852">... kind of</text:span>:</text:p>
      <text:p text:style-name="P122"><draw:frame draw:style-name="fr1" draw:name="Frame44" text:anchor-type="as-char" svg:width="6.6598in" draw:z-index="41"><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2 <text:s/></text:span></text:span></text:p><text:p text:style-name="P224"><text:span text:style-name="Source_20_Text"><text:span text:style-name="T818"><text:s/>3 <text:s/></text:span></text:span><text:span text:style-name="Source_20_Text"><text:span text:style-name="T802">int</text:span></text:span><text:span text:style-name="Source_20_Text"><text:span text:style-name="T806"> </text:span></text:span><text:span text:style-name="Source_20_Text"><text:span text:style-name="T814">addi</text:span></text:span><text:span text:style-name="Source_20_Text"><text:span text:style-name="T806">( </text:span></text:span><text:span text:style-name="Source_20_Text"><text:span text:style-name="T802">int</text:span></text:span><text:span text:style-name="Source_20_Text"><text:span text:style-name="T806"> a, </text:span></text:span><text:span text:style-name="Source_20_Text"><text:span text:style-name="T802">int</text:span></text:span><text:span text:style-name="Source_20_Text"><text:span text:style-name="T806"> b )</text:span></text:span></text:p><text:p text:style-name="P224"><text:span text:style-name="Source_20_Text"><text:span text:style-name="T818"><text:s/>4 <text:s/></text:span></text:span><text:span text:style-name="Source_20_Text"><text:span text:style-name="T806">{</text:span></text:span></text:p><text:p text:style-name="P224"><text:span text:style-name="Source_20_Text"><text:span text:style-name="T818"><text:s/>5 <text:s/></text:span></text:span><text:span text:style-name="Source_20_Text"><text:span text:style-name="T806"><text:s text:c="4"/></text:span></text:span><text:span text:style-name="Source_20_Text"><text:span text:style-name="T834">return</text:span></text:span><text:span text:style-name="Source_20_Text"><text:span text:style-name="T806"> a </text:span></text:span><text:span text:style-name="Source_20_Text"><text:span text:style-name="T818">+</text:span></text:span><text:span text:style-name="Source_20_Text"><text:span text:style-name="T806"> b;</text:span></text:span></text:p><text:p text:style-name="P224"><text:span text:style-name="Source_20_Text"><text:span text:style-name="T818"><text:s/>6 <text:s/></text:span></text:span><text:span text:style-name="Source_20_Text"><text:span text:style-name="T806">}</text:span></text:span></text:p><text:p text:style-name="P224"><text:span text:style-name="Source_20_Text"><text:span text:style-name="T818"><text:s/>7 <text:s/></text:span></text:span></text:p><text:p text:style-name="P224"><text:span text:style-name="Source_20_Text"><text:span text:style-name="T818"><text:s/>8 <text:s/></text:span></text:span><text:span text:style-name="Source_20_Text"><text:span text:style-name="T802">float</text:span></text:span><text:span text:style-name="Source_20_Text"><text:span text:style-name="T806"> </text:span></text:span><text:span text:style-name="Source_20_Text"><text:span text:style-name="T814">addf</text:span></text:span><text:span text:style-name="Source_20_Text"><text:span text:style-name="T806">( </text:span></text:span><text:span text:style-name="Source_20_Text"><text:span text:style-name="T802">float</text:span></text:span><text:span text:style-name="Source_20_Text"><text:span text:style-name="T806"> a, </text:span></text:span><text:span text:style-name="Source_20_Text"><text:span text:style-name="T802">float</text:span></text:span><text:span text:style-name="Source_20_Text"><text:span text:style-name="T806"> b )</text:span></text:span></text:p><text:p text:style-name="P224"><text:span text:style-name="Source_20_Text"><text:span text:style-name="T818"><text:s/>9 <text:s/></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34">return</text:span></text:span><text:span text:style-name="Source_20_Text"><text:span text:style-name="T806"> a </text:span></text:span><text:span text:style-name="Source_20_Text"><text:span text:style-name="T818">+</text:span></text:span><text:span text:style-name="Source_20_Text"><text:span text:style-name="T806"> b;</text:span></text:span></text:p><text:p text:style-name="P224"><text:span text:style-name="Source_20_Text"><text:span text:style-name="T818">11 <text:s/></text:span></text:span><text:span text:style-name="Source_20_Text"><text:span text:style-name="T806">}</text:span></text:span></text:p><text:p text:style-name="P224"><text:span text:style-name="Source_20_Text"><text:span text:style-name="T818">12 <text:s/></text:span></text:span></text:p><text:p text:style-name="P224"><text:span text:style-name="Source_20_Text"><text:span text:style-name="T818">13 <text:s/></text:span></text:span><text:span text:style-name="Source_20_Text"><text:span text:style-name="T846">#define add(A, B) _Generic((A) + (B), \</text:span></text:span></text:p><text:p text:style-name="P224"><text:span text:style-name="Source_20_Text"><text:span text:style-name="T818">14 <text:s/></text:span></text:span><text:span text:style-name="Source_20_Text"><text:span text:style-name="T846"><text:s text:c="4"/>int: addi, \</text:span></text:span></text:p><text:p text:style-name="P224"><text:span text:style-name="Source_20_Text"><text:span text:style-name="T818">15 <text:s/></text:span></text:span><text:span text:style-name="Source_20_Text"><text:span text:style-name="T846"><text:s text:c="4"/>float: addf)(A, B)</text:span></text:span></text:p><text:p text:style-name="P224"><text:span text:style-name="Source_20_Text"><text:span text:style-name="T818">16 <text:s/></text:span></text:span></text:p><text:p text:style-name="P224"><text:span text:style-name="Source_20_Text"><text:span text:style-name="T818">17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 </text:span></text:span><text:span text:style-name="Source_20_Text"><text:span text:style-name="T802">void</text:span></text:span><text:span text:style-name="Source_20_Text"><text:span text:style-name="T806"> )</text:span></text:span></text:p><text:p text:style-name="P224"><text:span text:style-name="Source_20_Text"><text:span text:style-name="T818">18 <text:s/></text:span></text:span><text:span text:style-name="Source_20_Text"><text:span text:style-name="T806">{</text:span></text:span></text:p><text:p text:style-name="P224"><text:span text:style-name="Source_20_Text"><text:span text:style-name="T818">19 <text:s/></text:span></text:span><text:span text:style-name="Source_20_Text"><text:span text:style-name="T806"><text:s text:c="4"/></text:span></text:span><text:span text:style-name="Source_20_Text"><text:span text:style-name="T802">int</text:span></text:span><text:span text:style-name="Source_20_Text"><text:span text:style-name="T806"> a1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 b1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 c1;</text:span></text:span></text:p><text:p text:style-name="P224"><text:span text:style-name="Source_20_Text"><text:span text:style-name="T818">20 <text:s/></text:span></text:span><text:span text:style-name="Source_20_Text"><text:span text:style-name="T806"><text:s text:c="4"/></text:span></text:span><text:span text:style-name="Source_20_Text"><text:span text:style-name="T802">float</text:span></text:span><text:span text:style-name="Source_20_Text"><text:span text:style-name="T806"> a2 </text:span></text:span><text:span text:style-name="Source_20_Text"><text:span text:style-name="T818">=</text:span></text:span><text:span text:style-name="Source_20_Text"><text:span text:style-name="T806"> </text:span></text:span><text:span text:style-name="Source_20_Text"><text:span text:style-name="T840">1.1</text:span></text:span><text:span text:style-name="Source_20_Text"><text:span text:style-name="T806">, b2 </text:span></text:span><text:span text:style-name="Source_20_Text"><text:span text:style-name="T818">=</text:span></text:span><text:span text:style-name="Source_20_Text"><text:span text:style-name="T806"> </text:span></text:span><text:span text:style-name="Source_20_Text"><text:span text:style-name="T840">1.5</text:span></text:span><text:span text:style-name="Source_20_Text"><text:span text:style-name="T806">, c2;</text:span></text:span></text:p><text:p text:style-name="P224"><text:span text:style-name="Source_20_Text"><text:span text:style-name="T818">21 <text:s/></text:span></text:span></text:p><text:p text:style-name="P224"><text:span text:style-name="Source_20_Text"><text:span text:style-name="T818">22 <text:s/></text:span></text:span><text:span text:style-name="Source_20_Text"><text:span text:style-name="T806"><text:s text:c="4"/>c1 </text:span></text:span><text:span text:style-name="Source_20_Text"><text:span text:style-name="T818">=</text:span></text:span><text:span text:style-name="Source_20_Text"><text:span text:style-name="T806"> add(a1, b1);</text:span></text:span></text:p><text:p text:style-name="P224"><text:span text:style-name="Source_20_Text"><text:span text:style-name="T818">23 <text:s/></text:span></text:span><text:span text:style-name="Source_20_Text"><text:span text:style-name="T806"><text:s text:c="4"/>c2 </text:span></text:span><text:span text:style-name="Source_20_Text"><text:span text:style-name="T818">=</text:span></text:span><text:span text:style-name="Source_20_Text"><text:span text:style-name="T806"> add(a2, b2);</text:span></text:span></text:p><text:p text:style-name="P224"><text:span text:style-name="Source_20_Text"><text:span text:style-name="T818">24 <text:s/></text:span></text:span></text:p><text:p text:style-name="P224"><text:span text:style-name="Source_20_Text"><text:span text:style-name="T818">25 <text:s/></text:span></text:span><text:span text:style-name="Source_20_Text"><text:span text:style-name="T806"><text:s text:c="4"/>printf(</text:span></text:span><text:span text:style-name="Source_20_Text"><text:span text:style-name="T840">"int: %i, float: %f;\n"</text:span></text:span><text:span text:style-name="Source_20_Text"><text:span text:style-name="T806">, c1, c2);</text:span></text:span></text:p><text:p text:style-name="P224"><text:span text:style-name="Source_20_Text"><text:span text:style-name="T818">26 <text:s/></text:span></text:span><text:span text:style-name="Source_20_Text"><text:span text:style-name="T806">}</text:span></text:span></text:p></draw:text-box></draw:frame></text:p>
      <text:p text:style-name="P123"><text:soft-page-break/>This macro basically reroutes your "add" call to the according "addi" and "addf" functions based on the type of your first param<text:span text:style-name="T614">e</text:span>ter.</text:p>
      <text:p text:style-name="P121"><text:span text:style-name="T766">When compiling with gcc </text:span><text:span text:style-name="T607">you pick a standard</text:span><text:span text:style-name="T608"> with the "-std=c</text:span><text:span text:style-name="T609">XX</text:span><text:span text:style-name="T608">" compiler option.</text:span><text:span text:style-name="T610"> XX being the standard</text:span><text:span text:style-name="T613">'</text:span><text:span text:style-name="T610">s version.</text:span><text:span text:style-name="T608"><text:line-break/></text:span><text:span text:style-name="T611">U</text:span>se the "-pedantic"<text:span text:style-name="T606"> compiler</text:span> option<text:span text:style-name="T612"> too</text:span><text:span text:style-name="T607">, t</text:span>o be notified by the compiler when you don't conform the standard<text:span text:style-name="T605">.</text:span><text:span text:style-name="T722"> Why this needs to explicitly added</text:span><text:span text:style-name="T723"> for gcc to actually take action</text:span><text:span text:style-name="T722">, i don't know.</text:span></text:p>
      <text:h text:style-name="P263" text:outline-level="1"><text:bookmark-start text:name="__RefHeading___Toc1533_630985852"/>Roads to Rome<text:bookmark-end text:name="__RefHeading___Toc1533_630985852"/></text:h>
      <text:p text:style-name="P125"><text:span text:style-name="T615">In programming there is rarely one correct way to do it. </text:span><text:span text:style-name="T616">Different people think d</text:span>ivergent <text:span text:style-name="T616">and can come up with different and valid solutions.</text:span><text:span text:style-name="T617"> In the following snippet are two functions that reverse a string. The interface and implementation of those functions differs.</text:span></text:p>
      <text:p text:style-name="P125"><draw:frame draw:style-name="fr1" draw:name="Frame45" text:anchor-type="as-char" svg:width="6.6598in" draw:z-index="42"><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2 <text:s/></text:span></text:span><text:span text:style-name="Source_20_Text"><text:span text:style-name="T846">#include</text:span></text:span><text:span text:style-name="Source_20_Text"><text:span text:style-name="T806"> </text:span></text:span><text:span text:style-name="Source_20_Text"><text:span text:style-name="T818">&lt;string.h&gt;</text:span></text:span></text:p><text:p text:style-name="P224"><text:span text:style-name="Source_20_Text"><text:span text:style-name="T818"><text:s/>3 <text:s/></text:span></text:span></text:p><text:p text:style-name="P224"><text:span text:style-name="Source_20_Text"><text:span text:style-name="T818"><text:s/>4 <text:s/></text:span></text:span><text:span text:style-name="Source_20_Text"><text:span text:style-name="T802">void</text:span></text:span><text:span text:style-name="Source_20_Text"><text:span text:style-name="T806"> </text:span></text:span><text:span text:style-name="Source_20_Text"><text:span text:style-name="T814">reverse1</text:span></text:span><text:span text:style-name="Source_20_Text"><text:span text:style-name="T806">(</text:span></text:span></text:p><text:p text:style-name="P224"><text:span text:style-name="Source_20_Text"><text:span text:style-name="T818"><text:s/>5 <text:s/></text:span></text:span><text:span text:style-name="Source_20_Text"><text:span text:style-name="T806"><text:s text:c="4"/></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rc,</text:span></text:span></text:p><text:p text:style-name="P224"><text:span text:style-name="Source_20_Text"><text:span text:style-name="T818"><text:s/>6 <text:s/></text:span></text:span><text:span text:style-name="Source_20_Text"><text:span text:style-name="T806"><text:s text:c="4"/></text:span></text:span><text:span text:style-name="Source_20_Text"><text:span text:style-name="T802">char</text:span></text:span><text:span text:style-name="Source_20_Text"><text:span text:style-name="T818">*</text:span></text:span><text:span text:style-name="Source_20_Text"><text:span text:style-name="T806"> dest,</text:span></text:span></text:p><text:p text:style-name="P224"><text:span text:style-name="Source_20_Text"><text:span text:style-name="T818"><text:s/>7 <text:s/></text:span></text:span><text:span text:style-name="Source_20_Text"><text:span text:style-name="T806"><text:s text:c="4"/></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len )</text:span></text:span></text:p><text:p text:style-name="P224"><text:span text:style-name="Source_20_Text"><text:span text:style-name="T818"><text:s/>8 <text:s/></text:span></text:span><text:span text:style-name="Source_20_Text"><text:span text:style-name="T806">{</text:span></text:span></text:p><text:p text:style-name="P224"><text:span text:style-name="Source_20_Text"><text:span text:style-name="T818"><text:s/>9 <text:s/></text:span></text:span><text:span text:style-name="Source_20_Text"><text:span text:style-name="T806"><text:s text:c="4"/></text:span></text:span><text:span text:style-name="Source_20_Text"><text:span text:style-name="T834">for</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 i </text:span></text:span><text:span text:style-name="Source_20_Text"><text:span text:style-name="T818">&lt;</text:span></text:span><text:span text:style-name="Source_20_Text"><text:span text:style-name="T806"> len; i</text:span></text:span><text:span text:style-name="Source_20_Text"><text:span text:style-name="T818">++</text:span></text:span><text:span text:style-name="Source_20_Text"><text:span text:style-name="T806">)</text:span></text:span></text:p><text:p text:style-name="P224"><text:span text:style-name="Source_20_Text"><text:span text:style-name="T818">10 <text:s/></text:span></text:span><text:span text:style-name="Source_20_Text"><text:span text:style-name="T806"><text:s text:c="4"/>{</text:span></text:span></text:p><text:p text:style-name="P224"><text:span text:style-name="Source_20_Text"><text:span text:style-name="T818">11 <text:s/></text:span></text:span><text:span text:style-name="Source_20_Text"><text:span text:style-name="T806"><text:s text:c="8"/>dest[i] </text:span></text:span><text:span text:style-name="Source_20_Text"><text:span text:style-name="T818">=</text:span></text:span><text:span text:style-name="Source_20_Text"><text:span text:style-name="T806"> src[len </text:span></text:span><text:span text:style-name="Source_20_Text"><text:span text:style-name="T818">-</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text:span></text:span></text:p><text:p text:style-name="P224"><text:span text:style-name="Source_20_Text"><text:span text:style-name="T818">12 <text:s/></text:span></text:span><text:span text:style-name="Source_20_Text"><text:span text:style-name="T806"><text:s text:c="4"/>}</text:span></text:span></text:p><text:p text:style-name="P224"><text:span text:style-name="Source_20_Text"><text:span text:style-name="T818">13 <text:s/></text:span></text:span></text:p><text:p text:style-name="P224"><text:span text:style-name="Source_20_Text"><text:span text:style-name="T818">14 <text:s/></text:span></text:span><text:span text:style-name="Source_20_Text"><text:span text:style-name="T806"><text:s text:c="4"/>dest[len]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15 <text:s/></text:span></text:span><text:span text:style-name="Source_20_Text"><text:span text:style-name="T806">}</text:span></text:span></text:p><text:p text:style-name="P224"><text:span text:style-name="Source_20_Text"><text:span text:style-name="T818">16 <text:s/></text:span></text:span></text:p><text:p text:style-name="P224"><text:span text:style-name="Source_20_Text"><text:span text:style-name="T818">17 <text:s/></text:span></text:span><text:span text:style-name="Source_20_Text"><text:span text:style-name="T802">void</text:span></text:span><text:span text:style-name="Source_20_Text"><text:span text:style-name="T806"> </text:span></text:span><text:span text:style-name="Source_20_Text"><text:span text:style-name="T814">reverse2</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str )</text:span></text:span></text:p><text:p text:style-name="P224"><text:span text:style-name="Source_20_Text"><text:span text:style-name="T818">18 <text:s/></text:span></text:span><text:span text:style-name="Source_20_Text"><text:span text:style-name="T806">{</text:span></text:span></text:p><text:p text:style-name="P224"><text:span text:style-name="Source_20_Text"><text:span text:style-name="T818">19 <text:s/></text:span></text:span><text:span text:style-name="Source_20_Text"><text:span text:style-name="T806"><text:s text:c="4"/></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len </text:span></text:span><text:span text:style-name="Source_20_Text"><text:span text:style-name="T818">=</text:span></text:span><text:span text:style-name="Source_20_Text"><text:span text:style-name="T806"> strlen(str);</text:span></text:span></text:p><text:p text:style-name="P224"><text:span text:style-name="Source_20_Text"><text:span text:style-name="T818">20 <text:s/></text:span></text:span><text:span text:style-name="Source_20_Text"><text:span text:style-name="T806"><text:s text:c="4"/></text:span></text:span></text:p><text:p text:style-name="P224"><text:span text:style-name="Source_20_Text"><text:span text:style-name="T818">21 <text:s/></text:span></text:span><text:span text:style-name="Source_20_Text"><text:span text:style-name="T806"><text:s text:c="4"/></text:span></text:span><text:span text:style-name="Source_20_Text"><text:span text:style-name="T834">for</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 i </text:span></text:span><text:span text:style-name="Source_20_Text"><text:span text:style-name="T818">&lt;</text:span></text:span><text:span text:style-name="Source_20_Text"><text:span text:style-name="T806"> len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 i</text:span></text:span><text:span text:style-name="Source_20_Text"><text:span text:style-name="T818">++</text:span></text:span><text:span text:style-name="Source_20_Text"><text:span text:style-name="T806">)</text:span></text:span></text:p><text:p text:style-name="P224"><text:span text:style-name="Source_20_Text"><text:span text:style-name="T818">22 <text:s/></text:span></text:span><text:span text:style-name="Source_20_Text"><text:span text:style-name="T806"><text:s text:c="4"/>{</text:span></text:span></text:p><text:p text:style-name="P224"><text:span text:style-name="Source_20_Text"><text:span text:style-name="T818">23 <text:s/></text:span></text:span><text:span text:style-name="Source_20_Text"><text:span text:style-name="T806"><text:s text:c="8"/></text:span></text:span><text:span text:style-name="Source_20_Text"><text:span text:style-name="T802">char</text:span></text:span><text:span text:style-name="Source_20_Text"><text:span text:style-name="T806"> temp </text:span></text:span><text:span text:style-name="Source_20_Text"><text:span text:style-name="T818">=</text:span></text:span><text:span text:style-name="Source_20_Text"><text:span text:style-name="T806"> str[i];</text:span></text:span></text:p><text:p text:style-name="P224"><text:span text:style-name="Source_20_Text"><text:span text:style-name="T818">24 <text:s/></text:span></text:span><text:span text:style-name="Source_20_Text"><text:span text:style-name="T806"><text:s text:c="8"/>str[i] </text:span></text:span><text:span text:style-name="Source_20_Text"><text:span text:style-name="T818">=</text:span></text:span><text:span text:style-name="Source_20_Text"><text:span text:style-name="T806"> str[len </text:span></text:span><text:span text:style-name="Source_20_Text"><text:span text:style-name="T818">-</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text:span></text:span></text:p><text:p text:style-name="P224"><text:span text:style-name="Source_20_Text"><text:span text:style-name="T818">25 <text:s/></text:span></text:span><text:span text:style-name="Source_20_Text"><text:span text:style-name="T806"><text:s text:c="8"/>str[len </text:span></text:span><text:span text:style-name="Source_20_Text"><text:span text:style-name="T818">-</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1</text:span></text:span><text:span text:style-name="Source_20_Text"><text:span text:style-name="T806">] </text:span></text:span><text:span text:style-name="Source_20_Text"><text:span text:style-name="T818">=</text:span></text:span><text:span text:style-name="Source_20_Text"><text:span text:style-name="T806"> temp;</text:span></text:span></text:p><text:p text:style-name="P224"><text:span text:style-name="Source_20_Text"><text:span text:style-name="T818">26 <text:s/></text:span></text:span><text:span text:style-name="Source_20_Text"><text:span text:style-name="T806"><text:s text:c="4"/>}</text:span></text:span></text:p><text:p text:style-name="P224"><text:span text:style-name="Source_20_Text"><text:span text:style-name="T818">27 <text:s/></text:span></text:span><text:span text:style-name="Source_20_Text"><text:span text:style-name="T806">}</text:span></text:span></text:p><text:p text:style-name="P224"><text:span text:style-name="Source_20_Text"><text:span text:style-name="T818">28 <text:s/></text:span></text:span></text:p><text:p text:style-name="P224"><text:span text:style-name="Source_20_Text"><text:span text:style-name="T818">29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30 <text:s/></text:span></text:span><text:span text:style-name="Source_20_Text"><text:span text:style-name="T806">{</text:span></text:span></text:p><text:p text:style-name="P224"><text:span text:style-name="Source_20_Text"><text:span text:style-name="T818">31 <text:s/></text:span></text:span><text:span text:style-name="Source_20_Text"><text:span text:style-name="T806"><text:s text:c="4"/></text:span></text:span><text:span text:style-name="Source_20_Text"><text:span text:style-name="T802">char</text:span></text:span><text:span text:style-name="Source_20_Text"><text:span text:style-name="T806"> str1[</text:span></text:span><text:span text:style-name="Source_20_Text"><text:span text:style-name="T840">20</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F for Jacob Sorber"</text:span></text:span><text:span text:style-name="Source_20_Text"><text:span text:style-name="T806">;</text:span></text:span></text:p><text:p text:style-name="P224"><text:span text:style-name="Source_20_Text"><text:span text:style-name="T818">32 <text:s/></text:span></text:span><text:span text:style-name="Source_20_Text"><text:span text:style-name="T806"><text:s text:c="4"/></text:span></text:span><text:span text:style-name="Source_20_Text"><text:span text:style-name="T802">char</text:span></text:span><text:span text:style-name="Source_20_Text"><text:span text:style-name="T806"> str2[</text:span></text:span><text:span text:style-name="Source_20_Text"><text:span text:style-name="T840">20</text:span></text:span><text:span text:style-name="Source_20_Text"><text:span text:style-name="T806">];</text:span></text:span></text:p><text:p text:style-name="P224"><text:span text:style-name="Source_20_Text"><text:span text:style-name="T818">33 <text:s/></text:span></text:span></text:p><text:p text:style-name="P224"><text:span text:style-name="Source_20_Text"><text:span text:style-name="T818">34 <text:s/></text:span></text:span><text:span text:style-name="Source_20_Text"><text:span text:style-name="T806"><text:s text:c="4"/>reverse1(str1, str2, strlen(str1));</text:span></text:span></text:p><text:p text:style-name="P224"><text:span text:style-name="Source_20_Text"><text:span text:style-name="T818">35 <text:s/></text:span></text:span></text:p><text:p text:style-name="P224"><text:span text:style-name="Source_20_Text"><text:span text:style-name="T818">36 <text:s/></text:span></text:span><text:span text:style-name="Source_20_Text"><text:span text:style-name="T806"><text:s text:c="4"/>printf(</text:span></text:span><text:span text:style-name="Source_20_Text"><text:span text:style-name="T840">"method 1: \"%s\" copy to \"%s\"\n"</text:span></text:span><text:span text:style-name="Source_20_Text"><text:span text:style-name="T806">, str1, str2);</text:span></text:span></text:p><text:p text:style-name="P224"><text:span text:style-name="Source_20_Text"><text:span text:style-name="T818">37 <text:s/></text:span></text:span></text:p><text:p text:style-name="P224"><text:span text:style-name="Source_20_Text"><text:span text:style-name="T818">38 <text:s/></text:span></text:span><text:span text:style-name="Source_20_Text"><text:span text:style-name="T806"><text:s text:c="4"/>reverse2(str1);</text:span></text:span></text:p><text:p text:style-name="P224"><text:span text:style-name="Source_20_Text"><text:span text:style-name="T818">39 <text:s/></text:span></text:span></text:p><text:p text:style-name="P224"><text:span text:style-name="Source_20_Text"><text:span text:style-name="T818">40 <text:s/></text:span></text:span><text:span text:style-name="Source_20_Text"><text:span text:style-name="T806"><text:s text:c="4"/>printf(</text:span></text:span><text:span text:style-name="Source_20_Text"><text:span text:style-name="T840">"method 2: \"%s\"\n"</text:span></text:span><text:span text:style-name="Source_20_Text"><text:span text:style-name="T806">, str1);</text:span></text:span></text:p><text:p text:style-name="P224"><text:span text:style-name="Source_20_Text"><text:span text:style-name="T818">41 <text:s/></text:span></text:span><text:span text:style-name="Source_20_Text"><text:span text:style-name="T806">}</text:span></text:span></text:p></draw:text-box></draw:frame></text:p>
      <text:p text:style-name="P135"><text:soft-page-break/>Both are valid solutions to the problem.</text:p>
      <text:p text:style-name="P136">Though you should make sure to use the most simplistic solution whenever possible. Sure comments help with complex situations but maintaining a simple function is easier than <text:span text:style-name="T853">maintaining</text:span> <text:span text:style-name="T854">a</text:span> complex function.</text:p>
      <text:p text:style-name="P137"><text:span text:style-name="T724">Never </text:span><text:span text:style-name="T196">feel smug because </text:span><text:span text:style-name="T724">you got a </text:span><text:span text:style-name="T196">flashy solution</text:span><text:span text:style-name="T724">.<text:line-break/>As a wise man once said</text:span><text:span text:style-name="T197">:<text:line-break/>"An idiot admires complexity, a genius admires simplicity."<text:line-break/></text:span><text:span text:style-name="T724">-</text:span><text:span text:style-name="T197">Terry Davis</text:span></text:p>
      <text:h text:style-name="P273" text:outline-level="1"><text:bookmark-start text:name="__RefHeading___Toc1531_630985852"/>Optional end t<text:span text:style-name="T195">opics</text:span><text:bookmark-end text:name="__RefHeading___Toc1531_630985852"/></text:h>
      <text:h text:style-name="Heading_20_2" text:outline-level="2"><text:bookmark-start text:name="__RefHeading___Toc1548_630985852"/>Undefined behavior<text:span text:style-name="T227"> and co</text:span><text:bookmark-end text:name="__RefHeading___Toc1548_630985852"/></text:h>
      <text:p text:style-name="P20">Can you remember the part in the chapter about types<text:span text:style-name="T199">, in which </text:span><text:span text:style-name="T725">i was talking about a "SpecialMachine"</text:span><text:span text:style-name="T200">?<text:line-break/></text:span><text:span text:style-name="T201">This </text:span><text:span text:style-name="T726">part</text:span><text:span text:style-name="T201"> exists because of undefined behavior within the C language.<text:line-break/></text:span><text:span text:style-name="T202">Undefined behavior means that the C standard itself does not define what happens in every case.</text:span><text:span text:style-name="T203"> One such case is the exact size of an "int".<text:line-break/></text:span><text:span text:style-name="T204">The C standard defines an "int" being at least 16 bits long and at maximum 32 bits.<text:line-break/></text:span><text:span text:style-name="T205">"Then who is defining the exact size at the end</text:span><text:span text:style-name="T223"> of the day</text:span><text:span text:style-name="T205">?"</text:span></text:p>
      <text:p text:style-name="P25">The compiler<text:span text:style-name="T224">,</text:span> even if it results in demons flying out of your nose.<text:span text:style-name="T727">.. don't ask.<text:line-break/></text:span><text:span text:style-name="T225">Now before you ask why the C standard allows such horrific images to be rendered in your head, </text:span><text:span text:style-name="T226">remember that C is old. In it's early versions the primary advantage of this was to allow the creation of performant compilers</text:span><text:span text:style-name="T228"> for all kinds of machines</text:span><text:span text:style-name="T226">.</text:span><text:span text:style-name="T229"> This way code can be compiled differently to be much more fitting for a specific machine, without a heavy workaround.</text:span><text:span text:style-name="T230"> So knowing the compiler and the targeted machine was a lot more important back then.</text:span></text:p>
      <text:p text:style-name="P26">In current year however<text:span text:style-name="T231"> standardization of the platforms turned this into less of an advantage</text:span><text:span text:style-name="T232"> and more of a... nasal demon</text:span><text:span text:style-name="T233"> spawn-hole.</text:span></text:p>
      <text:h text:style-name="P281" text:outline-level="2"><text:bookmark-start text:name="__RefHeading___Toc9106_399436805"/>goto<text:span text:style-name="T509">:</text:span><text:span text:style-name="T508"> chaos</text:span> <text:span text:style-name="T510">&gt;</text:span>:D<text:bookmark-end text:name="__RefHeading___Toc9106_399436805"/></text:h>
      <text:p text:style-name="P138">One technique to control the flow i haven't mentioned yet is <text:span text:style-name="Source_20_Text">goto</text:span>. This is because<text:span text:style-name="T728"> it's usage is very discouraged by most developers. The ones that do use it will recommend you to tread lightly.</text:span></text:p>
      <text:p text:style-name="P138"><text:span text:style-name="T729">It allows you to directly jump to certain line in you program</text:span><text:span text:style-name="T730">, like so:</text:span></text:p>
      <text:p text:style-name="P138"><text:soft-page-break/><draw:frame draw:style-name="fr1" draw:name="Frame46" text:anchor-type="as-char" svg:width="6.6598in" draw:z-index="43"><draw:text-box fo:min-height="0.4618in"><text:p text:style-name="P224"><text:span text:style-name="Source_20_Text"><text:span text:style-name="T818"><text:s/>1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2 <text:s/></text:span></text:span><text:span text:style-name="Source_20_Text"><text:span text:style-name="T806">{</text:span></text:span></text:p><text:p text:style-name="P224"><text:span text:style-name="Source_20_Text"><text:span text:style-name="T818"><text:s/>3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8">=</text:span></text:span><text:span text:style-name="Source_20_Text"><text:span text:style-name="T806"> </text:span></text:span><text:span text:style-name="Source_20_Text"><text:span text:style-name="T840">10</text:span></text:span><text:span text:style-name="Source_20_Text"><text:span text:style-name="T806">, b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text:span></text:span></text:p><text:p text:style-name="P224"><text:span text:style-name="Source_20_Text"><text:span text:style-name="T818"><text:s/>4 <text:s/></text:span></text:span><text:span text:style-name="Source_20_Text"><text:span text:style-name="T806"><text:s text:c="4"/></text:span></text:span></text:p><text:p text:style-name="P224"><text:span text:style-name="Source_20_Text"><text:span text:style-name="T818"><text:s/>5 <text:s/></text:span></text:span><text:span text:style-name="Source_20_Text"><text:span text:style-name="T806"><text:s text:c="4"/></text:span></text:span><text:span text:style-name="Source_20_Text"><text:span text:style-name="T814">start</text:span></text:span><text:span text:style-name="Source_20_Text"><text:span text:style-name="T806">:</text:span></text:span></text:p><text:p text:style-name="P224"><text:span text:style-name="Source_20_Text"><text:span text:style-name="T818"><text:s/>6 <text:s/></text:span></text:span><text:span text:style-name="Source_20_Text"><text:span text:style-name="T806"><text:s text:c="4"/></text:span></text:span></text:p><text:p text:style-name="P224"><text:span text:style-name="Source_20_Text"><text:span text:style-name="T818"><text:s/>7 <text:s/></text:span></text:span><text:span text:style-name="Source_20_Text"><text:span text:style-name="T806"><text:s text:c="4"/></text:span></text:span><text:span text:style-name="Source_20_Text"><text:span text:style-name="T834">if</text:span></text:span><text:span text:style-name="Source_20_Text"><text:span text:style-name="T806"> (a </text:span></text:span><text:span text:style-name="Source_20_Text"><text:span text:style-name="T818">==</text:span></text:span><text:span text:style-name="Source_20_Text"><text:span text:style-name="T806"> </text:span></text:span><text:span text:style-name="Source_20_Text"><text:span text:style-name="T840">10</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8"/>a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text:s/>9 <text:s/></text:span></text:span><text:span text:style-name="Source_20_Text"><text:span text:style-name="T806"><text:s text:c="4"/></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34">if</text:span></text:span><text:span text:style-name="Source_20_Text"><text:span text:style-name="T806"> (b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text:span></text:span></text:p><text:p text:style-name="P224"><text:span text:style-name="Source_20_Text"><text:span text:style-name="T818">11 <text:s/></text:span></text:span><text:span text:style-name="Source_20_Text"><text:span text:style-name="T806"><text:s text:c="4"/>{</text:span></text:span></text:p><text:p text:style-name="P224"><text:span text:style-name="Source_20_Text"><text:span text:style-name="T818">12 <text:s/></text:span></text:span><text:span text:style-name="Source_20_Text"><text:span text:style-name="T806"><text:s text:c="8"/>b</text:span></text:span><text:span text:style-name="Source_20_Text"><text:span text:style-name="T818">++</text:span></text:span><text:span text:style-name="Source_20_Text"><text:span text:style-name="T806">;</text:span></text:span></text:p><text:p text:style-name="P224"><text:span text:style-name="Source_20_Text"><text:span text:style-name="T818">13 <text:s/></text:span></text:span><text:span text:style-name="Source_20_Text"><text:span text:style-name="T806"><text:s text:c="8"/></text:span></text:span><text:span text:style-name="Source_20_Text"><text:span text:style-name="T834">goto</text:span></text:span><text:span text:style-name="Source_20_Text"><text:span text:style-name="T806"> start;</text:span></text:span></text:p><text:p text:style-name="P224"><text:span text:style-name="Source_20_Text"><text:span text:style-name="T818">14 <text:s/></text:span></text:span><text:span text:style-name="Source_20_Text"><text:span text:style-name="T806"><text:s text:c="4"/>}</text:span></text:span></text:p><text:p text:style-name="P224"><text:span text:style-name="Source_20_Text"><text:span text:style-name="T818">15 <text:s/></text:span></text:span><text:span text:style-name="Source_20_Text"><text:span text:style-name="T806"><text:s text:c="4"/></text:span></text:span></text:p><text:p text:style-name="P224"><text:span text:style-name="Source_20_Text"><text:span text:style-name="T818">16 <text:s/></text:span></text:span><text:span text:style-name="Source_20_Text"><text:span text:style-name="T806"><text:s text:c="4"/></text:span></text:span><text:span text:style-name="Source_20_Text"><text:span text:style-name="T834">return</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17 <text:s/></text:span></text:span><text:span text:style-name="Source_20_Text"><text:span text:style-name="T806">}</text:span></text:span></text:p></draw:text-box></draw:frame></text:p>
      <text:p text:style-name="P139"><text:span text:style-name="T731">With larger projects </text:span><text:span text:style-name="T732">and extensive usage, </text:span><text:span text:style-name="T731">this will become very hard to read very quickly.<text:line-break/></text:span><text:span text:style-name="T733">General rule is: never use this if it is avoidable somehow</text:span><text:span text:style-name="T855"> and it basically always avoidable.</text:span></text:p>
      <text:h text:style-name="P282" text:outline-level="2"><text:bookmark-start text:name="__RefHeading___Toc23090_1739272089"/>Floats are scary<text:bookmark-end text:name="__RefHeading___Toc23090_1739272089"/></text:h>
      <text:p text:style-name="P187">Now we talk about the precision.<text:span text:style-name="T1075"> What do you think this cute little program could spit out?</text:span></text:p>
      <text:p text:style-name="P187"><draw:frame draw:style-name="fr1" draw:name="Frame58" text:anchor-type="as-char" svg:width="6.6598in" draw:z-index="58"><draw:text-box fo:min-height="0.4618in"><text:p text:style-name="P224"><text:span text:style-name="Source_20_Text"><text:span text:style-name="T818">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2 <text:s/></text:span></text:span></text:p><text:p text:style-name="P224"><text:span text:style-name="Source_20_Text"><text:span text:style-name="T818">3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4 <text:s/></text:span></text:span><text:span text:style-name="Source_20_Text"><text:span text:style-name="T806">{</text:span></text:span></text:p><text:p text:style-name="P224"><text:span text:style-name="Source_20_Text"><text:span text:style-name="T818">5 <text:s/></text:span></text:span><text:span text:style-name="Source_20_Text"><text:span text:style-name="T806"><text:s text:c="4"/></text:span></text:span><text:span text:style-name="Source_20_Text"><text:span text:style-name="T802">float</text:span></text:span><text:span text:style-name="Source_20_Text"><text:span text:style-name="T806"> f </text:span></text:span><text:span text:style-name="Source_20_Text"><text:span text:style-name="T818">=</text:span></text:span><text:span text:style-name="Source_20_Text"><text:span text:style-name="T806"> </text:span></text:span><text:span text:style-name="Source_20_Text"><text:span text:style-name="T840">0.1f</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0.2f</text:span></text:span><text:span text:style-name="Source_20_Text"><text:span text:style-name="T806">;</text:span></text:span></text:p><text:p text:style-name="P224"><text:span text:style-name="Source_20_Text"><text:span text:style-name="T818">6 <text:s/></text:span></text:span><text:span text:style-name="Source_20_Text"><text:span text:style-name="T806"><text:s text:c="4"/></text:span></text:span></text:p><text:p text:style-name="P224"><text:span text:style-name="Source_20_Text"><text:span text:style-name="T818">7 <text:s/></text:span></text:span><text:span text:style-name="Source_20_Text"><text:span text:style-name="T806"><text:s text:c="4"/>printf(</text:span></text:span><text:span text:style-name="Source_20_Text"><text:span text:style-name="T840">"%f\n"</text:span></text:span><text:span text:style-name="Source_20_Text"><text:span text:style-name="T806">, f);</text:span></text:span></text:p><text:p text:style-name="P224"><text:span text:style-name="Source_20_Text"><text:span text:style-name="T818">8 <text:s/></text:span></text:span><text:span text:style-name="Source_20_Text"><text:span text:style-name="T806">}</text:span></text:span></text:p></draw:text-box></draw:frame></text:p>
      <text:p text:style-name="P188">Did you think <text:span text:style-name="T1076">it's a flat </text:span><text:span text:style-name="Source_20_Text">0.3</text:span>?<text:line-break/><text:span text:style-name="T1077">Nope. Floats are not at all precise like integers are.</text:span><text:span text:style-name="T1078"> That is because fractions would otherwise end up eating a lot of bytes.</text:span><text:span text:style-name="T1079"> How exactly the bits are getting shuffled around during the calculation, i do not want to demonstrate.</text:span></text:p>
      <text:p text:style-name="P189">I rather just want to raise your awareness<text:span text:style-name="T1080"> about the fact,</text:span> that floats cannot be entirely trusted. Always use their results with a grain of salt and extra care.</text:p>
      <text:h text:style-name="P279" text:outline-level="2"><text:bookmark-start text:name="__RefHeading___Toc9361_1622695651"/><text:span text:style-name="T618">C and s</text:span><text:span text:style-name="T35">trings</text:span><text:bookmark-end text:name="__RefHeading___Toc9361_1622695651"/></text:h>
      <text:p text:style-name="P140"><text:span text:style-name="T577">Originally </text:span><text:span text:style-name="T578">text output was supposed to </text:span><text:span text:style-name="T1081">just happen</text:span><text:span text:style-name="T578"> at the end of this book.</text:span><text:span text:style-name="T579"> As the book grew i noticed that it becomes very hard to demonstrate things without it</text:span><text:span text:style-name="T580">, so i decided against it.<text:line-break/>"Now </text:span><text:span text:style-name="T619">why </text:span><text:span text:style-name="T580">were you so afraid of this</text:span><text:span text:style-name="T581">, it's not like...</text:span><text:span text:style-name="T580">"</text:span><text:span text:style-name="T581"> it sucks, that</text:span><text:span text:style-name="T734">'</text:span><text:span text:style-name="T581">s why.<text:line-break/></text:span><text:span text:style-name="T582">Not text output by itself but the way it worked all the way back then when C was made.</text:span></text:p>
      <text:p text:style-name="P140"><text:span text:style-name="T583">"</text:span>I am quite anxious about strings in C<text:span text:style-name="T584">.</text:span><text:span text:style-name="T583">" -</text:span><text:span text:style-name="T736">some</text:span><text:span text:style-name="T735"> user</text:span><text:span text:style-name="T583"> on StackOverflow<text:line-break/></text:span><text:span text:style-name="T737">...</text:span><text:span text:style-name="T621">rightfully so, i think.</text:span></text:p>
      <text:p text:style-name="P111"><text:span text:style-name="T620">S</text:span>trings are not exactly as straight forward as you might<text:span text:style-name="T627"> have</text:span> <text:span text:style-name="T624">assume</text:span><text:span text:style-name="T625">d</text:span>.<text:line-break/><text:span text:style-name="T36">How</text:span><text:span text:style-name="T626"> does</text:span><text:span text:style-name="T36"> </text:span><text:span text:style-name="T42">C </text:span><text:span text:style-name="T36">store some text like “Hello World”?<text:line-break/></text:span><text:span text:style-name="T43">There is no built-in string type in C, so how?</text:span></text:p>
      <text:p text:style-name="P111"><text:span text:style-name="T622">It depends on how it got declared / defined.</text:span><text:span text:style-name="T628"> In the following code we print out a table with 4 columns. In the first</text:span><text:span text:style-name="T738"> column</text:span><text:span text:style-name="T628"> we see characters that are the same for each string. Those are also the characters that we would see from a normal printf call with these strings.</text:span><text:span text:style-name="T629"> Every column after that </text:span><text:span text:style-name="T739">is</text:span><text:span text:style-name="T629"> dedicated to one string. For every character we print the actual value in memory.</text:span><text:span text:style-name="T630"> You don't need to run this, because i have included the results below.</text:span></text:p>
      <text:p text:style-name="P111"><text:soft-page-break/><draw:frame draw:style-name="fr1" draw:name="Frame47" text:anchor-type="as-char" svg:width="6.6598in" draw:z-index="44"><draw:text-box fo:min-height="0.4618in"><text:p text:style-name="P224"><text:span text:style-name="Source_20_Text"><text:span text:style-name="T818"><text:s/>1 <text:s/></text:span></text:span><text:span text:style-name="Source_20_Text"><text:span text:style-name="T846">#include</text:span></text:span><text:span text:style-name="Source_20_Text"><text:span text:style-name="T806"> </text:span></text:span><text:span text:style-name="Source_20_Text"><text:span text:style-name="T818">&lt;stdio.h&gt;</text:span></text:span></text:p><text:p text:style-name="P224"><text:span text:style-name="Source_20_Text"><text:span text:style-name="T818"><text:s/>2 <text:s/></text:span></text:span></text:p><text:p text:style-name="P224"><text:span text:style-name="Source_20_Text"><text:span text:style-name="T818"><text:s/>3 <text:s/></text:span></text:span><text:span text:style-name="Source_20_Text"><text:span text:style-name="T846">#define HELLOWORLD_LEN 11</text:span></text:span></text:p><text:p text:style-name="P224"><text:span text:style-name="Source_20_Text"><text:span text:style-name="T818"><text:s/>4 <text:s/></text:span></text:span><text:span text:style-name="Source_20_Text"><text:span text:style-name="T846">#define PRINT_LEN (HELLOWORLD_LEN + 4)</text:span></text:span></text:p><text:p text:style-name="P224"><text:span text:style-name="Source_20_Text"><text:span text:style-name="T818"><text:s/>5 <text:s/></text:span></text:span></text:p><text:p text:style-name="P224"><text:span text:style-name="Source_20_Text"><text:span text:style-name="T818"><text:s/>6 <text:s/></text:span></text:span><text:span text:style-name="Source_20_Text"><text:span text:style-name="T802">int</text:span></text:span><text:span text:style-name="Source_20_Text"><text:span text:style-name="T806"> </text:span></text:span><text:span text:style-name="Source_20_Text"><text:span text:style-name="T814">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24"><text:span text:style-name="Source_20_Text"><text:span text:style-name="T818"><text:s/>7 <text:s/></text:span></text:span><text:span text:style-name="Source_20_Text"><text:span text:style-name="T806">{</text:span></text:span></text:p><text:p text:style-name="P224"><text:span text:style-name="Source_20_Text"><text:span text:style-name="T818"><text:s/>8 <text:s/></text:span></text:span><text:span text:style-name="Source_20_Text"><text:span text:style-name="T806"><text:s text:c="4"/></text:span></text:span><text:span text:style-name="Source_20_Text"><text:span text:style-name="T802">char</text:span></text:span><text:span text:style-name="Source_20_Text"><text:span text:style-name="T806"> temp[</text:span></text:span><text:span text:style-name="Source_20_Text"><text:span text:style-name="T840">4</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text:s/>9 <text:s/></text:span></text:span></text:p><text:p text:style-name="P224"><text:span text:style-name="Source_20_Text"><text:span text:style-name="T818">10 <text:s/></text:span></text:span><text:span text:style-name="Source_20_Text"><text:span text:style-name="T806"><text:s text:c="4"/></text:span></text:span><text:span text:style-name="Source_20_Text"><text:span text:style-name="T802">char</text:span></text:span><text:span text:style-name="Source_20_Text"><text:span text:style-name="T806"> arrfit[HELLOWORLD_LEN] </text:span></text:span><text:span text:style-name="Source_20_Text"><text:span text:style-name="T818">=</text:span></text:span><text:span text:style-name="Source_20_Text"><text:span text:style-name="T806"> </text:span></text:span><text:span text:style-name="Source_20_Text"><text:span text:style-name="T840">"Hello World"</text:span></text:span><text:span text:style-name="Source_20_Text"><text:span text:style-name="T806">;</text:span></text:span></text:p><text:p text:style-name="P224"><text:span text:style-name="Source_20_Text"><text:span text:style-name="T818">11 <text:s/></text:span></text:span><text:span text:style-name="Source_20_Text"><text:span text:style-name="T806"><text:s text:c="4"/></text:span></text:span><text:span text:style-name="Source_20_Text"><text:span text:style-name="T802">char</text:span></text:span><text:span text:style-name="Source_20_Text"><text:span text:style-name="T806"> arrmore[HELLOWORLD_LEN </text:span></text:span><text:span text:style-name="Source_20_Text"><text:span text:style-name="T818">+</text:span></text:span><text:span text:style-name="Source_20_Text"><text:span text:style-name="T806"> </text:span></text:span><text:span text:style-name="Source_20_Text"><text:span text:style-name="T840">2</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Hello World"</text:span></text:span><text:span text:style-name="Source_20_Text"><text:span text:style-name="T806">;</text:span></text:span></text:p><text:p text:style-name="P224"><text:span text:style-name="Source_20_Text"><text:span text:style-name="T818">12 <text:s/></text:span></text:span><text:span text:style-name="Source_20_Text"><text:span text:style-name="T806"><text:s text:c="4"/></text:span></text:span><text:span text:style-name="Source_20_Text"><text:span text:style-name="T834">const</text:span></text:span><text:span text:style-name="Source_20_Text"><text:span text:style-name="T806"> </text:span></text:span><text:span text:style-name="Source_20_Text"><text:span text:style-name="T802">char</text:span></text:span><text:span text:style-name="Source_20_Text"><text:span text:style-name="T806"> </text:span></text:span><text:span text:style-name="Source_20_Text"><text:span text:style-name="T818">*</text:span></text:span><text:span text:style-name="Source_20_Text"><text:span text:style-name="T806">ptr </text:span></text:span><text:span text:style-name="Source_20_Text"><text:span text:style-name="T818">=</text:span></text:span><text:span text:style-name="Source_20_Text"><text:span text:style-name="T806"> </text:span></text:span><text:span text:style-name="Source_20_Text"><text:span text:style-name="T840">"Hello World"</text:span></text:span><text:span text:style-name="Source_20_Text"><text:span text:style-name="T806">;</text:span></text:span></text:p><text:p text:style-name="P224"><text:span text:style-name="Source_20_Text"><text:span text:style-name="T818">13 <text:s/></text:span></text:span></text:p><text:p text:style-name="P224"><text:span text:style-name="Source_20_Text"><text:span text:style-name="T818">14 <text:s/></text:span></text:span><text:span text:style-name="Source_20_Text"><text:span text:style-name="T806"><text:s text:c="4"/></text:span></text:span><text:span text:style-name="Source_20_Text"><text:span text:style-name="T820">// print header</text:span></text:span></text:p><text:p text:style-name="P224"><text:span text:style-name="Source_20_Text"><text:span text:style-name="T820">15 <text:s/></text:span></text:span><text:span text:style-name="Source_20_Text"><text:span text:style-name="T806"><text:s text:c="4"/>printf(</text:span></text:span><text:span text:style-name="Source_20_Text"><text:span text:style-name="T840">"char | arrfit | arrmore | ptr\n"</text:span></text:span><text:span text:style-name="Source_20_Text"><text:span text:style-name="T806">);</text:span></text:span></text:p><text:p text:style-name="P224"><text:span text:style-name="Source_20_Text"><text:span text:style-name="T818">16 <text:s/></text:span></text:span><text:span text:style-name="Source_20_Text"><text:span text:style-name="T806"><text:s text:c="4"/></text:span></text:span></text:p><text:p text:style-name="P224"><text:span text:style-name="Source_20_Text"><text:span text:style-name="T818">17 <text:s/></text:span></text:span><text:span text:style-name="Source_20_Text"><text:span text:style-name="T806"><text:s text:c="4"/></text:span></text:span><text:span text:style-name="Source_20_Text"><text:span text:style-name="T820">// for all characters</text:span></text:span></text:p><text:p text:style-name="P224"><text:span text:style-name="Source_20_Text"><text:span text:style-name="T820">18 <text:s/></text:span></text:span><text:span text:style-name="Source_20_Text"><text:span text:style-name="T806"><text:s text:c="4"/></text:span></text:span><text:span text:style-name="Source_20_Text"><text:span text:style-name="T834">for</text:span></text:span><text:span text:style-name="Source_20_Text"><text:span text:style-name="T806"> (</text:span></text:span><text:span text:style-name="Source_20_Text"><text:span text:style-name="T802">unsigned</text:span></text:span><text:span text:style-name="Source_20_Text"><text:span text:style-name="T806"> </text:span></text:span><text:span text:style-name="Source_20_Text"><text:span text:style-name="T802">int</text:span></text:span><text:span text:style-name="Source_20_Text"><text:span text:style-name="T806"> i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 i </text:span></text:span><text:span text:style-name="Source_20_Text"><text:span text:style-name="T818">&lt;</text:span></text:span><text:span text:style-name="Source_20_Text"><text:span text:style-name="T806"> PRINT_LEN; i</text:span></text:span><text:span text:style-name="Source_20_Text"><text:span text:style-name="T818">++</text:span></text:span><text:span text:style-name="Source_20_Text"><text:span text:style-name="T806">)</text:span></text:span></text:p><text:p text:style-name="P224"><text:span text:style-name="Source_20_Text"><text:span text:style-name="T818">19 <text:s/></text:span></text:span><text:span text:style-name="Source_20_Text"><text:span text:style-name="T806"><text:s text:c="4"/>{</text:span></text:span></text:p><text:p text:style-name="P224"><text:span text:style-name="Source_20_Text"><text:span text:style-name="T818">20 <text:s/></text:span></text:span><text:span text:style-name="Source_20_Text"><text:span text:style-name="T806"><text:s text:c="8"/></text:span></text:span><text:span text:style-name="Source_20_Text"><text:span text:style-name="T820">// if characters of all strings are equal</text:span></text:span></text:p><text:p text:style-name="P224"><text:span text:style-name="Source_20_Text"><text:span text:style-name="T820">21 <text:s/></text:span></text:span><text:span text:style-name="Source_20_Text"><text:span text:style-name="T806"><text:s text:c="8"/></text:span></text:span><text:span text:style-name="Source_20_Text"><text:span text:style-name="T834">if</text:span></text:span><text:span text:style-name="Source_20_Text"><text:span text:style-name="T806"> (arrfit[i] </text:span></text:span><text:span text:style-name="Source_20_Text"><text:span text:style-name="T818">==</text:span></text:span><text:span text:style-name="Source_20_Text"><text:span text:style-name="T806"> arrmore[i] </text:span></text:span><text:span text:style-name="Source_20_Text"><text:span text:style-name="T818">&amp;&amp;</text:span></text:span></text:p><text:p text:style-name="P224"><text:span text:style-name="Source_20_Text"><text:span text:style-name="T818">22 <text:s/></text:span></text:span><text:span text:style-name="Source_20_Text"><text:span text:style-name="T806"><text:s text:c="12"/>arrmore[i] </text:span></text:span><text:span text:style-name="Source_20_Text"><text:span text:style-name="T818">==</text:span></text:span><text:span text:style-name="Source_20_Text"><text:span text:style-name="T806"> ptr[i])</text:span></text:span></text:p><text:p text:style-name="P224"><text:span text:style-name="Source_20_Text"><text:span text:style-name="T818">23 <text:s/></text:span></text:span><text:span text:style-name="Source_20_Text"><text:span text:style-name="T806"><text:s text:c="8"/>{</text:span></text:span></text:p><text:p text:style-name="P224"><text:span text:style-name="Source_20_Text"><text:span text:style-name="T818">24 <text:s/></text:span></text:span><text:span text:style-name="Source_20_Text"><text:span text:style-name="T806"><text:s text:c="12"/></text:span></text:span><text:span text:style-name="Source_20_Text"><text:span text:style-name="T820">// store actual character</text:span></text:span></text:p><text:p text:style-name="P224"><text:span text:style-name="Source_20_Text"><text:span text:style-name="T818">25 <text:s/></text:span></text:span><text:span text:style-name="Source_20_Text"><text:span text:style-name="T806"><text:s text:c="12"/>temp[</text:span></text:span><text:span text:style-name="Source_20_Text"><text:span text:style-name="T840">0</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text:span></text:span><text:span text:style-name="Source_20_Text"><text:span text:style-name="T806">;</text:span></text:span></text:p><text:p text:style-name="P224"><text:span text:style-name="Source_20_Text"><text:span text:style-name="T818">26 <text:s/></text:span></text:span><text:span text:style-name="Source_20_Text"><text:span text:style-name="T806"><text:s text:c="12"/>temp[</text:span></text:span><text:span text:style-name="Source_20_Text"><text:span text:style-name="T840">1</text:span></text:span><text:span text:style-name="Source_20_Text"><text:span text:style-name="T806">] </text:span></text:span><text:span text:style-name="Source_20_Text"><text:span text:style-name="T818">=</text:span></text:span><text:span text:style-name="Source_20_Text"><text:span text:style-name="T806"> arrfit[i];</text:span></text:span></text:p><text:p text:style-name="P224"><text:span text:style-name="Source_20_Text"><text:span text:style-name="T818">27 <text:s/></text:span></text:span><text:span text:style-name="Source_20_Text"><text:span text:style-name="T806"><text:s text:c="12"/>temp[</text:span></text:span><text:span text:style-name="Source_20_Text"><text:span text:style-name="T840">2</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text:span></text:span><text:span text:style-name="Source_20_Text"><text:span text:style-name="T806">;</text:span></text:span></text:p><text:p text:style-name="P224"><text:span text:style-name="Source_20_Text"><text:span text:style-name="T818">28 <text:s/></text:span></text:span><text:span text:style-name="Source_20_Text"><text:span text:style-name="T806"><text:s text:c="12"/>temp[</text:span></text:span><text:span text:style-name="Source_20_Text"><text:span text:style-name="T840">3</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29 <text:s/></text:span></text:span><text:span text:style-name="Source_20_Text"><text:span text:style-name="T806"><text:s text:c="8"/>}</text:span></text:span></text:p><text:p text:style-name="P224"><text:span text:style-name="Source_20_Text"><text:span text:style-name="T818">30 <text:s/></text:span></text:span><text:span text:style-name="Source_20_Text"><text:span text:style-name="T806"><text:s text:c="8"/></text:span></text:span><text:span text:style-name="Source_20_Text"><text:span text:style-name="T834">else</text:span></text:span></text:p><text:p text:style-name="P224"><text:span text:style-name="Source_20_Text"><text:span text:style-name="T818">31 <text:s/></text:span></text:span><text:span text:style-name="Source_20_Text"><text:span text:style-name="T806"><text:s text:c="8"/>{</text:span></text:span></text:p><text:p text:style-name="P224"><text:span text:style-name="Source_20_Text"><text:span text:style-name="T818">32 <text:s/></text:span></text:span><text:span text:style-name="Source_20_Text"><text:span text:style-name="T806"><text:s text:c="12"/></text:span></text:span><text:span text:style-name="Source_20_Text"><text:span text:style-name="T820">// store "NA"</text:span></text:span></text:p><text:p text:style-name="P224"><text:span text:style-name="Source_20_Text"><text:span text:style-name="T820">33 <text:s/></text:span></text:span><text:span text:style-name="Source_20_Text"><text:span text:style-name="T806"><text:s text:c="12"/>temp[</text:span></text:span><text:span text:style-name="Source_20_Text"><text:span text:style-name="T840">0</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N'</text:span></text:span><text:span text:style-name="Source_20_Text"><text:span text:style-name="T806">;</text:span></text:span></text:p><text:p text:style-name="P224"><text:span text:style-name="Source_20_Text"><text:span text:style-name="T818">34 <text:s/></text:span></text:span><text:span text:style-name="Source_20_Text"><text:span text:style-name="T806"><text:s text:c="12"/>temp[</text:span></text:span><text:span text:style-name="Source_20_Text"><text:span text:style-name="T840">1</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A'</text:span></text:span><text:span text:style-name="Source_20_Text"><text:span text:style-name="T806">;</text:span></text:span></text:p><text:p text:style-name="P224"><text:span text:style-name="Source_20_Text"><text:span text:style-name="T818">35 <text:s/></text:span></text:span><text:span text:style-name="Source_20_Text"><text:span text:style-name="T806"><text:s text:c="12"/>temp[</text:span></text:span><text:span text:style-name="Source_20_Text"><text:span text:style-name="T840">2</text:span></text:span><text:span text:style-name="Source_20_Text"><text:span text:style-name="T806">] </text:span></text:span><text:span text:style-name="Source_20_Text"><text:span text:style-name="T818">=</text:span></text:span><text:span text:style-name="Source_20_Text"><text:span text:style-name="T806"> </text:span></text:span><text:span text:style-name="Source_20_Text"><text:span text:style-name="T840">'\0'</text:span></text:span><text:span text:style-name="Source_20_Text"><text:span text:style-name="T806">;</text:span></text:span></text:p><text:p text:style-name="P224"><text:span text:style-name="Source_20_Text"><text:span text:style-name="T818">36 <text:s/></text:span></text:span><text:span text:style-name="Source_20_Text"><text:span text:style-name="T806"><text:s text:c="8"/>}</text:span></text:span></text:p><text:p text:style-name="P224"><text:span text:style-name="Source_20_Text"><text:span text:style-name="T818">37 <text:s/></text:span></text:span></text:p><text:p text:style-name="P224"><text:span text:style-name="Source_20_Text"><text:span text:style-name="T818">38 <text:s/></text:span></text:span><text:span text:style-name="Source_20_Text"><text:span text:style-name="T806"><text:s text:c="8"/></text:span></text:span><text:span text:style-name="Source_20_Text"><text:span text:style-name="T820">// print cur character</text:span></text:span></text:p><text:p text:style-name="P224"><text:span text:style-name="Source_20_Text"><text:span text:style-name="T818">39 <text:s/></text:span></text:span><text:span text:style-name="Source_20_Text"><text:span text:style-name="T806"><text:s text:c="8"/>printf(</text:span></text:span><text:span text:style-name="Source_20_Text"><text:span text:style-name="T840">"%4s | %6i | %7i | %4i\n"</text:span></text:span><text:span text:style-name="Source_20_Text"><text:span text:style-name="T806">,</text:span></text:span></text:p><text:p text:style-name="P224"><text:span text:style-name="Source_20_Text"><text:span text:style-name="T818">40 <text:s/></text:span></text:span><text:span text:style-name="Source_20_Text"><text:span text:style-name="T806"><text:s text:c="12"/>temp, arrfit[i], arrmore[i], ptr[i]);</text:span></text:span></text:p><text:p text:style-name="P224"><text:span text:style-name="Source_20_Text"><text:span text:style-name="T818">41 <text:s/></text:span></text:span><text:span text:style-name="Source_20_Text"><text:span text:style-name="T806"><text:s text:c="4"/>}</text:span></text:span></text:p><text:p text:style-name="P224"><text:span text:style-name="Source_20_Text"><text:span text:style-name="T818">42 <text:s/></text:span></text:span><text:span text:style-name="Source_20_Text"><text:span text:style-name="T806">}</text:span></text:span></text:p></draw:text-box></draw:frame></text:p>
      <text:p text:style-name="P129">Here are the results:</text:p>
      <text:p text:style-name="P112"><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6">See how in the first position in which there is no readable character anymore "arrmore" and "ptr" both have a zero while "arrfit" has a random number<text:span text:style-name="T631">?</text:span><text:span text:style-name="T632"> "arrmore" and "ptr" have null-bytes there signaling that the strings ends. "arrfit" doesn't have that because we could barely fit the string itself into the array.</text:span><text:span text:style-name="T633"> C sneakily just throws the responsibility onto you</text:span><text:span text:style-name="T634">. You now have to remember how long this string is</text:span><text:span text:style-name="T635">, for as long as it exists</text:span><text:span text:style-name="T634">.</text:span></text:p>
      <text:p text:style-name="P113"><text:span text:style-name="T636">Also there is a difference in where this data is saved.</text:span><text:span text:style-name="T637"> The actual string of "ptr" has been baked into the binary file.</text:span><text:span text:style-name="T638"> While the array-based strings are in the stack.</text:span><text:span text:style-name="T639"> This also comes with funny side-effect that you cannot change anything within "ptr".</text:span><text:span text:style-name="T640"> If you try to change a character within you will be granted a segfault.</text:span></text:p>
      <text:p text:style-name="P141"><text:span text:style-name="T641">So r</text:span><text:span text:style-name="T38">emember C had it’s 50</text:span><text:span text:style-name="T39">th</text:span><text:span text:style-name="T38"> anniversary this year, </text:span><text:span text:style-name="T40">some </text:span><text:span text:style-name="T468">rust</text:span><text:span text:style-name="T40"> is gonna occur.<text:line-break/></text:span><text:span text:style-name="T623">N</text:span><text:span text:style-name="T41">ull-bytes </text:span><text:span text:style-name="T623">are</text:span><text:span text:style-name="T37"> horribly out of date </text:span><text:span text:style-name="T44">and no one should use th</text:span><text:span text:style-name="T642">em</text:span><text:span text:style-name="T44"> anymore.</text:span><text:span text:style-name="T45"><text:line-break/></text:span><text:span text:style-name="T46">The reason why you should </text:span><text:span text:style-name="T643">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63" text:outline-level="1"><text:bookmark-start text:name="__RefHeading___Toc17470_1215096393"/>What happens now?<text:bookmark-end text:name="__RefHeading___Toc17470_1215096393"/></text:h>
      <text:p text:style-name="P149">Now? Let's go practice development.<text:line-break/><text:span text:style-name="T740">I recommend you to just write a simple silly application in C and play around. Whatever you do wrong now, won't hurt anyone, so go nuts.<text:line-break/></text:span><text:span text:style-name="T741">A simple guessing game, a program to read a file and replace every '.' with an '!'</text:span><text:span text:style-name="T760">. </text:span><text:span text:style-name="T765">Write a library that provides support for string handling or p</text:span><text:span text:style-name="T741">erhaps </text:span><text:span text:style-name="T742">create something with a database using the sqlite3 library</text:span><text:span text:style-name="T743">,</text:span><text:span text:style-name="T742"> if you want a challenge.</text:span></text:p>
      <text:p text:style-name="P148"><text:span text:style-name="T744">Don't get discouraged by the compiler telling you what is wrong or by people, in case you ask</text:span><text:span text:style-name="T756"> for help</text:span><text:span text:style-name="T744"> via </text:span><text:span text:style-name="T745">the </text:span><text:span text:style-name="T744">internet.<text:line-break/></text:span><text:span text:style-name="T746">Stay humble and remember that you are</text:span><text:span text:style-name="T747"> probably</text:span><text:span text:style-name="T746"> not the best software-developer around but you can always improve</text:span><text:span text:style-name="T748"> and you can always enjoy your journey</text:span><text:span text:style-name="T746">.</text:span></text:p>
      <text:p text:style-name="P150">Also don't be afraid to ask people for help, it can save a lot of stress.<text:span text:style-name="T761"> </text:span><text:span text:style-name="T764">H</text:span><text:span text:style-name="T761">ow complicated a program can get once it uses heap-memory </text:span><text:span text:style-name="T762">or </text:span><text:span text:style-name="T761">threads</text:span><text:span text:style-name="T764"> is well known by a lot of people</text:span><text:span text:style-name="T761">.</text:span><text:span text:style-name="T763"> </text:span><text:span text:style-name="T761">Especially</text:span><text:span text:style-name="T763"> with the C programming language.</text:span></text:p>
      <text:p text:style-name="P142">Speaking of journey<text:span text:style-name="T1082">,</text:span> i want to remind that C was featured here only for the sake of teaching. In case you grew attached to this language<text:span text:style-name="T1083">,</text:span> remember that you can like flawed things such as this language<text:span text:style-name="T749"> but don't let your preference cloud your vision on reality.<text:line-break/>The C programming language is in most cases not a good choice for actual production.</text:span></text:p>
      <text:p text:style-name="P144">If you want a<text:span text:style-name="T1084"> </text:span>low-level language<text:span text:style-name="T1084">, that</text:span> <text:span text:style-name="T1084">produces </text:span>more stable <text:span text:style-name="T1084">binaries, </text:span>consider using Rust.<text:line-break/><text:a xlink:type="simple" xlink:href="https://www.rust-lang.org/" text:style-name="Internet_20_link" text:visited-style-name="Visited_20_Internet_20_Link">https://www.rust-lang.org/</text:a></text:p>
      <text:p text:style-name="P143">If you want a more modern C like language<text:span text:style-name="T1085">,</text:span> check Zig out.<text:line-break/><text:span text:style-name="T750">At the time of writing this, it is not yet production ready but i am </text:span><text:span text:style-name="T757">pretty sure they will get there.</text:span><text:span text:style-name="T750"><text:line-break/></text:span><text:a xlink:type="simple" xlink:href="https://ziglang.org/" text:style-name="Internet_20_link" text:visited-style-name="Visited_20_Internet_20_Link"><text:span text:style-name="T751">https://ziglang.org/</text:span></text:a></text:p>
      <text:p text:style-name="P145">If the above didn't hook you, then maybe one of the many good languages out there will do<text:span text:style-name="T752">. Just try some out and do research for what your application needs before choosing a language.</text:span><text:span text:style-name="T753"> </text:span><text:span text:style-name="T759">Y</text:span><text:span text:style-name="T753">ou </text:span><text:span text:style-name="T470">could</text:span><text:span text:style-name="T753"> make a game in </text:span><text:span text:style-name="T1086">100% </text:span><text:span text:style-name="T753">Python or a </text:span><text:span text:style-name="T758">w</text:span><text:span text:style-name="T753">ebsite in C++ but that doesn't mean it makes sense to do so.</text:span></text:p>
      <text:p text:style-name="P146">Programming languages are tools like a shovel or a pickax and<text:span text:style-name="T754"> you wouldn't try to dig into dirt with a pickax, right?</text:span><text:span text:style-name="T755"> Different languages can work together and compliment each other.</text:span></text:p>
      <text:h text:style-name="P274" text:outline-level="1"><text:bookmark-start text:name="__RefHeading___Toc9363_1622695651"/>GNU Free Documentation License<text:bookmark-end text:name="__RefHeading___Toc9363_1622695651"/></text:h>
      <text:p text:style-name="P115"><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23">to permit their use in free software.</text:p>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3-06-03T10:29:57.318201834</dc:date>
    <meta:editing-duration>P1DT20H19M14S</meta:editing-duration>
    <meta:editing-cycles>2419</meta:editing-cycles>
    <meta:generator>LibreOffice/7.5.3.2$Linux_X86_64 LibreOffice_project/50$Build-2</meta:generator>
    <meta:document-statistic meta:table-count="5" meta:image-count="0" meta:object-count="0" meta:page-count="75" meta:paragraph-count="1893" meta:word-count="16352" meta:character-count="92536" meta:non-whitespace-character-count="73211"/>
  </office:meta>
</office:document-meta>
</file>